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16pt"/>
    </style:style>
    <style:style style:name="co2" style:family="table-column">
      <style:table-column-properties fo:break-before="auto" style:column-width="47.45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Målt </text:p>
          </table:table-cell>
          <table:table-cell table:style-name="ce1" office:value-type="string" calcext:value-type="string">
            <text:p>Globalstråling </text:p>
          </table:table-cell>
          <table:table-cell table:style-name="ce1" office:value-type="string" calcext:value-type="string">
            <text:p>Relativ fugtighed </text:p>
          </table:table-cell>
          <table:table-cell table:style-name="ce1" office:value-type="string" calcext:value-type="string">
            <text:p>Temperatur </text:p>
          </table:table-cell>
          <table:table-cell table:style-name="ce1" office:value-type="string" calcext:value-type="string">
            <text:p>Vindretning </text:p>
          </table:table-cell>
          <table:table-cell table:style-name="ce1" office:value-type="string" calcext:value-type="string">
            <text:p>Vindhastighed 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67" calcext:value-type="float">
            <text:p>86.67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7.34382" calcext:value-type="float">
            <text:p>67.34382</text:p>
          </table:table-cell>
          <table:table-cell table:style-name="ce2" office:value-type="float" office:value="6.46" calcext:value-type="float">
            <text:p>6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04" calcext:value-type="float">
            <text:p>85.04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72.32389" calcext:value-type="float">
            <text:p>72.32389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77.24911" calcext:value-type="float">
            <text:p>77.24911</text:p>
          </table:table-cell>
          <table:table-cell table:style-name="ce2" office:value-type="float" office:value="4.77" calcext:value-type="float">
            <text:p>4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84.94275" calcext:value-type="float">
            <text:p>84.94275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99" calcext:value-type="float">
            <text:p>82.9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87.75913" calcext:value-type="float">
            <text:p>87.75913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4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3.76" calcext:value-type="float">
            <text:p>83.76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86.9357" calcext:value-type="float">
            <text:p>86.9357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3:3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3.74" calcext:value-type="float">
            <text:p>83.74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99.36152" calcext:value-type="float">
            <text:p>99.36152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3: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99.88688" calcext:value-type="float">
            <text:p>99.88688</text:p>
          </table:table-cell>
          <table:table-cell table:style-name="ce2" office:value-type="float" office:value="3.89" calcext:value-type="float">
            <text:p>3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2:3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5.49" calcext:value-type="float">
            <text:p>85.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.58594" calcext:value-type="float">
            <text:p>98.58594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2:0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04.2705" calcext:value-type="float">
            <text:p>104.2705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89" calcext:value-type="float">
            <text:p>89.89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04.1587" calcext:value-type="float">
            <text:p>104.1587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1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90.14" calcext:value-type="float">
            <text:p>90.1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92.39645" calcext:value-type="float">
            <text:p>92.39645</text:p>
          </table:table-cell>
          <table:table-cell table:style-name="ce2" office:value-type="float" office:value="3.09" calcext:value-type="float">
            <text:p>3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0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0.87" calcext:value-type="float">
            <text:p>90.87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92.31004" calcext:value-type="float">
            <text:p>92.31004</text:p>
          </table:table-cell>
          <table:table-cell table:style-name="ce2" office:value-type="float" office:value="3.31" calcext:value-type="float">
            <text:p>3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01-2018 00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91.82" calcext:value-type="float">
            <text:p>91.82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103.4669" calcext:value-type="float">
            <text:p>103.4669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3:3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1.14" calcext:value-type="float">
            <text:p>91.14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100.7605" calcext:value-type="float">
            <text:p>100.760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3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1.17" calcext:value-type="float">
            <text:p>91.1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01.8024" calcext:value-type="float">
            <text:p>101.8024</text:p>
          </table:table-cell>
          <table:table-cell table:style-name="ce2" office:value-type="float" office:value="3.01" calcext:value-type="float">
            <text:p>3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2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2.36" calcext:value-type="float">
            <text:p>92.36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04.6053" calcext:value-type="float">
            <text:p>104.6053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05316" calcext:value-type="float">
            <text:p>10531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1.8" calcext:value-type="float">
            <text:p>91.8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office:value-type="float" office:value="135.6276" calcext:value-type="float">
            <text:p>135.6276</text:p>
          </table:table-cell>
          <table:table-cell table:style-name="ce2" office:value-type="float" office:value="1.78" calcext:value-type="float">
            <text:p>1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1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18.6105" calcext:value-type="float">
            <text:p>118.6105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0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2.11" calcext:value-type="float">
            <text:p>92.11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120.8721" calcext:value-type="float">
            <text:p>120.8721</text:p>
          </table:table-cell>
          <table:table-cell table:style-name="ce2" office:value-type="float" office:value="2.03" calcext:value-type="float">
            <text:p>2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20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8.6" calcext:value-type="float">
            <text:p>88.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31959" calcext:value-type="float">
            <text:p>131959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9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96.08031" calcext:value-type="float">
            <text:p>96.08031</text:p>
          </table:table-cell>
          <table:table-cell table:style-name="ce2" office:value-type="float" office:value="2.26" calcext:value-type="float">
            <text:p>2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9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6.13" calcext:value-type="float">
            <text:p>86.13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98.48895" calcext:value-type="float">
            <text:p>98.48895</text:p>
          </table:table-cell>
          <table:table-cell table:style-name="ce2" office:value-type="float" office:value="2.21" calcext:value-type="float">
            <text:p>2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8:3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6.81" calcext:value-type="float">
            <text:p>86.81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67.83782" calcext:value-type="float">
            <text:p>67.83782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09" calcext:value-type="float">
            <text:p>85.0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85.58249" calcext:value-type="float">
            <text:p>85.58249</text:p>
          </table:table-cell>
          <table:table-cell table:style-name="ce2" office:value-type="float" office:value="1.72" calcext:value-type="float">
            <text:p>1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76" calcext:value-type="float">
            <text:p>81.76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93.24649" calcext:value-type="float">
            <text:p>93.24649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12" calcext:value-type="float">
            <text:p>81.12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97.90717" calcext:value-type="float">
            <text:p>97.90717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88" calcext:value-type="float">
            <text:p>80.88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85.93193" calcext:value-type="float">
            <text:p>85.93193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6:00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79.66" calcext:value-type="float">
            <text:p>79.66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90.85693" calcext:value-type="float">
            <text:p>90.85693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5:30:00 </text:p>
          </table:table-cell>
          <table:table-cell table:style-name="ce2" office:value-type="float" office:value="5.91" calcext:value-type="float">
            <text:p>5.91</text:p>
          </table:table-cell>
          <table:table-cell table:style-name="ce2" office:value-type="float" office:value="78.87" calcext:value-type="float">
            <text:p>78.87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92.28101" calcext:value-type="float">
            <text:p>92.28101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5:00:00 </text:p>
          </table:table-cell>
          <table:table-cell table:style-name="ce2" office:value-type="float" office:value="38.58" calcext:value-type="float">
            <text:p>38.58</text:p>
          </table:table-cell>
          <table:table-cell table:style-name="ce2" office:value-type="float" office:value="80.28" calcext:value-type="float">
            <text:p>80.28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80.65839" calcext:value-type="float">
            <text:p>80.65839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4:30:00 </text:p>
          </table:table-cell>
          <table:table-cell table:style-name="ce2" office:value-type="float" office:value="76.96" calcext:value-type="float">
            <text:p>76.96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56.14161" calcext:value-type="float">
            <text:p>56.14161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4:00:00 </text:p>
          </table:table-cell>
          <table:table-cell table:style-name="ce2" office:value-type="float" office:value="111.96" calcext:value-type="float">
            <text:p>111.96</text:p>
          </table:table-cell>
          <table:table-cell table:style-name="ce2" office:value-type="float" office:value="79.83" calcext:value-type="float">
            <text:p>79.83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52.07231" calcext:value-type="float">
            <text:p>52.07231</text:p>
          </table:table-cell>
          <table:table-cell table:style-name="ce2" office:value-type="float" office:value="1.85" calcext:value-type="float">
            <text:p>1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3:30:00 </text:p>
          </table:table-cell>
          <table:table-cell table:style-name="ce2" office:value-type="float" office:value="141.88" calcext:value-type="float">
            <text:p>141.88</text:p>
          </table:table-cell>
          <table:table-cell table:style-name="ce2" office:value-type="float" office:value="79.48" calcext:value-type="float">
            <text:p>79.4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51.04796" calcext:value-type="float">
            <text:p>51.04796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3:00:00 </text:p>
          </table:table-cell>
          <table:table-cell table:style-name="ce2" office:value-type="float" office:value="164.29" calcext:value-type="float">
            <text:p>164.29</text:p>
          </table:table-cell>
          <table:table-cell table:style-name="ce2" office:value-type="float" office:value="79.21" calcext:value-type="float">
            <text:p>79.21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2.64831" calcext:value-type="float">
            <text:p>22.64831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2:30:00 </text:p>
          </table:table-cell>
          <table:table-cell table:style-name="ce2" office:value-type="float" office:value="179.8" calcext:value-type="float">
            <text:p>179.8</text:p>
          </table:table-cell>
          <table:table-cell table:style-name="ce2" office:value-type="float" office:value="79.9" calcext:value-type="float">
            <text:p>79.9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334.9909" calcext:value-type="float">
            <text:p>334.990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2:00:00 </text:p>
          </table:table-cell>
          <table:table-cell table:style-name="ce2" office:value-type="float" office:value="185.09" calcext:value-type="float">
            <text:p>185.09</text:p>
          </table:table-cell>
          <table:table-cell table:style-name="ce2" office:value-type="float" office:value="80.06" calcext:value-type="float">
            <text:p>80.06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84.3968" calcext:value-type="float">
            <text:p>284.3968</text:p>
          </table:table-cell>
          <table:table-cell table:style-name="ce2" office:value-type="float" office:value="2.11" calcext:value-type="float">
            <text:p>2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1:30:00 </text:p>
          </table:table-cell>
          <table:table-cell table:style-name="ce2" office:value-type="float" office:value="181.78" calcext:value-type="float">
            <text:p>181.78</text:p>
          </table:table-cell>
          <table:table-cell table:style-name="ce2" office:value-type="float" office:value="80.37" calcext:value-type="float">
            <text:p>80.3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79.6091" calcext:value-type="float">
            <text:p>279.6091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1:00:00 </text:p>
          </table:table-cell>
          <table:table-cell table:style-name="ce2" office:value-type="float" office:value="171.55" calcext:value-type="float">
            <text:p>171.55</text:p>
          </table:table-cell>
          <table:table-cell table:style-name="ce2" office:value-type="float" office:value="80.24" calcext:value-type="float">
            <text:p>80.24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63.7966" calcext:value-type="float">
            <text:p>263.796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0:30:00 </text:p>
          </table:table-cell>
          <table:table-cell table:style-name="ce2" office:value-type="float" office:value="142.45" calcext:value-type="float">
            <text:p>142.45</text:p>
          </table:table-cell>
          <table:table-cell table:style-name="ce2" office:value-type="float" office:value="81.75" calcext:value-type="float">
            <text:p>81.75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53.9417" calcext:value-type="float">
            <text:p>253.9417</text:p>
          </table:table-cell>
          <table:table-cell table:style-name="ce2" office:value-type="float" office:value="2.97" calcext:value-type="float">
            <text:p>2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10:00:00 </text:p>
          </table:table-cell>
          <table:table-cell table:style-name="ce2" office:value-type="float" office:value="110.78" calcext:value-type="float">
            <text:p>110.78</text:p>
          </table:table-cell>
          <table:table-cell table:style-name="ce2" office:value-type="float" office:value="83.53" calcext:value-type="float">
            <text:p>83.53</text:p>
          </table:table-cell>
          <table:table-cell table:style-name="ce2" office:value-type="float" office:value="-0.29" calcext:value-type="float">
            <text:p>-0.29</text:p>
          </table:table-cell>
          <table:table-cell table:style-name="ce2" office:value-type="float" office:value="249935" calcext:value-type="float">
            <text:p>249935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9:30:00 </text:p>
          </table:table-cell>
          <table:table-cell table:style-name="ce2" office:value-type="float" office:value="73.51" calcext:value-type="float">
            <text:p>73.51</text:p>
          </table:table-cell>
          <table:table-cell table:style-name="ce2" office:value-type="float" office:value="85.44" calcext:value-type="float">
            <text:p>85.44</text:p>
          </table:table-cell>
          <table:table-cell table:style-name="ce2" office:value-type="float" office:value="-0.66" calcext:value-type="float">
            <text:p>-0.66</text:p>
          </table:table-cell>
          <table:table-cell table:style-name="ce2" office:value-type="float" office:value="246.3027" calcext:value-type="float">
            <text:p>246.3027</text:p>
          </table:table-cell>
          <table:table-cell table:style-name="ce2" office:value-type="float" office:value="2.62" calcext:value-type="float">
            <text:p>2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9:00:00 </text:p>
          </table:table-cell>
          <table:table-cell table:style-name="ce2" office:value-type="float" office:value="27.35" calcext:value-type="float">
            <text:p>27.35</text:p>
          </table:table-cell>
          <table:table-cell table:style-name="ce2" office:value-type="float" office:value="86.56" calcext:value-type="float">
            <text:p>86.56</text:p>
          </table:table-cell>
          <table:table-cell table:style-name="ce2" office:value-type="float" office:value="-0.95" calcext:value-type="float">
            <text:p>-0.95</text:p>
          </table:table-cell>
          <table:table-cell table:style-name="ce2" office:value-type="float" office:value="247.3259" calcext:value-type="float">
            <text:p>247.3259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8:30:00 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87.06" calcext:value-type="float">
            <text:p>87.06</text:p>
          </table:table-cell>
          <table:table-cell table:style-name="ce2" office:value-type="float" office:value="-1.07" calcext:value-type="float">
            <text:p>-1.07</text:p>
          </table:table-cell>
          <table:table-cell table:style-name="ce2" office:value-type="float" office:value="254.6817" calcext:value-type="float">
            <text:p>254.6817</text:p>
          </table:table-cell>
          <table:table-cell table:style-name="ce2" office:value-type="float" office:value="3.47" calcext:value-type="float">
            <text:p>3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8: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253504" calcext:value-type="float">
            <text:p>253504</text:p>
          </table:table-cell>
          <table:table-cell table:style-name="ce2" office:value-type="float" office:value="3.58" calcext:value-type="float">
            <text:p>3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6.67" calcext:value-type="float">
            <text:p>86.67</text:p>
          </table:table-cell>
          <table:table-cell table:style-name="ce2" office:value-type="float" office:value="-1.3" calcext:value-type="float">
            <text:p>-1.3</text:p>
          </table:table-cell>
          <table:table-cell table:style-name="ce2" office:value-type="float" office:value="250898" calcext:value-type="float">
            <text:p>250898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5.95" calcext:value-type="float">
            <text:p>85.95</text:p>
          </table:table-cell>
          <table:table-cell table:style-name="ce2" office:value-type="float" office:value="-1.45" calcext:value-type="float">
            <text:p>-1.45</text:p>
          </table:table-cell>
          <table:table-cell table:style-name="ce2" office:value-type="float" office:value="249.7174" calcext:value-type="float">
            <text:p>249.7174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5.3" calcext:value-type="float">
            <text:p>85.3</text:p>
          </table:table-cell>
          <table:table-cell table:style-name="ce2" office:value-type="float" office:value="-1.49" calcext:value-type="float">
            <text:p>-1.49</text:p>
          </table:table-cell>
          <table:table-cell table:style-name="ce2" office:value-type="float" office:value="250.3149" calcext:value-type="float">
            <text:p>250.3149</text:p>
          </table:table-cell>
          <table:table-cell table:style-name="ce2" office:value-type="float" office:value="3.74" calcext:value-type="float">
            <text:p>3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99" calcext:value-type="float">
            <text:p>84.99</text:p>
          </table:table-cell>
          <table:table-cell table:style-name="ce2" office:value-type="float" office:value="-1.66" calcext:value-type="float">
            <text:p>-1.66</text:p>
          </table:table-cell>
          <table:table-cell table:style-name="ce2" office:value-type="float" office:value="234.3236" calcext:value-type="float">
            <text:p>234.3236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5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07" calcext:value-type="float">
            <text:p>84.07</text:p>
          </table:table-cell>
          <table:table-cell table:style-name="ce2" office:value-type="float" office:value="-1.54" calcext:value-type="float">
            <text:p>-1.54</text:p>
          </table:table-cell>
          <table:table-cell table:style-name="ce2" office:value-type="float" office:value="238.0071" calcext:value-type="float">
            <text:p>238.0071</text:p>
          </table:table-cell>
          <table:table-cell table:style-name="ce2" office:value-type="float" office:value="3.07" calcext:value-type="float">
            <text:p>3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5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47" calcext:value-type="float">
            <text:p>83.47</text:p>
          </table:table-cell>
          <table:table-cell table:style-name="ce2" office:value-type="float" office:value="-1.34" calcext:value-type="float">
            <text:p>-1.34</text:p>
          </table:table-cell>
          <table:table-cell table:style-name="ce2" office:value-type="float" office:value="250.8112" calcext:value-type="float">
            <text:p>250.8112</text:p>
          </table:table-cell>
          <table:table-cell table:style-name="ce2" office:value-type="float" office:value="2.72" calcext:value-type="float">
            <text:p>2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4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-1.46" calcext:value-type="float">
            <text:p>-1.46</text:p>
          </table:table-cell>
          <table:table-cell table:style-name="ce2" office:value-type="float" office:value="246.3104" calcext:value-type="float">
            <text:p>246.3104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4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-1.68" calcext:value-type="float">
            <text:p>-1.68</text:p>
          </table:table-cell>
          <table:table-cell table:style-name="ce2" office:value-type="float" office:value="240.0223" calcext:value-type="float">
            <text:p>240.0223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-1.76" calcext:value-type="float">
            <text:p>-1.76</text:p>
          </table:table-cell>
          <table:table-cell table:style-name="ce2" office:value-type="float" office:value="229.4502" calcext:value-type="float">
            <text:p>229.4502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53" calcext:value-type="float">
            <text:p>80.53</text:p>
          </table:table-cell>
          <table:table-cell table:style-name="ce2" office:value-type="float" office:value="-1.46" calcext:value-type="float">
            <text:p>-1.46</text:p>
          </table:table-cell>
          <table:table-cell table:style-name="ce2" office:value-type="float" office:value="238.2691" calcext:value-type="float">
            <text:p>238.2691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-1.12" calcext:value-type="float">
            <text:p>-1.12</text:p>
          </table:table-cell>
          <table:table-cell table:style-name="ce2" office:value-type="float" office:value="246.5389" calcext:value-type="float">
            <text:p>246.5389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22" calcext:value-type="float">
            <text:p>79.22</text:p>
          </table:table-cell>
          <table:table-cell table:style-name="ce2" office:value-type="float" office:value="-1.42" calcext:value-type="float">
            <text:p>-1.42</text:p>
          </table:table-cell>
          <table:table-cell table:style-name="ce2" office:value-type="float" office:value="247.8737" calcext:value-type="float">
            <text:p>247.8737</text:p>
          </table:table-cell>
          <table:table-cell table:style-name="ce2" office:value-type="float" office:value="3.55" calcext:value-type="float">
            <text:p>3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07" calcext:value-type="float">
            <text:p>81.07</text:p>
          </table:table-cell>
          <table:table-cell table:style-name="ce2" office:value-type="float" office:value="-1.78" calcext:value-type="float">
            <text:p>-1.78</text:p>
          </table:table-cell>
          <table:table-cell table:style-name="ce2" office:value-type="float" office:value="224.66" calcext:value-type="float">
            <text:p>224.66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01" calcext:value-type="float">
            <text:p>81.01</text:p>
          </table:table-cell>
          <table:table-cell table:style-name="ce2" office:value-type="float" office:value="-1.87" calcext:value-type="float">
            <text:p>-1.87</text:p>
          </table:table-cell>
          <table:table-cell table:style-name="ce2" office:value-type="float" office:value="213.2012" calcext:value-type="float">
            <text:p>213.2012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77" calcext:value-type="float">
            <text:p>80.77</text:p>
          </table:table-cell>
          <table:table-cell table:style-name="ce2" office:value-type="float" office:value="-1.9" calcext:value-type="float">
            <text:p>-1.9</text:p>
          </table:table-cell>
          <table:table-cell table:style-name="ce2" office:value-type="float" office:value="208425" calcext:value-type="float">
            <text:p>208425</text:p>
          </table:table-cell>
          <table:table-cell table:style-name="ce2" office:value-type="float" office:value="2.34" calcext:value-type="float">
            <text:p>2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8-01-2018 0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21" calcext:value-type="float">
            <text:p>79.21</text:p>
          </table:table-cell>
          <table:table-cell table:style-name="ce2" office:value-type="float" office:value="-1.68" calcext:value-type="float">
            <text:p>-1.68</text:p>
          </table:table-cell>
          <table:table-cell table:style-name="ce2" office:value-type="float" office:value="234.9406" calcext:value-type="float">
            <text:p>234.9406</text:p>
          </table:table-cell>
          <table:table-cell table:style-name="ce2" office:value-type="float" office:value="2.51" calcext:value-type="float">
            <text:p>2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7.42" calcext:value-type="float">
            <text:p>77.42</text:p>
          </table:table-cell>
          <table:table-cell table:style-name="ce2" office:value-type="float" office:value="-1.43" calcext:value-type="float">
            <text:p>-1.43</text:p>
          </table:table-cell>
          <table:table-cell table:style-name="ce2" office:value-type="float" office:value="227.2704" calcext:value-type="float">
            <text:p>227.270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75" calcext:value-type="float">
            <text:p>76.75</text:p>
          </table:table-cell>
          <table:table-cell table:style-name="ce2" office:value-type="float" office:value="-1.57" calcext:value-type="float">
            <text:p>-1.57</text:p>
          </table:table-cell>
          <table:table-cell table:style-name="ce2" office:value-type="float" office:value="222.5968" calcext:value-type="float">
            <text:p>222.5968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7.84" calcext:value-type="float">
            <text:p>77.84</text:p>
          </table:table-cell>
          <table:table-cell table:style-name="ce2" office:value-type="float" office:value="-1.68" calcext:value-type="float">
            <text:p>-1.68</text:p>
          </table:table-cell>
          <table:table-cell table:style-name="ce2" office:value-type="float" office:value="222.2656" calcext:value-type="float">
            <text:p>222.2656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8.06" calcext:value-type="float">
            <text:p>78.06</text:p>
          </table:table-cell>
          <table:table-cell table:style-name="ce2" office:value-type="float" office:value="-1.45" calcext:value-type="float">
            <text:p>-1.45</text:p>
          </table:table-cell>
          <table:table-cell table:style-name="ce2" office:value-type="float" office:value="227.5762" calcext:value-type="float">
            <text:p>227.576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15" calcext:value-type="float">
            <text:p>79.15</text:p>
          </table:table-cell>
          <table:table-cell table:style-name="ce2" office:value-type="float" office:value="-1.43" calcext:value-type="float">
            <text:p>-1.43</text:p>
          </table:table-cell>
          <table:table-cell table:style-name="ce2" office:value-type="float" office:value="216.3744" calcext:value-type="float">
            <text:p>216.3744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64" calcext:value-type="float">
            <text:p>80.64</text:p>
          </table:table-cell>
          <table:table-cell table:style-name="ce2" office:value-type="float" office:value="-1.56" calcext:value-type="float">
            <text:p>-1.56</text:p>
          </table:table-cell>
          <table:table-cell table:style-name="ce2" office:value-type="float" office:value="214.4839" calcext:value-type="float">
            <text:p>214.4839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22" calcext:value-type="float">
            <text:p>80.22</text:p>
          </table:table-cell>
          <table:table-cell table:style-name="ce2" office:value-type="float" office:value="-1.41" calcext:value-type="float">
            <text:p>-1.41</text:p>
          </table:table-cell>
          <table:table-cell table:style-name="ce2" office:value-type="float" office:value="213.8241" calcext:value-type="float">
            <text:p>213.8241</text:p>
          </table:table-cell>
          <table:table-cell table:style-name="ce2" office:value-type="float" office:value="2.57" calcext:value-type="float">
            <text:p>2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2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56" calcext:value-type="float">
            <text:p>79.56</text:p>
          </table:table-cell>
          <table:table-cell table:style-name="ce2" office:value-type="float" office:value="-1.31" calcext:value-type="float">
            <text:p>-1.31</text:p>
          </table:table-cell>
          <table:table-cell table:style-name="ce2" office:value-type="float" office:value="221.4185" calcext:value-type="float">
            <text:p>221.418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9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7.56" calcext:value-type="float">
            <text:p>77.56</text:p>
          </table:table-cell>
          <table:table-cell table:style-name="ce2" office:value-type="float" office:value="-0.92" calcext:value-type="float">
            <text:p>-0.92</text:p>
          </table:table-cell>
          <table:table-cell table:style-name="ce2" office:value-type="float" office:value="227.4172" calcext:value-type="float">
            <text:p>227.4172</text:p>
          </table:table-cell>
          <table:table-cell table:style-name="ce2" office:value-type="float" office:value="3.07" calcext:value-type="float">
            <text:p>3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9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-0.75" calcext:value-type="float">
            <text:p>-0.75</text:p>
          </table:table-cell>
          <table:table-cell table:style-name="ce2" office:value-type="float" office:value="229.6174" calcext:value-type="float">
            <text:p>229.6174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8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75" calcext:value-type="float">
            <text:p>76.75</text:p>
          </table:table-cell>
          <table:table-cell table:style-name="ce2" office:value-type="float" office:value="-0.69" calcext:value-type="float">
            <text:p>-0.69</text:p>
          </table:table-cell>
          <table:table-cell table:style-name="ce2" office:value-type="float" office:value="232.0823" calcext:value-type="float">
            <text:p>232.0823</text:p>
          </table:table-cell>
          <table:table-cell table:style-name="ce2" office:value-type="float" office:value="3.01" calcext:value-type="float">
            <text:p>3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8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98" calcext:value-type="float">
            <text:p>76.98</text:p>
          </table:table-cell>
          <table:table-cell table:style-name="ce2" office:value-type="float" office:value="-0.55" calcext:value-type="float">
            <text:p>-0.55</text:p>
          </table:table-cell>
          <table:table-cell table:style-name="ce2" office:value-type="float" office:value="233489" calcext:value-type="float">
            <text:p>233489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99" calcext:value-type="float">
            <text:p>75.99</text:p>
          </table:table-cell>
          <table:table-cell table:style-name="ce2" office:value-type="float" office:value="-0.35" calcext:value-type="float">
            <text:p>-0.35</text:p>
          </table:table-cell>
          <table:table-cell table:style-name="ce2" office:value-type="float" office:value="225.5162" calcext:value-type="float">
            <text:p>225.5162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78" calcext:value-type="float">
            <text:p>74.78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212.0179" calcext:value-type="float">
            <text:p>212.0179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74" calcext:value-type="float">
            <text:p>74.7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23.4204" calcext:value-type="float">
            <text:p>223.4204</text:p>
          </table:table-cell>
          <table:table-cell table:style-name="ce2" office:value-type="float" office:value="2.61" calcext:value-type="float">
            <text:p>2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6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3.88" calcext:value-type="float">
            <text:p>73.88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222.4438" calcext:value-type="float">
            <text:p>222.4438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5:30:00 </text:p>
          </table:table-cell>
          <table:table-cell table:style-name="ce2" office:value-type="float" office:value="9.65" calcext:value-type="float">
            <text:p>9.65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29.6309" calcext:value-type="float">
            <text:p>229.6309</text:p>
          </table:table-cell>
          <table:table-cell table:style-name="ce2" office:value-type="float" office:value="2.21" calcext:value-type="float">
            <text:p>2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5:00:00 </text:p>
          </table:table-cell>
          <table:table-cell table:style-name="ce2" office:value-type="float" office:value="42.26" calcext:value-type="float">
            <text:p>42.26</text:p>
          </table:table-cell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19.8963" calcext:value-type="float">
            <text:p>219.8963</text:p>
          </table:table-cell>
          <table:table-cell table:style-name="ce2" office:value-type="float" office:value="2.28" calcext:value-type="float">
            <text:p>2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4:30:00 </text:p>
          </table:table-cell>
          <table:table-cell table:style-name="ce2" office:value-type="float" office:value="82.65" calcext:value-type="float">
            <text:p>82.65</text:p>
          </table:table-cell>
          <table:table-cell table:style-name="ce2" office:value-type="float" office:value="67.26" calcext:value-type="float">
            <text:p>67.2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20.4462" calcext:value-type="float">
            <text:p>220.4462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4:00:00 </text:p>
          </table:table-cell>
          <table:table-cell table:style-name="ce2" office:value-type="float" office:value="120.75" calcext:value-type="float">
            <text:p>120.75</text:p>
          </table:table-cell>
          <table:table-cell table:style-name="ce2" office:value-type="float" office:value="65.58" calcext:value-type="float">
            <text:p>65.58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227.8495" calcext:value-type="float">
            <text:p>227.8495</text:p>
          </table:table-cell>
          <table:table-cell table:style-name="ce2" office:value-type="float" office:value="2.34" calcext:value-type="float">
            <text:p>2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3:30:00 </text:p>
          </table:table-cell>
          <table:table-cell table:style-name="ce2" office:value-type="float" office:value="152.76" calcext:value-type="float">
            <text:p>152.76</text:p>
          </table:table-cell>
          <table:table-cell table:style-name="ce2" office:value-type="float" office:value="65.58" calcext:value-type="float">
            <text:p>65.58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248.1986" calcext:value-type="float">
            <text:p>248.198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3:00:00 </text:p>
          </table:table-cell>
          <table:table-cell table:style-name="ce2" office:value-type="float" office:value="176.14" calcext:value-type="float">
            <text:p>176.14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246098" calcext:value-type="float">
            <text:p>246098</text:p>
          </table:table-cell>
          <table:table-cell table:style-name="ce2" office:value-type="float" office:value="1.74" calcext:value-type="float">
            <text:p>1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2:30:00 </text:p>
          </table:table-cell>
          <table:table-cell table:style-name="ce2" office:value-type="float" office:value="189.92" calcext:value-type="float">
            <text:p>189.92</text:p>
          </table:table-cell>
          <table:table-cell table:style-name="ce2" office:value-type="float" office:value="65.59" calcext:value-type="float">
            <text:p>65.59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262.1426" calcext:value-type="float">
            <text:p>262.1426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2:00:00 </text:p>
          </table:table-cell>
          <table:table-cell table:style-name="ce2" office:value-type="float" office:value="192.3" calcext:value-type="float">
            <text:p>192.3</text:p>
          </table:table-cell>
          <table:table-cell table:style-name="ce2" office:value-type="float" office:value="66.11" calcext:value-type="float">
            <text:p>66.11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265.4165" calcext:value-type="float">
            <text:p>265.4165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1:30:00 </text:p>
          </table:table-cell>
          <table:table-cell table:style-name="ce2" office:value-type="float" office:value="186.44" calcext:value-type="float">
            <text:p>186.44</text:p>
          </table:table-cell>
          <table:table-cell table:style-name="ce2" office:value-type="float" office:value="67.49" calcext:value-type="float">
            <text:p>67.49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259.2589" calcext:value-type="float">
            <text:p>259.2589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1:00:00 </text:p>
          </table:table-cell>
          <table:table-cell table:style-name="ce2" office:value-type="float" office:value="172.22" calcext:value-type="float">
            <text:p>172.22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267.4579" calcext:value-type="float">
            <text:p>267.4579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0:30:00 </text:p>
          </table:table-cell>
          <table:table-cell table:style-name="ce2" office:value-type="float" office:value="148.58" calcext:value-type="float">
            <text:p>148.58</text:p>
          </table:table-cell>
          <table:table-cell table:style-name="ce2" office:value-type="float" office:value="71.26" calcext:value-type="float">
            <text:p>71.26</text:p>
          </table:table-cell>
          <table:table-cell table:style-name="ce2" office:value-type="float" office:value="-0.35" calcext:value-type="float">
            <text:p>-0.35</text:p>
          </table:table-cell>
          <table:table-cell table:style-name="ce2" office:value-type="float" office:value="256414" calcext:value-type="float">
            <text:p>256414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10:00:00 </text:p>
          </table:table-cell>
          <table:table-cell table:style-name="ce2" office:value-type="float" office:value="116.7" calcext:value-type="float">
            <text:p>116.7</text:p>
          </table:table-cell>
          <table:table-cell table:style-name="ce2" office:value-type="float" office:value="73.63" calcext:value-type="float">
            <text:p>73.63</text:p>
          </table:table-cell>
          <table:table-cell table:style-name="ce2" office:value-type="float" office:value="-1.16" calcext:value-type="float">
            <text:p>-1.16</text:p>
          </table:table-cell>
          <table:table-cell table:style-name="ce2" office:value-type="float" office:value="274.7036" calcext:value-type="float">
            <text:p>274.7036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9:30:00 </text:p>
          </table:table-cell>
          <table:table-cell table:style-name="ce2" office:value-type="float" office:value="79.45" calcext:value-type="float">
            <text:p>79.45</text:p>
          </table:table-cell>
          <table:table-cell table:style-name="ce2" office:value-type="float" office:value="75.12" calcext:value-type="float">
            <text:p>75.12</text:p>
          </table:table-cell>
          <table:table-cell table:style-name="ce2" office:value-type="float" office:value="-1.7" calcext:value-type="float">
            <text:p>-1.7</text:p>
          </table:table-cell>
          <table:table-cell table:style-name="ce2" office:value-type="float" office:value="288.5849" calcext:value-type="float">
            <text:p>288.5849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9:00:00 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74.64" calcext:value-type="float">
            <text:p>74.64</text:p>
          </table:table-cell>
          <table:table-cell table:style-name="ce2" office:value-type="float" office:value="-2.06" calcext:value-type="float">
            <text:p>-2.06</text:p>
          </table:table-cell>
          <table:table-cell table:style-name="ce2" office:value-type="float" office:value="295.9395" calcext:value-type="float">
            <text:p>295.939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8:30:00 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73.74" calcext:value-type="float">
            <text:p>73.74</text:p>
          </table:table-cell>
          <table:table-cell table:style-name="ce2" office:value-type="float" office:value="-2.37" calcext:value-type="float">
            <text:p>-2.37</text:p>
          </table:table-cell>
          <table:table-cell table:style-name="ce2" office:value-type="float" office:value="315.9309" calcext:value-type="float">
            <text:p>315.9309</text:p>
          </table:table-cell>
          <table:table-cell table:style-name="ce2" office:value-type="float" office:value="2.07" calcext:value-type="float">
            <text:p>2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8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2.9" calcext:value-type="float">
            <text:p>72.9</text:p>
          </table:table-cell>
          <table:table-cell table:style-name="ce2" office:value-type="float" office:value="-2.35" calcext:value-type="float">
            <text:p>-2.35</text:p>
          </table:table-cell>
          <table:table-cell table:style-name="ce2" office:value-type="float" office:value="319.9516" calcext:value-type="float">
            <text:p>319.9516</text:p>
          </table:table-cell>
          <table:table-cell table:style-name="ce2" office:value-type="float" office:value="2.66" calcext:value-type="float">
            <text:p>2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-2.52" calcext:value-type="float">
            <text:p>-2.52</text:p>
          </table:table-cell>
          <table:table-cell table:style-name="ce2" office:value-type="float" office:value="313.1874" calcext:value-type="float">
            <text:p>313.1874</text:p>
          </table:table-cell>
          <table:table-cell table:style-name="ce2" office:value-type="float" office:value="2.31" calcext:value-type="float">
            <text:p>2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01" calcext:value-type="float">
            <text:p>71.01</text:p>
          </table:table-cell>
          <table:table-cell table:style-name="ce2" office:value-type="float" office:value="-2.37" calcext:value-type="float">
            <text:p>-2.37</text:p>
          </table:table-cell>
          <table:table-cell table:style-name="ce2" office:value-type="float" office:value="316.2812" calcext:value-type="float">
            <text:p>316.2812</text:p>
          </table:table-cell>
          <table:table-cell table:style-name="ce2" office:value-type="float" office:value="2.22" calcext:value-type="float">
            <text:p>2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65" calcext:value-type="float">
            <text:p>73.65</text:p>
          </table:table-cell>
          <table:table-cell table:style-name="ce2" office:value-type="float" office:value="-2.55" calcext:value-type="float">
            <text:p>-2.55</text:p>
          </table:table-cell>
          <table:table-cell table:style-name="ce2" office:value-type="float" office:value="313.7567" calcext:value-type="float">
            <text:p>313.7567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71" calcext:value-type="float">
            <text:p>74.71</text:p>
          </table:table-cell>
          <table:table-cell table:style-name="ce2" office:value-type="float" office:value="-2.77" calcext:value-type="float">
            <text:p>-2.77</text:p>
          </table:table-cell>
          <table:table-cell table:style-name="ce2" office:value-type="float" office:value="319.1471" calcext:value-type="float">
            <text:p>319.147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5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13" calcext:value-type="float">
            <text:p>76.13</text:p>
          </table:table-cell>
          <table:table-cell table:style-name="ce2" office:value-type="float" office:value="-2.85" calcext:value-type="float">
            <text:p>-2.85</text:p>
          </table:table-cell>
          <table:table-cell table:style-name="ce2" office:value-type="float" office:value="316.8596" calcext:value-type="float">
            <text:p>316.8596</text:p>
          </table:table-cell>
          <table:table-cell table:style-name="ce2" office:value-type="float" office:value="2.39" calcext:value-type="float">
            <text:p>2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5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54" calcext:value-type="float">
            <text:p>75.54</text:p>
          </table:table-cell>
          <table:table-cell table:style-name="ce2" office:value-type="float" office:value="-2.65" calcext:value-type="float">
            <text:p>-2.65</text:p>
          </table:table-cell>
          <table:table-cell table:style-name="ce2" office:value-type="float" office:value="319.3847" calcext:value-type="float">
            <text:p>319.3847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4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32" calcext:value-type="float">
            <text:p>75.32</text:p>
          </table:table-cell>
          <table:table-cell table:style-name="ce2" office:value-type="float" office:value="-2.67" calcext:value-type="float">
            <text:p>-2.67</text:p>
          </table:table-cell>
          <table:table-cell table:style-name="ce2" office:value-type="float" office:value="325.9259" calcext:value-type="float">
            <text:p>325.9259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4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05" calcext:value-type="float">
            <text:p>73.05</text:p>
          </table:table-cell>
          <table:table-cell table:style-name="ce2" office:value-type="float" office:value="-2.38" calcext:value-type="float">
            <text:p>-2.38</text:p>
          </table:table-cell>
          <table:table-cell table:style-name="ce2" office:value-type="float" office:value="322.7404" calcext:value-type="float">
            <text:p>322.7404</text:p>
          </table:table-cell>
          <table:table-cell table:style-name="ce2" office:value-type="float" office:value="3.11" calcext:value-type="float">
            <text:p>3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-2.28" calcext:value-type="float">
            <text:p>-2.28</text:p>
          </table:table-cell>
          <table:table-cell table:style-name="ce2" office:value-type="float" office:value="329.1942" calcext:value-type="float">
            <text:p>329.1942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2.91" calcext:value-type="float">
            <text:p>72.91</text:p>
          </table:table-cell>
          <table:table-cell table:style-name="ce2" office:value-type="float" office:value="-2.15" calcext:value-type="float">
            <text:p>-2.15</text:p>
          </table:table-cell>
          <table:table-cell table:style-name="ce2" office:value-type="float" office:value="335.5029" calcext:value-type="float">
            <text:p>335.5029</text:p>
          </table:table-cell>
          <table:table-cell table:style-name="ce2" office:value-type="float" office:value="2.83" calcext:value-type="float">
            <text:p>2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34" calcext:value-type="float">
            <text:p>75.34</text:p>
          </table:table-cell>
          <table:table-cell table:style-name="ce2" office:value-type="float" office:value="-2.25" calcext:value-type="float">
            <text:p>-2.25</text:p>
          </table:table-cell>
          <table:table-cell table:style-name="ce2" office:value-type="float" office:value="322.0437" calcext:value-type="float">
            <text:p>322.0437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62" calcext:value-type="float">
            <text:p>74.62</text:p>
          </table:table-cell>
          <table:table-cell table:style-name="ce2" office:value-type="float" office:value="-1.93" calcext:value-type="float">
            <text:p>-1.93</text:p>
          </table:table-cell>
          <table:table-cell table:style-name="ce2" office:value-type="float" office:value="323.7261" calcext:value-type="float">
            <text:p>323.7261</text:p>
          </table:table-cell>
          <table:table-cell table:style-name="ce2" office:value-type="float" office:value="2.64" calcext:value-type="float">
            <text:p>2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71" calcext:value-type="float">
            <text:p>74.71</text:p>
          </table:table-cell>
          <table:table-cell table:style-name="ce2" office:value-type="float" office:value="-1.92" calcext:value-type="float">
            <text:p>-1.92</text:p>
          </table:table-cell>
          <table:table-cell table:style-name="ce2" office:value-type="float" office:value="325.1455" calcext:value-type="float">
            <text:p>325.1455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54" calcext:value-type="float">
            <text:p>75.54</text:p>
          </table:table-cell>
          <table:table-cell table:style-name="ce2" office:value-type="float" office:value="-1.94" calcext:value-type="float">
            <text:p>-1.94</text:p>
          </table:table-cell>
          <table:table-cell table:style-name="ce2" office:value-type="float" office:value="321.3596" calcext:value-type="float">
            <text:p>321.3596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79" calcext:value-type="float">
            <text:p>74.79</text:p>
          </table:table-cell>
          <table:table-cell table:style-name="ce2" office:value-type="float" office:value="-1.87" calcext:value-type="float">
            <text:p>-1.87</text:p>
          </table:table-cell>
          <table:table-cell table:style-name="ce2" office:value-type="float" office:value="318.6051" calcext:value-type="float">
            <text:p>318.605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-01-2018 0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28" calcext:value-type="float">
            <text:p>74.28</text:p>
          </table:table-cell>
          <table:table-cell table:style-name="ce2" office:value-type="float" office:value="-1.74" calcext:value-type="float">
            <text:p>-1.74</text:p>
          </table:table-cell>
          <table:table-cell table:style-name="ce2" office:value-type="float" office:value="316.4735" calcext:value-type="float">
            <text:p>316.4735</text:p>
          </table:table-cell>
          <table:table-cell table:style-name="ce2" office:value-type="float" office:value="3.06" calcext:value-type="float">
            <text:p>3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39" calcext:value-type="float">
            <text:p>75.39</text:p>
          </table:table-cell>
          <table:table-cell table:style-name="ce2" office:value-type="float" office:value="-1.71" calcext:value-type="float">
            <text:p>-1.71</text:p>
          </table:table-cell>
          <table:table-cell table:style-name="ce2" office:value-type="float" office:value="315.4107" calcext:value-type="float">
            <text:p>315.4107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69.87" calcext:value-type="float">
            <text:p>69.87</text:p>
          </table:table-cell>
          <table:table-cell table:style-name="ce2" office:value-type="float" office:value="-0.88" calcext:value-type="float">
            <text:p>-0.88</text:p>
          </table:table-cell>
          <table:table-cell table:style-name="ce2" office:value-type="float" office:value="329.3952" calcext:value-type="float">
            <text:p>329.3952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68.74" calcext:value-type="float">
            <text:p>68.74</text:p>
          </table:table-cell>
          <table:table-cell table:style-name="ce2" office:value-type="float" office:value="-0.67" calcext:value-type="float">
            <text:p>-0.67</text:p>
          </table:table-cell>
          <table:table-cell table:style-name="ce2" office:value-type="float" office:value="1.574329" calcext:value-type="float">
            <text:p>1.574329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69.52" calcext:value-type="float">
            <text:p>69.52</text:p>
          </table:table-cell>
          <table:table-cell table:style-name="ce2" office:value-type="float" office:value="-0.78" calcext:value-type="float">
            <text:p>-0.78</text:p>
          </table:table-cell>
          <table:table-cell table:style-name="ce2" office:value-type="float" office:value="5.038855" calcext:value-type="float">
            <text:p>5.038855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0.85" calcext:value-type="float">
            <text:p>70.85</text:p>
          </table:table-cell>
          <table:table-cell table:style-name="ce2" office:value-type="float" office:value="-0.82" calcext:value-type="float">
            <text:p>-0.82</text:p>
          </table:table-cell>
          <table:table-cell table:style-name="ce2" office:value-type="float" office:value="2.679974" calcext:value-type="float">
            <text:p>2.679974</text:p>
          </table:table-cell>
          <table:table-cell table:style-name="ce2" office:value-type="float" office:value="4.84" calcext:value-type="float">
            <text:p>4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1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0.68" calcext:value-type="float">
            <text:p>70.68</text:p>
          </table:table-cell>
          <table:table-cell table:style-name="ce2" office:value-type="float" office:value="-0.74" calcext:value-type="float">
            <text:p>-0.74</text:p>
          </table:table-cell>
          <table:table-cell table:style-name="ce2" office:value-type="float" office:value="359.1375" calcext:value-type="float">
            <text:p>359.1375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0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1.86" calcext:value-type="float">
            <text:p>71.86</text:p>
          </table:table-cell>
          <table:table-cell table:style-name="ce2" office:value-type="float" office:value="-0.79" calcext:value-type="float">
            <text:p>-0.79</text:p>
          </table:table-cell>
          <table:table-cell table:style-name="ce2" office:value-type="float" office:value="350.6009" calcext:value-type="float">
            <text:p>350.6009</text:p>
          </table:table-cell>
          <table:table-cell table:style-name="ce2" office:value-type="float" office:value="5.03" calcext:value-type="float">
            <text:p>5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20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3.12" calcext:value-type="float">
            <text:p>73.12</text:p>
          </table:table-cell>
          <table:table-cell table:style-name="ce2" office:value-type="float" office:value="-0.62" calcext:value-type="float">
            <text:p>-0.62</text:p>
          </table:table-cell>
          <table:table-cell table:style-name="ce2" office:value-type="float" office:value="348562" calcext:value-type="float">
            <text:p>348562</text:p>
          </table:table-cell>
          <table:table-cell table:style-name="ce2" office:value-type="float" office:value="4.56" calcext:value-type="float">
            <text:p>4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9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96" calcext:value-type="float">
            <text:p>73.96</text:p>
          </table:table-cell>
          <table:table-cell table:style-name="ce2" office:value-type="float" office:value="-0.45" calcext:value-type="float">
            <text:p>-0.45</text:p>
          </table:table-cell>
          <table:table-cell table:style-name="ce2" office:value-type="float" office:value="327.8002" calcext:value-type="float">
            <text:p>327.8002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9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5" calcext:value-type="float">
            <text:p>76.5</text:p>
          </table:table-cell>
          <table:table-cell table:style-name="ce2" office:value-type="float" office:value="-0.37" calcext:value-type="float">
            <text:p>-0.37</text:p>
          </table:table-cell>
          <table:table-cell table:style-name="ce2" office:value-type="float" office:value="315.5355" calcext:value-type="float">
            <text:p>315.5355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8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92" calcext:value-type="float">
            <text:p>79.92</text:p>
          </table:table-cell>
          <table:table-cell table:style-name="ce2" office:value-type="float" office:value="-0.21" calcext:value-type="float">
            <text:p>-0.21</text:p>
          </table:table-cell>
          <table:table-cell table:style-name="ce2" office:value-type="float" office:value="309.9759" calcext:value-type="float">
            <text:p>309.9759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8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54" calcext:value-type="float">
            <text:p>80.5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307.3584" calcext:value-type="float">
            <text:p>307.3584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11" calcext:value-type="float">
            <text:p>81.1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11.2218" calcext:value-type="float">
            <text:p>311.2218</text:p>
          </table:table-cell>
          <table:table-cell table:style-name="ce2" office:value-type="float" office:value="3.24" calcext:value-type="float">
            <text:p>3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76" calcext:value-type="float">
            <text:p>83.7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08.4408" calcext:value-type="float">
            <text:p>308.4408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5.42" calcext:value-type="float">
            <text:p>85.4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304.7395" calcext:value-type="float">
            <text:p>304.7395</text:p>
          </table:table-cell>
          <table:table-cell table:style-name="ce2" office:value-type="float" office:value="3.01" calcext:value-type="float">
            <text:p>3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6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4.43" calcext:value-type="float">
            <text:p>84.4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315372" calcext:value-type="float">
            <text:p>315372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5:30:00 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83.57" calcext:value-type="float">
            <text:p>83.57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19.1539" calcext:value-type="float">
            <text:p>319.1539</text:p>
          </table:table-cell>
          <table:table-cell table:style-name="ce2" office:value-type="float" office:value="3.47" calcext:value-type="float">
            <text:p>3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5:00:00 </text:p>
          </table:table-cell>
          <table:table-cell table:style-name="ce2" office:value-type="float" office:value="15.37" calcext:value-type="float">
            <text:p>15.37</text:p>
          </table:table-cell>
          <table:table-cell table:style-name="ce2" office:value-type="float" office:value="85.34" calcext:value-type="float">
            <text:p>85.3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324.5173" calcext:value-type="float">
            <text:p>324.5173</text:p>
          </table:table-cell>
          <table:table-cell table:style-name="ce2" office:value-type="float" office:value="3.64" calcext:value-type="float">
            <text:p>3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4:30:00 </text:p>
          </table:table-cell>
          <table:table-cell table:style-name="ce2" office:value-type="float" office:value="14.74" calcext:value-type="float">
            <text:p>14.74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324.0395" calcext:value-type="float">
            <text:p>324.0395</text:p>
          </table:table-cell>
          <table:table-cell table:style-name="ce2" office:value-type="float" office:value="3.79" calcext:value-type="float">
            <text:p>3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4:00:00 </text:p>
          </table:table-cell>
          <table:table-cell table:style-name="ce2" office:value-type="float" office:value="40.34" calcext:value-type="float">
            <text:p>40.34</text:p>
          </table:table-cell>
          <table:table-cell table:style-name="ce2" office:value-type="float" office:value="86.38" calcext:value-type="float">
            <text:p>86.38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301.8979" calcext:value-type="float">
            <text:p>301.8979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3:30:00 </text:p>
          </table:table-cell>
          <table:table-cell table:style-name="ce2" office:value-type="float" office:value="60.74" calcext:value-type="float">
            <text:p>60.74</text:p>
          </table:table-cell>
          <table:table-cell table:style-name="ce2" office:value-type="float" office:value="87.69" calcext:value-type="float">
            <text:p>87.69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313.3334" calcext:value-type="float">
            <text:p>313.3334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3:00:00 </text:p>
          </table:table-cell>
          <table:table-cell table:style-name="ce2" office:value-type="float" office:value="95.12" calcext:value-type="float">
            <text:p>95.12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23.3876" calcext:value-type="float">
            <text:p>323.3876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2:30:00 </text:p>
          </table:table-cell>
          <table:table-cell table:style-name="ce2" office:value-type="float" office:value="84.04" calcext:value-type="float">
            <text:p>84.04</text:p>
          </table:table-cell>
          <table:table-cell table:style-name="ce2" office:value-type="float" office:value="90.02" calcext:value-type="float">
            <text:p>90.0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00.1074" calcext:value-type="float">
            <text:p>300.107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2:00:00 </text:p>
          </table:table-cell>
          <table:table-cell table:style-name="ce2" office:value-type="float" office:value="68.64" calcext:value-type="float">
            <text:p>68.64</text:p>
          </table:table-cell>
          <table:table-cell table:style-name="ce2" office:value-type="float" office:value="89.22" calcext:value-type="float">
            <text:p>89.2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83.3092" calcext:value-type="float">
            <text:p>283.3092</text:p>
          </table:table-cell>
          <table:table-cell table:style-name="ce2" office:value-type="float" office:value="1.85" calcext:value-type="float">
            <text:p>1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1:30:00 </text:p>
          </table:table-cell>
          <table:table-cell table:style-name="ce2" office:value-type="float" office:value="61.14" calcext:value-type="float">
            <text:p>61.14</text:p>
          </table:table-cell>
          <table:table-cell table:style-name="ce2" office:value-type="float" office:value="89.86" calcext:value-type="float">
            <text:p>89.86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73.6572" calcext:value-type="float">
            <text:p>273.657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1:00:00 </text:p>
          </table:table-cell>
          <table:table-cell table:style-name="ce2" office:value-type="float" office:value="67.25" calcext:value-type="float">
            <text:p>67.25</text:p>
          </table:table-cell>
          <table:table-cell table:style-name="ce2" office:value-type="float" office:value="91.04" calcext:value-type="float">
            <text:p>91.04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86.5698" calcext:value-type="float">
            <text:p>286.5698</text:p>
          </table:table-cell>
          <table:table-cell table:style-name="ce2" office:value-type="float" office:value="1.39" calcext:value-type="float">
            <text:p>1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0:30:00 </text:p>
          </table:table-cell>
          <table:table-cell table:style-name="ce2" office:value-type="float" office:value="41.66" calcext:value-type="float">
            <text:p>41.66</text:p>
          </table:table-cell>
          <table:table-cell table:style-name="ce2" office:value-type="float" office:value="91.16" calcext:value-type="float">
            <text:p>91.1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97.9622" calcext:value-type="float">
            <text:p>297.9622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10:00:00 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91.06" calcext:value-type="float">
            <text:p>91.06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93.3049" calcext:value-type="float">
            <text:p>293.304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9:30:00 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89.99" calcext:value-type="float">
            <text:p>89.9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295.5845" calcext:value-type="float">
            <text:p>295.5845</text:p>
          </table:table-cell>
          <table:table-cell table:style-name="ce2" office:value-type="float" office:value="2.46" calcext:value-type="float">
            <text:p>2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9:00:00 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88.07" calcext:value-type="float">
            <text:p>88.07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305302" calcext:value-type="float">
            <text:p>305302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8:30:00 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87.14" calcext:value-type="float">
            <text:p>87.14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94.8637" calcext:value-type="float">
            <text:p>294.8637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89.1243" calcext:value-type="float">
            <text:p>289.124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26" calcext:value-type="float">
            <text:p>84.2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76.8671" calcext:value-type="float">
            <text:p>276.8671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73" calcext:value-type="float">
            <text:p>83.7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64.5125" calcext:value-type="float">
            <text:p>264.5125</text:p>
          </table:table-cell>
          <table:table-cell table:style-name="ce2" office:value-type="float" office:value="1.88" calcext:value-type="float">
            <text:p>1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76" calcext:value-type="float">
            <text:p>83.7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257.8719" calcext:value-type="float">
            <text:p>257.8719</text:p>
          </table:table-cell>
          <table:table-cell table:style-name="ce2" office:value-type="float" office:value="2.33" calcext:value-type="float">
            <text:p>2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92" calcext:value-type="float">
            <text:p>83.9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66.4821" calcext:value-type="float">
            <text:p>266.4821</text:p>
          </table:table-cell>
          <table:table-cell table:style-name="ce2" office:value-type="float" office:value="2.28" calcext:value-type="float">
            <text:p>2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5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97" calcext:value-type="float">
            <text:p>83.9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60.0679" calcext:value-type="float">
            <text:p>260.0679</text:p>
          </table:table-cell>
          <table:table-cell table:style-name="ce2" office:value-type="float" office:value="1.84" calcext:value-type="float">
            <text:p>1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5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53.5121" calcext:value-type="float">
            <text:p>253.5121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4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4.22" calcext:value-type="float">
            <text:p>84.2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47.6135" calcext:value-type="float">
            <text:p>247.6135</text:p>
          </table:table-cell>
          <table:table-cell table:style-name="ce2" office:value-type="float" office:value="2.45" calcext:value-type="float">
            <text:p>2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4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26" calcext:value-type="float">
            <text:p>84.26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245.5175" calcext:value-type="float">
            <text:p>245.5175</text:p>
          </table:table-cell>
          <table:table-cell table:style-name="ce2" office:value-type="float" office:value="2.31" calcext:value-type="float">
            <text:p>2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41" calcext:value-type="float">
            <text:p>84.4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32705" calcext:value-type="float">
            <text:p>232705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71" calcext:value-type="float">
            <text:p>84.7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38.6097" calcext:value-type="float">
            <text:p>238.6097</text:p>
          </table:table-cell>
          <table:table-cell table:style-name="ce2" office:value-type="float" office:value="2.34" calcext:value-type="float">
            <text:p>2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2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4.14" calcext:value-type="float">
            <text:p>84.14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221.9516" calcext:value-type="float">
            <text:p>221.9516</text:p>
          </table:table-cell>
          <table:table-cell table:style-name="ce2" office:value-type="float" office:value="2.19" calcext:value-type="float">
            <text:p>2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43" calcext:value-type="float">
            <text:p>82.4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33.0337" calcext:value-type="float">
            <text:p>233.0337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02" calcext:value-type="float">
            <text:p>82.02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53.2889" calcext:value-type="float">
            <text:p>253.2889</text:p>
          </table:table-cell>
          <table:table-cell table:style-name="ce2" office:value-type="float" office:value="2.39" calcext:value-type="float">
            <text:p>2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1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1.29" calcext:value-type="float">
            <text:p>81.29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63.62" calcext:value-type="float">
            <text:p>263.62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0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9.62" calcext:value-type="float">
            <text:p>79.62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43.2202" calcext:value-type="float">
            <text:p>243.2202</text:p>
          </table:table-cell>
          <table:table-cell table:style-name="ce2" office:value-type="float" office:value="2.95" calcext:value-type="float">
            <text:p>2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-01-2018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36" calcext:value-type="float">
            <text:p>81.36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21.7246" calcext:value-type="float">
            <text:p>221.7246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83" calcext:value-type="float">
            <text:p>82.8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32.8884" calcext:value-type="float">
            <text:p>232.8884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23.7232" calcext:value-type="float">
            <text:p>223.7232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34" calcext:value-type="float">
            <text:p>82.34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16.2026" calcext:value-type="float">
            <text:p>216.2026</text:p>
          </table:table-cell>
          <table:table-cell table:style-name="ce2" office:value-type="float" office:value="3.11" calcext:value-type="float">
            <text:p>3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75" calcext:value-type="float">
            <text:p>80.75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22.1928" calcext:value-type="float">
            <text:p>222.1928</text:p>
          </table:table-cell>
          <table:table-cell table:style-name="ce2" office:value-type="float" office:value="3.22" calcext:value-type="float">
            <text:p>3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8.9" calcext:value-type="float">
            <text:p>78.9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44.3334" calcext:value-type="float">
            <text:p>244.3334</text:p>
          </table:table-cell>
          <table:table-cell table:style-name="ce2" office:value-type="float" office:value="3.06" calcext:value-type="float">
            <text:p>3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46" calcext:value-type="float">
            <text:p>77.46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35.3973" calcext:value-type="float">
            <text:p>235.3973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41.7984" calcext:value-type="float">
            <text:p>241.7984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2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41" calcext:value-type="float">
            <text:p>80.4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40.8178" calcext:value-type="float">
            <text:p>240.8178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9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2.14" calcext:value-type="float">
            <text:p>82.14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48.2204" calcext:value-type="float">
            <text:p>248.2204</text:p>
          </table:table-cell>
          <table:table-cell table:style-name="ce2" office:value-type="float" office:value="3.87" calcext:value-type="float">
            <text:p>3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9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37" calcext:value-type="float">
            <text:p>84.37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50.5467" calcext:value-type="float">
            <text:p>250.546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27" calcext:value-type="float">
            <text:p>86.27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47.1721" calcext:value-type="float">
            <text:p>247.1721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7.54" calcext:value-type="float">
            <text:p>87.54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51.6396" calcext:value-type="float">
            <text:p>251.6396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05" calcext:value-type="float">
            <text:p>87.05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277.8577" calcext:value-type="float">
            <text:p>277.8577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35" calcext:value-type="float">
            <text:p>86.35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274.7636" calcext:value-type="float">
            <text:p>274.7636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38" calcext:value-type="float">
            <text:p>86.38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265.1044" calcext:value-type="float">
            <text:p>265.1044</text:p>
          </table:table-cell>
          <table:table-cell table:style-name="ce2" office:value-type="float" office:value="2.93" calcext:value-type="float">
            <text:p>2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6: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7.3" calcext:value-type="float">
            <text:p>87.3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258.6201" calcext:value-type="float">
            <text:p>258.6201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5:30:00 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247.9586" calcext:value-type="float">
            <text:p>247.9586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5:00:00 </text:p>
          </table:table-cell>
          <table:table-cell table:style-name="ce2" office:value-type="float" office:value="21.01" calcext:value-type="float">
            <text:p>21.01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268.4055" calcext:value-type="float">
            <text:p>268.4055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4:30:00 </text:p>
          </table:table-cell>
          <table:table-cell table:style-name="ce2" office:value-type="float" office:value="27.67" calcext:value-type="float">
            <text:p>27.67</text:p>
          </table:table-cell>
          <table:table-cell table:style-name="ce2" office:value-type="float" office:value="83.82" calcext:value-type="float">
            <text:p>83.82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282.4515" calcext:value-type="float">
            <text:p>282.4515</text:p>
          </table:table-cell>
          <table:table-cell table:style-name="ce2" office:value-type="float" office:value="2.56" calcext:value-type="float">
            <text:p>2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4:00:00 </text:p>
          </table:table-cell>
          <table:table-cell table:style-name="ce2" office:value-type="float" office:value="34.09" calcext:value-type="float">
            <text:p>34.09</text:p>
          </table:table-cell>
          <table:table-cell table:style-name="ce2" office:value-type="float" office:value="84.55" calcext:value-type="float">
            <text:p>84.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8951" calcext:value-type="float">
            <text:p>298951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3:30:00 </text:p>
          </table:table-cell>
          <table:table-cell table:style-name="ce2" office:value-type="float" office:value="92.64" calcext:value-type="float">
            <text:p>92.64</text:p>
          </table:table-cell>
          <table:table-cell table:style-name="ce2" office:value-type="float" office:value="85.45" calcext:value-type="float">
            <text:p>85.4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98309" calcext:value-type="float">
            <text:p>29830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3:00:00 </text:p>
          </table:table-cell>
          <table:table-cell table:style-name="ce2" office:value-type="float" office:value="73.61" calcext:value-type="float">
            <text:p>73.61</text:p>
          </table:table-cell>
          <table:table-cell table:style-name="ce2" office:value-type="float" office:value="85.57" calcext:value-type="float">
            <text:p>85.57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06.2216" calcext:value-type="float">
            <text:p>306.2216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2:30:00 </text:p>
          </table:table-cell>
          <table:table-cell table:style-name="ce2" office:value-type="float" office:value="80.12" calcext:value-type="float">
            <text:p>80.12</text:p>
          </table:table-cell>
          <table:table-cell table:style-name="ce2" office:value-type="float" office:value="84.61" calcext:value-type="float">
            <text:p>84.61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322.2715" calcext:value-type="float">
            <text:p>322.2715</text:p>
          </table:table-cell>
          <table:table-cell table:style-name="ce2" office:value-type="float" office:value="2.64" calcext:value-type="float">
            <text:p>2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2:00:00 </text:p>
          </table:table-cell>
          <table:table-cell table:style-name="ce2" office:value-type="float" office:value="96.42" calcext:value-type="float">
            <text:p>96.42</text:p>
          </table:table-cell>
          <table:table-cell table:style-name="ce2" office:value-type="float" office:value="85.93" calcext:value-type="float">
            <text:p>85.93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32.6318" calcext:value-type="float">
            <text:p>332.6318</text:p>
          </table:table-cell>
          <table:table-cell table:style-name="ce2" office:value-type="float" office:value="2.29" calcext:value-type="float">
            <text:p>2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1:30:00 </text:p>
          </table:table-cell>
          <table:table-cell table:style-name="ce2" office:value-type="float" office:value="57.61" calcext:value-type="float">
            <text:p>57.61</text:p>
          </table:table-cell>
          <table:table-cell table:style-name="ce2" office:value-type="float" office:value="87.58" calcext:value-type="float">
            <text:p>87.5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41.9142" calcext:value-type="float">
            <text:p>341.9142</text:p>
          </table:table-cell>
          <table:table-cell table:style-name="ce2" office:value-type="float" office:value="1.93" calcext:value-type="float">
            <text:p>1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1:00:00 </text:p>
          </table:table-cell>
          <table:table-cell table:style-name="ce2" office:value-type="float" office:value="34.62" calcext:value-type="float">
            <text:p>34.62</text:p>
          </table:table-cell>
          <table:table-cell table:style-name="ce2" office:value-type="float" office:value="87.21" calcext:value-type="float">
            <text:p>87.21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10.00095" calcext:value-type="float">
            <text:p>10.00095</text:p>
          </table:table-cell>
          <table:table-cell table:style-name="ce2" office:value-type="float" office:value="2.32" calcext:value-type="float">
            <text:p>2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0:30:00 </text:p>
          </table:table-cell>
          <table:table-cell table:style-name="ce2" office:value-type="float" office:value="36.79" calcext:value-type="float">
            <text:p>36.79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14.00774" calcext:value-type="float">
            <text:p>14.00774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10:00:00 </text:p>
          </table:table-cell>
          <table:table-cell table:style-name="ce2" office:value-type="float" office:value="23.52" calcext:value-type="float">
            <text:p>23.52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183271" calcext:value-type="float">
            <text:p>5.183271</text:p>
          </table:table-cell>
          <table:table-cell table:style-name="ce2" office:value-type="float" office:value="3.06" calcext:value-type="float">
            <text:p>3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9:30:00 </text:p>
          </table:table-cell>
          <table:table-cell table:style-name="ce2" office:value-type="float" office:value="13.02" calcext:value-type="float">
            <text:p>13.02</text:p>
          </table:table-cell>
          <table:table-cell table:style-name="ce2" office:value-type="float" office:value="90.79" calcext:value-type="float">
            <text:p>90.79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7.861425" calcext:value-type="float">
            <text:p>7.861425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9:00:00 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90.86" calcext:value-type="float">
            <text:p>90.8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8.95648" calcext:value-type="float">
            <text:p>18.95648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8:30:00 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91.31" calcext:value-type="float">
            <text:p>91.31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7.03943" calcext:value-type="float">
            <text:p>27.03943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8:0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1.05" calcext:value-type="float">
            <text:p>91.05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9.08885" calcext:value-type="float">
            <text:p>29.08885</text:p>
          </table:table-cell>
          <table:table-cell table:style-name="ce2" office:value-type="float" office:value="2.88" calcext:value-type="float">
            <text:p>2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5" calcext:value-type="float">
            <text:p>90.5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9.8609" calcext:value-type="float">
            <text:p>29.8609</text:p>
          </table:table-cell>
          <table:table-cell table:style-name="ce2" office:value-type="float" office:value="2.29" calcext:value-type="float">
            <text:p>2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8.24" calcext:value-type="float">
            <text:p>88.24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44.08534" calcext:value-type="float">
            <text:p>44.08534</text:p>
          </table:table-cell>
          <table:table-cell table:style-name="ce2" office:value-type="float" office:value="2.37" calcext:value-type="float">
            <text:p>2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98" calcext:value-type="float">
            <text:p>88.98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44.0773" calcext:value-type="float">
            <text:p>44.0773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6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51" calcext:value-type="float">
            <text:p>88.51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41.99598" calcext:value-type="float">
            <text:p>41.99598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43" calcext:value-type="float">
            <text:p>88.43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43.34451" calcext:value-type="float">
            <text:p>43.34451</text:p>
          </table:table-cell>
          <table:table-cell table:style-name="ce2" office:value-type="float" office:value="3.65" calcext:value-type="float">
            <text:p>3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41" calcext:value-type="float">
            <text:p>88.41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46.58882" calcext:value-type="float">
            <text:p>46.58882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39" calcext:value-type="float">
            <text:p>90.39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40.22942" calcext:value-type="float">
            <text:p>40.22942</text:p>
          </table:table-cell>
          <table:table-cell table:style-name="ce2" office:value-type="float" office:value="3.62" calcext:value-type="float">
            <text:p>3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4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1.09" calcext:value-type="float">
            <text:p>91.09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37.54723" calcext:value-type="float">
            <text:p>37.54723</text:p>
          </table:table-cell>
          <table:table-cell table:style-name="ce2" office:value-type="float" office:value="3.75" calcext:value-type="float">
            <text:p>3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72" calcext:value-type="float">
            <text:p>89.7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8.78762" calcext:value-type="float">
            <text:p>38.7876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3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51" calcext:value-type="float">
            <text:p>86.51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56.67508" calcext:value-type="float">
            <text:p>56.67508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49" calcext:value-type="float">
            <text:p>83.49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56.60044" calcext:value-type="float">
            <text:p>56.60044</text:p>
          </table:table-cell>
          <table:table-cell table:style-name="ce2" office:value-type="float" office:value="2.11" calcext:value-type="float">
            <text:p>2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2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3.15" calcext:value-type="float">
            <text:p>83.15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55.14212" calcext:value-type="float">
            <text:p>55.14212</text:p>
          </table:table-cell>
          <table:table-cell table:style-name="ce2" office:value-type="float" office:value="1.87" calcext:value-type="float">
            <text:p>1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84" calcext:value-type="float">
            <text:p>75.84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69.31931" calcext:value-type="float">
            <text:p>69.31931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1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5.55" calcext:value-type="float">
            <text:p>75.55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105.5379" calcext:value-type="float">
            <text:p>105.5379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146.8713" calcext:value-type="float">
            <text:p>146.8713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5-01-2018 00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0.64" calcext:value-type="float">
            <text:p>80.64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168.0204" calcext:value-type="float">
            <text:p>168.0204</text:p>
          </table:table-cell>
          <table:table-cell table:style-name="ce2" office:value-type="float" office:value="1.78" calcext:value-type="float">
            <text:p>1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166.1887" calcext:value-type="float">
            <text:p>166.1887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3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8.32" calcext:value-type="float">
            <text:p>78.32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168.1839" calcext:value-type="float">
            <text:p>168.1839</text:p>
          </table:table-cell>
          <table:table-cell table:style-name="ce2" office:value-type="float" office:value="1.86" calcext:value-type="float">
            <text:p>1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2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5.72" calcext:value-type="float">
            <text:p>75.7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84.4617" calcext:value-type="float">
            <text:p>184.4617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2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7.58" calcext:value-type="float">
            <text:p>77.58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187.9601" calcext:value-type="float">
            <text:p>187.9601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8.91" calcext:value-type="float">
            <text:p>78.91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185.1297" calcext:value-type="float">
            <text:p>185.1297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48" calcext:value-type="float">
            <text:p>79.48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87.9745" calcext:value-type="float">
            <text:p>187.9745</text:p>
          </table:table-cell>
          <table:table-cell table:style-name="ce2" office:value-type="float" office:value="3.26" calcext:value-type="float">
            <text:p>3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04" calcext:value-type="float">
            <text:p>80.04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90.3578" calcext:value-type="float">
            <text:p>190.3578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196.4915" calcext:value-type="float">
            <text:p>196.4915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201.2879" calcext:value-type="float">
            <text:p>201.2879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49" calcext:value-type="float">
            <text:p>82.49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198.6654" calcext:value-type="float">
            <text:p>198.6654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8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2.47" calcext:value-type="float">
            <text:p>82.47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94.0951" calcext:value-type="float">
            <text:p>194.095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8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0.96" calcext:value-type="float">
            <text:p>80.9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04.0965" calcext:value-type="float">
            <text:p>204.0965</text:p>
          </table:table-cell>
          <table:table-cell table:style-name="ce2" office:value-type="float" office:value="3.09" calcext:value-type="float">
            <text:p>3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81" calcext:value-type="float">
            <text:p>79.81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208.1366" calcext:value-type="float">
            <text:p>208.1366</text:p>
          </table:table-cell>
          <table:table-cell table:style-name="ce2" office:value-type="float" office:value="3.06" calcext:value-type="float">
            <text:p>3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34" calcext:value-type="float">
            <text:p>80.34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215.0407" calcext:value-type="float">
            <text:p>215.0407</text:p>
          </table:table-cell>
          <table:table-cell table:style-name="ce2" office:value-type="float" office:value="3.61" calcext:value-type="float">
            <text:p>3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35" calcext:value-type="float">
            <text:p>81.35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217.0836" calcext:value-type="float">
            <text:p>217.0836</text:p>
          </table:table-cell>
          <table:table-cell table:style-name="ce2" office:value-type="float" office:value="4.18" calcext:value-type="float">
            <text:p>4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6: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1.08" calcext:value-type="float">
            <text:p>81.08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216.1507" calcext:value-type="float">
            <text:p>216.1507</text:p>
          </table:table-cell>
          <table:table-cell table:style-name="ce2" office:value-type="float" office:value="3.89" calcext:value-type="float">
            <text:p>3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5:00:00 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79.79" calcext:value-type="float">
            <text:p>79.79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225.5924" calcext:value-type="float">
            <text:p>225.5924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4:30:00 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80.81" calcext:value-type="float">
            <text:p>80.81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238.0073" calcext:value-type="float">
            <text:p>238.0073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4:00:00 </text:p>
          </table:table-cell>
          <table:table-cell table:style-name="ce2" office:value-type="float" office:value="42.18" calcext:value-type="float">
            <text:p>42.18</text:p>
          </table:table-cell>
          <table:table-cell table:style-name="ce2" office:value-type="float" office:value="82.96" calcext:value-type="float">
            <text:p>82.96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243.2212" calcext:value-type="float">
            <text:p>243.2212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3:30:00 </text:p>
          </table:table-cell>
          <table:table-cell table:style-name="ce2" office:value-type="float" office:value="79.24" calcext:value-type="float">
            <text:p>79.24</text:p>
          </table:table-cell>
          <table:table-cell table:style-name="ce2" office:value-type="float" office:value="86.51" calcext:value-type="float">
            <text:p>86.51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243435" calcext:value-type="float">
            <text:p>243435</text:p>
          </table:table-cell>
          <table:table-cell table:style-name="ce2" office:value-type="float" office:value="4.04" calcext:value-type="float">
            <text:p>4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3:00:00 </text:p>
          </table:table-cell>
          <table:table-cell table:style-name="ce2" office:value-type="float" office:value="125.41" calcext:value-type="float">
            <text:p>125.41</text:p>
          </table:table-cell>
          <table:table-cell table:style-name="ce2" office:value-type="float" office:value="87.82" calcext:value-type="float">
            <text:p>87.82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246.5062" calcext:value-type="float">
            <text:p>246.5062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2:30:00 </text:p>
          </table:table-cell>
          <table:table-cell table:style-name="ce2" office:value-type="float" office:value="66.97" calcext:value-type="float">
            <text:p>66.97</text:p>
          </table:table-cell>
          <table:table-cell table:style-name="ce2" office:value-type="float" office:value="87.71" calcext:value-type="float">
            <text:p>87.71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246.1461" calcext:value-type="float">
            <text:p>246.1461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2:00:00 </text:p>
          </table:table-cell>
          <table:table-cell table:style-name="ce2" office:value-type="float" office:value="34.17" calcext:value-type="float">
            <text:p>34.17</text:p>
          </table:table-cell>
          <table:table-cell table:style-name="ce2" office:value-type="float" office:value="89.55" calcext:value-type="float">
            <text:p>89.5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44.5976" calcext:value-type="float">
            <text:p>244.5976</text:p>
          </table:table-cell>
          <table:table-cell table:style-name="ce2" office:value-type="float" office:value="4.83" calcext:value-type="float">
            <text:p>4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1:30:00 </text:p>
          </table:table-cell>
          <table:table-cell table:style-name="ce2" office:value-type="float" office:value="32.47" calcext:value-type="float">
            <text:p>32.47</text:p>
          </table:table-cell>
          <table:table-cell table:style-name="ce2" office:value-type="float" office:value="91.16" calcext:value-type="float">
            <text:p>91.16</text:p>
          </table:table-cell>
          <table:table-cell table:style-name="ce2" office:value-type="float" office:value="3.34" calcext:value-type="float">
            <text:p>3.34</text:p>
          </table:table-cell>
          <table:table-cell table:style-name="ce2" office:value-type="float" office:value="246.5348" calcext:value-type="float">
            <text:p>246.5348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1:00:00 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91.36" calcext:value-type="float">
            <text:p>91.3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40.2705" calcext:value-type="float">
            <text:p>240.2705</text:p>
          </table:table-cell>
          <table:table-cell table:style-name="ce2" office:value-type="float" office:value="2.82" calcext:value-type="float">
            <text:p>2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0:30:00 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91.07" calcext:value-type="float">
            <text:p>91.07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40.8519" calcext:value-type="float">
            <text:p>240.8519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10:00:00 </text:p>
          </table:table-cell>
          <table:table-cell table:style-name="ce2" office:value-type="float" office:value="18.86" calcext:value-type="float">
            <text:p>18.86</text:p>
          </table:table-cell>
          <table:table-cell table:style-name="ce2" office:value-type="float" office:value="91.17" calcext:value-type="float">
            <text:p>91.17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47569" calcext:value-type="float">
            <text:p>247569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9:30:00 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50.5534" calcext:value-type="float">
            <text:p>250.5534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9:00:00 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91.46" calcext:value-type="float">
            <text:p>91.4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252646" calcext:value-type="float">
            <text:p>252646</text:p>
          </table:table-cell>
          <table:table-cell table:style-name="ce2" office:value-type="float" office:value="4.15" calcext:value-type="float">
            <text:p>4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8:30:00 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91.54" calcext:value-type="float">
            <text:p>91.5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54.0218" calcext:value-type="float">
            <text:p>254.0218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8: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1.36" calcext:value-type="float">
            <text:p>91.3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52.3448" calcext:value-type="float">
            <text:p>252.3448</text:p>
          </table:table-cell>
          <table:table-cell table:style-name="ce2" office:value-type="float" office:value="5.12" calcext:value-type="float">
            <text:p>5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23" calcext:value-type="float">
            <text:p>92.2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252.6107" calcext:value-type="float">
            <text:p>252.6107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7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3.07" calcext:value-type="float">
            <text:p>93.07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53.2894" calcext:value-type="float">
            <text:p>253.2894</text:p>
          </table:table-cell>
          <table:table-cell table:style-name="ce2" office:value-type="float" office:value="4.87" calcext:value-type="float">
            <text:p>4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2.97" calcext:value-type="float">
            <text:p>92.97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241.7723" calcext:value-type="float">
            <text:p>241.7723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222.4959" calcext:value-type="float">
            <text:p>222.495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2.65" calcext:value-type="float">
            <text:p>92.65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221.7826" calcext:value-type="float">
            <text:p>221.7826</text:p>
          </table:table-cell>
          <table:table-cell table:style-name="ce2" office:value-type="float" office:value="1.91" calcext:value-type="float">
            <text:p>1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58" calcext:value-type="float">
            <text:p>91.58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201.1827" calcext:value-type="float">
            <text:p>201.1827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05" calcext:value-type="float">
            <text:p>91.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.2992" calcext:value-type="float">
            <text:p>201.2992</text:p>
          </table:table-cell>
          <table:table-cell table:style-name="ce2" office:value-type="float" office:value="1.62" calcext:value-type="float">
            <text:p>1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4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49" calcext:value-type="float">
            <text:p>90.49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92185" calcext:value-type="float">
            <text:p>192185</text:p>
          </table:table-cell>
          <table:table-cell table:style-name="ce2" office:value-type="float" office:value="1.24" calcext:value-type="float">
            <text:p>1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9.91" calcext:value-type="float">
            <text:p>89.91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08.6006" calcext:value-type="float">
            <text:p>208.6006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3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35.8662" calcext:value-type="float">
            <text:p>135.8662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2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16" calcext:value-type="float">
            <text:p>91.16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78.8895" calcext:value-type="float">
            <text:p>78.8895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07" calcext:value-type="float">
            <text:p>89.07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58.19703" calcext:value-type="float">
            <text:p>58.19703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1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9" calcext:value-type="float">
            <text:p>90.9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0.52595" calcext:value-type="float">
            <text:p>30.52595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1:00:00 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90.25" calcext:value-type="float">
            <text:p>90.25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266.6603" calcext:value-type="float">
            <text:p>266.6603</text:p>
          </table:table-cell>
          <table:table-cell table:style-name="ce2" office:value-type="float" office:value="1.26" calcext:value-type="float">
            <text:p>1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74" calcext:value-type="float">
            <text:p>89.74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344.9256" calcext:value-type="float">
            <text:p>344.9256</text:p>
          </table:table-cell>
          <table:table-cell table:style-name="ce2" office:value-type="float" office:value="1.16" calcext:value-type="float">
            <text:p>1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-01-2018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35" calcext:value-type="float">
            <text:p>85.35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49.2789" calcext:value-type="float">
            <text:p>349.278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63" calcext:value-type="float">
            <text:p>81.63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67.05106" calcext:value-type="float">
            <text:p>67.05106</text:p>
          </table:table-cell>
          <table:table-cell table:style-name="ce2" office:value-type="float" office:value="1.62" calcext:value-type="float">
            <text:p>1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95" calcext:value-type="float">
            <text:p>84.95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33.79405" calcext:value-type="float">
            <text:p>33.79405</text:p>
          </table:table-cell>
          <table:table-cell table:style-name="ce2" office:value-type="float" office:value="1.38" calcext:value-type="float">
            <text:p>1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2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91" calcext:value-type="float">
            <text:p>85.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97.1718" calcext:value-type="float">
            <text:p>297.1718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88" calcext:value-type="float">
            <text:p>83.88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67.9631" calcext:value-type="float">
            <text:p>267.96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1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3.69" calcext:value-type="float">
            <text:p>83.69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36.3266" calcext:value-type="float">
            <text:p>136.3266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1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02" calcext:value-type="float">
            <text:p>88.02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146242" calcext:value-type="float">
            <text:p>146242</text:p>
          </table:table-cell>
          <table:table-cell table:style-name="ce2" office:value-type="float" office:value="1.52" calcext:value-type="float">
            <text:p>1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0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7.62" calcext:value-type="float">
            <text:p>87.62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161.3377" calcext:value-type="float">
            <text:p>161.337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2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91" calcext:value-type="float">
            <text:p>87.91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161.9844" calcext:value-type="float">
            <text:p>161.9844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9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35" calcext:value-type="float">
            <text:p>87.35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172159" calcext:value-type="float">
            <text:p>172159</text:p>
          </table:table-cell>
          <table:table-cell table:style-name="ce2" office:value-type="float" office:value="3.11" calcext:value-type="float">
            <text:p>3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9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52" calcext:value-type="float">
            <text:p>86.52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69.2274" calcext:value-type="float">
            <text:p>169.2274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8:3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166.6075" calcext:value-type="float">
            <text:p>166.6075</text:p>
          </table:table-cell>
          <table:table-cell table:style-name="ce2" office:value-type="float" office:value="3.32" calcext:value-type="float">
            <text:p>3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8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7.56" calcext:value-type="float">
            <text:p>87.56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172.9621" calcext:value-type="float">
            <text:p>172.9621</text:p>
          </table:table-cell>
          <table:table-cell table:style-name="ce2" office:value-type="float" office:value="3.57" calcext:value-type="float">
            <text:p>3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45" calcext:value-type="float">
            <text:p>86.4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180.2412" calcext:value-type="float">
            <text:p>180.2412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7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6.16" calcext:value-type="float">
            <text:p>86.16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186.8143" calcext:value-type="float">
            <text:p>186.8143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6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6.75" calcext:value-type="float">
            <text:p>86.75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186.2749" calcext:value-type="float">
            <text:p>186.2749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6:0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184.6069" calcext:value-type="float">
            <text:p>184.6069</text:p>
          </table:table-cell>
          <table:table-cell table:style-name="ce2" office:value-type="float" office:value="3.77" calcext:value-type="float">
            <text:p>3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5:30:00 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90.62" calcext:value-type="float">
            <text:p>90.62</text:p>
          </table:table-cell>
          <table:table-cell table:style-name="ce2" office:value-type="float" office:value="5.59" calcext:value-type="float">
            <text:p>5.59</text:p>
          </table:table-cell>
          <table:table-cell table:style-name="ce2" office:value-type="float" office:value="175.1975" calcext:value-type="float">
            <text:p>175.1975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5:00:00 </text:p>
          </table:table-cell>
          <table:table-cell table:style-name="ce2" office:value-type="float" office:value="24.75" calcext:value-type="float">
            <text:p>24.75</text:p>
          </table:table-cell>
          <table:table-cell table:style-name="ce2" office:value-type="float" office:value="91.83" calcext:value-type="float">
            <text:p>91.83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170.1807" calcext:value-type="float">
            <text:p>170.1807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4:30:00 </text:p>
          </table:table-cell>
          <table:table-cell table:style-name="ce2" office:value-type="float" office:value="16.15" calcext:value-type="float">
            <text:p>16.15</text:p>
          </table:table-cell>
          <table:table-cell table:style-name="ce2" office:value-type="float" office:value="92.74" calcext:value-type="float">
            <text:p>92.74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173.6598" calcext:value-type="float">
            <text:p>173.6598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4:00:00 </text:p>
          </table:table-cell>
          <table:table-cell table:style-name="ce2" office:value-type="float" office:value="14.53" calcext:value-type="float">
            <text:p>14.53</text:p>
          </table:table-cell>
          <table:table-cell table:style-name="ce2" office:value-type="float" office:value="91.88" calcext:value-type="float">
            <text:p>91.8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74.6176" calcext:value-type="float">
            <text:p>174.6176</text:p>
          </table:table-cell>
          <table:table-cell table:style-name="ce2" office:value-type="float" office:value="3.58" calcext:value-type="float">
            <text:p>3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3:30:00 </text:p>
          </table:table-cell>
          <table:table-cell table:style-name="ce2" office:value-type="float" office:value="11.27" calcext:value-type="float">
            <text:p>11.27</text:p>
          </table:table-cell>
          <table:table-cell table:style-name="ce2" office:value-type="float" office:value="91.54" calcext:value-type="float">
            <text:p>91.54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170.1649" calcext:value-type="float">
            <text:p>170.1649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3:00:00 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90.45" calcext:value-type="float">
            <text:p>90.45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177.0981" calcext:value-type="float">
            <text:p>177.0981</text:p>
          </table:table-cell>
          <table:table-cell table:style-name="ce2" office:value-type="float" office:value="2.47" calcext:value-type="float">
            <text:p>2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2:30:00 </text:p>
          </table:table-cell>
          <table:table-cell table:style-name="ce2" office:value-type="float" office:value="16.75" calcext:value-type="float">
            <text:p>16.75</text:p>
          </table:table-cell>
          <table:table-cell table:style-name="ce2" office:value-type="float" office:value="88.86" calcext:value-type="float">
            <text:p>88.8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35.2592" calcext:value-type="float">
            <text:p>135.259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2:00:00 </text:p>
          </table:table-cell>
          <table:table-cell table:style-name="ce2" office:value-type="float" office:value="17.13" calcext:value-type="float">
            <text:p>17.13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35.3421" calcext:value-type="float">
            <text:p>135.3421</text:p>
          </table:table-cell>
          <table:table-cell table:style-name="ce2" office:value-type="float" office:value="6.89" calcext:value-type="float">
            <text:p>6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1:30:00 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89.49" calcext:value-type="float">
            <text:p>89.49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130.7604" calcext:value-type="float">
            <text:p>130.7604</text:p>
          </table:table-cell>
          <table:table-cell table:style-name="ce2" office:value-type="float" office:value="7.22" calcext:value-type="float">
            <text:p>7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1:00:0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88.67" calcext:value-type="float">
            <text:p>88.67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28.4312" calcext:value-type="float">
            <text:p>128.4312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0:30:00 </text:p>
          </table:table-cell>
          <table:table-cell table:style-name="ce2" office:value-type="float" office:value="14.99" calcext:value-type="float">
            <text:p>14.99</text:p>
          </table:table-cell>
          <table:table-cell table:style-name="ce2" office:value-type="float" office:value="87.92" calcext:value-type="float">
            <text:p>87.92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35.7801" calcext:value-type="float">
            <text:p>135.7801</text:p>
          </table:table-cell>
          <table:table-cell table:style-name="ce2" office:value-type="float" office:value="7.53" calcext:value-type="float">
            <text:p>7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10:00:00 </text:p>
          </table:table-cell>
          <table:table-cell table:style-name="ce2" office:value-type="float" office:value="7.87" calcext:value-type="float">
            <text:p>7.87</text:p>
          </table:table-cell>
          <table:table-cell table:style-name="ce2" office:value-type="float" office:value="87.91" calcext:value-type="float">
            <text:p>87.91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131.4613" calcext:value-type="float">
            <text:p>131.4613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9:30:00 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87.79" calcext:value-type="float">
            <text:p>87.79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135.6861" calcext:value-type="float">
            <text:p>135.6861</text:p>
          </table:table-cell>
          <table:table-cell table:style-name="ce2" office:value-type="float" office:value="8.03" calcext:value-type="float">
            <text:p>8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9:00:00 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87.49" calcext:value-type="float">
            <text:p>87.49</text:p>
          </table:table-cell>
          <table:table-cell table:style-name="ce2" office:value-type="float" office:value="3.61" calcext:value-type="float">
            <text:p>3.61</text:p>
          </table:table-cell>
          <table:table-cell table:style-name="ce2" office:value-type="float" office:value="137.0576" calcext:value-type="float">
            <text:p>137.0576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8:30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7.14" calcext:value-type="float">
            <text:p>87.14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136.0322" calcext:value-type="float">
            <text:p>136.0322</text:p>
          </table:table-cell>
          <table:table-cell table:style-name="ce2" office:value-type="float" office:value="8.62" calcext:value-type="float">
            <text:p>8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8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48" calcext:value-type="float">
            <text:p>87.4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130.8832" calcext:value-type="float">
            <text:p>130.8832</text:p>
          </table:table-cell>
          <table:table-cell table:style-name="ce2" office:value-type="float" office:value="7.84" calcext:value-type="float">
            <text:p>7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56" calcext:value-type="float">
            <text:p>86.56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130.9206" calcext:value-type="float">
            <text:p>130.9206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7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83" calcext:value-type="float">
            <text:p>84.83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133.6071" calcext:value-type="float">
            <text:p>133.6071</text:p>
          </table:table-cell>
          <table:table-cell table:style-name="ce2" office:value-type="float" office:value="7.68" calcext:value-type="float">
            <text:p>7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42.6635" calcext:value-type="float">
            <text:p>142.6635</text:p>
          </table:table-cell>
          <table:table-cell table:style-name="ce2" office:value-type="float" office:value="9.01" calcext:value-type="float">
            <text:p>9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6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134.5731" calcext:value-type="float">
            <text:p>134.5731</text:p>
          </table:table-cell>
          <table:table-cell table:style-name="ce2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71" calcext:value-type="float">
            <text:p>81.71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32459" calcext:value-type="float">
            <text:p>132459</text:p>
          </table:table-cell>
          <table:table-cell table:style-name="ce2" office:value-type="float" office:value="6.99" calcext:value-type="float">
            <text:p>6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24" calcext:value-type="float">
            <text:p>84.24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133.1305" calcext:value-type="float">
            <text:p>133.1305</text:p>
          </table:table-cell>
          <table:table-cell table:style-name="ce2" office:value-type="float" office:value="7.45" calcext:value-type="float">
            <text:p>7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38" calcext:value-type="float">
            <text:p>86.38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137669" calcext:value-type="float">
            <text:p>137669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64" calcext:value-type="float">
            <text:p>86.64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144.6026" calcext:value-type="float">
            <text:p>144.6026</text:p>
          </table:table-cell>
          <table:table-cell table:style-name="ce2" office:value-type="float" office:value="6.46" calcext:value-type="float">
            <text:p>6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3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22" calcext:value-type="float">
            <text:p>86.22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142.7336" calcext:value-type="float">
            <text:p>142.7336</text:p>
          </table:table-cell>
          <table:table-cell table:style-name="ce2" office:value-type="float" office:value="6.11" calcext:value-type="float">
            <text:p>6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68" calcext:value-type="float">
            <text:p>85.68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140.6259" calcext:value-type="float">
            <text:p>140.6259</text:p>
          </table:table-cell>
          <table:table-cell table:style-name="ce2" office:value-type="float" office:value="6.15" calcext:value-type="float">
            <text:p>6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53" calcext:value-type="float">
            <text:p>85.53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53.9994" calcext:value-type="float">
            <text:p>153.9994</text:p>
          </table:table-cell>
          <table:table-cell table:style-name="ce2" office:value-type="float" office:value="5.09" calcext:value-type="float">
            <text:p>5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2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39" calcext:value-type="float">
            <text:p>86.39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152.3151" calcext:value-type="float">
            <text:p>152.3151</text:p>
          </table:table-cell>
          <table:table-cell table:style-name="ce2" office:value-type="float" office:value="4.43" calcext:value-type="float">
            <text:p>4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52" calcext:value-type="float">
            <text:p>87.52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162.7545" calcext:value-type="float">
            <text:p>162.7545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24" calcext:value-type="float">
            <text:p>87.24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166.3479" calcext:value-type="float">
            <text:p>166.3479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23" calcext:value-type="float">
            <text:p>87.23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171683" calcext:value-type="float">
            <text:p>171683</text:p>
          </table:table-cell>
          <table:table-cell table:style-name="ce2" office:value-type="float" office:value="4.16" calcext:value-type="float">
            <text:p>4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3-01-2018 00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6" calcext:value-type="float">
            <text:p>87.6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177.7473" calcext:value-type="float">
            <text:p>177.7473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22" calcext:value-type="float">
            <text:p>88.22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80.2382" calcext:value-type="float">
            <text:p>180.2382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25" calcext:value-type="float">
            <text:p>88.25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184.8035" calcext:value-type="float">
            <text:p>184.8035</text:p>
          </table:table-cell>
          <table:table-cell table:style-name="ce2" office:value-type="float" office:value="4.09" calcext:value-type="float">
            <text:p>4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41" calcext:value-type="float">
            <text:p>89.41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182.7548" calcext:value-type="float">
            <text:p>182.7548</text:p>
          </table:table-cell>
          <table:table-cell table:style-name="ce2" office:value-type="float" office:value="4.17" calcext:value-type="float">
            <text:p>4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02" calcext:value-type="float">
            <text:p>89.02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179168" calcext:value-type="float">
            <text:p>179168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53" calcext:value-type="float">
            <text:p>89.53</text:p>
          </table:table-cell>
          <table:table-cell table:style-name="ce2" office:value-type="float" office:value="4.49" calcext:value-type="float">
            <text:p>4.49</text:p>
          </table:table-cell>
          <table:table-cell table:style-name="ce2" office:value-type="float" office:value="184.9437" calcext:value-type="float">
            <text:p>184.9437</text:p>
          </table:table-cell>
          <table:table-cell table:style-name="ce2" office:value-type="float" office:value="3.86" calcext:value-type="float">
            <text:p>3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1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06" calcext:value-type="float">
            <text:p>90.06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97.4769" calcext:value-type="float">
            <text:p>197.4769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42" calcext:value-type="float">
            <text:p>90.42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200.8708" calcext:value-type="float">
            <text:p>200.8708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20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72" calcext:value-type="float">
            <text:p>90.72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12.2179" calcext:value-type="float">
            <text:p>212.2179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9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15" calcext:value-type="float">
            <text:p>91.15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14.6195" calcext:value-type="float">
            <text:p>214.6195</text:p>
          </table:table-cell>
          <table:table-cell table:style-name="ce2" office:value-type="float" office:value="4.17" calcext:value-type="float">
            <text:p>4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85" calcext:value-type="float">
            <text:p>91.85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213.0939" calcext:value-type="float">
            <text:p>213.0939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08" calcext:value-type="float">
            <text:p>91.08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197.7029" calcext:value-type="float">
            <text:p>197.7029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23" calcext:value-type="float">
            <text:p>90.23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189.6801" calcext:value-type="float">
            <text:p>189.6801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63" calcext:value-type="float">
            <text:p>89.63</text:p>
          </table:table-cell>
          <table:table-cell table:style-name="ce2" office:value-type="float" office:value="4.48" calcext:value-type="float">
            <text:p>4.48</text:p>
          </table:table-cell>
          <table:table-cell table:style-name="ce2" office:value-type="float" office:value="199.7761" calcext:value-type="float">
            <text:p>199.7761</text:p>
          </table:table-cell>
          <table:table-cell table:style-name="ce2" office:value-type="float" office:value="2.95" calcext:value-type="float">
            <text:p>2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54" calcext:value-type="float">
            <text:p>89.54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210.1281" calcext:value-type="float">
            <text:p>210.1281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39" calcext:value-type="float">
            <text:p>88.39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210.8175" calcext:value-type="float">
            <text:p>210.8175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6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4" calcext:value-type="float">
            <text:p>86.4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208.9733" calcext:value-type="float">
            <text:p>208.9733</text:p>
          </table:table-cell>
          <table:table-cell table:style-name="ce2" office:value-type="float" office:value="3.74" calcext:value-type="float">
            <text:p>3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5:30:00 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84.78" calcext:value-type="float">
            <text:p>84.78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17.0584" calcext:value-type="float">
            <text:p>217.0584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5:00:00 </text:p>
          </table:table-cell>
          <table:table-cell table:style-name="ce2" office:value-type="float" office:value="25.43" calcext:value-type="float">
            <text:p>25.43</text:p>
          </table:table-cell>
          <table:table-cell table:style-name="ce2" office:value-type="float" office:value="83.87" calcext:value-type="float">
            <text:p>83.87</text:p>
          </table:table-cell>
          <table:table-cell table:style-name="ce2" office:value-type="float" office:value="5.61" calcext:value-type="float">
            <text:p>5.61</text:p>
          </table:table-cell>
          <table:table-cell table:style-name="ce2" office:value-type="float" office:value="218019" calcext:value-type="float">
            <text:p>218019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4:30:00 </text:p>
          </table:table-cell>
          <table:table-cell table:style-name="ce2" office:value-type="float" office:value="58.73" calcext:value-type="float">
            <text:p>58.73</text:p>
          </table:table-cell>
          <table:table-cell table:style-name="ce2" office:value-type="float" office:value="82.84" calcext:value-type="float">
            <text:p>82.8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27614" calcext:value-type="float">
            <text:p>227614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4:00:00 </text:p>
          </table:table-cell>
          <table:table-cell table:style-name="ce2" office:value-type="float" office:value="94.09" calcext:value-type="float">
            <text:p>94.09</text:p>
          </table:table-cell>
          <table:table-cell table:style-name="ce2" office:value-type="float" office:value="82.74" calcext:value-type="float">
            <text:p>82.74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19.7287" calcext:value-type="float">
            <text:p>219.7287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3:30:00 </text:p>
          </table:table-cell>
          <table:table-cell table:style-name="ce2" office:value-type="float" office:value="98.51" calcext:value-type="float">
            <text:p>98.51</text:p>
          </table:table-cell>
          <table:table-cell table:style-name="ce2" office:value-type="float" office:value="83.49" calcext:value-type="float">
            <text:p>83.4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27497" calcext:value-type="float">
            <text:p>22749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3:00:00 </text:p>
          </table:table-cell>
          <table:table-cell table:style-name="ce2" office:value-type="float" office:value="126.1" calcext:value-type="float">
            <text:p>126.1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15.3974" calcext:value-type="float">
            <text:p>215.3974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2:30:00 </text:p>
          </table:table-cell>
          <table:table-cell table:style-name="ce2" office:value-type="float" office:value="121.99" calcext:value-type="float">
            <text:p>121.99</text:p>
          </table:table-cell>
          <table:table-cell table:style-name="ce2" office:value-type="float" office:value="83.15" calcext:value-type="float">
            <text:p>83.15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212.2332" calcext:value-type="float">
            <text:p>212.2332</text:p>
          </table:table-cell>
          <table:table-cell table:style-name="ce2" office:value-type="float" office:value="3.09" calcext:value-type="float">
            <text:p>3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2:00:00 </text:p>
          </table:table-cell>
          <table:table-cell table:style-name="ce2" office:value-type="float" office:value="96.09" calcext:value-type="float">
            <text:p>96.09</text:p>
          </table:table-cell>
          <table:table-cell table:style-name="ce2" office:value-type="float" office:value="83.09" calcext:value-type="float">
            <text:p>83.09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office:value-type="float" office:value="217.3493" calcext:value-type="float">
            <text:p>217.3493</text:p>
          </table:table-cell>
          <table:table-cell table:style-name="ce2" office:value-type="float" office:value="3.14" calcext:value-type="float">
            <text:p>3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1:30:00 </text:p>
          </table:table-cell>
          <table:table-cell table:style-name="ce2" office:value-type="float" office:value="116.4" calcext:value-type="float">
            <text:p>116.4</text:p>
          </table:table-cell>
          <table:table-cell table:style-name="ce2" office:value-type="float" office:value="82.79" calcext:value-type="float">
            <text:p>82.79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234097" calcext:value-type="float">
            <text:p>234097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1:00:00 </text:p>
          </table:table-cell>
          <table:table-cell table:style-name="ce2" office:value-type="float" office:value="185.57" calcext:value-type="float">
            <text:p>185.57</text:p>
          </table:table-cell>
          <table:table-cell table:style-name="ce2" office:value-type="float" office:value="84.46" calcext:value-type="float">
            <text:p>84.46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226.02" calcext:value-type="float">
            <text:p>226.02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0:30:00 </text:p>
          </table:table-cell>
          <table:table-cell table:style-name="ce2" office:value-type="float" office:value="107.88" calcext:value-type="float">
            <text:p>107.88</text:p>
          </table:table-cell>
          <table:table-cell table:style-name="ce2" office:value-type="float" office:value="86.92" calcext:value-type="float">
            <text:p>86.92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19.0881" calcext:value-type="float">
            <text:p>219.0881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10:00:00 </text:p>
          </table:table-cell>
          <table:table-cell table:style-name="ce2" office:value-type="float" office:value="38.04" calcext:value-type="float">
            <text:p>38.04</text:p>
          </table:table-cell>
          <table:table-cell table:style-name="ce2" office:value-type="float" office:value="87.98" calcext:value-type="float">
            <text:p>87.9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37.6559" calcext:value-type="float">
            <text:p>237.6559</text:p>
          </table:table-cell>
          <table:table-cell table:style-name="ce2" office:value-type="float" office:value="4.01" calcext:value-type="float">
            <text:p>4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9:30:00 </text:p>
          </table:table-cell>
          <table:table-cell table:style-name="ce2" office:value-type="float" office:value="20.79" calcext:value-type="float">
            <text:p>20.79</text:p>
          </table:table-cell>
          <table:table-cell table:style-name="ce2" office:value-type="float" office:value="87.97" calcext:value-type="float">
            <text:p>87.97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241.7953" calcext:value-type="float">
            <text:p>241.7953</text:p>
          </table:table-cell>
          <table:table-cell table:style-name="ce2" office:value-type="float" office:value="4.59" calcext:value-type="float">
            <text:p>4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9:00:00 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87.64" calcext:value-type="float">
            <text:p>87.64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239.4254" calcext:value-type="float">
            <text:p>239.4254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8:30:00 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87.73" calcext:value-type="float">
            <text:p>87.73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219975" calcext:value-type="float">
            <text:p>219975</text:p>
          </table:table-cell>
          <table:table-cell table:style-name="ce2" office:value-type="float" office:value="3.65" calcext:value-type="float">
            <text:p>3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8:00:00 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213.4268" calcext:value-type="float">
            <text:p>213.4268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8.89" calcext:value-type="float">
            <text:p>88.89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210.2391" calcext:value-type="float">
            <text:p>210.239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31" calcext:value-type="float">
            <text:p>88.31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194.6158" calcext:value-type="float">
            <text:p>194.6158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8.77" calcext:value-type="float">
            <text:p>88.77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209.6999" calcext:value-type="float">
            <text:p>209.6999</text:p>
          </table:table-cell>
          <table:table-cell table:style-name="ce2" office:value-type="float" office:value="3.46" calcext:value-type="float">
            <text:p>3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34" calcext:value-type="float">
            <text:p>88.34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203.6087" calcext:value-type="float">
            <text:p>203.6087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38" calcext:value-type="float">
            <text:p>87.38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213.3221" calcext:value-type="float">
            <text:p>213.3221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212334" calcext:value-type="float">
            <text:p>212334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48" calcext:value-type="float">
            <text:p>86.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9.7449" calcext:value-type="float">
            <text:p>209.7449</text:p>
          </table:table-cell>
          <table:table-cell table:style-name="ce2" office:value-type="float" office:value="4.03" calcext:value-type="float">
            <text:p>4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21" calcext:value-type="float">
            <text:p>86.21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201.1352" calcext:value-type="float">
            <text:p>201.1352</text:p>
          </table:table-cell>
          <table:table-cell table:style-name="ce2" office:value-type="float" office:value="3.66" calcext:value-type="float">
            <text:p>3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95" calcext:value-type="float">
            <text:p>85.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6.1351" calcext:value-type="float">
            <text:p>206.1351</text:p>
          </table:table-cell>
          <table:table-cell table:style-name="ce2" office:value-type="float" office:value="3.95" calcext:value-type="float">
            <text:p>3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43" calcext:value-type="float">
            <text:p>85.43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10.6738" calcext:value-type="float">
            <text:p>210.6738</text:p>
          </table:table-cell>
          <table:table-cell table:style-name="ce2" office:value-type="float" office:value="4.37" calcext:value-type="float">
            <text:p>4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31" calcext:value-type="float">
            <text:p>85.3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98.1992" calcext:value-type="float">
            <text:p>198.1992</text:p>
          </table:table-cell>
          <table:table-cell table:style-name="ce2" office:value-type="float" office:value="4.63" calcext:value-type="float">
            <text:p>4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92" calcext:value-type="float">
            <text:p>84.92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00698" calcext:value-type="float">
            <text:p>200698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56" calcext:value-type="float">
            <text:p>84.56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198.01" calcext:value-type="float">
            <text:p>198.01</text:p>
          </table:table-cell>
          <table:table-cell table:style-name="ce2" office:value-type="float" office:value="4.73" calcext:value-type="float">
            <text:p>4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68" calcext:value-type="float">
            <text:p>84.68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195.9951" calcext:value-type="float">
            <text:p>195.9951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03" calcext:value-type="float">
            <text:p>85.03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06.2351" calcext:value-type="float">
            <text:p>206.2351</text:p>
          </table:table-cell>
          <table:table-cell table:style-name="ce2" office:value-type="float" office:value="5.04" calcext:value-type="float">
            <text:p>5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2-01-2018 0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46" calcext:value-type="float">
            <text:p>84.46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197.8402" calcext:value-type="float">
            <text:p>197.8402</text:p>
          </table:table-cell>
          <table:table-cell table:style-name="ce2" office:value-type="float" office:value="4.82" calcext:value-type="float">
            <text:p>4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57" calcext:value-type="float">
            <text:p>83.57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198.8221" calcext:value-type="float">
            <text:p>198.8221</text:p>
          </table:table-cell>
          <table:table-cell table:style-name="ce2" office:value-type="float" office:value="4.48" calcext:value-type="float">
            <text:p>4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04.2333" calcext:value-type="float">
            <text:p>204.233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2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09" calcext:value-type="float">
            <text:p>85.09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203.4133" calcext:value-type="float">
            <text:p>203.4133</text:p>
          </table:table-cell>
          <table:table-cell table:style-name="ce2" office:value-type="float" office:value="4.57" calcext:value-type="float">
            <text:p>4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39" calcext:value-type="float">
            <text:p>84.39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203459" calcext:value-type="float">
            <text:p>203459</text:p>
          </table:table-cell>
          <table:table-cell table:style-name="ce2" office:value-type="float" office:value="4.51" calcext:value-type="float">
            <text:p>4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1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65" calcext:value-type="float">
            <text:p>83.6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06.2935" calcext:value-type="float">
            <text:p>206.2935</text:p>
          </table:table-cell>
          <table:table-cell table:style-name="ce2" office:value-type="float" office:value="4.89" calcext:value-type="float">
            <text:p>4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06" calcext:value-type="float">
            <text:p>84.06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206.8366" calcext:value-type="float">
            <text:p>206.8366</text:p>
          </table:table-cell>
          <table:table-cell table:style-name="ce2" office:value-type="float" office:value="5.23" calcext:value-type="float">
            <text:p>5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201.2505" calcext:value-type="float">
            <text:p>201.2505</text:p>
          </table:table-cell>
          <table:table-cell table:style-name="ce2" office:value-type="float" office:value="4.68" calcext:value-type="float">
            <text:p>4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20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42" calcext:value-type="float">
            <text:p>83.42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203.9376" calcext:value-type="float">
            <text:p>203.9376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9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16" calcext:value-type="float">
            <text:p>83.16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202.1873" calcext:value-type="float">
            <text:p>202.1873</text:p>
          </table:table-cell>
          <table:table-cell table:style-name="ce2" office:value-type="float" office:value="4.81" calcext:value-type="float">
            <text:p>4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64" calcext:value-type="float">
            <text:p>81.64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209.4759" calcext:value-type="float">
            <text:p>209.4759</text:p>
          </table:table-cell>
          <table:table-cell table:style-name="ce2" office:value-type="float" office:value="5.53" calcext:value-type="float">
            <text:p>5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54" calcext:value-type="float">
            <text:p>80.54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203.8753" calcext:value-type="float">
            <text:p>203.8753</text:p>
          </table:table-cell>
          <table:table-cell table:style-name="ce2" office:value-type="float" office:value="5.09" calcext:value-type="float">
            <text:p>5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0.49" calcext:value-type="float">
            <text:p>80.49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office:value-type="float" office:value="211.6075" calcext:value-type="float">
            <text:p>211.6075</text:p>
          </table:table-cell>
          <table:table-cell table:style-name="ce2" office:value-type="float" office:value="5.96" calcext:value-type="float">
            <text:p>5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210.0741" calcext:value-type="float">
            <text:p>210.0741</text:p>
          </table:table-cell>
          <table:table-cell table:style-name="ce2" office:value-type="float" office:value="6.63" calcext:value-type="float">
            <text:p>6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41" calcext:value-type="float">
            <text:p>79.41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211.2527" calcext:value-type="float">
            <text:p>211.2527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6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8.79" calcext:value-type="float">
            <text:p>78.79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215.0508" calcext:value-type="float">
            <text:p>215.0508</text:p>
          </table:table-cell>
          <table:table-cell table:style-name="ce2" office:value-type="float" office:value="7.01" calcext:value-type="float">
            <text:p>7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6: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78.64" calcext:value-type="float">
            <text:p>78.64</text:p>
          </table:table-cell>
          <table:table-cell table:style-name="ce2" office:value-type="float" office:value="5.79" calcext:value-type="float">
            <text:p>5.79</text:p>
          </table:table-cell>
          <table:table-cell table:style-name="ce2" office:value-type="float" office:value="219.5478" calcext:value-type="float">
            <text:p>219.5478</text:p>
          </table:table-cell>
          <table:table-cell table:style-name="ce2" office:value-type="float" office:value="8.85" calcext:value-type="float">
            <text:p>8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5:30:00 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77.6" calcext:value-type="float">
            <text:p>77.6</text:p>
          </table:table-cell>
          <table:table-cell table:style-name="ce2" office:value-type="float" office:value="5.94" calcext:value-type="float">
            <text:p>5.94</text:p>
          </table:table-cell>
          <table:table-cell table:style-name="ce2" office:value-type="float" office:value="216.9416" calcext:value-type="float">
            <text:p>216.9416</text:p>
          </table:table-cell>
          <table:table-cell table:style-name="ce2" office:value-type="float" office:value="7.26" calcext:value-type="float">
            <text:p>7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5:00:00 </text:p>
          </table:table-cell>
          <table:table-cell table:style-name="ce2" office:value-type="float" office:value="19.52" calcext:value-type="float">
            <text:p>19.52</text:p>
          </table:table-cell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1.4552" calcext:value-type="float">
            <text:p>221.4552</text:p>
          </table:table-cell>
          <table:table-cell table:style-name="ce2" office:value-type="float" office:value="7.49" calcext:value-type="float">
            <text:p>7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4:30:00 </text:p>
          </table:table-cell>
          <table:table-cell table:style-name="ce2" office:value-type="float" office:value="22.36" calcext:value-type="float">
            <text:p>22.36</text:p>
          </table:table-cell>
          <table:table-cell table:style-name="ce2" office:value-type="float" office:value="77.68" calcext:value-type="float">
            <text:p>77.68</text:p>
          </table:table-cell>
          <table:table-cell table:style-name="ce2" office:value-type="float" office:value="5.74" calcext:value-type="float">
            <text:p>5.74</text:p>
          </table:table-cell>
          <table:table-cell table:style-name="ce2" office:value-type="float" office:value="218.7529" calcext:value-type="float">
            <text:p>218.7529</text:p>
          </table:table-cell>
          <table:table-cell table:style-name="ce2" office:value-type="float" office:value="7.63" calcext:value-type="float">
            <text:p>7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4:00:00 </text:p>
          </table:table-cell>
          <table:table-cell table:style-name="ce2" office:value-type="float" office:value="7.37" calcext:value-type="float">
            <text:p>7.37</text:p>
          </table:table-cell>
          <table:table-cell table:style-name="ce2" office:value-type="float" office:value="80.01" calcext:value-type="float">
            <text:p>80.01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227332" calcext:value-type="float">
            <text:p>227332</text:p>
          </table:table-cell>
          <table:table-cell table:style-name="ce2" office:value-type="float" office:value="7.67" calcext:value-type="float">
            <text:p>7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3:30:00 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81.28" calcext:value-type="float">
            <text:p>81.28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222.7162" calcext:value-type="float">
            <text:p>222.7162</text:p>
          </table:table-cell>
          <table:table-cell table:style-name="ce2" office:value-type="float" office:value="8.38" calcext:value-type="float">
            <text:p>8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3:00:00 </text:p>
          </table:table-cell>
          <table:table-cell table:style-name="ce2" office:value-type="float" office:value="23.22" calcext:value-type="float">
            <text:p>23.22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229.1471" calcext:value-type="float">
            <text:p>229.1471</text:p>
          </table:table-cell>
          <table:table-cell table:style-name="ce2" office:value-type="float" office:value="9.34" calcext:value-type="float">
            <text:p>9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2:30:00 </text:p>
          </table:table-cell>
          <table:table-cell table:style-name="ce2" office:value-type="float" office:value="35.67" calcext:value-type="float">
            <text:p>35.67</text:p>
          </table:table-cell>
          <table:table-cell table:style-name="ce2" office:value-type="float" office:value="85.73" calcext:value-type="float">
            <text:p>85.73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218.4343" calcext:value-type="float">
            <text:p>218.4343</text:p>
          </table:table-cell>
          <table:table-cell table:style-name="ce2" office:value-type="float" office:value="6.74" calcext:value-type="float">
            <text:p>6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2:00:00 </text:p>
          </table:table-cell>
          <table:table-cell table:style-name="ce2" office:value-type="float" office:value="40.25" calcext:value-type="float">
            <text:p>40.25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217.0858" calcext:value-type="float">
            <text:p>217.0858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1:30:00 </text:p>
          </table:table-cell>
          <table:table-cell table:style-name="ce2" office:value-type="float" office:value="39.72" calcext:value-type="float">
            <text:p>39.72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6.02" calcext:value-type="float">
            <text:p>6.02</text:p>
          </table:table-cell>
          <table:table-cell table:style-name="ce2" office:value-type="float" office:value="205.8564" calcext:value-type="float">
            <text:p>205.856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1:00:00 </text:p>
          </table:table-cell>
          <table:table-cell table:style-name="ce2" office:value-type="float" office:value="70.91" calcext:value-type="float">
            <text:p>70.91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205.4841" calcext:value-type="float">
            <text:p>205.4841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0:30:00 </text:p>
          </table:table-cell>
          <table:table-cell table:style-name="ce2" office:value-type="float" office:value="47.01" calcext:value-type="float">
            <text:p>47.01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6.48" calcext:value-type="float">
            <text:p>6.48</text:p>
          </table:table-cell>
          <table:table-cell table:style-name="ce2" office:value-type="float" office:value="208.1862" calcext:value-type="float">
            <text:p>208.1862</text:p>
          </table:table-cell>
          <table:table-cell table:style-name="ce2" office:value-type="float" office:value="6.83" calcext:value-type="float">
            <text:p>6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10:00:00 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82.91" calcext:value-type="float">
            <text:p>82.91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208.3988" calcext:value-type="float">
            <text:p>208.3988</text:p>
          </table:table-cell>
          <table:table-cell table:style-name="ce2" office:value-type="float" office:value="7.17" calcext:value-type="float">
            <text:p>7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9:30:00 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83.61" calcext:value-type="float">
            <text:p>83.61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92.6863" calcext:value-type="float">
            <text:p>192.6863</text:p>
          </table:table-cell>
          <table:table-cell table:style-name="ce2" office:value-type="float" office:value="7.91" calcext:value-type="float">
            <text:p>7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9:00:00 </text:p>
          </table:table-cell>
          <table:table-cell table:style-name="ce2" office:value-type="float" office:value="8.03" calcext:value-type="float">
            <text:p>8.03</text:p>
          </table:table-cell>
          <table:table-cell table:style-name="ce2" office:value-type="float" office:value="83.89" calcext:value-type="float">
            <text:p>83.89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186.6135" calcext:value-type="float">
            <text:p>186.6135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8:30:00 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84.06" calcext:value-type="float">
            <text:p>84.06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189.8351" calcext:value-type="float">
            <text:p>189.8351</text:p>
          </table:table-cell>
          <table:table-cell table:style-name="ce2" office:value-type="float" office:value="5.48" calcext:value-type="float">
            <text:p>5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3.91" calcext:value-type="float">
            <text:p>83.91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202.4403" calcext:value-type="float">
            <text:p>202.4403</text:p>
          </table:table-cell>
          <table:table-cell table:style-name="ce2" office:value-type="float" office:value="5.96" calcext:value-type="float">
            <text:p>5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67" calcext:value-type="float">
            <text:p>85.67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205.6811" calcext:value-type="float">
            <text:p>205.6811</text:p>
          </table:table-cell>
          <table:table-cell table:style-name="ce2" office:value-type="float" office:value="5.83" calcext:value-type="float">
            <text:p>5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73" calcext:value-type="float">
            <text:p>88.73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199.3369" calcext:value-type="float">
            <text:p>199.3369</text:p>
          </table:table-cell>
          <table:table-cell table:style-name="ce2" office:value-type="float" office:value="5.84" calcext:value-type="float">
            <text:p>5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0.21" calcext:value-type="float">
            <text:p>90.21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202.0281" calcext:value-type="float">
            <text:p>202.0281</text:p>
          </table:table-cell>
          <table:table-cell table:style-name="ce2" office:value-type="float" office:value="6.15" calcext:value-type="float">
            <text:p>6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6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1.09" calcext:value-type="float">
            <text:p>91.09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187.8246" calcext:value-type="float">
            <text:p>187.8246</text:p>
          </table:table-cell>
          <table:table-cell table:style-name="ce2" office:value-type="float" office:value="5.88" calcext:value-type="float">
            <text:p>5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2.23" calcext:value-type="float">
            <text:p>92.2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88.0138" calcext:value-type="float">
            <text:p>188.0138</text:p>
          </table:table-cell>
          <table:table-cell table:style-name="ce2" office:value-type="float" office:value="4.98" calcext:value-type="float">
            <text:p>4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5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3.25" calcext:value-type="float">
            <text:p>93.25</text:p>
          </table:table-cell>
          <table:table-cell table:style-name="ce2" office:value-type="float" office:value="6.97" calcext:value-type="float">
            <text:p>6.97</text:p>
          </table:table-cell>
          <table:table-cell table:style-name="ce2" office:value-type="float" office:value="198.5518" calcext:value-type="float">
            <text:p>198.5518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4.44" calcext:value-type="float">
            <text:p>94.44</text:p>
          </table:table-cell>
          <table:table-cell table:style-name="ce2" office:value-type="float" office:value="7.16" calcext:value-type="float">
            <text:p>7.16</text:p>
          </table:table-cell>
          <table:table-cell table:style-name="ce2" office:value-type="float" office:value="193.6234" calcext:value-type="float">
            <text:p>193.6234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5.25" calcext:value-type="float">
            <text:p>95.25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199169" calcext:value-type="float">
            <text:p>199169</text:p>
          </table:table-cell>
          <table:table-cell table:style-name="ce2" office:value-type="float" office:value="3.83" calcext:value-type="float">
            <text:p>3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3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5.23" calcext:value-type="float">
            <text:p>95.23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187.2876" calcext:value-type="float">
            <text:p>187.2876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4.83" calcext:value-type="float">
            <text:p>94.83</text:p>
          </table:table-cell>
          <table:table-cell table:style-name="ce2" office:value-type="float" office:value="7.11" calcext:value-type="float">
            <text:p>7.11</text:p>
          </table:table-cell>
          <table:table-cell table:style-name="ce2" office:value-type="float" office:value="174923" calcext:value-type="float">
            <text:p>174923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4.41" calcext:value-type="float">
            <text:p>94.41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169.1278" calcext:value-type="float">
            <text:p>169.1278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2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4.02" calcext:value-type="float">
            <text:p>94.02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71.0396" calcext:value-type="float">
            <text:p>171.0396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3.25" calcext:value-type="float">
            <text:p>93.25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174.8792" calcext:value-type="float">
            <text:p>174.8792</text:p>
          </table:table-cell>
          <table:table-cell table:style-name="ce2" office:value-type="float" office:value="3.95" calcext:value-type="float">
            <text:p>3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63" calcext:value-type="float">
            <text:p>92.63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180.8235" calcext:value-type="float">
            <text:p>180.8235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0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2.45" calcext:value-type="float">
            <text:p>92.45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179.5313" calcext:value-type="float">
            <text:p>179.5313</text:p>
          </table:table-cell>
          <table:table-cell table:style-name="ce2" office:value-type="float" office:value="3.74" calcext:value-type="float">
            <text:p>3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1-01-2018 00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3.29" calcext:value-type="float">
            <text:p>93.29</text:p>
          </table:table-cell>
          <table:table-cell table:style-name="ce2" office:value-type="float" office:value="7.12" calcext:value-type="float">
            <text:p>7.12</text:p>
          </table:table-cell>
          <table:table-cell table:style-name="ce2" office:value-type="float" office:value="191.0524" calcext:value-type="float">
            <text:p>191.0524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3:3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3.25" calcext:value-type="float">
            <text:p>93.25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183.6497" calcext:value-type="float">
            <text:p>183.6497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3:0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3.19" calcext:value-type="float">
            <text:p>93.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0.3515" calcext:value-type="float">
            <text:p>180.3515</text:p>
          </table:table-cell>
          <table:table-cell table:style-name="ce2" office:value-type="float" office:value="3.24" calcext:value-type="float">
            <text:p>3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2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3.14" calcext:value-type="float">
            <text:p>93.14</text:p>
          </table:table-cell>
          <table:table-cell table:style-name="ce2" office:value-type="float" office:value="6.95" calcext:value-type="float">
            <text:p>6.95</text:p>
          </table:table-cell>
          <table:table-cell table:style-name="ce2" office:value-type="float" office:value="183.7905" calcext:value-type="float">
            <text:p>183.7905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2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2.84" calcext:value-type="float">
            <text:p>92.84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192.5946" calcext:value-type="float">
            <text:p>192.5946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2.1" calcext:value-type="float">
            <text:p>92.1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191.4729" calcext:value-type="float">
            <text:p>191.4729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69" calcext:value-type="float">
            <text:p>91.6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0.3048" calcext:value-type="float">
            <text:p>190.3048</text:p>
          </table:table-cell>
          <table:table-cell table:style-name="ce2" office:value-type="float" office:value="4.51" calcext:value-type="float">
            <text:p>4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77" calcext:value-type="float">
            <text:p>91.77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97.2534" calcext:value-type="float">
            <text:p>197.2534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81" calcext:value-type="float">
            <text:p>91.81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210.3333" calcext:value-type="float">
            <text:p>210.3333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9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89" calcext:value-type="float">
            <text:p>90.89</text:p>
          </table:table-cell>
          <table:table-cell table:style-name="ce2" office:value-type="float" office:value="7.53" calcext:value-type="float">
            <text:p>7.53</text:p>
          </table:table-cell>
          <table:table-cell table:style-name="ce2" office:value-type="float" office:value="203.2144" calcext:value-type="float">
            <text:p>203.2144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9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1.03" calcext:value-type="float">
            <text:p>91.03</text:p>
          </table:table-cell>
          <table:table-cell table:style-name="ce2" office:value-type="float" office:value="7.53" calcext:value-type="float">
            <text:p>7.53</text:p>
          </table:table-cell>
          <table:table-cell table:style-name="ce2" office:value-type="float" office:value="207.9596" calcext:value-type="float">
            <text:p>207.959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8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7.26" calcext:value-type="float">
            <text:p>7.26</text:p>
          </table:table-cell>
          <table:table-cell table:style-name="ce2" office:value-type="float" office:value="199.1938" calcext:value-type="float">
            <text:p>199.1938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8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4.44" calcext:value-type="float">
            <text:p>94.44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210.7189" calcext:value-type="float">
            <text:p>210.718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7:3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95.02" calcext:value-type="float">
            <text:p>95.02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199.7352" calcext:value-type="float">
            <text:p>199.7352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7:0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4.45" calcext:value-type="float">
            <text:p>94.45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178.4646" calcext:value-type="float">
            <text:p>178.4646</text:p>
          </table:table-cell>
          <table:table-cell table:style-name="ce2" office:value-type="float" office:value="5.87" calcext:value-type="float">
            <text:p>5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6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3.95" calcext:value-type="float">
            <text:p>93.95</text:p>
          </table:table-cell>
          <table:table-cell table:style-name="ce2" office:value-type="float" office:value="5.97" calcext:value-type="float">
            <text:p>5.97</text:p>
          </table:table-cell>
          <table:table-cell table:style-name="ce2" office:value-type="float" office:value="171.0711" calcext:value-type="float">
            <text:p>171.0711</text:p>
          </table:table-cell>
          <table:table-cell table:style-name="ce2" office:value-type="float" office:value="6.07" calcext:value-type="float">
            <text:p>6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6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2.92" calcext:value-type="float">
            <text:p>92.92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157.7108" calcext:value-type="float">
            <text:p>157.7108</text:p>
          </table:table-cell>
          <table:table-cell table:style-name="ce2" office:value-type="float" office:value="6.35" calcext:value-type="float">
            <text:p>6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5:30:00 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91.69" calcext:value-type="float">
            <text:p>91.69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155.0991" calcext:value-type="float">
            <text:p>155.0991</text:p>
          </table:table-cell>
          <table:table-cell table:style-name="ce2" office:value-type="float" office:value="6.01" calcext:value-type="float">
            <text:p>6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5:00:00 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90.73" calcext:value-type="float">
            <text:p>90.73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152.6867" calcext:value-type="float">
            <text:p>152.6867</text:p>
          </table:table-cell>
          <table:table-cell table:style-name="ce2" office:value-type="float" office:value="6.06" calcext:value-type="float">
            <text:p>6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4:30:00 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90.75" calcext:value-type="float">
            <text:p>90.75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150.8985" calcext:value-type="float">
            <text:p>150.8985</text:p>
          </table:table-cell>
          <table:table-cell table:style-name="ce2" office:value-type="float" office:value="5.58" calcext:value-type="float">
            <text:p>5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4:00:00 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91.05" calcext:value-type="float">
            <text:p>91.05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154.0903" calcext:value-type="float">
            <text:p>154.0903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3:30:00 </text:p>
          </table:table-cell>
          <table:table-cell table:style-name="ce2" office:value-type="float" office:value="22.42" calcext:value-type="float">
            <text:p>22.42</text:p>
          </table:table-cell>
          <table:table-cell table:style-name="ce2" office:value-type="float" office:value="92.04" calcext:value-type="float">
            <text:p>92.04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159.9864" calcext:value-type="float">
            <text:p>159.9864</text:p>
          </table:table-cell>
          <table:table-cell table:style-name="ce2" office:value-type="float" office:value="4.91" calcext:value-type="float">
            <text:p>4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3:00:00 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159.6268" calcext:value-type="float">
            <text:p>159.6268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2:30:00 </text:p>
          </table:table-cell>
          <table:table-cell table:style-name="ce2" office:value-type="float" office:value="27.46" calcext:value-type="float">
            <text:p>27.46</text:p>
          </table:table-cell>
          <table:table-cell table:style-name="ce2" office:value-type="float" office:value="93.26" calcext:value-type="float">
            <text:p>93.2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61026" calcext:value-type="float">
            <text:p>16102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2:00:00 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92.78" calcext:value-type="float">
            <text:p>92.78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156.8174" calcext:value-type="float">
            <text:p>156.8174</text:p>
          </table:table-cell>
          <table:table-cell table:style-name="ce2" office:value-type="float" office:value="4.53" calcext:value-type="float">
            <text:p>4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1:30:00 </text:p>
          </table:table-cell>
          <table:table-cell table:style-name="ce2" office:value-type="float" office:value="24.22" calcext:value-type="float">
            <text:p>24.22</text:p>
          </table:table-cell>
          <table:table-cell table:style-name="ce2" office:value-type="float" office:value="89.98" calcext:value-type="float">
            <text:p>89.98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148.4723" calcext:value-type="float">
            <text:p>148.472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1:00:00 </text:p>
          </table:table-cell>
          <table:table-cell table:style-name="ce2" office:value-type="float" office:value="32.42" calcext:value-type="float">
            <text:p>32.42</text:p>
          </table:table-cell>
          <table:table-cell table:style-name="ce2" office:value-type="float" office:value="87.11" calcext:value-type="float">
            <text:p>87.11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46.5523" calcext:value-type="float">
            <text:p>146.552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0:30:00 </text:p>
          </table:table-cell>
          <table:table-cell table:style-name="ce2" office:value-type="float" office:value="15.73" calcext:value-type="float">
            <text:p>15.73</text:p>
          </table:table-cell>
          <table:table-cell table:style-name="ce2" office:value-type="float" office:value="85.07" calcext:value-type="float">
            <text:p>85.07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153.1115" calcext:value-type="float">
            <text:p>153.1115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10:00:00 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83.97" calcext:value-type="float">
            <text:p>83.97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49.1379" calcext:value-type="float">
            <text:p>149.1379</text:p>
          </table:table-cell>
          <table:table-cell table:style-name="ce2" office:value-type="float" office:value="3.75" calcext:value-type="float">
            <text:p>3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9:30:00 </text:p>
          </table:table-cell>
          <table:table-cell table:style-name="ce2" office:value-type="float" office:value="14.51" calcext:value-type="float">
            <text:p>14.51</text:p>
          </table:table-cell>
          <table:table-cell table:style-name="ce2" office:value-type="float" office:value="83.14" calcext:value-type="float">
            <text:p>83.14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154.0229" calcext:value-type="float">
            <text:p>154.0229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9:00:00 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81.92" calcext:value-type="float">
            <text:p>81.92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155.6063" calcext:value-type="float">
            <text:p>155.6063</text:p>
          </table:table-cell>
          <table:table-cell table:style-name="ce2" office:value-type="float" office:value="2.76" calcext:value-type="float">
            <text:p>2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8:30:00 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82.28" calcext:value-type="float">
            <text:p>82.2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71.8365" calcext:value-type="float">
            <text:p>171.8365</text:p>
          </table:table-cell>
          <table:table-cell table:style-name="ce2" office:value-type="float" office:value="3.64" calcext:value-type="float">
            <text:p>3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8:00:00 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82.82" calcext:value-type="float">
            <text:p>82.82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170.8864" calcext:value-type="float">
            <text:p>170.8864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7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2.87" calcext:value-type="float">
            <text:p>82.87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177.1435" calcext:value-type="float">
            <text:p>177.1435</text:p>
          </table:table-cell>
          <table:table-cell table:style-name="ce2" office:value-type="float" office:value="3.38" calcext:value-type="float">
            <text:p>3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54" calcext:value-type="float">
            <text:p>85.5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185.2471" calcext:value-type="float">
            <text:p>185.2471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6" calcext:value-type="float">
            <text:p>87.1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72802" calcext:value-type="float">
            <text:p>172802</text:p>
          </table:table-cell>
          <table:table-cell table:style-name="ce2" office:value-type="float" office:value="2.22" calcext:value-type="float">
            <text:p>2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7.58" calcext:value-type="float">
            <text:p>87.5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165.1735" calcext:value-type="float">
            <text:p>165.1735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38" calcext:value-type="float">
            <text:p>88.38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197.4769" calcext:value-type="float">
            <text:p>197.4769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79" calcext:value-type="float">
            <text:p>88.79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42.7549" calcext:value-type="float">
            <text:p>242.7549</text:p>
          </table:table-cell>
          <table:table-cell table:style-name="ce2" office:value-type="float" office:value="1.62" calcext:value-type="float">
            <text:p>1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01" calcext:value-type="float">
            <text:p>89.01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58832" calcext:value-type="float">
            <text:p>258832</text:p>
          </table:table-cell>
          <table:table-cell table:style-name="ce2" office:value-type="float" office:value="2.37" calcext:value-type="float">
            <text:p>2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4: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89.39" calcext:value-type="float">
            <text:p>89.3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278.1991" calcext:value-type="float">
            <text:p>278.1991</text:p>
          </table:table-cell>
          <table:table-cell table:style-name="ce2" office:value-type="float" office:value="3.02" calcext:value-type="float">
            <text:p>3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3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7.01" calcext:value-type="float">
            <text:p>87.0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63.1475" calcext:value-type="float">
            <text:p>263.1475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3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7.48" calcext:value-type="float">
            <text:p>87.4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84.7255" calcext:value-type="float">
            <text:p>284.7255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2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9.89" calcext:value-type="float">
            <text:p>89.8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95.5646" calcext:value-type="float">
            <text:p>295.5646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2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1.05" calcext:value-type="float">
            <text:p>91.05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08.9777" calcext:value-type="float">
            <text:p>308.9777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1:3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91.34" calcext:value-type="float">
            <text:p>91.34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99.6137" calcext:value-type="float">
            <text:p>299.6137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1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1.11" calcext:value-type="float">
            <text:p>91.1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305.8112" calcext:value-type="float">
            <text:p>305.8112</text:p>
          </table:table-cell>
          <table:table-cell table:style-name="ce2" office:value-type="float" office:value="1.72" calcext:value-type="float">
            <text:p>1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78" calcext:value-type="float">
            <text:p>90.7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30.1163" calcext:value-type="float">
            <text:p>330.1163</text:p>
          </table:table-cell>
          <table:table-cell table:style-name="ce2" office:value-type="float" office:value="1.85" calcext:value-type="float">
            <text:p>1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15" calcext:value-type="float">
            <text:p>91.15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8.046702" calcext:value-type="float">
            <text:p>8.046702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0.2" calcext:value-type="float">
            <text:p>90.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23.06045" calcext:value-type="float">
            <text:p>23.06045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85" calcext:value-type="float">
            <text:p>85.85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43.69607" calcext:value-type="float">
            <text:p>43.69607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77" calcext:value-type="float">
            <text:p>81.77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77.16888" calcext:value-type="float">
            <text:p>77.16888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88" calcext:value-type="float">
            <text:p>81.88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81.00285" calcext:value-type="float">
            <text:p>81.00285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1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94" calcext:value-type="float">
            <text:p>83.94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92.05837" calcext:value-type="float">
            <text:p>92.05837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99.92324" calcext:value-type="float">
            <text:p>99.92324</text:p>
          </table:table-cell>
          <table:table-cell table:style-name="ce2" office:value-type="float" office:value="3.26" calcext:value-type="float">
            <text:p>3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91" calcext:value-type="float">
            <text:p>86.91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10.1287" calcext:value-type="float">
            <text:p>110.1287</text:p>
          </table:table-cell>
          <table:table-cell table:style-name="ce2" office:value-type="float" office:value="4.04" calcext:value-type="float">
            <text:p>4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29" calcext:value-type="float">
            <text:p>86.2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10.2009" calcext:value-type="float">
            <text:p>110.2009</text:p>
          </table:table-cell>
          <table:table-cell table:style-name="ce2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9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27" calcext:value-type="float">
            <text:p>86.27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118.0353" calcext:value-type="float">
            <text:p>118.0353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9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36" calcext:value-type="float">
            <text:p>87.36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134.6362" calcext:value-type="float">
            <text:p>134.6362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8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98" calcext:value-type="float">
            <text:p>87.98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144.5059" calcext:value-type="float">
            <text:p>144.505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8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63" calcext:value-type="float">
            <text:p>87.63</text:p>
          </table:table-cell>
          <table:table-cell table:style-name="ce2" office:value-type="float" office:value="3.28" calcext:value-type="float">
            <text:p>3.28</text:p>
          </table:table-cell>
          <table:table-cell table:style-name="ce2" office:value-type="float" office:value="156.7693" calcext:value-type="float">
            <text:p>156.7693</text:p>
          </table:table-cell>
          <table:table-cell table:style-name="ce2" office:value-type="float" office:value="3.93" calcext:value-type="float">
            <text:p>3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26" calcext:value-type="float">
            <text:p>87.26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157.8171" calcext:value-type="float">
            <text:p>157.8171</text:p>
          </table:table-cell>
          <table:table-cell table:style-name="ce2" office:value-type="float" office:value="4.08" calcext:value-type="float">
            <text:p>4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07" calcext:value-type="float">
            <text:p>87.07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154.5108" calcext:value-type="float">
            <text:p>154.5108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54.7006" calcext:value-type="float">
            <text:p>154.7006</text:p>
          </table:table-cell>
          <table:table-cell table:style-name="ce2" office:value-type="float" office:value="4.01" calcext:value-type="float">
            <text:p>4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6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67" calcext:value-type="float">
            <text:p>86.67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163.5167" calcext:value-type="float">
            <text:p>163.516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5:3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21" calcext:value-type="float">
            <text:p>85.21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166.4577" calcext:value-type="float">
            <text:p>166.4577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5:00:00 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84.21" calcext:value-type="float">
            <text:p>84.21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170.4586" calcext:value-type="float">
            <text:p>170.4586</text:p>
          </table:table-cell>
          <table:table-cell table:style-name="ce2" office:value-type="float" office:value="4.81" calcext:value-type="float">
            <text:p>4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4:30:00 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72.2241" calcext:value-type="float">
            <text:p>172.2241</text:p>
          </table:table-cell>
          <table:table-cell table:style-name="ce2" office:value-type="float" office:value="6.08" calcext:value-type="float">
            <text:p>6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4:00:00 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85.16" calcext:value-type="float">
            <text:p>85.16</text:p>
          </table:table-cell>
          <table:table-cell table:style-name="ce2" office:value-type="float" office:value="4.01" calcext:value-type="float">
            <text:p>4.01</text:p>
          </table:table-cell>
          <table:table-cell table:style-name="ce2" office:value-type="float" office:value="175.1965" calcext:value-type="float">
            <text:p>175.1965</text:p>
          </table:table-cell>
          <table:table-cell table:style-name="ce2" office:value-type="float" office:value="5.93" calcext:value-type="float">
            <text:p>5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3:30:00 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86.22" calcext:value-type="float">
            <text:p>86.22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72.8603" calcext:value-type="float">
            <text:p>172.8603</text:p>
          </table:table-cell>
          <table:table-cell table:style-name="ce2" office:value-type="float" office:value="6.23" calcext:value-type="float">
            <text:p>6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3:00:00 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86.84" calcext:value-type="float">
            <text:p>86.84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172.7002" calcext:value-type="float">
            <text:p>172.7002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2:30:00 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88.2" calcext:value-type="float">
            <text:p>88.2</text:p>
          </table:table-cell>
          <table:table-cell table:style-name="ce2" office:value-type="float" office:value="3.74" calcext:value-type="float">
            <text:p>3.74</text:p>
          </table:table-cell>
          <table:table-cell table:style-name="ce2" office:value-type="float" office:value="171.4867" calcext:value-type="float">
            <text:p>171.4867</text:p>
          </table:table-cell>
          <table:table-cell table:style-name="ce2" office:value-type="float" office:value="6.76" calcext:value-type="float">
            <text:p>6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2:00:00 </text:p>
          </table:table-cell>
          <table:table-cell table:style-name="ce2" office:value-type="float" office:value="6.06" calcext:value-type="float">
            <text:p>6.06</text:p>
          </table:table-cell>
          <table:table-cell table:style-name="ce2" office:value-type="float" office:value="89.35" calcext:value-type="float">
            <text:p>89.35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71.6858" calcext:value-type="float">
            <text:p>171.685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1:30:00 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float" office:value="89.77" calcext:value-type="float">
            <text:p>89.77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170.0884" calcext:value-type="float">
            <text:p>170.0884</text:p>
          </table:table-cell>
          <table:table-cell table:style-name="ce2" office:value-type="float" office:value="6.29" calcext:value-type="float">
            <text:p>6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1:00:00 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89.98" calcext:value-type="float">
            <text:p>89.98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165.5826" calcext:value-type="float">
            <text:p>165.5826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0:30:00 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89.37" calcext:value-type="float">
            <text:p>89.37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163.7691" calcext:value-type="float">
            <text:p>163.7691</text:p>
          </table:table-cell>
          <table:table-cell table:style-name="ce2" office:value-type="float" office:value="6.12" calcext:value-type="float">
            <text:p>6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10:00:00 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89.73" calcext:value-type="float">
            <text:p>89.73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59.8409" calcext:value-type="float">
            <text:p>159.8409</text:p>
          </table:table-cell>
          <table:table-cell table:style-name="ce2" office:value-type="float" office:value="5.61" calcext:value-type="float">
            <text:p>5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9:30:00 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55.6482" calcext:value-type="float">
            <text:p>155.6482</text:p>
          </table:table-cell>
          <table:table-cell table:style-name="ce2" office:value-type="float" office:value="5.11" calcext:value-type="float">
            <text:p>5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9:00:00 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53.0101" calcext:value-type="float">
            <text:p>153.0101</text:p>
          </table:table-cell>
          <table:table-cell table:style-name="ce2" office:value-type="float" office:value="5.83" calcext:value-type="float">
            <text:p>5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8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1.8" calcext:value-type="float">
            <text:p>81.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152.8995" calcext:value-type="float">
            <text:p>152.8995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8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54.7223" calcext:value-type="float">
            <text:p>154.7223</text:p>
          </table:table-cell>
          <table:table-cell table:style-name="ce2" office:value-type="float" office:value="5.85" calcext:value-type="float">
            <text:p>5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148.1478" calcext:value-type="float">
            <text:p>148.1478</text:p>
          </table:table-cell>
          <table:table-cell table:style-name="ce2" office:value-type="float" office:value="6.28" calcext:value-type="float">
            <text:p>6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7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9.74" calcext:value-type="float">
            <text:p>79.74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141.9571" calcext:value-type="float">
            <text:p>141.9571</text:p>
          </table:table-cell>
          <table:table-cell table:style-name="ce2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6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9.18" calcext:value-type="float">
            <text:p>79.18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141.6048" calcext:value-type="float">
            <text:p>141.6048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56" calcext:value-type="float">
            <text:p>77.56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147.2209" calcext:value-type="float">
            <text:p>147.2209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6.37" calcext:value-type="float">
            <text:p>76.3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146.3099" calcext:value-type="float">
            <text:p>146.3099</text:p>
          </table:table-cell>
          <table:table-cell table:style-name="ce2" office:value-type="float" office:value="5.14" calcext:value-type="float">
            <text:p>5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5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5.66" calcext:value-type="float">
            <text:p>75.66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46.4095" calcext:value-type="float">
            <text:p>146.4095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4.58" calcext:value-type="float">
            <text:p>74.5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145.2971" calcext:value-type="float">
            <text:p>145.2971</text:p>
          </table:table-cell>
          <table:table-cell table:style-name="ce2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3.03" calcext:value-type="float">
            <text:p>73.0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152.6204" calcext:value-type="float">
            <text:p>152.6204</text:p>
          </table:table-cell>
          <table:table-cell table:style-name="ce2" office:value-type="float" office:value="4.45" calcext:value-type="float">
            <text:p>4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3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1.29" calcext:value-type="float">
            <text:p>71.29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152.5476" calcext:value-type="float">
            <text:p>152.5476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64" calcext:value-type="float">
            <text:p>71.6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48.0208" calcext:value-type="float">
            <text:p>148.020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17" calcext:value-type="float">
            <text:p>71.17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144.5036" calcext:value-type="float">
            <text:p>144.5036</text:p>
          </table:table-cell>
          <table:table-cell table:style-name="ce2" office:value-type="float" office:value="4.47" calcext:value-type="float">
            <text:p>4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11" calcext:value-type="float">
            <text:p>74.1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47.0306" calcext:value-type="float">
            <text:p>147.0306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1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5.55" calcext:value-type="float">
            <text:p>75.55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134659" calcext:value-type="float">
            <text:p>134659</text:p>
          </table:table-cell>
          <table:table-cell table:style-name="ce2" office:value-type="float" office:value="2.35" calcext:value-type="float">
            <text:p>2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5.9" calcext:value-type="float">
            <text:p>75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66602" calcext:value-type="float">
            <text:p>16660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0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175.8639" calcext:value-type="float">
            <text:p>175.8639</text:p>
          </table:table-cell>
          <table:table-cell table:style-name="ce2" office:value-type="float" office:value="3.89" calcext:value-type="float">
            <text:p>3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-12-2017 0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93" calcext:value-type="float">
            <text:p>76.9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176.2406" calcext:value-type="float">
            <text:p>176.2406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3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171.7029" calcext:value-type="float">
            <text:p>171.7029</text:p>
          </table:table-cell>
          <table:table-cell table:style-name="ce2" office:value-type="float" office:value="3.61" calcext:value-type="float">
            <text:p>3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8.66" calcext:value-type="float">
            <text:p>78.66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82.8388" calcext:value-type="float">
            <text:p>182.8388</text:p>
          </table:table-cell>
          <table:table-cell table:style-name="ce2" office:value-type="float" office:value="3.92" calcext:value-type="float">
            <text:p>3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8.99" calcext:value-type="float">
            <text:p>78.99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85.4628" calcext:value-type="float">
            <text:p>185.4628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7.79" calcext:value-type="float">
            <text:p>77.79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86.8898" calcext:value-type="float">
            <text:p>186.8898</text:p>
          </table:table-cell>
          <table:table-cell table:style-name="ce2" office:value-type="float" office:value="4.95" calcext:value-type="float">
            <text:p>4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2.6" calcext:value-type="float">
            <text:p>72.6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187.7438" calcext:value-type="float">
            <text:p>187.7438</text:p>
          </table:table-cell>
          <table:table-cell table:style-name="ce2" office:value-type="float" office:value="4.63" calcext:value-type="float">
            <text:p>4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4.18" calcext:value-type="float">
            <text:p>74.18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186.8571" calcext:value-type="float">
            <text:p>186.8571</text:p>
          </table:table-cell>
          <table:table-cell table:style-name="ce2" office:value-type="float" office:value="4.04" calcext:value-type="float">
            <text:p>4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5.79" calcext:value-type="float">
            <text:p>75.79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192.1368" calcext:value-type="float">
            <text:p>192.1368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20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9.65" calcext:value-type="float">
            <text:p>79.65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192.8149" calcext:value-type="float">
            <text:p>192.8149</text:p>
          </table:table-cell>
          <table:table-cell table:style-name="ce2" office:value-type="float" office:value="3.24" calcext:value-type="float">
            <text:p>3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82" calcext:value-type="float">
            <text:p>80.82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190.2943" calcext:value-type="float">
            <text:p>190.2943</text:p>
          </table:table-cell>
          <table:table-cell table:style-name="ce2" office:value-type="float" office:value="2.72" calcext:value-type="float">
            <text:p>2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52" calcext:value-type="float">
            <text:p>81.52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92.7282" calcext:value-type="float">
            <text:p>192.7282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97" calcext:value-type="float">
            <text:p>81.97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190.5392" calcext:value-type="float">
            <text:p>190.5392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26" calcext:value-type="float">
            <text:p>80.26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09.0546" calcext:value-type="float">
            <text:p>209.0546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9.93" calcext:value-type="float">
            <text:p>79.93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15.8965" calcext:value-type="float">
            <text:p>215.896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57" calcext:value-type="float">
            <text:p>80.57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213.8571" calcext:value-type="float">
            <text:p>213.8571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14" calcext:value-type="float">
            <text:p>79.14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200.8813" calcext:value-type="float">
            <text:p>200.881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8.42" calcext:value-type="float">
            <text:p>78.42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208.1939" calcext:value-type="float">
            <text:p>208.193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5:30:00 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78.39" calcext:value-type="float">
            <text:p>78.39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202.9449" calcext:value-type="float">
            <text:p>202.9449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5:00:00 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209.4167" calcext:value-type="float">
            <text:p>209.4167</text:p>
          </table:table-cell>
          <table:table-cell table:style-name="ce2" office:value-type="float" office:value="4.15" calcext:value-type="float">
            <text:p>4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4:30:00 </text:p>
          </table:table-cell>
          <table:table-cell table:style-name="ce2" office:value-type="float" office:value="33.7" calcext:value-type="float">
            <text:p>33.7</text:p>
          </table:table-cell>
          <table:table-cell table:style-name="ce2" office:value-type="float" office:value="76.33" calcext:value-type="float">
            <text:p>76.33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14.0889" calcext:value-type="float">
            <text:p>214.0889</text:p>
          </table:table-cell>
          <table:table-cell table:style-name="ce2" office:value-type="float" office:value="4.37" calcext:value-type="float">
            <text:p>4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4:00:00 </text:p>
          </table:table-cell>
          <table:table-cell table:style-name="ce2" office:value-type="float" office:value="66.43" calcext:value-type="float">
            <text:p>66.43</text:p>
          </table:table-cell>
          <table:table-cell table:style-name="ce2" office:value-type="float" office:value="74.27" calcext:value-type="float">
            <text:p>74.27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14.9433" calcext:value-type="float">
            <text:p>214.9433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3:30:00 </text:p>
          </table:table-cell>
          <table:table-cell table:style-name="ce2" office:value-type="float" office:value="107.69" calcext:value-type="float">
            <text:p>107.69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218.6042" calcext:value-type="float">
            <text:p>218.6042</text:p>
          </table:table-cell>
          <table:table-cell table:style-name="ce2" office:value-type="float" office:value="4.95" calcext:value-type="float">
            <text:p>4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3:00:00 </text:p>
          </table:table-cell>
          <table:table-cell table:style-name="ce2" office:value-type="float" office:value="120.3" calcext:value-type="float">
            <text:p>120.3</text:p>
          </table:table-cell>
          <table:table-cell table:style-name="ce2" office:value-type="float" office:value="73.93" calcext:value-type="float">
            <text:p>73.93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214.8545" calcext:value-type="float">
            <text:p>214.8545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2:30:00 </text:p>
          </table:table-cell>
          <table:table-cell table:style-name="ce2" office:value-type="float" office:value="164.24" calcext:value-type="float">
            <text:p>164.24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221.5034" calcext:value-type="float">
            <text:p>221.5034</text:p>
          </table:table-cell>
          <table:table-cell table:style-name="ce2" office:value-type="float" office:value="4.62" calcext:value-type="float">
            <text:p>4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2:00:00 </text:p>
          </table:table-cell>
          <table:table-cell table:style-name="ce2" office:value-type="float" office:value="149.37" calcext:value-type="float">
            <text:p>149.37</text:p>
          </table:table-cell>
          <table:table-cell table:style-name="ce2" office:value-type="float" office:value="75.89" calcext:value-type="float">
            <text:p>75.89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19511" calcext:value-type="float">
            <text:p>219511</text:p>
          </table:table-cell>
          <table:table-cell table:style-name="ce2" office:value-type="float" office:value="4.72" calcext:value-type="float">
            <text:p>4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1:30:00 </text:p>
          </table:table-cell>
          <table:table-cell table:style-name="ce2" office:value-type="float" office:value="161.31" calcext:value-type="float">
            <text:p>161.31</text:p>
          </table:table-cell>
          <table:table-cell table:style-name="ce2" office:value-type="float" office:value="77.15" calcext:value-type="float">
            <text:p>77.15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224493" calcext:value-type="float">
            <text:p>224493</text:p>
          </table:table-cell>
          <table:table-cell table:style-name="ce2" office:value-type="float" office:value="4.94" calcext:value-type="float">
            <text:p>4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1:00:00 </text:p>
          </table:table-cell>
          <table:table-cell table:style-name="ce2" office:value-type="float" office:value="151.06" calcext:value-type="float">
            <text:p>151.06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222.9485" calcext:value-type="float">
            <text:p>222.9485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0:30:00 </text:p>
          </table:table-cell>
          <table:table-cell table:style-name="ce2" office:value-type="float" office:value="102.99" calcext:value-type="float">
            <text:p>102.99</text:p>
          </table:table-cell>
          <table:table-cell table:style-name="ce2" office:value-type="float" office:value="80.54" calcext:value-type="float">
            <text:p>80.54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219434" calcext:value-type="float">
            <text:p>21943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10:00:00 </text:p>
          </table:table-cell>
          <table:table-cell table:style-name="ce2" office:value-type="float" office:value="53.51" calcext:value-type="float">
            <text:p>53.51</text:p>
          </table:table-cell>
          <table:table-cell table:style-name="ce2" office:value-type="float" office:value="82.32" calcext:value-type="float">
            <text:p>82.32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231.0942" calcext:value-type="float">
            <text:p>231.0942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9:30:00 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85.69" calcext:value-type="float">
            <text:p>85.69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225.8425" calcext:value-type="float">
            <text:p>225.8425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9:00:00 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86.16" calcext:value-type="float">
            <text:p>86.16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215.6199" calcext:value-type="float">
            <text:p>215.6199</text:p>
          </table:table-cell>
          <table:table-cell table:style-name="ce2" office:value-type="float" office:value="5.06" calcext:value-type="float">
            <text:p>5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8:30:00 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86.69" calcext:value-type="float">
            <text:p>86.69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215524" calcext:value-type="float">
            <text:p>215524</text:p>
          </table:table-cell>
          <table:table-cell table:style-name="ce2" office:value-type="float" office:value="4.63" calcext:value-type="float">
            <text:p>4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8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6.72" calcext:value-type="float">
            <text:p>86.72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218.0308" calcext:value-type="float">
            <text:p>218.0308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86" calcext:value-type="float">
            <text:p>85.86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218.4181" calcext:value-type="float">
            <text:p>218.4181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95" calcext:value-type="float">
            <text:p>85.95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210.4655" calcext:value-type="float">
            <text:p>210.4655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16" calcext:value-type="float">
            <text:p>84.16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10.2048" calcext:value-type="float">
            <text:p>210.2048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22" calcext:value-type="float">
            <text:p>84.22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210.6467" calcext:value-type="float">
            <text:p>210.6467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73" calcext:value-type="float">
            <text:p>84.73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195.9792" calcext:value-type="float">
            <text:p>195.9792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3.88" calcext:value-type="float">
            <text:p>83.88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02.9234" calcext:value-type="float">
            <text:p>202.9234</text:p>
          </table:table-cell>
          <table:table-cell table:style-name="ce2" office:value-type="float" office:value="4.92" calcext:value-type="float">
            <text:p>4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77" calcext:value-type="float">
            <text:p>80.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5.8564" calcext:value-type="float">
            <text:p>205.8564</text:p>
          </table:table-cell>
          <table:table-cell table:style-name="ce2" office:value-type="float" office:value="5.79" calcext:value-type="float">
            <text:p>5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68" calcext:value-type="float">
            <text:p>81.68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194.3575" calcext:value-type="float">
            <text:p>194.3575</text:p>
          </table:table-cell>
          <table:table-cell table:style-name="ce2" office:value-type="float" office:value="5.98" calcext:value-type="float">
            <text:p>5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63" calcext:value-type="float">
            <text:p>81.63</text:p>
          </table:table-cell>
          <table:table-cell table:style-name="ce2" office:value-type="float" office:value="4.01" calcext:value-type="float">
            <text:p>4.01</text:p>
          </table:table-cell>
          <table:table-cell table:style-name="ce2" office:value-type="float" office:value="190553" calcext:value-type="float">
            <text:p>190553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32" calcext:value-type="float">
            <text:p>81.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5.0098" calcext:value-type="float">
            <text:p>195.0098</text:p>
          </table:table-cell>
          <table:table-cell table:style-name="ce2" office:value-type="float" office:value="5.11" calcext:value-type="float">
            <text:p>5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01" calcext:value-type="float">
            <text:p>82.01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197.1481" calcext:value-type="float">
            <text:p>197.1481</text:p>
          </table:table-cell>
          <table:table-cell table:style-name="ce2" office:value-type="float" office:value="4.48" calcext:value-type="float">
            <text:p>4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27" calcext:value-type="float">
            <text:p>82.2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06.5106" calcext:value-type="float">
            <text:p>206.5106</text:p>
          </table:table-cell>
          <table:table-cell table:style-name="ce2" office:value-type="float" office:value="5.05" calcext:value-type="float">
            <text:p>5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1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2.87" calcext:value-type="float">
            <text:p>82.87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198.6279" calcext:value-type="float">
            <text:p>198.6279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64" calcext:value-type="float">
            <text:p>83.64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201.3605" calcext:value-type="float">
            <text:p>201.360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34" calcext:value-type="float">
            <text:p>83.34</text:p>
          </table:table-cell>
          <table:table-cell table:style-name="ce2" office:value-type="float" office:value="3.34" calcext:value-type="float">
            <text:p>3.34</text:p>
          </table:table-cell>
          <table:table-cell table:style-name="ce2" office:value-type="float" office:value="204.5546" calcext:value-type="float">
            <text:p>204.5546</text:p>
          </table:table-cell>
          <table:table-cell table:style-name="ce2" office:value-type="float" office:value="4.09" calcext:value-type="float">
            <text:p>4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-12-2017 00:00:00 </text:p>
          </table:table-cell>
          <table:table-cell table:style-name="ce3" table:number-columns-repeated="3"/>
          <table:table-cell table:style-name="ce2" office:value-type="string" calcext:value-type="string">
            <text:p>Ukendt 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35" calcext:value-type="float">
            <text:p>82.3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08.1219" calcext:value-type="float">
            <text:p>208.1219</text:p>
          </table:table-cell>
          <table:table-cell table:style-name="ce2" office:value-type="float" office:value="4.56" calcext:value-type="float">
            <text:p>4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64" calcext:value-type="float">
            <text:p>81.64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203.4064" calcext:value-type="float">
            <text:p>203.4064</text:p>
          </table:table-cell>
          <table:table-cell table:style-name="ce2" office:value-type="float" office:value="4.82" calcext:value-type="float">
            <text:p>4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26" calcext:value-type="float">
            <text:p>79.26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08.6583" calcext:value-type="float">
            <text:p>208.6583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86" calcext:value-type="float">
            <text:p>79.86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00.5133" calcext:value-type="float">
            <text:p>200.513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1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48" calcext:value-type="float">
            <text:p>84.48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211.0455" calcext:value-type="float">
            <text:p>211.0455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32" calcext:value-type="float">
            <text:p>85.32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209.6115" calcext:value-type="float">
            <text:p>209.6115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57" calcext:value-type="float">
            <text:p>85.57</text:p>
          </table:table-cell>
          <table:table-cell table:style-name="ce2" office:value-type="float" office:value="3.34" calcext:value-type="float">
            <text:p>3.34</text:p>
          </table:table-cell>
          <table:table-cell table:style-name="ce2" office:value-type="float" office:value="205.9279" calcext:value-type="float">
            <text:p>205.9279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63" calcext:value-type="float">
            <text:p>85.63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204.8851" calcext:value-type="float">
            <text:p>204.8851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96" calcext:value-type="float">
            <text:p>85.96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206.8353" calcext:value-type="float">
            <text:p>206.835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01" calcext:value-type="float">
            <text:p>86.01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210.9638" calcext:value-type="float">
            <text:p>210.9638</text:p>
          </table:table-cell>
          <table:table-cell table:style-name="ce2" office:value-type="float" office:value="3.39" calcext:value-type="float">
            <text:p>3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72" calcext:value-type="float">
            <text:p>86.7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09.6707" calcext:value-type="float">
            <text:p>209.6707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38" calcext:value-type="float">
            <text:p>87.38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204211" calcext:value-type="float">
            <text:p>204211</text:p>
          </table:table-cell>
          <table:table-cell table:style-name="ce2" office:value-type="float" office:value="3.38" calcext:value-type="float">
            <text:p>3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41" calcext:value-type="float">
            <text:p>87.41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202.4525" calcext:value-type="float">
            <text:p>202.4525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4" calcext:value-type="float">
            <text:p>86.1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01.5258" calcext:value-type="float">
            <text:p>201.5258</text:p>
          </table:table-cell>
          <table:table-cell table:style-name="ce2" office:value-type="float" office:value="2.63" calcext:value-type="float">
            <text:p>2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44" calcext:value-type="float">
            <text:p>85.44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210.1346" calcext:value-type="float">
            <text:p>210.1346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1" calcext:value-type="float">
            <text:p>85.1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213559" calcext:value-type="float">
            <text:p>213559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5:30:00 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83.91" calcext:value-type="float">
            <text:p>83.91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221.1186" calcext:value-type="float">
            <text:p>221.1186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5:00:00 </text:p>
          </table:table-cell>
          <table:table-cell table:style-name="ce2" office:value-type="float" office:value="14.28" calcext:value-type="float">
            <text:p>14.28</text:p>
          </table:table-cell>
          <table:table-cell table:style-name="ce2" office:value-type="float" office:value="82.31" calcext:value-type="float">
            <text:p>82.31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227.1211" calcext:value-type="float">
            <text:p>227.1211</text:p>
          </table:table-cell>
          <table:table-cell table:style-name="ce2" office:value-type="float" office:value="2.74" calcext:value-type="float">
            <text:p>2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4:30:00 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81.61" calcext:value-type="float">
            <text:p>81.61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230.5722" calcext:value-type="float">
            <text:p>230.5722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4:00:00 </text:p>
          </table:table-cell>
          <table:table-cell table:style-name="ce2" office:value-type="float" office:value="49.09" calcext:value-type="float">
            <text:p>49.09</text:p>
          </table:table-cell>
          <table:table-cell table:style-name="ce2" office:value-type="float" office:value="81.18" calcext:value-type="float">
            <text:p>81.18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239.6389" calcext:value-type="float">
            <text:p>239.6389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3:30:00 </text:p>
          </table:table-cell>
          <table:table-cell table:style-name="ce2" office:value-type="float" office:value="67.61" calcext:value-type="float">
            <text:p>67.61</text:p>
          </table:table-cell>
          <table:table-cell table:style-name="ce2" office:value-type="float" office:value="81.77" calcext:value-type="float">
            <text:p>81.77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252.2779" calcext:value-type="float">
            <text:p>252.2779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3:00:00 </text:p>
          </table:table-cell>
          <table:table-cell table:style-name="ce2" office:value-type="float" office:value="67.32" calcext:value-type="float">
            <text:p>67.32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56.7458" calcext:value-type="float">
            <text:p>256.7458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2:30:00 </text:p>
          </table:table-cell>
          <table:table-cell table:style-name="ce2" office:value-type="float" office:value="58.21" calcext:value-type="float">
            <text:p>58.21</text:p>
          </table:table-cell>
          <table:table-cell table:style-name="ce2" office:value-type="float" office:value="82.92" calcext:value-type="float">
            <text:p>82.92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56.4577" calcext:value-type="float">
            <text:p>256.4577</text:p>
          </table:table-cell>
          <table:table-cell table:style-name="ce2" office:value-type="float" office:value="4.08" calcext:value-type="float">
            <text:p>4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2:00:00 </text:p>
          </table:table-cell>
          <table:table-cell table:style-name="ce2" office:value-type="float" office:value="28.23" calcext:value-type="float">
            <text:p>28.23</text:p>
          </table:table-cell>
          <table:table-cell table:style-name="ce2" office:value-type="float" office:value="87.13" calcext:value-type="float">
            <text:p>87.13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226.0448" calcext:value-type="float">
            <text:p>226.0448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1:30:00 </text:p>
          </table:table-cell>
          <table:table-cell table:style-name="ce2" office:value-type="float" office:value="28.75" calcext:value-type="float">
            <text:p>28.75</text:p>
          </table:table-cell>
          <table:table-cell table:style-name="ce2" office:value-type="float" office:value="87.43" calcext:value-type="float">
            <text:p>87.4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215.4674" calcext:value-type="float">
            <text:p>215.4674</text:p>
          </table:table-cell>
          <table:table-cell table:style-name="ce2" office:value-type="float" office:value="3.28" calcext:value-type="float">
            <text:p>3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1:00:00 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87.38" calcext:value-type="float">
            <text:p>87.38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207.4315" calcext:value-type="float">
            <text:p>207.4315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0:30:00 </text:p>
          </table:table-cell>
          <table:table-cell table:style-name="ce2" office:value-type="float" office:value="25.58" calcext:value-type="float">
            <text:p>25.58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203.6294" calcext:value-type="float">
            <text:p>203.6294</text:p>
          </table:table-cell>
          <table:table-cell table:style-name="ce2" office:value-type="float" office:value="2.61" calcext:value-type="float">
            <text:p>2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10:00:00 </text:p>
          </table:table-cell>
          <table:table-cell table:style-name="ce2" office:value-type="float" office:value="22.14" calcext:value-type="float">
            <text:p>22.14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204.9875" calcext:value-type="float">
            <text:p>204.9875</text:p>
          </table:table-cell>
          <table:table-cell table:style-name="ce2" office:value-type="float" office:value="2.95" calcext:value-type="float">
            <text:p>2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9:30:00 </text:p>
          </table:table-cell>
          <table:table-cell table:style-name="ce2" office:value-type="float" office:value="20.42" calcext:value-type="float">
            <text:p>20.42</text:p>
          </table:table-cell>
          <table:table-cell table:style-name="ce2" office:value-type="float" office:value="87.87" calcext:value-type="float">
            <text:p>87.87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192.1368" calcext:value-type="float">
            <text:p>192.1368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9:00:00 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87.87" calcext:value-type="float">
            <text:p>87.87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185.5083" calcext:value-type="float">
            <text:p>185.5083</text:p>
          </table:table-cell>
          <table:table-cell table:style-name="ce2" office:value-type="float" office:value="3.48" calcext:value-type="float">
            <text:p>3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8:30:00 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181.0653" calcext:value-type="float">
            <text:p>181.065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8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27" calcext:value-type="float">
            <text:p>88.27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177.6338" calcext:value-type="float">
            <text:p>177.6338</text:p>
          </table:table-cell>
          <table:table-cell table:style-name="ce2" office:value-type="float" office:value="2.99" calcext:value-type="float">
            <text:p>2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02" calcext:value-type="float">
            <text:p>88.02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174.6041" calcext:value-type="float">
            <text:p>174.6041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85" calcext:value-type="float">
            <text:p>87.85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177.6338" calcext:value-type="float">
            <text:p>177.6338</text:p>
          </table:table-cell>
          <table:table-cell table:style-name="ce2" office:value-type="float" office:value="2.66" calcext:value-type="float">
            <text:p>2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04" calcext:value-type="float">
            <text:p>88.04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179055" calcext:value-type="float">
            <text:p>179055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33" calcext:value-type="float">
            <text:p>88.33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176.3352" calcext:value-type="float">
            <text:p>176.335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78" calcext:value-type="float">
            <text:p>88.78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173.9725" calcext:value-type="float">
            <text:p>173.9725</text:p>
          </table:table-cell>
          <table:table-cell table:style-name="ce2" office:value-type="float" office:value="3.47" calcext:value-type="float">
            <text:p>3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58" calcext:value-type="float">
            <text:p>88.58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177.2905" calcext:value-type="float">
            <text:p>177.2905</text:p>
          </table:table-cell>
          <table:table-cell table:style-name="ce2" office:value-type="float" office:value="3.01" calcext:value-type="float">
            <text:p>3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55" calcext:value-type="float">
            <text:p>88.55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177.6386" calcext:value-type="float">
            <text:p>177.6386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4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08" calcext:value-type="float">
            <text:p>89.0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177.8701" calcext:value-type="float">
            <text:p>177.8701</text:p>
          </table:table-cell>
          <table:table-cell table:style-name="ce2" office:value-type="float" office:value="2.82" calcext:value-type="float">
            <text:p>2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3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95" calcext:value-type="float">
            <text:p>88.95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177.1671" calcext:value-type="float">
            <text:p>177.167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3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8.01" calcext:value-type="float">
            <text:p>88.01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171.2359" calcext:value-type="float">
            <text:p>171.2359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2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96" calcext:value-type="float">
            <text:p>86.96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168.9247" calcext:value-type="float">
            <text:p>168.9247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2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91" calcext:value-type="float">
            <text:p>85.91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62.7585" calcext:value-type="float">
            <text:p>162.7585</text:p>
          </table:table-cell>
          <table:table-cell table:style-name="ce2" office:value-type="float" office:value="2.93" calcext:value-type="float">
            <text:p>2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76" calcext:value-type="float">
            <text:p>84.76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172.0538" calcext:value-type="float">
            <text:p>172.0538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76" calcext:value-type="float">
            <text:p>83.76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176.2174" calcext:value-type="float">
            <text:p>176.2174</text:p>
          </table:table-cell>
          <table:table-cell table:style-name="ce2" office:value-type="float" office:value="3.36" calcext:value-type="float">
            <text:p>3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1" calcext:value-type="float">
            <text:p>84.1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174.0776" calcext:value-type="float">
            <text:p>174.0776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156.3977" calcext:value-type="float">
            <text:p>156.3977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02" calcext:value-type="float">
            <text:p>83.0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49.5225" calcext:value-type="float">
            <text:p>149.5225</text:p>
          </table:table-cell>
          <table:table-cell table:style-name="ce2" office:value-type="float" office:value="3.32" calcext:value-type="float">
            <text:p>3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147.2072" calcext:value-type="float">
            <text:p>147.2072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79" calcext:value-type="float">
            <text:p>82.79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149.9748" calcext:value-type="float">
            <text:p>149.9748</text:p>
          </table:table-cell>
          <table:table-cell table:style-name="ce2" office:value-type="float" office:value="2.91" calcext:value-type="float">
            <text:p>2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43" calcext:value-type="float">
            <text:p>82.43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157.2703" calcext:value-type="float">
            <text:p>157.2703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73" calcext:value-type="float">
            <text:p>81.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0.1812" calcext:value-type="float">
            <text:p>150.1812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99" calcext:value-type="float">
            <text:p>82.99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156.5601" calcext:value-type="float">
            <text:p>156.5601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01" calcext:value-type="float">
            <text:p>84.01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52.6902" calcext:value-type="float">
            <text:p>152.6902</text:p>
          </table:table-cell>
          <table:table-cell table:style-name="ce2" office:value-type="float" office:value="5.46" calcext:value-type="float">
            <text:p>5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2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09" calcext:value-type="float">
            <text:p>84.09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147.2648" calcext:value-type="float">
            <text:p>147.2648</text:p>
          </table:table-cell>
          <table:table-cell table:style-name="ce2" office:value-type="float" office:value="5.79" calcext:value-type="float">
            <text:p>5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9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35" calcext:value-type="float">
            <text:p>84.35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37.8878" calcext:value-type="float">
            <text:p>137.8878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31" calcext:value-type="float">
            <text:p>86.31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135338" calcext:value-type="float">
            <text:p>135338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37" calcext:value-type="float">
            <text:p>85.37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35.0844" calcext:value-type="float">
            <text:p>135.0844</text:p>
          </table:table-cell>
          <table:table-cell table:style-name="ce2" office:value-type="float" office:value="4.62" calcext:value-type="float">
            <text:p>4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14" calcext:value-type="float">
            <text:p>84.14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133.9584" calcext:value-type="float">
            <text:p>133.9584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141.4716" calcext:value-type="float">
            <text:p>141.4716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41" calcext:value-type="float">
            <text:p>83.41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138.9393" calcext:value-type="float">
            <text:p>138.9393</text:p>
          </table:table-cell>
          <table:table-cell table:style-name="ce2" office:value-type="float" office:value="5.08" calcext:value-type="float">
            <text:p>5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57" calcext:value-type="float">
            <text:p>81.57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130.6013" calcext:value-type="float">
            <text:p>130.6013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9.99" calcext:value-type="float">
            <text:p>79.99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136.8307" calcext:value-type="float">
            <text:p>136.8307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5:30:00 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5:00:00 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75.02" calcext:value-type="float">
            <text:p>75.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8.5387" calcext:value-type="float">
            <text:p>138.5387</text:p>
          </table:table-cell>
          <table:table-cell table:style-name="ce2" office:value-type="float" office:value="5.37" calcext:value-type="float">
            <text:p>5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4:30:00 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76.89" calcext:value-type="float">
            <text:p>76.89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143.4966" calcext:value-type="float">
            <text:p>143.4966</text:p>
          </table:table-cell>
          <table:table-cell table:style-name="ce2" office:value-type="float" office:value="5.46" calcext:value-type="float">
            <text:p>5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4:00:00 </text:p>
          </table:table-cell>
          <table:table-cell table:style-name="ce2" office:value-type="float" office:value="36.14" calcext:value-type="float">
            <text:p>36.14</text:p>
          </table:table-cell>
          <table:table-cell table:style-name="ce2" office:value-type="float" office:value="79.95" calcext:value-type="float">
            <text:p>79.95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141.6404" calcext:value-type="float">
            <text:p>141.6404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3:30:00 </text:p>
          </table:table-cell>
          <table:table-cell table:style-name="ce2" office:value-type="float" office:value="53.57" calcext:value-type="float">
            <text:p>53.57</text:p>
          </table:table-cell>
          <table:table-cell table:style-name="ce2" office:value-type="float" office:value="79.15" calcext:value-type="float">
            <text:p>79.15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136.7516" calcext:value-type="float">
            <text:p>136.7516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3:00:00 </text:p>
          </table:table-cell>
          <table:table-cell table:style-name="ce2" office:value-type="float" office:value="71.62" calcext:value-type="float">
            <text:p>71.62</text:p>
          </table:table-cell>
          <table:table-cell table:style-name="ce2" office:value-type="float" office:value="78.91" calcext:value-type="float">
            <text:p>78.91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131.0607" calcext:value-type="float">
            <text:p>131.0607</text:p>
          </table:table-cell>
          <table:table-cell table:style-name="ce2" office:value-type="float" office:value="4.79" calcext:value-type="float">
            <text:p>4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2:30:00 </text:p>
          </table:table-cell>
          <table:table-cell table:style-name="ce2" office:value-type="float" office:value="93.65" calcext:value-type="float">
            <text:p>93.65</text:p>
          </table:table-cell>
          <table:table-cell table:style-name="ce2" office:value-type="float" office:value="78.25" calcext:value-type="float">
            <text:p>78.25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136.2189" calcext:value-type="float">
            <text:p>136.2189</text:p>
          </table:table-cell>
          <table:table-cell table:style-name="ce2" office:value-type="float" office:value="4.48" calcext:value-type="float">
            <text:p>4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2:00:00 </text:p>
          </table:table-cell>
          <table:table-cell table:style-name="ce2" office:value-type="float" office:value="122.97" calcext:value-type="float">
            <text:p>122.97</text:p>
          </table:table-cell>
          <table:table-cell table:style-name="ce2" office:value-type="float" office:value="76.63" calcext:value-type="float">
            <text:p>76.63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137614" calcext:value-type="float">
            <text:p>137614</text:p>
          </table:table-cell>
          <table:table-cell table:style-name="ce2" office:value-type="float" office:value="4.08" calcext:value-type="float">
            <text:p>4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1:30:00 </text:p>
          </table:table-cell>
          <table:table-cell table:style-name="ce2" office:value-type="float" office:value="97.46" calcext:value-type="float">
            <text:p>97.46</text:p>
          </table:table-cell>
          <table:table-cell table:style-name="ce2" office:value-type="float" office:value="77.67" calcext:value-type="float">
            <text:p>77.67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141.7347" calcext:value-type="float">
            <text:p>141.7347</text:p>
          </table:table-cell>
          <table:table-cell table:style-name="ce2" office:value-type="float" office:value="3.99" calcext:value-type="float">
            <text:p>3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1:00:00 </text:p>
          </table:table-cell>
          <table:table-cell table:style-name="ce2" office:value-type="float" office:value="93.37" calcext:value-type="float">
            <text:p>93.37</text:p>
          </table:table-cell>
          <table:table-cell table:style-name="ce2" office:value-type="float" office:value="79.71" calcext:value-type="float">
            <text:p>79.7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4303" calcext:value-type="float">
            <text:p>154303</text:p>
          </table:table-cell>
          <table:table-cell table:style-name="ce2" office:value-type="float" office:value="3.67" calcext:value-type="float">
            <text:p>3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0:30:00 </text:p>
          </table:table-cell>
          <table:table-cell table:style-name="ce2" office:value-type="float" office:value="62.16" calcext:value-type="float">
            <text:p>62.16</text:p>
          </table:table-cell>
          <table:table-cell table:style-name="ce2" office:value-type="float" office:value="80.96" calcext:value-type="float">
            <text:p>80.96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161526" calcext:value-type="float">
            <text:p>161526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10:00:00 </text:p>
          </table:table-cell>
          <table:table-cell table:style-name="ce2" office:value-type="float" office:value="51.87" calcext:value-type="float">
            <text:p>51.87</text:p>
          </table:table-cell>
          <table:table-cell table:style-name="ce2" office:value-type="float" office:value="82.05" calcext:value-type="float">
            <text:p>82.05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165.4875" calcext:value-type="float">
            <text:p>165.4875</text:p>
          </table:table-cell>
          <table:table-cell table:style-name="ce2" office:value-type="float" office:value="4.51" calcext:value-type="float">
            <text:p>4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9:30:00 </text:p>
          </table:table-cell>
          <table:table-cell table:style-name="ce2" office:value-type="float" office:value="32.64" calcext:value-type="float">
            <text:p>32.64</text:p>
          </table:table-cell>
          <table:table-cell table:style-name="ce2" office:value-type="float" office:value="83.87" calcext:value-type="float">
            <text:p>83.87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166.6413" calcext:value-type="float">
            <text:p>166.6413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9:00:00 </text:p>
          </table:table-cell>
          <table:table-cell table:style-name="ce2" office:value-type="float" office:value="12.98" calcext:value-type="float">
            <text:p>12.98</text:p>
          </table:table-cell>
          <table:table-cell table:style-name="ce2" office:value-type="float" office:value="84.31" calcext:value-type="float">
            <text:p>84.3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68.7831" calcext:value-type="float">
            <text:p>168.7831</text:p>
          </table:table-cell>
          <table:table-cell table:style-name="ce2" office:value-type="float" office:value="5.14" calcext:value-type="float">
            <text:p>5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8:30:00 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83.76" calcext:value-type="float">
            <text:p>83.76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174.2072" calcext:value-type="float">
            <text:p>174.2072</text:p>
          </table:table-cell>
          <table:table-cell table:style-name="ce2" office:value-type="float" office:value="5.65" calcext:value-type="float">
            <text:p>5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8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3.53" calcext:value-type="float">
            <text:p>83.53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172.1426" calcext:value-type="float">
            <text:p>172.1426</text:p>
          </table:table-cell>
          <table:table-cell table:style-name="ce2" office:value-type="float" office:value="5.93" calcext:value-type="float">
            <text:p>5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91" calcext:value-type="float">
            <text:p>83.91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175.8448" calcext:value-type="float">
            <text:p>175.8448</text:p>
          </table:table-cell>
          <table:table-cell table:style-name="ce2" office:value-type="float" office:value="5.14" calcext:value-type="float">
            <text:p>5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99" calcext:value-type="float">
            <text:p>82.99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81.0697" calcext:value-type="float">
            <text:p>181.0697</text:p>
          </table:table-cell>
          <table:table-cell table:style-name="ce2" office:value-type="float" office:value="4.64" calcext:value-type="float">
            <text:p>4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84" calcext:value-type="float">
            <text:p>82.84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81.2035" calcext:value-type="float">
            <text:p>181.2035</text:p>
          </table:table-cell>
          <table:table-cell table:style-name="ce2" office:value-type="float" office:value="5.34" calcext:value-type="float">
            <text:p>5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48" calcext:value-type="float">
            <text:p>82.48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181.2086" calcext:value-type="float">
            <text:p>181.2086</text:p>
          </table:table-cell>
          <table:table-cell table:style-name="ce2" office:value-type="float" office:value="5.32" calcext:value-type="float">
            <text:p>5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51" calcext:value-type="float">
            <text:p>81.51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183.4646" calcext:value-type="float">
            <text:p>183.464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5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4" calcext:value-type="float">
            <text:p>81.4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185.3781" calcext:value-type="float">
            <text:p>185.3781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189.4223" calcext:value-type="float">
            <text:p>189.4223</text:p>
          </table:table-cell>
          <table:table-cell table:style-name="ce2" office:value-type="float" office:value="5.28" calcext:value-type="float">
            <text:p>5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75" calcext:value-type="float">
            <text:p>79.75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195.2975" calcext:value-type="float">
            <text:p>195.2975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45" calcext:value-type="float">
            <text:p>79.45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205.8597" calcext:value-type="float">
            <text:p>205.8597</text:p>
          </table:table-cell>
          <table:table-cell table:style-name="ce2" office:value-type="float" office:value="5.34" calcext:value-type="float">
            <text:p>5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68" calcext:value-type="float">
            <text:p>81.68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06.5106" calcext:value-type="float">
            <text:p>206.5106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74" calcext:value-type="float">
            <text:p>81.7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03.0832" calcext:value-type="float">
            <text:p>203.0832</text:p>
          </table:table-cell>
          <table:table-cell table:style-name="ce2" office:value-type="float" office:value="5.07" calcext:value-type="float">
            <text:p>5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88" calcext:value-type="float">
            <text:p>80.88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203.2643" calcext:value-type="float">
            <text:p>203.2643</text:p>
          </table:table-cell>
          <table:table-cell table:style-name="ce2" office:value-type="float" office:value="5.36" calcext:value-type="float">
            <text:p>5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56" calcext:value-type="float">
            <text:p>80.56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205.2076" calcext:value-type="float">
            <text:p>205.2076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43" calcext:value-type="float">
            <text:p>77.43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198.8247" calcext:value-type="float">
            <text:p>198.8247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8.83" calcext:value-type="float">
            <text:p>78.83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205.9065" calcext:value-type="float">
            <text:p>205.9065</text:p>
          </table:table-cell>
          <table:table-cell table:style-name="ce2" office:value-type="float" office:value="6.16" calcext:value-type="float">
            <text:p>6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7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41" calcext:value-type="float">
            <text:p>79.41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208.6983" calcext:value-type="float">
            <text:p>208.6983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7.79" calcext:value-type="float">
            <text:p>77.79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198081" calcext:value-type="float">
            <text:p>198081</text:p>
          </table:table-cell>
          <table:table-cell table:style-name="ce2" office:value-type="float" office:value="5.72" calcext:value-type="float">
            <text:p>5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3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7.17" calcext:value-type="float">
            <text:p>77.17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203.9996" calcext:value-type="float">
            <text:p>203.9996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2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8.21" calcext:value-type="float">
            <text:p>78.21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205.2532" calcext:value-type="float">
            <text:p>205.2532</text:p>
          </table:table-cell>
          <table:table-cell table:style-name="ce2" office:value-type="float" office:value="6.48" calcext:value-type="float">
            <text:p>6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2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6.93" calcext:value-type="float">
            <text:p>76.93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208.4162" calcext:value-type="float">
            <text:p>208.4162</text:p>
          </table:table-cell>
          <table:table-cell table:style-name="ce2" office:value-type="float" office:value="6.71" calcext:value-type="float">
            <text:p>6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66" calcext:value-type="float">
            <text:p>77.66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203.1986" calcext:value-type="float">
            <text:p>203.1986</text:p>
          </table:table-cell>
          <table:table-cell table:style-name="ce2" office:value-type="float" office:value="6.99" calcext:value-type="float">
            <text:p>6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1" calcext:value-type="float">
            <text:p>77.1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207.6047" calcext:value-type="float">
            <text:p>207.6047</text:p>
          </table:table-cell>
          <table:table-cell table:style-name="ce2" office:value-type="float" office:value="6.93" calcext:value-type="float">
            <text:p>6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10.7128" calcext:value-type="float">
            <text:p>210.7128</text:p>
          </table:table-cell>
          <table:table-cell table:style-name="ce2" office:value-type="float" office:value="7.91" calcext:value-type="float">
            <text:p>7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46" calcext:value-type="float">
            <text:p>77.46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208.8754" calcext:value-type="float">
            <text:p>208.8754</text:p>
          </table:table-cell>
          <table:table-cell table:style-name="ce2" office:value-type="float" office:value="6.77" calcext:value-type="float">
            <text:p>6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9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7.95" calcext:value-type="float">
            <text:p>77.95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213.3249" calcext:value-type="float">
            <text:p>213.3249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9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48" calcext:value-type="float">
            <text:p>82.48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07.9862" calcext:value-type="float">
            <text:p>207.9862</text:p>
          </table:table-cell>
          <table:table-cell table:style-name="ce2" office:value-type="float" office:value="5.62" calcext:value-type="float">
            <text:p>5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15" calcext:value-type="float">
            <text:p>84.15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16.2986" calcext:value-type="float">
            <text:p>216.2986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61" calcext:value-type="float">
            <text:p>83.61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22.2656" calcext:value-type="float">
            <text:p>222.2656</text:p>
          </table:table-cell>
          <table:table-cell table:style-name="ce2" office:value-type="float" office:value="6.14" calcext:value-type="float">
            <text:p>6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6.94" calcext:value-type="float">
            <text:p>76.94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24.7461" calcext:value-type="float">
            <text:p>224.7461</text:p>
          </table:table-cell>
          <table:table-cell table:style-name="ce2" office:value-type="float" office:value="7.99" calcext:value-type="float">
            <text:p>7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5.72" calcext:value-type="float">
            <text:p>5.72</text:p>
          </table:table-cell>
          <table:table-cell table:style-name="ce2" office:value-type="float" office:value="212.1203" calcext:value-type="float">
            <text:p>212.120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1.72" calcext:value-type="float">
            <text:p>71.72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05.5839" calcext:value-type="float">
            <text:p>205.5839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6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71.9" calcext:value-type="float">
            <text:p>71.9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206.6741" calcext:value-type="float">
            <text:p>206.6741</text:p>
          </table:table-cell>
          <table:table-cell table:style-name="ce2" office:value-type="float" office:value="8.23" calcext:value-type="float">
            <text:p>8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5:30:00 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71.07" calcext:value-type="float">
            <text:p>71.07</text:p>
          </table:table-cell>
          <table:table-cell table:style-name="ce2" office:value-type="float" office:value="5.98" calcext:value-type="float">
            <text:p>5.98</text:p>
          </table:table-cell>
          <table:table-cell table:style-name="ce2" office:value-type="float" office:value="206565" calcext:value-type="float">
            <text:p>206565</text:p>
          </table:table-cell>
          <table:table-cell table:style-name="ce2" office:value-type="float" office:value="8.15" calcext:value-type="float">
            <text:p>8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5:00:00 </text:p>
          </table:table-cell>
          <table:table-cell table:style-name="ce2" office:value-type="float" office:value="12.42" calcext:value-type="float">
            <text:p>12.42</text:p>
          </table:table-cell>
          <table:table-cell table:style-name="ce2" office:value-type="float" office:value="69.95" calcext:value-type="float">
            <text:p>69.95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09.5175" calcext:value-type="float">
            <text:p>209.5175</text:p>
          </table:table-cell>
          <table:table-cell table:style-name="ce2" office:value-type="float" office:value="8.38" calcext:value-type="float">
            <text:p>8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4:30:00 </text:p>
          </table:table-cell>
          <table:table-cell table:style-name="ce2" office:value-type="float" office:value="31.55" calcext:value-type="float">
            <text:p>31.55</text:p>
          </table:table-cell>
          <table:table-cell table:style-name="ce2" office:value-type="float" office:value="71.34" calcext:value-type="float">
            <text:p>71.34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207.6511" calcext:value-type="float">
            <text:p>207.6511</text:p>
          </table:table-cell>
          <table:table-cell table:style-name="ce2" office:value-type="float" office:value="9.16" calcext:value-type="float">
            <text:p>9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4:00:00 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75.13" calcext:value-type="float">
            <text:p>75.13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204.9724" calcext:value-type="float">
            <text:p>204.9724</text:p>
          </table:table-cell>
          <table:table-cell table:style-name="ce2" office:value-type="float" office:value="7.94" calcext:value-type="float">
            <text:p>7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3:30:00 </text:p>
          </table:table-cell>
          <table:table-cell table:style-name="ce2" office:value-type="float" office:value="14.27" calcext:value-type="float">
            <text:p>14.27</text:p>
          </table:table-cell>
          <table:table-cell table:style-name="ce2" office:value-type="float" office:value="78.56" calcext:value-type="float">
            <text:p>78.56</text:p>
          </table:table-cell>
          <table:table-cell table:style-name="ce2" office:value-type="float" office:value="5.94" calcext:value-type="float">
            <text:p>5.94</text:p>
          </table:table-cell>
          <table:table-cell table:style-name="ce2" office:value-type="float" office:value="190.1848" calcext:value-type="float">
            <text:p>190.1848</text:p>
          </table:table-cell>
          <table:table-cell table:style-name="ce2" office:value-type="float" office:value="7.41" calcext:value-type="float">
            <text:p>7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3:00:00 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81.76" calcext:value-type="float">
            <text:p>81.76</text:p>
          </table:table-cell>
          <table:table-cell table:style-name="ce2" office:value-type="float" office:value="5.52" calcext:value-type="float">
            <text:p>5.52</text:p>
          </table:table-cell>
          <table:table-cell table:style-name="ce2" office:value-type="float" office:value="185.3448" calcext:value-type="float">
            <text:p>185.3448</text:p>
          </table:table-cell>
          <table:table-cell table:style-name="ce2" office:value-type="float" office:value="7.94" calcext:value-type="float">
            <text:p>7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2:30:00 </text:p>
          </table:table-cell>
          <table:table-cell table:style-name="ce2" office:value-type="float" office:value="12.88" calcext:value-type="float">
            <text:p>12.88</text:p>
          </table:table-cell>
          <table:table-cell table:style-name="ce2" office:value-type="float" office:value="83.22" calcext:value-type="float">
            <text:p>83.22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184.5078" calcext:value-type="float">
            <text:p>184.5078</text:p>
          </table:table-cell>
          <table:table-cell table:style-name="ce2" office:value-type="float" office:value="7.39" calcext:value-type="float">
            <text:p>7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2:00:00 </text:p>
          </table:table-cell>
          <table:table-cell table:style-name="ce2" office:value-type="float" office:value="12.72" calcext:value-type="float">
            <text:p>12.72</text:p>
          </table:table-cell>
          <table:table-cell table:style-name="ce2" office:value-type="float" office:value="80.99" calcext:value-type="float">
            <text:p>80.99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180.6056" calcext:value-type="float">
            <text:p>180.6056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1:30:00 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177.3593" calcext:value-type="float">
            <text:p>177.3593</text:p>
          </table:table-cell>
          <table:table-cell table:style-name="ce2" office:value-type="float" office:value="8.24" calcext:value-type="float">
            <text:p>8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1:00:00 </text:p>
          </table:table-cell>
          <table:table-cell table:style-name="ce2" office:value-type="float" office:value="21.71" calcext:value-type="float">
            <text:p>21.71</text:p>
          </table:table-cell>
          <table:table-cell table:style-name="ce2" office:value-type="float" office:value="80.23" calcext:value-type="float">
            <text:p>80.23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174.7949" calcext:value-type="float">
            <text:p>174.7949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0:30:00 </text:p>
          </table:table-cell>
          <table:table-cell table:style-name="ce2" office:value-type="float" office:value="20.43" calcext:value-type="float">
            <text:p>20.43</text:p>
          </table:table-cell>
          <table:table-cell table:style-name="ce2" office:value-type="float" office:value="79.66" calcext:value-type="float">
            <text:p>79.66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173.0672" calcext:value-type="float">
            <text:p>173.0672</text:p>
          </table:table-cell>
          <table:table-cell table:style-name="ce2" office:value-type="float" office:value="8.04" calcext:value-type="float">
            <text:p>8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10:00:00 </text:p>
          </table:table-cell>
          <table:table-cell table:style-name="ce2" office:value-type="float" office:value="18.71" calcext:value-type="float">
            <text:p>18.71</text:p>
          </table:table-cell>
          <table:table-cell table:style-name="ce2" office:value-type="float" office:value="79.1" calcext:value-type="float">
            <text:p>79.1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172.7124" calcext:value-type="float">
            <text:p>172.7124</text:p>
          </table:table-cell>
          <table:table-cell table:style-name="ce2" office:value-type="float" office:value="8.59" calcext:value-type="float">
            <text:p>8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9:30:00 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81.97" calcext:value-type="float">
            <text:p>81.97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176.5711" calcext:value-type="float">
            <text:p>176.571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9:00:00 </text:p>
          </table:table-cell>
          <table:table-cell table:style-name="ce2" office:value-type="float" office:value="21.01" calcext:value-type="float">
            <text:p>21.01</text:p>
          </table:table-cell>
          <table:table-cell table:style-name="ce2" office:value-type="float" office:value="83.19" calcext:value-type="float">
            <text:p>83.19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174.3363" calcext:value-type="float">
            <text:p>174.3363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8:30:00 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84.08" calcext:value-type="float">
            <text:p>84.08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73.1525" calcext:value-type="float">
            <text:p>173.1525</text:p>
          </table:table-cell>
          <table:table-cell table:style-name="ce2" office:value-type="float" office:value="7.44" calcext:value-type="float">
            <text:p>7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2.57" calcext:value-type="float">
            <text:p>82.57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176.3503" calcext:value-type="float">
            <text:p>176.3503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2.05" calcext:value-type="float">
            <text:p>82.05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181.6707" calcext:value-type="float">
            <text:p>181.6707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2.03" calcext:value-type="float">
            <text:p>82.0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79031" calcext:value-type="float">
            <text:p>179031</text:p>
          </table:table-cell>
          <table:table-cell table:style-name="ce2" office:value-type="float" office:value="5.33" calcext:value-type="float">
            <text:p>5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1.74" calcext:value-type="float">
            <text:p>81.74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178.6926" calcext:value-type="float">
            <text:p>178.6926</text:p>
          </table:table-cell>
          <table:table-cell table:style-name="ce2" office:value-type="float" office:value="5.38" calcext:value-type="float">
            <text:p>5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92" calcext:value-type="float">
            <text:p>81.92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office:value-type="float" office:value="179.0471" calcext:value-type="float">
            <text:p>179.0471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88" calcext:value-type="float">
            <text:p>80.88</text:p>
          </table:table-cell>
          <table:table-cell table:style-name="ce2" office:value-type="float" office:value="5.82" calcext:value-type="float">
            <text:p>5.82</text:p>
          </table:table-cell>
          <table:table-cell table:style-name="ce2" office:value-type="float" office:value="178.4323" calcext:value-type="float">
            <text:p>178.4323</text:p>
          </table:table-cell>
          <table:table-cell table:style-name="ce2" office:value-type="float" office:value="6.17" calcext:value-type="float">
            <text:p>6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83.3385" calcext:value-type="float">
            <text:p>183.3385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15" calcext:value-type="float">
            <text:p>80.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4.1704" calcext:value-type="float">
            <text:p>184.1704</text:p>
          </table:table-cell>
          <table:table-cell table:style-name="ce2" office:value-type="float" office:value="6.85" calcext:value-type="float">
            <text:p>6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82" calcext:value-type="float">
            <text:p>79.82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184.2451" calcext:value-type="float">
            <text:p>184.2451</text:p>
          </table:table-cell>
          <table:table-cell table:style-name="ce2" office:value-type="float" office:value="7.08" calcext:value-type="float">
            <text:p>7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0.76" calcext:value-type="float">
            <text:p>80.76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184.1618" calcext:value-type="float">
            <text:p>184.1618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3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1.45" calcext:value-type="float">
            <text:p>81.45</text:p>
          </table:table-cell>
          <table:table-cell table:style-name="ce2" office:value-type="float" office:value="6.34" calcext:value-type="float">
            <text:p>6.34</text:p>
          </table:table-cell>
          <table:table-cell table:style-name="ce2" office:value-type="float" office:value="184.6519" calcext:value-type="float">
            <text:p>184.6519</text:p>
          </table:table-cell>
          <table:table-cell table:style-name="ce2" office:value-type="float" office:value="5.76" calcext:value-type="float">
            <text:p>5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2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85.9592" calcext:value-type="float">
            <text:p>185.9592</text:p>
          </table:table-cell>
          <table:table-cell table:style-name="ce2" office:value-type="float" office:value="5.85" calcext:value-type="float">
            <text:p>5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2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1.45" calcext:value-type="float">
            <text:p>81.45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185.8981" calcext:value-type="float">
            <text:p>185.8981</text:p>
          </table:table-cell>
          <table:table-cell table:style-name="ce2" office:value-type="float" office:value="6.73" calcext:value-type="float">
            <text:p>6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27" calcext:value-type="float">
            <text:p>81.27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85.6273" calcext:value-type="float">
            <text:p>185.6273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24" calcext:value-type="float">
            <text:p>81.24</text:p>
          </table:table-cell>
          <table:table-cell table:style-name="ce2" office:value-type="float" office:value="6.72" calcext:value-type="float">
            <text:p>6.72</text:p>
          </table:table-cell>
          <table:table-cell table:style-name="ce2" office:value-type="float" office:value="189.2824" calcext:value-type="float">
            <text:p>189.2824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59" calcext:value-type="float">
            <text:p>81.59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188.9726" calcext:value-type="float">
            <text:p>188.9726</text:p>
          </table:table-cell>
          <table:table-cell table:style-name="ce2" office:value-type="float" office:value="5.96" calcext:value-type="float">
            <text:p>5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-12-2017 0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19" calcext:value-type="float">
            <text:p>82.19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192.5419" calcext:value-type="float">
            <text:p>192.5419</text:p>
          </table:table-cell>
          <table:table-cell table:style-name="ce2" office:value-type="float" office:value="5.88" calcext:value-type="float">
            <text:p>5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22" calcext:value-type="float">
            <text:p>83.22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192.4121" calcext:value-type="float">
            <text:p>192.4121</text:p>
          </table:table-cell>
          <table:table-cell table:style-name="ce2" office:value-type="float" office:value="5.89" calcext:value-type="float">
            <text:p>5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07" calcext:value-type="float">
            <text:p>84.07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202.7915" calcext:value-type="float">
            <text:p>202.7915</text:p>
          </table:table-cell>
          <table:table-cell table:style-name="ce2" office:value-type="float" office:value="6.01" calcext:value-type="float">
            <text:p>6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2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3.37" calcext:value-type="float">
            <text:p>83.37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207.2192" calcext:value-type="float">
            <text:p>207.2192</text:p>
          </table:table-cell>
          <table:table-cell table:style-name="ce2" office:value-type="float" office:value="6.21" calcext:value-type="float">
            <text:p>6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2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2.79" calcext:value-type="float">
            <text:p>82.79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207213" calcext:value-type="float">
            <text:p>207213</text:p>
          </table:table-cell>
          <table:table-cell table:style-name="ce2" office:value-type="float" office:value="6.07" calcext:value-type="float">
            <text:p>6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3.97" calcext:value-type="float">
            <text:p>83.97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209.1602" calcext:value-type="float">
            <text:p>209.1602</text:p>
          </table:table-cell>
          <table:table-cell table:style-name="ce2" office:value-type="float" office:value="6.43" calcext:value-type="float">
            <text:p>6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31" calcext:value-type="float">
            <text:p>87.31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210.7752" calcext:value-type="float">
            <text:p>210.7752</text:p>
          </table:table-cell>
          <table:table-cell table:style-name="ce2" office:value-type="float" office:value="5.98" calcext:value-type="float">
            <text:p>5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84" calcext:value-type="float">
            <text:p>89.84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205.5792" calcext:value-type="float">
            <text:p>205.5792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210.1179" calcext:value-type="float">
            <text:p>210.1179</text:p>
          </table:table-cell>
          <table:table-cell table:style-name="ce2" office:value-type="float" office:value="6.28" calcext:value-type="float">
            <text:p>6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9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16" calcext:value-type="float">
            <text:p>86.16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213.3193" calcext:value-type="float">
            <text:p>213.3193</text:p>
          </table:table-cell>
          <table:table-cell table:style-name="ce2" office:value-type="float" office:value="6.46" calcext:value-type="float">
            <text:p>6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9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6.28" calcext:value-type="float">
            <text:p>86.28</text:p>
          </table:table-cell>
          <table:table-cell table:style-name="ce2" office:value-type="float" office:value="7.74" calcext:value-type="float">
            <text:p>7.74</text:p>
          </table:table-cell>
          <table:table-cell table:style-name="ce2" office:value-type="float" office:value="204211" calcext:value-type="float">
            <text:p>204211</text:p>
          </table:table-cell>
          <table:table-cell table:style-name="ce2" office:value-type="float" office:value="5.61" calcext:value-type="float">
            <text:p>5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9" calcext:value-type="float">
            <text:p>86.19</text:p>
          </table:table-cell>
          <table:table-cell table:style-name="ce2" office:value-type="float" office:value="7.83" calcext:value-type="float">
            <text:p>7.83</text:p>
          </table:table-cell>
          <table:table-cell table:style-name="ce2" office:value-type="float" office:value="205.9033" calcext:value-type="float">
            <text:p>205.9033</text:p>
          </table:table-cell>
          <table:table-cell table:style-name="ce2" office:value-type="float" office:value="5.99" calcext:value-type="float">
            <text:p>5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8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75" calcext:value-type="float">
            <text:p>83.75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211.3603" calcext:value-type="float">
            <text:p>211.3603</text:p>
          </table:table-cell>
          <table:table-cell table:style-name="ce2" office:value-type="float" office:value="5.66" calcext:value-type="float">
            <text:p>5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74" calcext:value-type="float">
            <text:p>83.74</text:p>
          </table:table-cell>
          <table:table-cell table:style-name="ce2" office:value-type="float" office:value="8.23" calcext:value-type="float">
            <text:p>8.23</text:p>
          </table:table-cell>
          <table:table-cell table:style-name="ce2" office:value-type="float" office:value="213.6224" calcext:value-type="float">
            <text:p>213.6224</text:p>
          </table:table-cell>
          <table:table-cell table:style-name="ce2" office:value-type="float" office:value="5.52" calcext:value-type="float">
            <text:p>5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7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2.93" calcext:value-type="float">
            <text:p>82.93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214.5889" calcext:value-type="float">
            <text:p>214.5889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83" calcext:value-type="float">
            <text:p>82.83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213.8211" calcext:value-type="float">
            <text:p>213.8211</text:p>
          </table:table-cell>
          <table:table-cell table:style-name="ce2" office:value-type="float" office:value="6.56" calcext:value-type="float">
            <text:p>6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12334" calcext:value-type="float">
            <text:p>212334</text:p>
          </table:table-cell>
          <table:table-cell table:style-name="ce2" office:value-type="float" office:value="6.04" calcext:value-type="float">
            <text:p>6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5:30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82.62" calcext:value-type="float">
            <text:p>82.62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213757" calcext:value-type="float">
            <text:p>213757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5:00:00 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82.57" calcext:value-type="float">
            <text:p>82.57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213.1901" calcext:value-type="float">
            <text:p>213.1901</text:p>
          </table:table-cell>
          <table:table-cell table:style-name="ce2" office:value-type="float" office:value="6.12" calcext:value-type="float">
            <text:p>6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4:30:00 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83.08" calcext:value-type="float">
            <text:p>83.08</text:p>
          </table:table-cell>
          <table:table-cell table:style-name="ce2" office:value-type="float" office:value="8.55" calcext:value-type="float">
            <text:p>8.55</text:p>
          </table:table-cell>
          <table:table-cell table:style-name="ce2" office:value-type="float" office:value="220.0377" calcext:value-type="float">
            <text:p>220.0377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4:00:00 </text:p>
          </table:table-cell>
          <table:table-cell table:style-name="ce2" office:value-type="float" office:value="12.19" calcext:value-type="float">
            <text:p>12.19</text:p>
          </table:table-cell>
          <table:table-cell table:style-name="ce2" office:value-type="float" office:value="83.72" calcext:value-type="float">
            <text:p>83.72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221.3657" calcext:value-type="float">
            <text:p>221.3657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3:30:00 </text:p>
          </table:table-cell>
          <table:table-cell table:style-name="ce2" office:value-type="float" office:value="20.02" calcext:value-type="float">
            <text:p>20.02</text:p>
          </table:table-cell>
          <table:table-cell table:style-name="ce2" office:value-type="float" office:value="84.73" calcext:value-type="float">
            <text:p>84.73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218716" calcext:value-type="float">
            <text:p>218716</text:p>
          </table:table-cell>
          <table:table-cell table:style-name="ce2" office:value-type="float" office:value="7.16" calcext:value-type="float">
            <text:p>7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3:00:00 </text:p>
          </table:table-cell>
          <table:table-cell table:style-name="ce2" office:value-type="float" office:value="30.78" calcext:value-type="float">
            <text:p>30.78</text:p>
          </table:table-cell>
          <table:table-cell table:style-name="ce2" office:value-type="float" office:value="86.37" calcext:value-type="float">
            <text:p>86.37</text:p>
          </table:table-cell>
          <table:table-cell table:style-name="ce2" office:value-type="float" office:value="8.18" calcext:value-type="float">
            <text:p>8.18</text:p>
          </table:table-cell>
          <table:table-cell table:style-name="ce2" office:value-type="float" office:value="215439" calcext:value-type="float">
            <text:p>215439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2:30:00 </text:p>
          </table:table-cell>
          <table:table-cell table:style-name="ce2" office:value-type="float" office:value="19.28" calcext:value-type="float">
            <text:p>19.28</text:p>
          </table:table-cell>
          <table:table-cell table:style-name="ce2" office:value-type="float" office:value="88.13" calcext:value-type="float">
            <text:p>88.1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9.1288" calcext:value-type="float">
            <text:p>219.1288</text:p>
          </table:table-cell>
          <table:table-cell table:style-name="ce2" office:value-type="float" office:value="6.93" calcext:value-type="float">
            <text:p>6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2:00:00 </text:p>
          </table:table-cell>
          <table:table-cell table:style-name="ce2" office:value-type="float" office:value="18.66" calcext:value-type="float">
            <text:p>18.66</text:p>
          </table:table-cell>
          <table:table-cell table:style-name="ce2" office:value-type="float" office:value="88.37" calcext:value-type="float">
            <text:p>88.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8.2169" calcext:value-type="float">
            <text:p>218.2169</text:p>
          </table:table-cell>
          <table:table-cell table:style-name="ce2" office:value-type="float" office:value="7.22" calcext:value-type="float">
            <text:p>7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1:30:00 </text:p>
          </table:table-cell>
          <table:table-cell table:style-name="ce2" office:value-type="float" office:value="17.49" calcext:value-type="float">
            <text:p>17.49</text:p>
          </table:table-cell>
          <table:table-cell table:style-name="ce2" office:value-type="float" office:value="87.68" calcext:value-type="float">
            <text:p>87.68</text:p>
          </table:table-cell>
          <table:table-cell table:style-name="ce2" office:value-type="float" office:value="8.12" calcext:value-type="float">
            <text:p>8.12</text:p>
          </table:table-cell>
          <table:table-cell table:style-name="ce2" office:value-type="float" office:value="216.7256" calcext:value-type="float">
            <text:p>216.7256</text:p>
          </table:table-cell>
          <table:table-cell table:style-name="ce2" office:value-type="float" office:value="6.94" calcext:value-type="float">
            <text:p>6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1:00:00 </text:p>
          </table:table-cell>
          <table:table-cell table:style-name="ce2" office:value-type="float" office:value="19.48" calcext:value-type="float">
            <text:p>19.48</text:p>
          </table:table-cell>
          <table:table-cell table:style-name="ce2" office:value-type="float" office:value="88.11" calcext:value-type="float">
            <text:p>88.11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220.3691" calcext:value-type="float">
            <text:p>220.3691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0:30:00 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87.51" calcext:value-type="float">
            <text:p>87.51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219.9929" calcext:value-type="float">
            <text:p>219.9929</text:p>
          </table:table-cell>
          <table:table-cell table:style-name="ce2" office:value-type="float" office:value="6.58" calcext:value-type="float">
            <text:p>6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10:00:00 </text:p>
          </table:table-cell>
          <table:table-cell table:style-name="ce2" office:value-type="float" office:value="11.74" calcext:value-type="float">
            <text:p>11.74</text:p>
          </table:table-cell>
          <table:table-cell table:style-name="ce2" office:value-type="float" office:value="88.6" calcext:value-type="float">
            <text:p>88.6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222.6211" calcext:value-type="float">
            <text:p>222.621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9:30:00 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220.0961" calcext:value-type="float">
            <text:p>220.0961</text:p>
          </table:table-cell>
          <table:table-cell table:style-name="ce2" office:value-type="float" office:value="7.59" calcext:value-type="float">
            <text:p>7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9:00:00 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91.52" calcext:value-type="float">
            <text:p>91.52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217.3493" calcext:value-type="float">
            <text:p>217.3493</text:p>
          </table:table-cell>
          <table:table-cell table:style-name="ce2" office:value-type="float" office:value="7.23" calcext:value-type="float">
            <text:p>7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8:30:0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92.64" calcext:value-type="float">
            <text:p>92.64</text:p>
          </table:table-cell>
          <table:table-cell table:style-name="ce2" office:value-type="float" office:value="7.62" calcext:value-type="float">
            <text:p>7.62</text:p>
          </table:table-cell>
          <table:table-cell table:style-name="ce2" office:value-type="float" office:value="214.7479" calcext:value-type="float">
            <text:p>214.7479</text:p>
          </table:table-cell>
          <table:table-cell table:style-name="ce2" office:value-type="float" office:value="6.52" calcext:value-type="float">
            <text:p>6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8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92.8" calcext:value-type="float">
            <text:p>92.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13.9873" calcext:value-type="float">
            <text:p>213.9873</text:p>
          </table:table-cell>
          <table:table-cell table:style-name="ce2" office:value-type="float" office:value="6.48" calcext:value-type="float">
            <text:p>6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7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1.91" calcext:value-type="float">
            <text:p>91.91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214.7943" calcext:value-type="float">
            <text:p>214.7943</text:p>
          </table:table-cell>
          <table:table-cell table:style-name="ce2" office:value-type="float" office:value="5.76" calcext:value-type="float">
            <text:p>5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1.91" calcext:value-type="float">
            <text:p>91.91</text:p>
          </table:table-cell>
          <table:table-cell table:style-name="ce2" office:value-type="float" office:value="7.74" calcext:value-type="float">
            <text:p>7.74</text:p>
          </table:table-cell>
          <table:table-cell table:style-name="ce2" office:value-type="float" office:value="215.4104" calcext:value-type="float">
            <text:p>215.4104</text:p>
          </table:table-cell>
          <table:table-cell table:style-name="ce2" office:value-type="float" office:value="6.11" calcext:value-type="float">
            <text:p>6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75" calcext:value-type="float">
            <text:p>91.75</text:p>
          </table:table-cell>
          <table:table-cell table:style-name="ce2" office:value-type="float" office:value="7.83" calcext:value-type="float">
            <text:p>7.83</text:p>
          </table:table-cell>
          <table:table-cell table:style-name="ce2" office:value-type="float" office:value="215.1012" calcext:value-type="float">
            <text:p>215.1012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79" calcext:value-type="float">
            <text:p>91.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6.7271" calcext:value-type="float">
            <text:p>216.7271</text:p>
          </table:table-cell>
          <table:table-cell table:style-name="ce2" office:value-type="float" office:value="5.84" calcext:value-type="float">
            <text:p>5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1.43" calcext:value-type="float">
            <text:p>91.4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19.8513" calcext:value-type="float">
            <text:p>219.8513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0.86" calcext:value-type="float">
            <text:p>90.86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224.66" calcext:value-type="float">
            <text:p>224.66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4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1.59" calcext:value-type="float">
            <text:p>91.59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33.0576" calcext:value-type="float">
            <text:p>233.0576</text:p>
          </table:table-cell>
          <table:table-cell table:style-name="ce2" office:value-type="float" office:value="5.18" calcext:value-type="float">
            <text:p>5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4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79" calcext:value-type="float">
            <text:p>91.79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229.2934" calcext:value-type="float">
            <text:p>229.2934</text:p>
          </table:table-cell>
          <table:table-cell table:style-name="ce2" office:value-type="float" office:value="5.06" calcext:value-type="float">
            <text:p>5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3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2.01" calcext:value-type="float">
            <text:p>92.01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40.1812" calcext:value-type="float">
            <text:p>240.1812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77" calcext:value-type="float">
            <text:p>92.77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239.1391" calcext:value-type="float">
            <text:p>239.1391</text:p>
          </table:table-cell>
          <table:table-cell table:style-name="ce2" office:value-type="float" office:value="5.58" calcext:value-type="float">
            <text:p>5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2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2.69" calcext:value-type="float">
            <text:p>92.69</text:p>
          </table:table-cell>
          <table:table-cell table:style-name="ce2" office:value-type="float" office:value="8.51" calcext:value-type="float">
            <text:p>8.51</text:p>
          </table:table-cell>
          <table:table-cell table:style-name="ce2" office:value-type="float" office:value="243.3818" calcext:value-type="float">
            <text:p>243.3818</text:p>
          </table:table-cell>
          <table:table-cell table:style-name="ce2" office:value-type="float" office:value="5.05" calcext:value-type="float">
            <text:p>5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59" calcext:value-type="float">
            <text:p>90.59</text:p>
          </table:table-cell>
          <table:table-cell table:style-name="ce2" office:value-type="float" office:value="8.66" calcext:value-type="float">
            <text:p>8.66</text:p>
          </table:table-cell>
          <table:table-cell table:style-name="ce2" office:value-type="float" office:value="248.1114" calcext:value-type="float">
            <text:p>248.1114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63" calcext:value-type="float">
            <text:p>88.63</text:p>
          </table:table-cell>
          <table:table-cell table:style-name="ce2" office:value-type="float" office:value="8.81" calcext:value-type="float">
            <text:p>8.81</text:p>
          </table:table-cell>
          <table:table-cell table:style-name="ce2" office:value-type="float" office:value="248.4416" calcext:value-type="float">
            <text:p>248.4416</text:p>
          </table:table-cell>
          <table:table-cell table:style-name="ce2" office:value-type="float" office:value="6.86" calcext:value-type="float">
            <text:p>6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13" calcext:value-type="float">
            <text:p>88.13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251.2309" calcext:value-type="float">
            <text:p>251.2309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0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8.07" calcext:value-type="float">
            <text:p>88.07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254.2842" calcext:value-type="float">
            <text:p>254.2842</text:p>
          </table:table-cell>
          <table:table-cell table:style-name="ce2" office:value-type="float" office:value="6.73" calcext:value-type="float">
            <text:p>6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-12-2017 00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37" calcext:value-type="float">
            <text:p>88.37</text:p>
          </table:table-cell>
          <table:table-cell table:style-name="ce2" office:value-type="float" office:value="8.83" calcext:value-type="float">
            <text:p>8.83</text:p>
          </table:table-cell>
          <table:table-cell table:style-name="ce2" office:value-type="float" office:value="254394" calcext:value-type="float">
            <text:p>254394</text:p>
          </table:table-cell>
          <table:table-cell table:style-name="ce2" office:value-type="float" office:value="7.43" calcext:value-type="float">
            <text:p>7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86" calcext:value-type="float">
            <text:p>88.86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254.7553" calcext:value-type="float">
            <text:p>254.7553</text:p>
          </table:table-cell>
          <table:table-cell table:style-name="ce2" office:value-type="float" office:value="7.77" calcext:value-type="float">
            <text:p>7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3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54" calcext:value-type="float">
            <text:p>88.54</text:p>
          </table:table-cell>
          <table:table-cell table:style-name="ce2" office:value-type="float" office:value="8.77" calcext:value-type="float">
            <text:p>8.77</text:p>
          </table:table-cell>
          <table:table-cell table:style-name="ce2" office:value-type="float" office:value="252.8364" calcext:value-type="float">
            <text:p>252.8364</text:p>
          </table:table-cell>
          <table:table-cell table:style-name="ce2" office:value-type="float" office:value="9.05" calcext:value-type="float">
            <text:p>9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2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7.18" calcext:value-type="float">
            <text:p>87.18</text:p>
          </table:table-cell>
          <table:table-cell table:style-name="ce2" office:value-type="float" office:value="8.92" calcext:value-type="float">
            <text:p>8.92</text:p>
          </table:table-cell>
          <table:table-cell table:style-name="ce2" office:value-type="float" office:value="253.5634" calcext:value-type="float">
            <text:p>253.5634</text:p>
          </table:table-cell>
          <table:table-cell table:style-name="ce2" office:value-type="float" office:value="9.64" calcext:value-type="float">
            <text:p>9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2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6.79" calcext:value-type="float">
            <text:p>86.79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254.7449" calcext:value-type="float">
            <text:p>254.7449</text:p>
          </table:table-cell>
          <table:table-cell table:style-name="ce2" office:value-type="float" office:value="9.45" calcext:value-type="float">
            <text:p>9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1:3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87.78" calcext:value-type="float">
            <text:p>87.78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249.7395" calcext:value-type="float">
            <text:p>249.7395</text:p>
          </table:table-cell>
          <table:table-cell table:style-name="ce2" office:value-type="float" office:value="9.13" calcext:value-type="float">
            <text:p>9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1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8.56" calcext:value-type="float">
            <text:p>8.56</text:p>
          </table:table-cell>
          <table:table-cell table:style-name="ce2" office:value-type="float" office:value="246492" calcext:value-type="float">
            <text:p>246492</text:p>
          </table:table-cell>
          <table:table-cell table:style-name="ce2" office:value-type="float" office:value="9.33" calcext:value-type="float">
            <text:p>9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48" calcext:value-type="float">
            <text:p>89.48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245.2249" calcext:value-type="float">
            <text:p>245.2249</text:p>
          </table:table-cell>
          <table:table-cell table:style-name="ce2" office:value-type="float" office:value="9.92" calcext:value-type="float">
            <text:p>9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2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43" calcext:value-type="float">
            <text:p>89.43</text:p>
          </table:table-cell>
          <table:table-cell table:style-name="ce2" office:value-type="float" office:value="8.58" calcext:value-type="float">
            <text:p>8.58</text:p>
          </table:table-cell>
          <table:table-cell table:style-name="ce2" office:value-type="float" office:value="245.9176" calcext:value-type="float">
            <text:p>245.9176</text:p>
          </table:table-cell>
          <table:table-cell table:style-name="ce2" office:value-type="float" office:value="9.45" calcext:value-type="float">
            <text:p>9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84" calcext:value-type="float">
            <text:p>88.84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245.0188" calcext:value-type="float">
            <text:p>245.0188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9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244.4354" calcext:value-type="float">
            <text:p>244.4354</text:p>
          </table:table-cell>
          <table:table-cell table:style-name="ce2" office:value-type="float" office:value="9.96" calcext:value-type="float">
            <text:p>9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8:3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8.97" calcext:value-type="float">
            <text:p>88.97</text:p>
          </table:table-cell>
          <table:table-cell table:style-name="ce2" office:value-type="float" office:value="8.87" calcext:value-type="float">
            <text:p>8.87</text:p>
          </table:table-cell>
          <table:table-cell table:style-name="ce2" office:value-type="float" office:value="244.6986" calcext:value-type="float">
            <text:p>244.6986</text:p>
          </table:table-cell>
          <table:table-cell table:style-name="ce2" office:value-type="float" office:value="10.14" calcext:value-type="float">
            <text:p>10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8:00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90.34" calcext:value-type="float">
            <text:p>90.34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248.2424" calcext:value-type="float">
            <text:p>248.2424</text:p>
          </table:table-cell>
          <table:table-cell table:style-name="ce2" office:value-type="float" office:value="9.12" calcext:value-type="float">
            <text:p>9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7:30:00 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91.91" calcext:value-type="float">
            <text:p>91.91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247.5431" calcext:value-type="float">
            <text:p>247.5431</text:p>
          </table:table-cell>
          <table:table-cell table:style-name="ce2" office:value-type="float" office:value="9.57" calcext:value-type="float">
            <text:p>9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7: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2.37" calcext:value-type="float">
            <text:p>92.37</text:p>
          </table:table-cell>
          <table:table-cell table:style-name="ce2" office:value-type="float" office:value="8.81" calcext:value-type="float">
            <text:p>8.81</text:p>
          </table:table-cell>
          <table:table-cell table:style-name="ce2" office:value-type="float" office:value="246.7236" calcext:value-type="float">
            <text:p>246.7236</text:p>
          </table:table-cell>
          <table:table-cell table:style-name="ce2" office:value-type="float" office:value="10.19" calcext:value-type="float">
            <text:p>10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6:30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92.75" calcext:value-type="float">
            <text:p>92.75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245.2826" calcext:value-type="float">
            <text:p>245.2826</text:p>
          </table:table-cell>
          <table:table-cell table:style-name="ce2" office:value-type="float" office:value="9.24" calcext:value-type="float">
            <text:p>9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6:00:00 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92.16" calcext:value-type="float">
            <text:p>92.16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242.8048" calcext:value-type="float">
            <text:p>242.8048</text:p>
          </table:table-cell>
          <table:table-cell table:style-name="ce2" office:value-type="float" office:value="9.33" calcext:value-type="float">
            <text:p>9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5:30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91.45" calcext:value-type="float">
            <text:p>91.45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242.3292" calcext:value-type="float">
            <text:p>242.3292</text:p>
          </table:table-cell>
          <table:table-cell table:style-name="ce2" office:value-type="float" office:value="9.11" calcext:value-type="float">
            <text:p>9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5:00:00 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91.76" calcext:value-type="float">
            <text:p>91.76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241.3611" calcext:value-type="float">
            <text:p>241.3611</text:p>
          </table:table-cell>
          <table:table-cell table:style-name="ce2" office:value-type="float" office:value="8.08" calcext:value-type="float">
            <text:p>8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4:30:00 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91.68" calcext:value-type="float">
            <text:p>91.68</text:p>
          </table:table-cell>
          <table:table-cell table:style-name="ce2" office:value-type="float" office:value="8.48" calcext:value-type="float">
            <text:p>8.48</text:p>
          </table:table-cell>
          <table:table-cell table:style-name="ce2" office:value-type="float" office:value="243.9133" calcext:value-type="float">
            <text:p>243.9133</text:p>
          </table:table-cell>
          <table:table-cell table:style-name="ce2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4:00:00 </text:p>
          </table:table-cell>
          <table:table-cell table:style-name="ce2" office:value-type="float" office:value="6.47" calcext:value-type="float">
            <text:p>6.47</text:p>
          </table:table-cell>
          <table:table-cell table:style-name="ce2" office:value-type="float" office:value="92.01" calcext:value-type="float">
            <text:p>92.01</text:p>
          </table:table-cell>
          <table:table-cell table:style-name="ce2" office:value-type="float" office:value="8.31" calcext:value-type="float">
            <text:p>8.31</text:p>
          </table:table-cell>
          <table:table-cell table:style-name="ce2" office:value-type="float" office:value="239.6667" calcext:value-type="float">
            <text:p>239.6667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3:30:00 </text:p>
          </table:table-cell>
          <table:table-cell table:style-name="ce2" office:value-type="float" office:value="12.96" calcext:value-type="float">
            <text:p>12.96</text:p>
          </table:table-cell>
          <table:table-cell table:style-name="ce2" office:value-type="float" office:value="93.51" calcext:value-type="float">
            <text:p>93.51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235.1455" calcext:value-type="float">
            <text:p>235.1455</text:p>
          </table:table-cell>
          <table:table-cell table:style-name="ce2" office:value-type="float" office:value="5.52" calcext:value-type="float">
            <text:p>5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3:00:00 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93.23" calcext:value-type="float">
            <text:p>93.2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35704" calcext:value-type="float">
            <text:p>235704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2:30:00 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office:value-type="float" office:value="92.57" calcext:value-type="float">
            <text:p>92.5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25.5959" calcext:value-type="float">
            <text:p>225.5959</text:p>
          </table:table-cell>
          <table:table-cell table:style-name="ce2" office:value-type="float" office:value="4.67" calcext:value-type="float">
            <text:p>4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2:00:00 </text:p>
          </table:table-cell>
          <table:table-cell table:style-name="ce2" office:value-type="float" office:value="22.62" calcext:value-type="float">
            <text:p>22.62</text:p>
          </table:table-cell>
          <table:table-cell table:style-name="ce2" office:value-type="float" office:value="91.63" calcext:value-type="float">
            <text:p>91.63</text:p>
          </table:table-cell>
          <table:table-cell table:style-name="ce2" office:value-type="float" office:value="8.44" calcext:value-type="float">
            <text:p>8.44</text:p>
          </table:table-cell>
          <table:table-cell table:style-name="ce2" office:value-type="float" office:value="236.3432" calcext:value-type="float">
            <text:p>236.3432</text:p>
          </table:table-cell>
          <table:table-cell table:style-name="ce2" office:value-type="float" office:value="5.58" calcext:value-type="float">
            <text:p>5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1:30:00 </text:p>
          </table:table-cell>
          <table:table-cell table:style-name="ce2" office:value-type="float" office:value="19.59" calcext:value-type="float">
            <text:p>19.59</text:p>
          </table:table-cell>
          <table:table-cell table:style-name="ce2" office:value-type="float" office:value="88.11" calcext:value-type="float">
            <text:p>88.11</text:p>
          </table:table-cell>
          <table:table-cell table:style-name="ce2" office:value-type="float" office:value="8.77" calcext:value-type="float">
            <text:p>8.77</text:p>
          </table:table-cell>
          <table:table-cell table:style-name="ce2" office:value-type="float" office:value="242.4289" calcext:value-type="float">
            <text:p>242.4289</text:p>
          </table:table-cell>
          <table:table-cell table:style-name="ce2" office:value-type="float" office:value="6.58" calcext:value-type="float">
            <text:p>6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1:00:00 </text:p>
          </table:table-cell>
          <table:table-cell table:style-name="ce2" office:value-type="float" office:value="40.91" calcext:value-type="float">
            <text:p>40.91</text:p>
          </table:table-cell>
          <table:table-cell table:style-name="ce2" office:value-type="float" office:value="84.66" calcext:value-type="float">
            <text:p>84.66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247.4259" calcext:value-type="float">
            <text:p>247.4259</text:p>
          </table:table-cell>
          <table:table-cell table:style-name="ce2" office:value-type="float" office:value="6.95" calcext:value-type="float">
            <text:p>6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0:30:00 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84.53" calcext:value-type="float">
            <text:p>84.53</text:p>
          </table:table-cell>
          <table:table-cell table:style-name="ce2" office:value-type="float" office:value="8.79" calcext:value-type="float">
            <text:p>8.79</text:p>
          </table:table-cell>
          <table:table-cell table:style-name="ce2" office:value-type="float" office:value="245.0261" calcext:value-type="float">
            <text:p>245.0261</text:p>
          </table:table-cell>
          <table:table-cell table:style-name="ce2" office:value-type="float" office:value="7.38" calcext:value-type="float">
            <text:p>7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10:00:00 </text:p>
          </table:table-cell>
          <table:table-cell table:style-name="ce2" office:value-type="float" office:value="46.27" calcext:value-type="float">
            <text:p>46.27</text:p>
          </table:table-cell>
          <table:table-cell table:style-name="ce2" office:value-type="float" office:value="86.57" calcext:value-type="float">
            <text:p>86.5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251.4528" calcext:value-type="float">
            <text:p>251.4528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9:30:00 </text:p>
          </table:table-cell>
          <table:table-cell table:style-name="ce2" office:value-type="float" office:value="52.32" calcext:value-type="float">
            <text:p>52.32</text:p>
          </table:table-cell>
          <table:table-cell table:style-name="ce2" office:value-type="float" office:value="88.02" calcext:value-type="float">
            <text:p>88.02</text:p>
          </table:table-cell>
          <table:table-cell table:style-name="ce2" office:value-type="float" office:value="8.21" calcext:value-type="float">
            <text:p>8.21</text:p>
          </table:table-cell>
          <table:table-cell table:style-name="ce2" office:value-type="float" office:value="252.9934" calcext:value-type="float">
            <text:p>252.9934</text:p>
          </table:table-cell>
          <table:table-cell table:style-name="ce2" office:value-type="float" office:value="6.62" calcext:value-type="float">
            <text:p>6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9:00:00 </text:p>
          </table:table-cell>
          <table:table-cell table:style-name="ce2" office:value-type="float" office:value="20.91" calcext:value-type="float">
            <text:p>20.91</text:p>
          </table:table-cell>
          <table:table-cell table:style-name="ce2" office:value-type="float" office:value="86.91" calcext:value-type="float">
            <text:p>86.91</text:p>
          </table:table-cell>
          <table:table-cell table:style-name="ce2" office:value-type="float" office:value="8.21" calcext:value-type="float">
            <text:p>8.21</text:p>
          </table:table-cell>
          <table:table-cell table:style-name="ce2" office:value-type="float" office:value="252.2373" calcext:value-type="float">
            <text:p>252.2373</text:p>
          </table:table-cell>
          <table:table-cell table:style-name="ce2" office:value-type="float" office:value="7.59" calcext:value-type="float">
            <text:p>7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8:30:00 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85.01" calcext:value-type="float">
            <text:p>85.01</text:p>
          </table:table-cell>
          <table:table-cell table:style-name="ce2" office:value-type="float" office:value="8.29" calcext:value-type="float">
            <text:p>8.29</text:p>
          </table:table-cell>
          <table:table-cell table:style-name="ce2" office:value-type="float" office:value="256.5912" calcext:value-type="float">
            <text:p>256.5912</text:p>
          </table:table-cell>
          <table:table-cell table:style-name="ce2" office:value-type="float" office:value="7.76" calcext:value-type="float">
            <text:p>7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54.9622" calcext:value-type="float">
            <text:p>254.9622</text:p>
          </table:table-cell>
          <table:table-cell table:style-name="ce2" office:value-type="float" office:value="8.34" calcext:value-type="float">
            <text:p>8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260.6154" calcext:value-type="float">
            <text:p>260.6154</text:p>
          </table:table-cell>
          <table:table-cell table:style-name="ce2" office:value-type="float" office:value="7.17" calcext:value-type="float">
            <text:p>7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7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2.57" calcext:value-type="float">
            <text:p>82.57</text:p>
          </table:table-cell>
          <table:table-cell table:style-name="ce2" office:value-type="float" office:value="8.65" calcext:value-type="float">
            <text:p>8.65</text:p>
          </table:table-cell>
          <table:table-cell table:style-name="ce2" office:value-type="float" office:value="257.3284" calcext:value-type="float">
            <text:p>257.3284</text:p>
          </table:table-cell>
          <table:table-cell table:style-name="ce2" office:value-type="float" office:value="6.55" calcext:value-type="float">
            <text:p>6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6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0.98" calcext:value-type="float">
            <text:p>80.98</text:p>
          </table:table-cell>
          <table:table-cell table:style-name="ce2" office:value-type="float" office:value="8.83" calcext:value-type="float">
            <text:p>8.83</text:p>
          </table:table-cell>
          <table:table-cell table:style-name="ce2" office:value-type="float" office:value="269.5165" calcext:value-type="float">
            <text:p>269.5165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6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1.48" calcext:value-type="float">
            <text:p>81.48</text:p>
          </table:table-cell>
          <table:table-cell table:style-name="ce2" office:value-type="float" office:value="8.81" calcext:value-type="float">
            <text:p>8.81</text:p>
          </table:table-cell>
          <table:table-cell table:style-name="ce2" office:value-type="float" office:value="265.7591" calcext:value-type="float">
            <text:p>265.7591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5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67" calcext:value-type="float">
            <text:p>81.67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257.5228" calcext:value-type="float">
            <text:p>257.5228</text:p>
          </table:table-cell>
          <table:table-cell table:style-name="ce2" office:value-type="float" office:value="7.43" calcext:value-type="float">
            <text:p>7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5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0.08" calcext:value-type="float">
            <text:p>80.08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261.8699" calcext:value-type="float">
            <text:p>261.8699</text:p>
          </table:table-cell>
          <table:table-cell table:style-name="ce2" office:value-type="float" office:value="7.88" calcext:value-type="float">
            <text:p>7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39" calcext:value-type="float">
            <text:p>79.39</text:p>
          </table:table-cell>
          <table:table-cell table:style-name="ce2" office:value-type="float" office:value="9.37" calcext:value-type="float">
            <text:p>9.3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.72" calcext:value-type="float">
            <text:p>6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9.47" calcext:value-type="float">
            <text:p>9.47</text:p>
          </table:table-cell>
          <table:table-cell table:style-name="ce2" office:value-type="float" office:value="265.5553" calcext:value-type="float">
            <text:p>265.5553</text:p>
          </table:table-cell>
          <table:table-cell table:style-name="ce2" office:value-type="float" office:value="7.26" calcext:value-type="float">
            <text:p>7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77" calcext:value-type="float">
            <text:p>79.77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269.7588" calcext:value-type="float">
            <text:p>269.7588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56" calcext:value-type="float">
            <text:p>80.56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268.5528" calcext:value-type="float">
            <text:p>268.5528</text:p>
          </table:table-cell>
          <table:table-cell table:style-name="ce2" office:value-type="float" office:value="7.78" calcext:value-type="float">
            <text:p>7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84" calcext:value-type="float">
            <text:p>83.8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60.8762" calcext:value-type="float">
            <text:p>260.8762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257.3686" calcext:value-type="float">
            <text:p>257.3686</text:p>
          </table:table-cell>
          <table:table-cell table:style-name="ce2" office:value-type="float" office:value="9.27" calcext:value-type="float">
            <text:p>9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6" calcext:value-type="float">
            <text:p>86.16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254.0378" calcext:value-type="float">
            <text:p>254.0378</text:p>
          </table:table-cell>
          <table:table-cell table:style-name="ce2" office:value-type="float" office:value="9.15" calcext:value-type="float">
            <text:p>9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08" calcext:value-type="float">
            <text:p>85.08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251.7529" calcext:value-type="float">
            <text:p>251.7529</text:p>
          </table:table-cell>
          <table:table-cell table:style-name="ce2" office:value-type="float" office:value="8.69" calcext:value-type="float">
            <text:p>8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38" calcext:value-type="float">
            <text:p>84.38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257.1217" calcext:value-type="float">
            <text:p>257.1217</text:p>
          </table:table-cell>
          <table:table-cell table:style-name="ce2" office:value-type="float" office:value="9.13" calcext:value-type="float">
            <text:p>9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-12-2017 0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4" calcext:value-type="float">
            <text:p>82.4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56.1944" calcext:value-type="float">
            <text:p>256.1944</text:p>
          </table:table-cell>
          <table:table-cell table:style-name="ce2" office:value-type="float" office:value="9.06" calcext:value-type="float">
            <text:p>9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3:3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1.57" calcext:value-type="float">
            <text:p>81.57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256.8699" calcext:value-type="float">
            <text:p>256.8699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3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9.94" calcext:value-type="float">
            <text:p>9.94</text:p>
          </table:table-cell>
          <table:table-cell table:style-name="ce2" office:value-type="float" office:value="255.9923" calcext:value-type="float">
            <text:p>255.9923</text:p>
          </table:table-cell>
          <table:table-cell table:style-name="ce2" office:value-type="float" office:value="11.96" calcext:value-type="float">
            <text:p>11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2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79.57" calcext:value-type="float">
            <text:p>79.57</text:p>
          </table:table-cell>
          <table:table-cell table:style-name="ce2" office:value-type="float" office:value="10.02" calcext:value-type="float">
            <text:p>10.02</text:p>
          </table:table-cell>
          <table:table-cell table:style-name="ce2" office:value-type="float" office:value="252.1286" calcext:value-type="float">
            <text:p>252.1286</text:p>
          </table:table-cell>
          <table:table-cell table:style-name="ce2" office:value-type="float" office:value="11.06" calcext:value-type="float">
            <text:p>11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2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79.69" calcext:value-type="float">
            <text:p>79.69</text:p>
          </table:table-cell>
          <table:table-cell table:style-name="ce2" office:value-type="float" office:value="9.94" calcext:value-type="float">
            <text:p>9.94</text:p>
          </table:table-cell>
          <table:table-cell table:style-name="ce2" office:value-type="float" office:value="250.8893" calcext:value-type="float">
            <text:p>250.8893</text:p>
          </table:table-cell>
          <table:table-cell table:style-name="ce2" office:value-type="float" office:value="10.97" calcext:value-type="float">
            <text:p>10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0.62" calcext:value-type="float">
            <text:p>80.62</text:p>
          </table:table-cell>
          <table:table-cell table:style-name="ce2" office:value-type="float" office:value="9.68" calcext:value-type="float">
            <text:p>9.68</text:p>
          </table:table-cell>
          <table:table-cell table:style-name="ce2" office:value-type="float" office:value="252.3189" calcext:value-type="float">
            <text:p>252.3189</text:p>
          </table:table-cell>
          <table:table-cell table:style-name="ce2" office:value-type="float" office:value="10.74" calcext:value-type="float">
            <text:p>10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1.87" calcext:value-type="float">
            <text:p>81.87</text:p>
          </table:table-cell>
          <table:table-cell table:style-name="ce2" office:value-type="float" office:value="9.38" calcext:value-type="float">
            <text:p>9.38</text:p>
          </table:table-cell>
          <table:table-cell table:style-name="ce2" office:value-type="float" office:value="250693" calcext:value-type="float">
            <text:p>250693</text:p>
          </table:table-cell>
          <table:table-cell table:style-name="ce2" office:value-type="float" office:value="10.91" calcext:value-type="float">
            <text:p>10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15" calcext:value-type="float">
            <text:p>82.15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252.5528" calcext:value-type="float">
            <text:p>252.5528</text:p>
          </table:table-cell>
          <table:table-cell table:style-name="ce2" office:value-type="float" office:value="10.78" calcext:value-type="float">
            <text:p>10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20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2.13" calcext:value-type="float">
            <text:p>82.13</text:p>
          </table:table-cell>
          <table:table-cell table:style-name="ce2" office:value-type="float" office:value="9.35" calcext:value-type="float">
            <text:p>9.35</text:p>
          </table:table-cell>
          <table:table-cell table:style-name="ce2" office:value-type="float" office:value="248.1767" calcext:value-type="float">
            <text:p>248.1767</text:p>
          </table:table-cell>
          <table:table-cell table:style-name="ce2" office:value-type="float" office:value="11.67" calcext:value-type="float">
            <text:p>11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09" calcext:value-type="float">
            <text:p>82.09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247.7609" calcext:value-type="float">
            <text:p>247.7609</text:p>
          </table:table-cell>
          <table:table-cell table:style-name="ce2" office:value-type="float" office:value="10.68" calcext:value-type="float">
            <text:p>10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9.34" calcext:value-type="float">
            <text:p>9.34</text:p>
          </table:table-cell>
          <table:table-cell table:style-name="ce2" office:value-type="float" office:value="249.7101" calcext:value-type="float">
            <text:p>249.7101</text:p>
          </table:table-cell>
          <table:table-cell table:style-name="ce2" office:value-type="float" office:value="9.83" calcext:value-type="float">
            <text:p>9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85" calcext:value-type="float">
            <text:p>83.85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253504" calcext:value-type="float">
            <text:p>253504</text:p>
          </table:table-cell>
          <table:table-cell table:style-name="ce2" office:value-type="float" office:value="10.75" calcext:value-type="float">
            <text:p>10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9.44" calcext:value-type="float">
            <text:p>9.44</text:p>
          </table:table-cell>
          <table:table-cell table:style-name="ce2" office:value-type="float" office:value="258.7137" calcext:value-type="float">
            <text:p>258.7137</text:p>
          </table:table-cell>
          <table:table-cell table:style-name="ce2" office:value-type="float" office:value="9.89" calcext:value-type="float">
            <text:p>9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21" calcext:value-type="float">
            <text:p>85.21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255.2141" calcext:value-type="float">
            <text:p>255.2141</text:p>
          </table:table-cell>
          <table:table-cell table:style-name="ce2" office:value-type="float" office:value="10.85" calcext:value-type="float">
            <text:p>10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7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6.74" calcext:value-type="float">
            <text:p>86.74</text:p>
          </table:table-cell>
          <table:table-cell table:style-name="ce2" office:value-type="float" office:value="9.44" calcext:value-type="float">
            <text:p>9.44</text:p>
          </table:table-cell>
          <table:table-cell table:style-name="ce2" office:value-type="float" office:value="254.9927" calcext:value-type="float">
            <text:p>254.9927</text:p>
          </table:table-cell>
          <table:table-cell table:style-name="ce2" office:value-type="float" office:value="11.17" calcext:value-type="float">
            <text:p>11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6:3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8.58" calcext:value-type="float">
            <text:p>88.58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256.7391" calcext:value-type="float">
            <text:p>256.7391</text:p>
          </table:table-cell>
          <table:table-cell table:style-name="ce2" office:value-type="float" office:value="10.79" calcext:value-type="float">
            <text:p>10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6: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88.42" calcext:value-type="float">
            <text:p>88.42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254.6409" calcext:value-type="float">
            <text:p>254.6409</text:p>
          </table:table-cell>
          <table:table-cell table:style-name="ce2" office:value-type="float" office:value="9.65" calcext:value-type="float">
            <text:p>9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5:30:00 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88.41" calcext:value-type="float">
            <text:p>88.41</text:p>
          </table:table-cell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252165" calcext:value-type="float">
            <text:p>252165</text:p>
          </table:table-cell>
          <table:table-cell table:style-name="ce2" office:value-type="float" office:value="9.06" calcext:value-type="float">
            <text:p>9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5:00:00 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89.47" calcext:value-type="float">
            <text:p>89.47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255.7918" calcext:value-type="float">
            <text:p>255.7918</text:p>
          </table:table-cell>
          <table:table-cell table:style-name="ce2" office:value-type="float" office:value="9.59" calcext:value-type="float">
            <text:p>9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4:30:00 </text:p>
          </table:table-cell>
          <table:table-cell table:style-name="ce2" office:value-type="float" office:value="10.74" calcext:value-type="float">
            <text:p>10.74</text:p>
          </table:table-cell>
          <table:table-cell table:style-name="ce2" office:value-type="float" office:value="89.51" calcext:value-type="float">
            <text:p>89.51</text:p>
          </table:table-cell>
          <table:table-cell table:style-name="ce2" office:value-type="float" office:value="8.94" calcext:value-type="float">
            <text:p>8.94</text:p>
          </table:table-cell>
          <table:table-cell table:style-name="ce2" office:value-type="float" office:value="253.8765" calcext:value-type="float">
            <text:p>253.8765</text:p>
          </table:table-cell>
          <table:table-cell table:style-name="ce2" office:value-type="float" office:value="10.94" calcext:value-type="float">
            <text:p>10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4:00:00 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88.88" calcext:value-type="float">
            <text:p>88.88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254.7133" calcext:value-type="float">
            <text:p>254.7133</text:p>
          </table:table-cell>
          <table:table-cell table:style-name="ce2" office:value-type="float" office:value="11.07" calcext:value-type="float">
            <text:p>11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3:30:00 </text:p>
          </table:table-cell>
          <table:table-cell table:style-name="ce2" office:value-type="float" office:value="19.07" calcext:value-type="float">
            <text:p>19.07</text:p>
          </table:table-cell>
          <table:table-cell table:style-name="ce2" office:value-type="float" office:value="88.34" calcext:value-type="float">
            <text:p>88.34</text:p>
          </table:table-cell>
          <table:table-cell table:style-name="ce2" office:value-type="float" office:value="8.97" calcext:value-type="float">
            <text:p>8.97</text:p>
          </table:table-cell>
          <table:table-cell table:style-name="ce2" office:value-type="float" office:value="255.9059" calcext:value-type="float">
            <text:p>255.9059</text:p>
          </table:table-cell>
          <table:table-cell table:style-name="ce2" office:value-type="float" office:value="10.53" calcext:value-type="float">
            <text:p>10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3:00:00 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87.49" calcext:value-type="float">
            <text:p>87.49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262.6206" calcext:value-type="float">
            <text:p>262.6206</text:p>
          </table:table-cell>
          <table:table-cell table:style-name="ce2" office:value-type="float" office:value="9.97" calcext:value-type="float">
            <text:p>9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2:30:00 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86.52" calcext:value-type="float">
            <text:p>86.52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259.7587" calcext:value-type="float">
            <text:p>259.7587</text:p>
          </table:table-cell>
          <table:table-cell table:style-name="ce2" office:value-type="float" office:value="10.92" calcext:value-type="float">
            <text:p>10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2:00:00 </text:p>
          </table:table-cell>
          <table:table-cell table:style-name="ce2" office:value-type="float" office:value="36.29" calcext:value-type="float">
            <text:p>36.29</text:p>
          </table:table-cell>
          <table:table-cell table:style-name="ce2" office:value-type="float" office:value="86.82" calcext:value-type="float">
            <text:p>86.82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258.6201" calcext:value-type="float">
            <text:p>258.6201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1:30:00 </text:p>
          </table:table-cell>
          <table:table-cell table:style-name="ce2" office:value-type="float" office:value="35.21" calcext:value-type="float">
            <text:p>35.21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54.4759" calcext:value-type="float">
            <text:p>254.4759</text:p>
          </table:table-cell>
          <table:table-cell table:style-name="ce2" office:value-type="float" office:value="10.48" calcext:value-type="float">
            <text:p>10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1:00:00 </text:p>
          </table:table-cell>
          <table:table-cell table:style-name="ce2" office:value-type="float" office:value="66.08" calcext:value-type="float">
            <text:p>66.08</text:p>
          </table:table-cell>
          <table:table-cell table:style-name="ce2" office:value-type="float" office:value="86.54" calcext:value-type="float">
            <text:p>86.54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53.94" calcext:value-type="float">
            <text:p>253.94</text:p>
          </table:table-cell>
          <table:table-cell table:style-name="ce2" office:value-type="float" office:value="11.24" calcext:value-type="float">
            <text:p>11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0:30:00 </text:p>
          </table:table-cell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86.64" calcext:value-type="float">
            <text:p>86.64</text:p>
          </table:table-cell>
          <table:table-cell table:style-name="ce2" office:value-type="float" office:value="8.23" calcext:value-type="float">
            <text:p>8.23</text:p>
          </table:table-cell>
          <table:table-cell table:style-name="ce2" office:value-type="float" office:value="252.8448" calcext:value-type="float">
            <text:p>252.8448</text:p>
          </table:table-cell>
          <table:table-cell table:style-name="ce2" office:value-type="float" office:value="10.87" calcext:value-type="float">
            <text:p>10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10:00:00 </text:p>
          </table:table-cell>
          <table:table-cell table:style-name="ce2" office:value-type="float" office:value="35.91" calcext:value-type="float">
            <text:p>35.91</text:p>
          </table:table-cell>
          <table:table-cell table:style-name="ce2" office:value-type="float" office:value="87.94" calcext:value-type="float">
            <text:p>87.94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office:value-type="float" office:value="249.7343" calcext:value-type="float">
            <text:p>249.7343</text:p>
          </table:table-cell>
          <table:table-cell table:style-name="ce2" office:value-type="float" office:value="10.43" calcext:value-type="float">
            <text:p>10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9:30:00 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89.13" calcext:value-type="float">
            <text:p>89.13</text:p>
          </table:table-cell>
          <table:table-cell table:style-name="ce2" office:value-type="float" office:value="7.72" calcext:value-type="float">
            <text:p>7.72</text:p>
          </table:table-cell>
          <table:table-cell table:style-name="ce2" office:value-type="float" office:value="254.5896" calcext:value-type="float">
            <text:p>254.5896</text:p>
          </table:table-cell>
          <table:table-cell table:style-name="ce2" office:value-type="float" office:value="10.69" calcext:value-type="float">
            <text:p>10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9:00:00 </text:p>
          </table:table-cell>
          <table:table-cell table:style-name="ce2" office:value-type="float" office:value="7.79" calcext:value-type="float">
            <text:p>7.79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254.7345" calcext:value-type="float">
            <text:p>254.7345</text:p>
          </table:table-cell>
          <table:table-cell table:style-name="ce2" office:value-type="float" office:value="9.77" calcext:value-type="float">
            <text:p>9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8:30:00 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88.47" calcext:value-type="float">
            <text:p>88.47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253.5296" calcext:value-type="float">
            <text:p>253.5296</text:p>
          </table:table-cell>
          <table:table-cell table:style-name="ce2" office:value-type="float" office:value="9.49" calcext:value-type="float">
            <text:p>9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8: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8.46" calcext:value-type="float">
            <text:p>88.46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254.2018" calcext:value-type="float">
            <text:p>254.2018</text:p>
          </table:table-cell>
          <table:table-cell table:style-name="ce2" office:value-type="float" office:value="9.62" calcext:value-type="float">
            <text:p>9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7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8.51" calcext:value-type="float">
            <text:p>88.5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53.1071" calcext:value-type="float">
            <text:p>253.1071</text:p>
          </table:table-cell>
          <table:table-cell table:style-name="ce2" office:value-type="float" office:value="9.19" calcext:value-type="float">
            <text:p>9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7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51" calcext:value-type="float">
            <text:p>89.51</text:p>
          </table:table-cell>
          <table:table-cell table:style-name="ce2" office:value-type="float" office:value="7.51" calcext:value-type="float">
            <text:p>7.51</text:p>
          </table:table-cell>
          <table:table-cell table:style-name="ce2" office:value-type="float" office:value="251.7542" calcext:value-type="float">
            <text:p>251.7542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6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1.06" calcext:value-type="float">
            <text:p>91.06</text:p>
          </table:table-cell>
          <table:table-cell table:style-name="ce2" office:value-type="float" office:value="7.13" calcext:value-type="float">
            <text:p>7.13</text:p>
          </table:table-cell>
          <table:table-cell table:style-name="ce2" office:value-type="float" office:value="247.6326" calcext:value-type="float">
            <text:p>247.6326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6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1.39" calcext:value-type="float">
            <text:p>91.39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249.2923" calcext:value-type="float">
            <text:p>249.2923</text:p>
          </table:table-cell>
          <table:table-cell table:style-name="ce2" office:value-type="float" office:value="8.58" calcext:value-type="float">
            <text:p>8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5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1.08" calcext:value-type="float">
            <text:p>91.08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249.5542" calcext:value-type="float">
            <text:p>249.5542</text:p>
          </table:table-cell>
          <table:table-cell table:style-name="ce2" office:value-type="float" office:value="9.01" calcext:value-type="float">
            <text:p>9.0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5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0.57" calcext:value-type="float">
            <text:p>90.57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253.9092" calcext:value-type="float">
            <text:p>253.9092</text:p>
          </table:table-cell>
          <table:table-cell table:style-name="ce2" office:value-type="float" office:value="9.26" calcext:value-type="float">
            <text:p>9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4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0.6" calcext:value-type="float">
            <text:p>90.6</text:p>
          </table:table-cell>
          <table:table-cell table:style-name="ce2" office:value-type="float" office:value="6.68" calcext:value-type="float">
            <text:p>6.68</text:p>
          </table:table-cell>
          <table:table-cell table:style-name="ce2" office:value-type="float" office:value="248.5484" calcext:value-type="float">
            <text:p>248.5484</text:p>
          </table:table-cell>
          <table:table-cell table:style-name="ce2" office:value-type="float" office:value="9.22" calcext:value-type="float">
            <text:p>9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4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90.74" calcext:value-type="float">
            <text:p>90.74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248.9968" calcext:value-type="float">
            <text:p>248.9968</text:p>
          </table:table-cell>
          <table:table-cell table:style-name="ce2" office:value-type="float" office:value="9.02" calcext:value-type="float">
            <text:p>9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08" calcext:value-type="float">
            <text:p>90.08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246.6786" calcext:value-type="float">
            <text:p>246.6786</text:p>
          </table:table-cell>
          <table:table-cell table:style-name="ce2" office:value-type="float" office:value="9.55" calcext:value-type="float">
            <text:p>9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44" calcext:value-type="float">
            <text:p>88.44</text:p>
          </table:table-cell>
          <table:table-cell table:style-name="ce2" office:value-type="float" office:value="6.19" calcext:value-type="float">
            <text:p>6.19</text:p>
          </table:table-cell>
          <table:table-cell table:style-name="ce2" office:value-type="float" office:value="245.4298" calcext:value-type="float">
            <text:p>245.4298</text:p>
          </table:table-cell>
          <table:table-cell table:style-name="ce2" office:value-type="float" office:value="8.47" calcext:value-type="float">
            <text:p>8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52" calcext:value-type="float">
            <text:p>87.52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238893" calcext:value-type="float">
            <text:p>238893</text:p>
          </table:table-cell>
          <table:table-cell table:style-name="ce2" office:value-type="float" office:value="7.54" calcext:value-type="float">
            <text:p>7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36" calcext:value-type="float">
            <text:p>88.3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230.4403" calcext:value-type="float">
            <text:p>230.4403</text:p>
          </table:table-cell>
          <table:table-cell table:style-name="ce2" office:value-type="float" office:value="6.53" calcext:value-type="float">
            <text:p>6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83" calcext:value-type="float">
            <text:p>89.83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219.67" calcext:value-type="float">
            <text:p>219.67</text:p>
          </table:table-cell>
          <table:table-cell table:style-name="ce2" office:value-type="float" office:value="5.42" calcext:value-type="float">
            <text:p>5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73" calcext:value-type="float">
            <text:p>90.73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16.6561" calcext:value-type="float">
            <text:p>216.6561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59" calcext:value-type="float">
            <text:p>90.59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227.0963" calcext:value-type="float">
            <text:p>227.0963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3-12-2017 0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72" calcext:value-type="float">
            <text:p>89.72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221.0519" calcext:value-type="float">
            <text:p>221.0519</text:p>
          </table:table-cell>
          <table:table-cell table:style-name="ce2" office:value-type="float" office:value="4.85" calcext:value-type="float">
            <text:p>4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7.53" calcext:value-type="float">
            <text:p>87.53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218.8074" calcext:value-type="float">
            <text:p>218.8074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225337" calcext:value-type="float">
            <text:p>225337</text:p>
          </table:table-cell>
          <table:table-cell table:style-name="ce2" office:value-type="float" office:value="3.07" calcext:value-type="float">
            <text:p>3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09" calcext:value-type="float">
            <text:p>84.09</text:p>
          </table:table-cell>
          <table:table-cell table:style-name="ce2" office:value-type="float" office:value="5.19" calcext:value-type="float">
            <text:p>5.19</text:p>
          </table:table-cell>
          <table:table-cell table:style-name="ce2" office:value-type="float" office:value="229.3208" calcext:value-type="float">
            <text:p>229.3208</text:p>
          </table:table-cell>
          <table:table-cell table:style-name="ce2" office:value-type="float" office:value="3.64" calcext:value-type="float">
            <text:p>3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68" calcext:value-type="float">
            <text:p>84.68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45.0188" calcext:value-type="float">
            <text:p>245.0188</text:p>
          </table:table-cell>
          <table:table-cell table:style-name="ce2" office:value-type="float" office:value="4.95" calcext:value-type="float">
            <text:p>4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1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5.45" calcext:value-type="float">
            <text:p>85.45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250.9363" calcext:value-type="float">
            <text:p>250.9363</text:p>
          </table:table-cell>
          <table:table-cell table:style-name="ce2" office:value-type="float" office:value="4.95" calcext:value-type="float">
            <text:p>4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1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51" calcext:value-type="float">
            <text:p>86.51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254.6831" calcext:value-type="float">
            <text:p>254.6831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81" calcext:value-type="float">
            <text:p>86.81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252.8282" calcext:value-type="float">
            <text:p>252.828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01" calcext:value-type="float">
            <text:p>86.01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246.2162" calcext:value-type="float">
            <text:p>246.2162</text:p>
          </table:table-cell>
          <table:table-cell table:style-name="ce2" office:value-type="float" office:value="4.47" calcext:value-type="float">
            <text:p>4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253.2552" calcext:value-type="float">
            <text:p>253.2552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88" calcext:value-type="float">
            <text:p>83.88</text:p>
          </table:table-cell>
          <table:table-cell table:style-name="ce2" office:value-type="float" office:value="5.04" calcext:value-type="float">
            <text:p>5.04</text:p>
          </table:table-cell>
          <table:table-cell table:style-name="ce2" office:value-type="float" office:value="259.3951" calcext:value-type="float">
            <text:p>259.3951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82" calcext:value-type="float">
            <text:p>83.82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63.7394" calcext:value-type="float">
            <text:p>263.7394</text:p>
          </table:table-cell>
          <table:table-cell table:style-name="ce2" office:value-type="float" office:value="3.75" calcext:value-type="float">
            <text:p>3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8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78" calcext:value-type="float">
            <text:p>84.78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65693" calcext:value-type="float">
            <text:p>265693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263.2278" calcext:value-type="float">
            <text:p>263.2278</text:p>
          </table:table-cell>
          <table:table-cell table:style-name="ce2" office:value-type="float" office:value="4.89" calcext:value-type="float">
            <text:p>4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76" calcext:value-type="float">
            <text:p>85.76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260.0884" calcext:value-type="float">
            <text:p>260.0884</text:p>
          </table:table-cell>
          <table:table-cell table:style-name="ce2" office:value-type="float" office:value="4.78" calcext:value-type="float">
            <text:p>4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75" calcext:value-type="float">
            <text:p>85.75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258.8536" calcext:value-type="float">
            <text:p>258.8536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260.1494" calcext:value-type="float">
            <text:p>260.1494</text:p>
          </table:table-cell>
          <table:table-cell table:style-name="ce2" office:value-type="float" office:value="4.67" calcext:value-type="float">
            <text:p>4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5:30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3.26" calcext:value-type="float">
            <text:p>83.26</text:p>
          </table:table-cell>
          <table:table-cell table:style-name="ce2" office:value-type="float" office:value="4.98" calcext:value-type="float">
            <text:p>4.98</text:p>
          </table:table-cell>
          <table:table-cell table:style-name="ce2" office:value-type="float" office:value="263.2902" calcext:value-type="float">
            <text:p>263.2902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5:00:00 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82.51" calcext:value-type="float">
            <text:p>82.51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68.9258" calcext:value-type="float">
            <text:p>268.9258</text:p>
          </table:table-cell>
          <table:table-cell table:style-name="ce2" office:value-type="float" office:value="4.62" calcext:value-type="float">
            <text:p>4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4:30:00 </text:p>
          </table:table-cell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82.1" calcext:value-type="float">
            <text:p>82.1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274.1704" calcext:value-type="float">
            <text:p>274.1704</text:p>
          </table:table-cell>
          <table:table-cell table:style-name="ce2" office:value-type="float" office:value="4.84" calcext:value-type="float">
            <text:p>4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4:00:00 </text:p>
          </table:table-cell>
          <table:table-cell table:style-name="ce2" office:value-type="float" office:value="47.52" calcext:value-type="float">
            <text:p>47.52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273.7106" calcext:value-type="float">
            <text:p>273.7106</text:p>
          </table:table-cell>
          <table:table-cell table:style-name="ce2" office:value-type="float" office:value="5.04" calcext:value-type="float">
            <text:p>5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3:30:00 </text:p>
          </table:table-cell>
          <table:table-cell table:style-name="ce2" office:value-type="float" office:value="71.26" calcext:value-type="float">
            <text:p>71.26</text:p>
          </table:table-cell>
          <table:table-cell table:style-name="ce2" office:value-type="float" office:value="80.79" calcext:value-type="float">
            <text:p>80.79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268.5559" calcext:value-type="float">
            <text:p>268.5559</text:p>
          </table:table-cell>
          <table:table-cell table:style-name="ce2" office:value-type="float" office:value="4.59" calcext:value-type="float">
            <text:p>4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3:00:00 </text:p>
          </table:table-cell>
          <table:table-cell table:style-name="ce2" office:value-type="float" office:value="79.04" calcext:value-type="float">
            <text:p>79.04</text:p>
          </table:table-cell>
          <table:table-cell table:style-name="ce2" office:value-type="float" office:value="80.51" calcext:value-type="float">
            <text:p>80.5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71191" calcext:value-type="float">
            <text:p>27119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2:30:00 </text:p>
          </table:table-cell>
          <table:table-cell table:style-name="ce2" office:value-type="float" office:value="77.13" calcext:value-type="float">
            <text:p>77.13</text:p>
          </table:table-cell>
          <table:table-cell table:style-name="ce2" office:value-type="float" office:value="79.93" calcext:value-type="float">
            <text:p>79.9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71.2061" calcext:value-type="float">
            <text:p>271.2061</text:p>
          </table:table-cell>
          <table:table-cell table:style-name="ce2" office:value-type="float" office:value="4.07" calcext:value-type="float">
            <text:p>4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2:00:00 </text:p>
          </table:table-cell>
          <table:table-cell table:style-name="ce2" office:value-type="float" office:value="77.45" calcext:value-type="float">
            <text:p>77.45</text:p>
          </table:table-cell>
          <table:table-cell table:style-name="ce2" office:value-type="float" office:value="79.58" calcext:value-type="float">
            <text:p>79.58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float" office:value="269.5195" calcext:value-type="float">
            <text:p>269.5195</text:p>
          </table:table-cell>
          <table:table-cell table:style-name="ce2" office:value-type="float" office:value="3.47" calcext:value-type="float">
            <text:p>3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1:30:00 </text:p>
          </table:table-cell>
          <table:table-cell table:style-name="ce2" office:value-type="float" office:value="155.9" calcext:value-type="float">
            <text:p>155.9</text:p>
          </table:table-cell>
          <table:table-cell table:style-name="ce2" office:value-type="float" office:value="80.54" calcext:value-type="float">
            <text:p>80.54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71.5644" calcext:value-type="float">
            <text:p>271.5644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1:00:00 </text:p>
          </table:table-cell>
          <table:table-cell table:style-name="ce2" office:value-type="float" office:value="122.76" calcext:value-type="float">
            <text:p>122.76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271.2137" calcext:value-type="float">
            <text:p>271.2137</text:p>
          </table:table-cell>
          <table:table-cell table:style-name="ce2" office:value-type="float" office:value="4.32" calcext:value-type="float">
            <text:p>4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0:30:00 </text:p>
          </table:table-cell>
          <table:table-cell table:style-name="ce2" office:value-type="float" office:value="138.49" calcext:value-type="float">
            <text:p>138.49</text:p>
          </table:table-cell>
          <table:table-cell table:style-name="ce2" office:value-type="float" office:value="83.45" calcext:value-type="float">
            <text:p>83.45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265077" calcext:value-type="float">
            <text:p>265077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10:00:00 </text:p>
          </table:table-cell>
          <table:table-cell table:style-name="ce2" office:value-type="float" office:value="102.72" calcext:value-type="float">
            <text:p>102.72</text:p>
          </table:table-cell>
          <table:table-cell table:style-name="ce2" office:value-type="float" office:value="84.55" calcext:value-type="float">
            <text:p>84.55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263.1572" calcext:value-type="float">
            <text:p>263.1572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9:30:00 </text:p>
          </table:table-cell>
          <table:table-cell table:style-name="ce2" office:value-type="float" office:value="60.67" calcext:value-type="float">
            <text:p>60.67</text:p>
          </table:table-cell>
          <table:table-cell table:style-name="ce2" office:value-type="float" office:value="84.89" calcext:value-type="float">
            <text:p>84.89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263.1572" calcext:value-type="float">
            <text:p>263.1572</text:p>
          </table:table-cell>
          <table:table-cell table:style-name="ce2" office:value-type="float" office:value="4.03" calcext:value-type="float">
            <text:p>4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9:00:00 </text:p>
          </table:table-cell>
          <table:table-cell table:style-name="ce2" office:value-type="float" office:value="13.76" calcext:value-type="float">
            <text:p>13.76</text:p>
          </table:table-cell>
          <table:table-cell table:style-name="ce2" office:value-type="float" office:value="85.11" calcext:value-type="float">
            <text:p>85.11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277.7438" calcext:value-type="float">
            <text:p>277.7438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8:30:00 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84.58" calcext:value-type="float">
            <text:p>84.58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280.2087" calcext:value-type="float">
            <text:p>280.2087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3.72" calcext:value-type="float">
            <text:p>83.72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281.6814" calcext:value-type="float">
            <text:p>281.6814</text:p>
          </table:table-cell>
          <table:table-cell table:style-name="ce2" office:value-type="float" office:value="4.59" calcext:value-type="float">
            <text:p>4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85" calcext:value-type="float">
            <text:p>82.85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281.4508" calcext:value-type="float">
            <text:p>281.4508</text:p>
          </table:table-cell>
          <table:table-cell table:style-name="ce2" office:value-type="float" office:value="4.55" calcext:value-type="float">
            <text:p>4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97" calcext:value-type="float">
            <text:p>83.97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271.6707" calcext:value-type="float">
            <text:p>271.6707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71" calcext:value-type="float">
            <text:p>86.71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269.6389" calcext:value-type="float">
            <text:p>269.6389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7.63" calcext:value-type="float">
            <text:p>87.63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266.4989" calcext:value-type="float">
            <text:p>266.4989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5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12" calcext:value-type="float">
            <text:p>88.12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268.0748" calcext:value-type="float">
            <text:p>268.0748</text:p>
          </table:table-cell>
          <table:table-cell table:style-name="ce2" office:value-type="float" office:value="4.61" calcext:value-type="float">
            <text:p>4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67" calcext:value-type="float">
            <text:p>88.67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259.5472" calcext:value-type="float">
            <text:p>259.5472</text:p>
          </table:table-cell>
          <table:table-cell table:style-name="ce2" office:value-type="float" office:value="5.34" calcext:value-type="float">
            <text:p>5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4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58.3901" calcext:value-type="float">
            <text:p>258.3901</text:p>
          </table:table-cell>
          <table:table-cell table:style-name="ce2" office:value-type="float" office:value="3.96" calcext:value-type="float">
            <text:p>3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73" calcext:value-type="float">
            <text:p>87.73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251.3407" calcext:value-type="float">
            <text:p>251.3407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04" calcext:value-type="float">
            <text:p>87.04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255.8476" calcext:value-type="float">
            <text:p>255.8476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31" calcext:value-type="float">
            <text:p>86.31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261.5642" calcext:value-type="float">
            <text:p>261.5642</text:p>
          </table:table-cell>
          <table:table-cell table:style-name="ce2" office:value-type="float" office:value="3.48" calcext:value-type="float">
            <text:p>3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64" calcext:value-type="float">
            <text:p>85.64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64.4916" calcext:value-type="float">
            <text:p>264.4916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23" calcext:value-type="float">
            <text:p>85.2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266.2738" calcext:value-type="float">
            <text:p>266.2738</text:p>
          </table:table-cell>
          <table:table-cell table:style-name="ce2" office:value-type="float" office:value="3.77" calcext:value-type="float">
            <text:p>3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68" calcext:value-type="float">
            <text:p>84.6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64.5994" calcext:value-type="float">
            <text:p>264.5994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97" calcext:value-type="float">
            <text:p>84.97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262.7275" calcext:value-type="float">
            <text:p>262.7275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45" calcext:value-type="float">
            <text:p>84.45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65.3776" calcext:value-type="float">
            <text:p>265.3776</text:p>
          </table:table-cell>
          <table:table-cell table:style-name="ce2" office:value-type="float" office:value="3.98" calcext:value-type="float">
            <text:p>3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35" calcext:value-type="float">
            <text:p>84.35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277125" calcext:value-type="float">
            <text:p>277125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79" calcext:value-type="float">
            <text:p>88.79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260.6568" calcext:value-type="float">
            <text:p>260.6568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97" calcext:value-type="float">
            <text:p>90.97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54.8388" calcext:value-type="float">
            <text:p>254.8388</text:p>
          </table:table-cell>
          <table:table-cell table:style-name="ce2" office:value-type="float" office:value="5.48" calcext:value-type="float">
            <text:p>5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68" calcext:value-type="float">
            <text:p>89.68</text:p>
          </table:table-cell>
          <table:table-cell table:style-name="ce2" office:value-type="float" office:value="5.24" calcext:value-type="float">
            <text:p>5.24</text:p>
          </table:table-cell>
          <table:table-cell table:style-name="ce2" office:value-type="float" office:value="257.1905" calcext:value-type="float">
            <text:p>257.1905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82" calcext:value-type="float">
            <text:p>88.82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257.9885" calcext:value-type="float">
            <text:p>257.9885</text:p>
          </table:table-cell>
          <table:table-cell table:style-name="ce2" office:value-type="float" office:value="4.78" calcext:value-type="float">
            <text:p>4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52.5688" calcext:value-type="float">
            <text:p>252.5688</text:p>
          </table:table-cell>
          <table:table-cell table:style-name="ce2" office:value-type="float" office:value="4.57" calcext:value-type="float">
            <text:p>4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8" calcext:value-type="float">
            <text:p>86.18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office:value-type="float" office:value="261.1634" calcext:value-type="float">
            <text:p>261.1634</text:p>
          </table:table-cell>
          <table:table-cell table:style-name="ce2" office:value-type="float" office:value="4.59" calcext:value-type="float">
            <text:p>4.5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25" calcext:value-type="float">
            <text:p>86.25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267.0061" calcext:value-type="float">
            <text:p>267.0061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6.04" calcext:value-type="float">
            <text:p>6.04</text:p>
          </table:table-cell>
          <table:table-cell table:style-name="ce2" office:value-type="float" office:value="271.3238" calcext:value-type="float">
            <text:p>271.3238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82" calcext:value-type="float">
            <text:p>87.82</text:p>
          </table:table-cell>
          <table:table-cell table:style-name="ce2" office:value-type="float" office:value="6.09" calcext:value-type="float">
            <text:p>6.09</text:p>
          </table:table-cell>
          <table:table-cell table:style-name="ce2" office:value-type="float" office:value="267222" calcext:value-type="float">
            <text:p>267222</text:p>
          </table:table-cell>
          <table:table-cell table:style-name="ce2" office:value-type="float" office:value="4.42" calcext:value-type="float">
            <text:p>4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9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43" calcext:value-type="float">
            <text:p>88.43</text:p>
          </table:table-cell>
          <table:table-cell table:style-name="ce2" office:value-type="float" office:value="6.26" calcext:value-type="float">
            <text:p>6.26</text:p>
          </table:table-cell>
          <table:table-cell table:style-name="ce2" office:value-type="float" office:value="269.7582" calcext:value-type="float">
            <text:p>269.7582</text:p>
          </table:table-cell>
          <table:table-cell table:style-name="ce2" office:value-type="float" office:value="5.24" calcext:value-type="float">
            <text:p>5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8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02" calcext:value-type="float">
            <text:p>89.02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259.9851" calcext:value-type="float">
            <text:p>259.9851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8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82" calcext:value-type="float">
            <text:p>88.82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259439" calcext:value-type="float">
            <text:p>259439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55" calcext:value-type="float">
            <text:p>88.55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63.5662" calcext:value-type="float">
            <text:p>263.5662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7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78" calcext:value-type="float">
            <text:p>88.78</text:p>
          </table:table-cell>
          <table:table-cell table:style-name="ce2" office:value-type="float" office:value="5.94" calcext:value-type="float">
            <text:p>5.94</text:p>
          </table:table-cell>
          <table:table-cell table:style-name="ce2" office:value-type="float" office:value="265.1865" calcext:value-type="float">
            <text:p>265.1865</text:p>
          </table:table-cell>
          <table:table-cell table:style-name="ce2" office:value-type="float" office:value="5.62" calcext:value-type="float">
            <text:p>5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6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59" calcext:value-type="float">
            <text:p>89.5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.3876" calcext:value-type="float">
            <text:p>259.3876</text:p>
          </table:table-cell>
          <table:table-cell table:style-name="ce2" office:value-type="float" office:value="5.57" calcext:value-type="float">
            <text:p>5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6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0.12" calcext:value-type="float">
            <text:p>90.12</text:p>
          </table:table-cell>
          <table:table-cell table:style-name="ce2" office:value-type="float" office:value="5.28" calcext:value-type="float">
            <text:p>5.28</text:p>
          </table:table-cell>
          <table:table-cell table:style-name="ce2" office:value-type="float" office:value="258.1356" calcext:value-type="float">
            <text:p>258.1356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5:30:00 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90.21" calcext:value-type="float">
            <text:p>90.21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254.5896" calcext:value-type="float">
            <text:p>254.5896</text:p>
          </table:table-cell>
          <table:table-cell table:style-name="ce2" office:value-type="float" office:value="5.74" calcext:value-type="float">
            <text:p>5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5:00:00 </text:p>
          </table:table-cell>
          <table:table-cell table:style-name="ce2" office:value-type="float" office:value="9.01" calcext:value-type="float">
            <text:p>9.01</text:p>
          </table:table-cell>
          <table:table-cell table:style-name="ce2" office:value-type="float" office:value="89.72" calcext:value-type="float">
            <text:p>89.72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257.6501" calcext:value-type="float">
            <text:p>257.6501</text:p>
          </table:table-cell>
          <table:table-cell table:style-name="ce2" office:value-type="float" office:value="4.68" calcext:value-type="float">
            <text:p>4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4:30:00 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89.13" calcext:value-type="float">
            <text:p>89.13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259.2212" calcext:value-type="float">
            <text:p>259.2212</text:p>
          </table:table-cell>
          <table:table-cell table:style-name="ce2" office:value-type="float" office:value="5.02" calcext:value-type="float">
            <text:p>5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4:00:00 </text:p>
          </table:table-cell>
          <table:table-cell table:style-name="ce2" office:value-type="float" office:value="41.93" calcext:value-type="float">
            <text:p>41.93</text:p>
          </table:table-cell>
          <table:table-cell table:style-name="ce2" office:value-type="float" office:value="88.07" calcext:value-type="float">
            <text:p>88.0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260.3823" calcext:value-type="float">
            <text:p>260.3823</text:p>
          </table:table-cell>
          <table:table-cell table:style-name="ce2" office:value-type="float" office:value="4.11" calcext:value-type="float">
            <text:p>4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3:30:00 </text:p>
          </table:table-cell>
          <table:table-cell table:style-name="ce2" office:value-type="float" office:value="59.77" calcext:value-type="float">
            <text:p>59.77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65046" calcext:value-type="float">
            <text:p>265046</text:p>
          </table:table-cell>
          <table:table-cell table:style-name="ce2" office:value-type="float" office:value="3.86" calcext:value-type="float">
            <text:p>3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3:00:00 </text:p>
          </table:table-cell>
          <table:table-cell table:style-name="ce2" office:value-type="float" office:value="86.14" calcext:value-type="float">
            <text:p>86.14</text:p>
          </table:table-cell>
          <table:table-cell table:style-name="ce2" office:value-type="float" office:value="86.36" calcext:value-type="float">
            <text:p>86.36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269.2823" calcext:value-type="float">
            <text:p>269.2823</text:p>
          </table:table-cell>
          <table:table-cell table:style-name="ce2" office:value-type="float" office:value="4.02" calcext:value-type="float">
            <text:p>4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2:30:00 </text:p>
          </table:table-cell>
          <table:table-cell table:style-name="ce2" office:value-type="float" office:value="83.68" calcext:value-type="float">
            <text:p>83.68</text:p>
          </table:table-cell>
          <table:table-cell table:style-name="ce2" office:value-type="float" office:value="87.3" calcext:value-type="float">
            <text:p>87.3</text:p>
          </table:table-cell>
          <table:table-cell table:style-name="ce2" office:value-type="float" office:value="5.16" calcext:value-type="float">
            <text:p>5.16</text:p>
          </table:table-cell>
          <table:table-cell table:style-name="ce2" office:value-type="float" office:value="279.2678" calcext:value-type="float">
            <text:p>279.2678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2:00:00 </text:p>
          </table:table-cell>
          <table:table-cell table:style-name="ce2" office:value-type="float" office:value="76.14" calcext:value-type="float">
            <text:p>76.14</text:p>
          </table:table-cell>
          <table:table-cell table:style-name="ce2" office:value-type="float" office:value="86.72" calcext:value-type="float">
            <text:p>86.72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281.9796" calcext:value-type="float">
            <text:p>281.979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1:30:00 </text:p>
          </table:table-cell>
          <table:table-cell table:style-name="ce2" office:value-type="float" office:value="159.22" calcext:value-type="float">
            <text:p>159.22</text:p>
          </table:table-cell>
          <table:table-cell table:style-name="ce2" office:value-type="float" office:value="86.09" calcext:value-type="float">
            <text:p>86.09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284.5218" calcext:value-type="float">
            <text:p>284.5218</text:p>
          </table:table-cell>
          <table:table-cell table:style-name="ce2" office:value-type="float" office:value="4.77" calcext:value-type="float">
            <text:p>4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1:00:00 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87.49" calcext:value-type="float">
            <text:p>87.49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285.2345" calcext:value-type="float">
            <text:p>285.2345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0:30:00 </text:p>
          </table:table-cell>
          <table:table-cell table:style-name="ce2" office:value-type="float" office:value="123.64" calcext:value-type="float">
            <text:p>123.64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277.1397" calcext:value-type="float">
            <text:p>277.1397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10:00:00 </text:p>
          </table:table-cell>
          <table:table-cell table:style-name="ce2" office:value-type="float" office:value="95.51" calcext:value-type="float">
            <text:p>95.51</text:p>
          </table:table-cell>
          <table:table-cell table:style-name="ce2" office:value-type="float" office:value="89.58" calcext:value-type="float">
            <text:p>89.58</text:p>
          </table:table-cell>
          <table:table-cell table:style-name="ce2" office:value-type="float" office:value="4.19" calcext:value-type="float">
            <text:p>4.19</text:p>
          </table:table-cell>
          <table:table-cell table:style-name="ce2" office:value-type="float" office:value="275.6156" calcext:value-type="float">
            <text:p>275.6156</text:p>
          </table:table-cell>
          <table:table-cell table:style-name="ce2" office:value-type="float" office:value="3.74" calcext:value-type="float">
            <text:p>3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9:30:00 </text:p>
          </table:table-cell>
          <table:table-cell table:style-name="ce2" office:value-type="float" office:value="43.84" calcext:value-type="float">
            <text:p>43.84</text:p>
          </table:table-cell>
          <table:table-cell table:style-name="ce2" office:value-type="float" office:value="90.07" calcext:value-type="float">
            <text:p>90.07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277.0074" calcext:value-type="float">
            <text:p>277.0074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9:00:00 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89.69" calcext:value-type="float">
            <text:p>89.69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75687" calcext:value-type="float">
            <text:p>275687</text:p>
          </table:table-cell>
          <table:table-cell table:style-name="ce2" office:value-type="float" office:value="4.48" calcext:value-type="float">
            <text:p>4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8:30:00 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284.0646" calcext:value-type="float">
            <text:p>284.0646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41" calcext:value-type="float">
            <text:p>88.41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286.0583" calcext:value-type="float">
            <text:p>286.0583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76" calcext:value-type="float">
            <text:p>88.76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285.3678" calcext:value-type="float">
            <text:p>285.3678</text:p>
          </table:table-cell>
          <table:table-cell table:style-name="ce2" office:value-type="float" office:value="5.16" calcext:value-type="float">
            <text:p>5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75" calcext:value-type="float">
            <text:p>88.75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286.3303" calcext:value-type="float">
            <text:p>286.3303</text:p>
          </table:table-cell>
          <table:table-cell table:style-name="ce2" office:value-type="float" office:value="5.72" calcext:value-type="float">
            <text:p>5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52" calcext:value-type="float">
            <text:p>89.52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283.8936" calcext:value-type="float">
            <text:p>283.8936</text:p>
          </table:table-cell>
          <table:table-cell table:style-name="ce2" office:value-type="float" office:value="5.41" calcext:value-type="float">
            <text:p>5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68" calcext:value-type="float">
            <text:p>90.68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80.7068" calcext:value-type="float">
            <text:p>280.7068</text:p>
          </table:table-cell>
          <table:table-cell table:style-name="ce2" office:value-type="float" office:value="4.54" calcext:value-type="float">
            <text:p>4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43" calcext:value-type="float">
            <text:p>90.43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84.9008" calcext:value-type="float">
            <text:p>284.9008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9.29" calcext:value-type="float">
            <text:p>89.29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289.9115" calcext:value-type="float">
            <text:p>289.9115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4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8.48" calcext:value-type="float">
            <text:p>88.48</text:p>
          </table:table-cell>
          <table:table-cell table:style-name="ce2" office:value-type="float" office:value="5.66" calcext:value-type="float">
            <text:p>5.66</text:p>
          </table:table-cell>
          <table:table-cell table:style-name="ce2" office:value-type="float" office:value="302.0837" calcext:value-type="float">
            <text:p>302.0837</text:p>
          </table:table-cell>
          <table:table-cell table:style-name="ce2" office:value-type="float" office:value="2.72" calcext:value-type="float">
            <text:p>2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4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8.48" calcext:value-type="float">
            <text:p>88.48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296022" calcext:value-type="float">
            <text:p>296022</text:p>
          </table:table-cell>
          <table:table-cell table:style-name="ce2" office:value-type="float" office:value="4.54" calcext:value-type="float">
            <text:p>4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3:3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6.26" calcext:value-type="float">
            <text:p>6.26</text:p>
          </table:table-cell>
          <table:table-cell table:style-name="ce2" office:value-type="float" office:value="293.8539" calcext:value-type="float">
            <text:p>293.8539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3: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8.48" calcext:value-type="float">
            <text:p>88.48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290.2946" calcext:value-type="float">
            <text:p>290.2946</text:p>
          </table:table-cell>
          <table:table-cell table:style-name="ce2" office:value-type="float" office:value="5.27" calcext:value-type="float">
            <text:p>5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2:3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90.36" calcext:value-type="float">
            <text:p>90.36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290.1548" calcext:value-type="float">
            <text:p>290.1548</text:p>
          </table:table-cell>
          <table:table-cell table:style-name="ce2" office:value-type="float" office:value="5.14" calcext:value-type="float">
            <text:p>5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2:0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94.25" calcext:value-type="float">
            <text:p>94.25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283.9481" calcext:value-type="float">
            <text:p>283.9481</text:p>
          </table:table-cell>
          <table:table-cell table:style-name="ce2" office:value-type="float" office:value="4.63" calcext:value-type="float">
            <text:p>4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1:3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96.24" calcext:value-type="float">
            <text:p>96.24</text:p>
          </table:table-cell>
          <table:table-cell table:style-name="ce2" office:value-type="float" office:value="7.03" calcext:value-type="float">
            <text:p>7.03</text:p>
          </table:table-cell>
          <table:table-cell table:style-name="ce2" office:value-type="float" office:value="273.3385" calcext:value-type="float">
            <text:p>273.3385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1: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6.89" calcext:value-type="float">
            <text:p>96.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9.7623" calcext:value-type="float">
            <text:p>269.7623</text:p>
          </table:table-cell>
          <table:table-cell table:style-name="ce2" office:value-type="float" office:value="4.67" calcext:value-type="float">
            <text:p>4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0:3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6.95" calcext:value-type="float">
            <text:p>96.95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270.5981" calcext:value-type="float">
            <text:p>270.5981</text:p>
          </table:table-cell>
          <table:table-cell table:style-name="ce2" office:value-type="float" office:value="4.18" calcext:value-type="float">
            <text:p>4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-12-2017 00:0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6.91" calcext:value-type="float">
            <text:p>96.91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56.5638" calcext:value-type="float">
            <text:p>256.5638</text:p>
          </table:table-cell>
          <table:table-cell table:style-name="ce2" office:value-type="float" office:value="4.34" calcext:value-type="float">
            <text:p>4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3:30:00 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96.84" calcext:value-type="float">
            <text:p>96.84</text:p>
          </table:table-cell>
          <table:table-cell table:style-name="ce2" office:value-type="float" office:value="6.77" calcext:value-type="float">
            <text:p>6.77</text:p>
          </table:table-cell>
          <table:table-cell table:style-name="ce2" office:value-type="float" office:value="249.7462" calcext:value-type="float">
            <text:p>249.7462</text:p>
          </table:table-cell>
          <table:table-cell table:style-name="ce2" office:value-type="float" office:value="4.89" calcext:value-type="float">
            <text:p>4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3:00:00 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96.76" calcext:value-type="float">
            <text:p>96.76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252.1249" calcext:value-type="float">
            <text:p>252.124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2:3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6.68" calcext:value-type="float">
            <text:p>96.68</text:p>
          </table:table-cell>
          <table:table-cell table:style-name="ce2" office:value-type="float" office:value="6.91" calcext:value-type="float">
            <text:p>6.91</text:p>
          </table:table-cell>
          <table:table-cell table:style-name="ce2" office:value-type="float" office:value="252646" calcext:value-type="float">
            <text:p>252646</text:p>
          </table:table-cell>
          <table:table-cell table:style-name="ce2" office:value-type="float" office:value="4.94" calcext:value-type="float">
            <text:p>4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2: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6.61" calcext:value-type="float">
            <text:p>96.61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253.0092" calcext:value-type="float">
            <text:p>253.0092</text:p>
          </table:table-cell>
          <table:table-cell table:style-name="ce2" office:value-type="float" office:value="4.78" calcext:value-type="float">
            <text:p>4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1:3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6.53" calcext:value-type="float">
            <text:p>96.53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243.0639" calcext:value-type="float">
            <text:p>243.0639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1: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234.8622" calcext:value-type="float">
            <text:p>234.8622</text:p>
          </table:table-cell>
          <table:table-cell table:style-name="ce2" office:value-type="float" office:value="3.91" calcext:value-type="float">
            <text:p>3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0:30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6.47" calcext:value-type="float">
            <text:p>96.47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232.7921" calcext:value-type="float">
            <text:p>232.7921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20: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96.47" calcext:value-type="float">
            <text:p>96.47</text:p>
          </table:table-cell>
          <table:table-cell table:style-name="ce2" office:value-type="float" office:value="5.97" calcext:value-type="float">
            <text:p>5.97</text:p>
          </table:table-cell>
          <table:table-cell table:style-name="ce2" office:value-type="float" office:value="221.6434" calcext:value-type="float">
            <text:p>221.6434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9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39" calcext:value-type="float">
            <text:p>96.39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217.8959" calcext:value-type="float">
            <text:p>217.8959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9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28" calcext:value-type="float">
            <text:p>96.28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office:value-type="float" office:value="210.6582" calcext:value-type="float">
            <text:p>210.6582</text:p>
          </table:table-cell>
          <table:table-cell table:style-name="ce2" office:value-type="float" office:value="3.28" calcext:value-type="float">
            <text:p>3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8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6.18" calcext:value-type="float">
            <text:p>96.18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92.6833" calcext:value-type="float">
            <text:p>192.6833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8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21" calcext:value-type="float">
            <text:p>96.21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09.2863" calcext:value-type="float">
            <text:p>209.2863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7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21" calcext:value-type="float">
            <text:p>96.21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206.0321" calcext:value-type="float">
            <text:p>206.0321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7:0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17" calcext:value-type="float">
            <text:p>96.17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210.2824" calcext:value-type="float">
            <text:p>210.2824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6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96.09" calcext:value-type="float">
            <text:p>96.09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09.8937" calcext:value-type="float">
            <text:p>209.8937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6: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95.96" calcext:value-type="float">
            <text:p>95.96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209.3447" calcext:value-type="float">
            <text:p>209.3447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5:30:00 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95.79" calcext:value-type="float">
            <text:p>95.79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212.7068" calcext:value-type="float">
            <text:p>212.7068</text:p>
          </table:table-cell>
          <table:table-cell table:style-name="ce2" office:value-type="float" office:value="3.35" calcext:value-type="float">
            <text:p>3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5:00:00 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95.52" calcext:value-type="float">
            <text:p>95.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2.5713" calcext:value-type="float">
            <text:p>212.5713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4:30:00 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95.19" calcext:value-type="float">
            <text:p>95.19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206.3505" calcext:value-type="float">
            <text:p>206.3505</text:p>
          </table:table-cell>
          <table:table-cell table:style-name="ce2" office:value-type="float" office:value="3.58" calcext:value-type="float">
            <text:p>3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4:00:00 </text:p>
          </table:table-cell>
          <table:table-cell table:style-name="ce2" office:value-type="float" office:value="20.45" calcext:value-type="float">
            <text:p>20.45</text:p>
          </table:table-cell>
          <table:table-cell table:style-name="ce2" office:value-type="float" office:value="94.79" calcext:value-type="float">
            <text:p>94.79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189.2678" calcext:value-type="float">
            <text:p>189.2678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3:30:00 </text:p>
          </table:table-cell>
          <table:table-cell table:style-name="ce2" office:value-type="float" office:value="23.05" calcext:value-type="float">
            <text:p>23.05</text:p>
          </table:table-cell>
          <table:table-cell table:style-name="ce2" office:value-type="float" office:value="94.42" calcext:value-type="float">
            <text:p>94.42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186.6757" calcext:value-type="float">
            <text:p>186.6757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3:00:00 </text:p>
          </table:table-cell>
          <table:table-cell table:style-name="ce2" office:value-type="float" office:value="26.29" calcext:value-type="float">
            <text:p>26.29</text:p>
          </table:table-cell>
          <table:table-cell table:style-name="ce2" office:value-type="float" office:value="94.26" calcext:value-type="float">
            <text:p>94.26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186.1322" calcext:value-type="float">
            <text:p>186.1322</text:p>
          </table:table-cell>
          <table:table-cell table:style-name="ce2" office:value-type="float" office:value="4.37" calcext:value-type="float">
            <text:p>4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2:30:00 </text:p>
          </table:table-cell>
          <table:table-cell table:style-name="ce2" office:value-type="float" office:value="38.71" calcext:value-type="float">
            <text:p>38.71</text:p>
          </table:table-cell>
          <table:table-cell table:style-name="ce2" office:value-type="float" office:value="93.71" calcext:value-type="float">
            <text:p>93.71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186.1984" calcext:value-type="float">
            <text:p>186.1984</text:p>
          </table:table-cell>
          <table:table-cell table:style-name="ce2" office:value-type="float" office:value="5.37" calcext:value-type="float">
            <text:p>5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2:00:00 </text:p>
          </table:table-cell>
          <table:table-cell table:style-name="ce2" office:value-type="float" office:value="29.31" calcext:value-type="float">
            <text:p>29.31</text:p>
          </table:table-cell>
          <table:table-cell table:style-name="ce2" office:value-type="float" office:value="93.37" calcext:value-type="float">
            <text:p>93.37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186.7305" calcext:value-type="float">
            <text:p>186.7305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1:30:00 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93.52" calcext:value-type="float">
            <text:p>93.52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186.6682" calcext:value-type="float">
            <text:p>186.6682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1:00:00 </text:p>
          </table:table-cell>
          <table:table-cell table:style-name="ce2" office:value-type="float" office:value="51.98" calcext:value-type="float">
            <text:p>51.98</text:p>
          </table:table-cell>
          <table:table-cell table:style-name="ce2" office:value-type="float" office:value="93.86" calcext:value-type="float">
            <text:p>93.86</text:p>
          </table:table-cell>
          <table:table-cell table:style-name="ce2" office:value-type="float" office:value="4.06" calcext:value-type="float">
            <text:p>4.06</text:p>
          </table:table-cell>
          <table:table-cell table:style-name="ce2" office:value-type="float" office:value="183.6723" calcext:value-type="float">
            <text:p>183.672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0:30:00 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94.15" calcext:value-type="float">
            <text:p>94.15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84.4617" calcext:value-type="float">
            <text:p>184.4617</text:p>
          </table:table-cell>
          <table:table-cell table:style-name="ce2" office:value-type="float" office:value="4.56" calcext:value-type="float">
            <text:p>4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10:00:00 </text:p>
          </table:table-cell>
          <table:table-cell table:style-name="ce2" office:value-type="float" office:value="21.87" calcext:value-type="float">
            <text:p>21.87</text:p>
          </table:table-cell>
          <table:table-cell table:style-name="ce2" office:value-type="float" office:value="94.32" calcext:value-type="float">
            <text:p>94.3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85.6176" calcext:value-type="float">
            <text:p>185.6176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9:30:00 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94.37" calcext:value-type="float">
            <text:p>94.37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180.3581" calcext:value-type="float">
            <text:p>180.3581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9:00:00 </text:p>
          </table:table-cell>
          <table:table-cell table:style-name="ce2" office:value-type="float" office:value="9.18" calcext:value-type="float">
            <text:p>9.18</text:p>
          </table:table-cell>
          <table:table-cell table:style-name="ce2" office:value-type="float" office:value="94.3" calcext:value-type="float">
            <text:p>94.3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183.4009" calcext:value-type="float">
            <text:p>183.4009</text:p>
          </table:table-cell>
          <table:table-cell table:style-name="ce2" office:value-type="float" office:value="3.34" calcext:value-type="float">
            <text:p>3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8:30:00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4.41" calcext:value-type="float">
            <text:p>94.41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86.8195" calcext:value-type="float">
            <text:p>186.8195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8:00:00 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4.19" calcext:value-type="float">
            <text:p>94.19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196.9681" calcext:value-type="float">
            <text:p>196.9681</text:p>
          </table:table-cell>
          <table:table-cell table:style-name="ce2" office:value-type="float" office:value="3.26" calcext:value-type="float">
            <text:p>3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7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93.78" calcext:value-type="float">
            <text:p>93.78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197.7447" calcext:value-type="float">
            <text:p>197.7447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79" calcext:value-type="float">
            <text:p>92.7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85.9716" calcext:value-type="float">
            <text:p>185.9716</text:p>
          </table:table-cell>
          <table:table-cell table:style-name="ce2" office:value-type="float" office:value="3.65" calcext:value-type="float">
            <text:p>3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0.69" calcext:value-type="float">
            <text:p>90.69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186.1984" calcext:value-type="float">
            <text:p>186.1984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6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7.13" calcext:value-type="float">
            <text:p>87.13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184327" calcext:value-type="float">
            <text:p>184327</text:p>
          </table:table-cell>
          <table:table-cell table:style-name="ce2" office:value-type="float" office:value="3.61" calcext:value-type="float">
            <text:p>3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21" calcext:value-type="float">
            <text:p>84.21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90.2836" calcext:value-type="float">
            <text:p>190.2836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3.22" calcext:value-type="float">
            <text:p>83.22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83.7594" calcext:value-type="float">
            <text:p>183.7594</text:p>
          </table:table-cell>
          <table:table-cell table:style-name="ce2" office:value-type="float" office:value="3.12" calcext:value-type="float">
            <text:p>3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4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2.76" calcext:value-type="float">
            <text:p>82.76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177.6674" calcext:value-type="float">
            <text:p>177.6674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97" calcext:value-type="float">
            <text:p>81.97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85.9784" calcext:value-type="float">
            <text:p>185.9784</text:p>
          </table:table-cell>
          <table:table-cell table:style-name="ce2" office:value-type="float" office:value="3.23" calcext:value-type="float">
            <text:p>3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3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186.6135" calcext:value-type="float">
            <text:p>186.6135</text:p>
          </table:table-cell>
          <table:table-cell table:style-name="ce2" office:value-type="float" office:value="2.91" calcext:value-type="float">
            <text:p>2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22" calcext:value-type="float">
            <text:p>81.22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191.4493" calcext:value-type="float">
            <text:p>191.4493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44" calcext:value-type="float">
            <text:p>80.44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192.8852" calcext:value-type="float">
            <text:p>192.8852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2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0.05" calcext:value-type="float">
            <text:p>80.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9.8193" calcext:value-type="float">
            <text:p>189.8193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63" calcext:value-type="float">
            <text:p>79.63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95633" calcext:value-type="float">
            <text:p>195633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9.65" calcext:value-type="float">
            <text:p>79.65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187.1686" calcext:value-type="float">
            <text:p>187.1686</text:p>
          </table:table-cell>
          <table:table-cell table:style-name="ce2" office:value-type="float" office:value="2.33" calcext:value-type="float">
            <text:p>2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0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91" calcext:value-type="float">
            <text:p>79.91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88.3519" calcext:value-type="float">
            <text:p>188.351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-12-2017 00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0.25" calcext:value-type="float">
            <text:p>80.25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170.6347" calcext:value-type="float">
            <text:p>170.6347</text:p>
          </table:table-cell>
          <table:table-cell table:style-name="ce2" office:value-type="float" office:value="2.09" calcext:value-type="float">
            <text:p>2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82" calcext:value-type="float">
            <text:p>81.82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158.9879" calcext:value-type="float">
            <text:p>158.987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3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2.2" calcext:value-type="float">
            <text:p>82.2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166.1944" calcext:value-type="float">
            <text:p>166.19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1.79" calcext:value-type="float">
            <text:p>81.79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143.9356" calcext:value-type="float">
            <text:p>143.9356</text:p>
          </table:table-cell>
          <table:table-cell table:style-name="ce2" office:value-type="float" office:value="1.36" calcext:value-type="float">
            <text:p>1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2.11" calcext:value-type="float">
            <text:p>82.11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145.4854" calcext:value-type="float">
            <text:p>145.4854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7.16" calcext:value-type="float">
            <text:p>77.16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174.0732" calcext:value-type="float">
            <text:p>174.0732</text:p>
          </table:table-cell>
          <table:table-cell table:style-name="ce2" office:value-type="float" office:value="1.92" calcext:value-type="float">
            <text:p>1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1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6.85" calcext:value-type="float">
            <text:p>76.85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189.6238" calcext:value-type="float">
            <text:p>189.6238</text:p>
          </table:table-cell>
          <table:table-cell table:style-name="ce2" office:value-type="float" office:value="1.48" calcext:value-type="float">
            <text:p>1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6.79" calcext:value-type="float">
            <text:p>76.79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188.4889" calcext:value-type="float">
            <text:p>188.4889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2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6.47" calcext:value-type="float">
            <text:p>76.47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40.0685" calcext:value-type="float">
            <text:p>240.0685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9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6.46" calcext:value-type="float">
            <text:p>76.46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43.8731" calcext:value-type="float">
            <text:p>243.8731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9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6.6" calcext:value-type="float">
            <text:p>76.6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234797" calcext:value-type="float">
            <text:p>234797</text:p>
          </table:table-cell>
          <table:table-cell table:style-name="ce2" office:value-type="float" office:value="1.22" calcext:value-type="float">
            <text:p>1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8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256.6158" calcext:value-type="float">
            <text:p>256.6158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8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6.28" calcext:value-type="float">
            <text:p>76.28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7.13469" calcext:value-type="float">
            <text:p>37.13469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7.89" calcext:value-type="float">
            <text:p>77.89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49.48282" calcext:value-type="float">
            <text:p>49.48282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76" calcext:value-type="float">
            <text:p>79.76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6.13304" calcext:value-type="float">
            <text:p>26.13304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0.07" calcext:value-type="float">
            <text:p>80.07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30.72183" calcext:value-type="float">
            <text:p>30.72183</text:p>
          </table:table-cell>
          <table:table-cell table:style-name="ce2" office:value-type="float" office:value="2.72" calcext:value-type="float">
            <text:p>2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6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79.73" calcext:value-type="float">
            <text:p>79.73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30.84237" calcext:value-type="float">
            <text:p>30.84237</text:p>
          </table:table-cell>
          <table:table-cell table:style-name="ce2" office:value-type="float" office:value="2.41" calcext:value-type="float">
            <text:p>2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5:30:00 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78.3" calcext:value-type="float">
            <text:p>78.3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340.5462" calcext:value-type="float">
            <text:p>340.5462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5:00:00 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77.31" calcext:value-type="float">
            <text:p>77.31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343.9326" calcext:value-type="float">
            <text:p>343.9326</text:p>
          </table:table-cell>
          <table:table-cell table:style-name="ce2" office:value-type="float" office:value="2.09" calcext:value-type="float">
            <text:p>2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4:30:00 </text:p>
          </table:table-cell>
          <table:table-cell table:style-name="ce2" office:value-type="float" office:value="12.82" calcext:value-type="float">
            <text:p>12.82</text:p>
          </table:table-cell>
          <table:table-cell table:style-name="ce2" office:value-type="float" office:value="79.58" calcext:value-type="float">
            <text:p>79.58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331.0053" calcext:value-type="float">
            <text:p>331.0053</text:p>
          </table:table-cell>
          <table:table-cell table:style-name="ce2" office:value-type="float" office:value="1.74" calcext:value-type="float">
            <text:p>1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4:00:00 </text:p>
          </table:table-cell>
          <table:table-cell table:style-name="ce2" office:value-type="float" office:value="20.82" calcext:value-type="float">
            <text:p>20.82</text:p>
          </table:table-cell>
          <table:table-cell table:style-name="ce2" office:value-type="float" office:value="79.86" calcext:value-type="float">
            <text:p>79.8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345.9967" calcext:value-type="float">
            <text:p>345.9967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3:30:00 </text:p>
          </table:table-cell>
          <table:table-cell table:style-name="ce2" office:value-type="float" office:value="25.85" calcext:value-type="float">
            <text:p>25.85</text:p>
          </table:table-cell>
          <table:table-cell table:style-name="ce2" office:value-type="float" office:value="79.76" calcext:value-type="float">
            <text:p>79.76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7.447417" calcext:value-type="float">
            <text:p>7.447417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3:00:00 </text:p>
          </table:table-cell>
          <table:table-cell table:style-name="ce2" office:value-type="float" office:value="19.84" calcext:value-type="float">
            <text:p>19.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5.499491" calcext:value-type="float">
            <text:p>5.499491</text:p>
          </table:table-cell>
          <table:table-cell table:style-name="ce2" office:value-type="float" office:value="2.47" calcext:value-type="float">
            <text:p>2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2:30:00 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81.29" calcext:value-type="float">
            <text:p>81.29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6.11085" calcext:value-type="float">
            <text:p>16.11085</text:p>
          </table:table-cell>
          <table:table-cell table:style-name="ce2" office:value-type="float" office:value="2.38" calcext:value-type="float">
            <text:p>2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2:00:00 </text:p>
          </table:table-cell>
          <table:table-cell table:style-name="ce2" office:value-type="float" office:value="23.94" calcext:value-type="float">
            <text:p>23.94</text:p>
          </table:table-cell>
          <table:table-cell table:style-name="ce2" office:value-type="float" office:value="80.71" calcext:value-type="float">
            <text:p>80.71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0.7622048" calcext:value-type="float">
            <text:p>0.7622048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1:30:00 </text:p>
          </table:table-cell>
          <table:table-cell table:style-name="ce2" office:value-type="float" office:value="23.99" calcext:value-type="float">
            <text:p>23.99</text:p>
          </table:table-cell>
          <table:table-cell table:style-name="ce2" office:value-type="float" office:value="80.85" calcext:value-type="float">
            <text:p>80.85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45.5044" calcext:value-type="float">
            <text:p>345.5044</text:p>
          </table:table-cell>
          <table:table-cell table:style-name="ce2" office:value-type="float" office:value="1.84" calcext:value-type="float">
            <text:p>1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1:00:00 </text:p>
          </table:table-cell>
          <table:table-cell table:style-name="ce2" office:value-type="float" office:value="22.07" calcext:value-type="float">
            <text:p>22.07</text:p>
          </table:table-cell>
          <table:table-cell table:style-name="ce2" office:value-type="float" office:value="80.21" calcext:value-type="float">
            <text:p>80.21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34.0427" calcext:value-type="float">
            <text:p>334.0427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0:30:00 </text:p>
          </table:table-cell>
          <table:table-cell table:style-name="ce2" office:value-type="float" office:value="23.42" calcext:value-type="float">
            <text:p>23.42</text:p>
          </table:table-cell>
          <table:table-cell table:style-name="ce2" office:value-type="float" office:value="78.41" calcext:value-type="float">
            <text:p>78.41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321.9776" calcext:value-type="float">
            <text:p>321.9776</text:p>
          </table:table-cell>
          <table:table-cell table:style-name="ce2" office:value-type="float" office:value="3.28" calcext:value-type="float">
            <text:p>3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10:00:00 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328.6669" calcext:value-type="float">
            <text:p>328.6669</text:p>
          </table:table-cell>
          <table:table-cell table:style-name="ce2" office:value-type="float" office:value="2.88" calcext:value-type="float">
            <text:p>2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9:30:00 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80.51" calcext:value-type="float">
            <text:p>80.5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22.3015" calcext:value-type="float">
            <text:p>322.3015</text:p>
          </table:table-cell>
          <table:table-cell table:style-name="ce2" office:value-type="float" office:value="2.82" calcext:value-type="float">
            <text:p>2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9:00:00 </text:p>
          </table:table-cell>
          <table:table-cell table:style-name="ce2" office:value-type="float" office:value="10.06" calcext:value-type="float">
            <text:p>10.06</text:p>
          </table:table-cell>
          <table:table-cell table:style-name="ce2" office:value-type="float" office:value="81.46" calcext:value-type="float">
            <text:p>81.46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21527" calcext:value-type="float">
            <text:p>321527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8:30:00 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84.8" calcext:value-type="float">
            <text:p>84.8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23.5759" calcext:value-type="float">
            <text:p>323.5759</text:p>
          </table:table-cell>
          <table:table-cell table:style-name="ce2" office:value-type="float" office:value="2.51" calcext:value-type="float">
            <text:p>2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8: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7.02" calcext:value-type="float">
            <text:p>87.02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312459" calcext:value-type="float">
            <text:p>312459</text:p>
          </table:table-cell>
          <table:table-cell table:style-name="ce2" office:value-type="float" office:value="1.78" calcext:value-type="float">
            <text:p>1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9" calcext:value-type="float">
            <text:p>87.19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305.8536" calcext:value-type="float">
            <text:p>305.853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51" calcext:value-type="float">
            <text:p>87.51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14.8295" calcext:value-type="float">
            <text:p>314.8295</text:p>
          </table:table-cell>
          <table:table-cell table:style-name="ce2" office:value-type="float" office:value="1.63" calcext:value-type="float">
            <text:p>1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05" calcext:value-type="float">
            <text:p>88.0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08.1039" calcext:value-type="float">
            <text:p>308.1039</text:p>
          </table:table-cell>
          <table:table-cell table:style-name="ce2" office:value-type="float" office:value="1.92" calcext:value-type="float">
            <text:p>1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6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01" calcext:value-type="float">
            <text:p>88.01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286.8929" calcext:value-type="float">
            <text:p>286.8929</text:p>
          </table:table-cell>
          <table:table-cell table:style-name="ce2" office:value-type="float" office:value="2.17" calcext:value-type="float">
            <text:p>2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5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02" calcext:value-type="float">
            <text:p>87.02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262.0731" calcext:value-type="float">
            <text:p>262.0731</text:p>
          </table:table-cell>
          <table:table-cell table:style-name="ce2" office:value-type="float" office:value="2.11" calcext:value-type="float">
            <text:p>2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59" calcext:value-type="float">
            <text:p>87.59</text:p>
          </table:table-cell>
          <table:table-cell table:style-name="ce2" office:value-type="float" office:value="3.66" calcext:value-type="float">
            <text:p>3.66</text:p>
          </table:table-cell>
          <table:table-cell table:style-name="ce2" office:value-type="float" office:value="270.2363" calcext:value-type="float">
            <text:p>270.2363</text:p>
          </table:table-cell>
          <table:table-cell table:style-name="ce2" office:value-type="float" office:value="2.04" calcext:value-type="float">
            <text:p>2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4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04" calcext:value-type="float">
            <text:p>88.04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288.3608" calcext:value-type="float">
            <text:p>288.3608</text:p>
          </table:table-cell>
          <table:table-cell table:style-name="ce2" office:value-type="float" office:value="2.35" calcext:value-type="float">
            <text:p>2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7" calcext:value-type="float">
            <text:p>87.17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296.3544" calcext:value-type="float">
            <text:p>296.354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04.2511" calcext:value-type="float">
            <text:p>304.2511</text:p>
          </table:table-cell>
          <table:table-cell table:style-name="ce2" office:value-type="float" office:value="1.97" calcext:value-type="float">
            <text:p>1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3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37" calcext:value-type="float">
            <text:p>88.37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287.7903" calcext:value-type="float">
            <text:p>287.7903</text:p>
          </table:table-cell>
          <table:table-cell table:style-name="ce2" office:value-type="float" office:value="2.19" calcext:value-type="float">
            <text:p>2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63" calcext:value-type="float">
            <text:p>88.63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277.0953" calcext:value-type="float">
            <text:p>277.0953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2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61" calcext:value-type="float">
            <text:p>88.61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256.5281" calcext:value-type="float">
            <text:p>256.5281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1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257.8967" calcext:value-type="float">
            <text:p>257.8967</text:p>
          </table:table-cell>
          <table:table-cell table:style-name="ce2" office:value-type="float" office:value="2.05" calcext:value-type="float">
            <text:p>2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1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3.34" calcext:value-type="float">
            <text:p>3.34</text:p>
          </table:table-cell>
          <table:table-cell table:style-name="ce2" office:value-type="float" office:value="266.4162" calcext:value-type="float">
            <text:p>266.4162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0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251.0401" calcext:value-type="float">
            <text:p>251.0401</text:p>
          </table:table-cell>
          <table:table-cell table:style-name="ce2" office:value-type="float" office:value="3.32" calcext:value-type="float">
            <text:p>3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-12-2017 00:0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9.34" calcext:value-type="float">
            <text:p>89.34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242.1211" calcext:value-type="float">
            <text:p>242.1211</text:p>
          </table:table-cell>
          <table:table-cell table:style-name="ce2" office:value-type="float" office:value="3.69" calcext:value-type="float">
            <text:p>3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3:30:00 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15.9493" calcext:value-type="float">
            <text:p>215.9493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3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8.47" calcext:value-type="float">
            <text:p>88.4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05.9799" calcext:value-type="float">
            <text:p>205.9799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2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8.05" calcext:value-type="float">
            <text:p>88.0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07.2585" calcext:value-type="float">
            <text:p>207.2585</text:p>
          </table:table-cell>
          <table:table-cell table:style-name="ce2" office:value-type="float" office:value="2.66" calcext:value-type="float">
            <text:p>2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2:00:00 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87.63" calcext:value-type="float">
            <text:p>87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04.2502" calcext:value-type="float">
            <text:p>204.250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1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7.34" calcext:value-type="float">
            <text:p>87.34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196.3139" calcext:value-type="float">
            <text:p>196.3139</text:p>
          </table:table-cell>
          <table:table-cell table:style-name="ce2" office:value-type="float" office:value="2.62" calcext:value-type="float">
            <text:p>2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1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97" calcext:value-type="float">
            <text:p>86.9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14.49" calcext:value-type="float">
            <text:p>214.49</text:p>
          </table:table-cell>
          <table:table-cell table:style-name="ce2" office:value-type="float" office:value="3.66" calcext:value-type="float">
            <text:p>3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0:3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6.24" calcext:value-type="float">
            <text:p>86.2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09.6842" calcext:value-type="float">
            <text:p>209.6842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20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5.84" calcext:value-type="float">
            <text:p>85.84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09.7449" calcext:value-type="float">
            <text:p>209.7449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9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48" calcext:value-type="float">
            <text:p>86.48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07.8151" calcext:value-type="float">
            <text:p>207.8151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45" calcext:value-type="float">
            <text:p>84.45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01055" calcext:value-type="float">
            <text:p>201055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32" calcext:value-type="float">
            <text:p>85.32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93.0399" calcext:value-type="float">
            <text:p>193.0399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04" calcext:value-type="float">
            <text:p>85.04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91.5249" calcext:value-type="float">
            <text:p>191.5249</text:p>
          </table:table-cell>
          <table:table-cell table:style-name="ce2" office:value-type="float" office:value="4.16" calcext:value-type="float">
            <text:p>4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79" calcext:value-type="float">
            <text:p>84.79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87.0647" calcext:value-type="float">
            <text:p>187.0647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7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186327" calcext:value-type="float">
            <text:p>186327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6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83.6572" calcext:value-type="float">
            <text:p>183.6572</text:p>
          </table:table-cell>
          <table:table-cell table:style-name="ce2" office:value-type="float" office:value="3.98" calcext:value-type="float">
            <text:p>3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53" calcext:value-type="float">
            <text:p>82.5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89.4623" calcext:value-type="float">
            <text:p>189.4623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5:30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2.33" calcext:value-type="float">
            <text:p>82.3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90.6562" calcext:value-type="float">
            <text:p>190.6562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5:00:00 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81.88" calcext:value-type="float">
            <text:p>81.8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89.2269" calcext:value-type="float">
            <text:p>189.2269</text:p>
          </table:table-cell>
          <table:table-cell table:style-name="ce2" office:value-type="float" office:value="4.17" calcext:value-type="float">
            <text:p>4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4:30:00 </text:p>
          </table:table-cell>
          <table:table-cell table:style-name="ce2" office:value-type="float" office:value="17.62" calcext:value-type="float">
            <text:p>17.62</text:p>
          </table:table-cell>
          <table:table-cell table:style-name="ce2" office:value-type="float" office:value="81.65" calcext:value-type="float">
            <text:p>81.6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92.6716" calcext:value-type="float">
            <text:p>192.6716</text:p>
          </table:table-cell>
          <table:table-cell table:style-name="ce2" office:value-type="float" office:value="3.74" calcext:value-type="float">
            <text:p>3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4:00:00 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185.6871" calcext:value-type="float">
            <text:p>185.6871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3:30:00 </text:p>
          </table:table-cell>
          <table:table-cell table:style-name="ce2" office:value-type="float" office:value="26.01" calcext:value-type="float">
            <text:p>26.01</text:p>
          </table:table-cell>
          <table:table-cell table:style-name="ce2" office:value-type="float" office:value="82.24" calcext:value-type="float">
            <text:p>82.24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188317" calcext:value-type="float">
            <text:p>188317</text:p>
          </table:table-cell>
          <table:table-cell table:style-name="ce2" office:value-type="float" office:value="4.83" calcext:value-type="float">
            <text:p>4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3:00:00 </text:p>
          </table:table-cell>
          <table:table-cell table:style-name="ce2" office:value-type="float" office:value="26.78" calcext:value-type="float">
            <text:p>26.78</text:p>
          </table:table-cell>
          <table:table-cell table:style-name="ce2" office:value-type="float" office:value="83.15" calcext:value-type="float">
            <text:p>83.15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87.4521" calcext:value-type="float">
            <text:p>187.452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2:30:00 </text:p>
          </table:table-cell>
          <table:table-cell table:style-name="ce2" office:value-type="float" office:value="25.37" calcext:value-type="float">
            <text:p>25.37</text:p>
          </table:table-cell>
          <table:table-cell table:style-name="ce2" office:value-type="float" office:value="84.96" calcext:value-type="float">
            <text:p>84.96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95.3938" calcext:value-type="float">
            <text:p>195.3938</text:p>
          </table:table-cell>
          <table:table-cell table:style-name="ce2" office:value-type="float" office:value="3.52" calcext:value-type="float">
            <text:p>3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2:00:00 </text:p>
          </table:table-cell>
          <table:table-cell table:style-name="ce2" office:value-type="float" office:value="25.99" calcext:value-type="float">
            <text:p>25.99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97.0302" calcext:value-type="float">
            <text:p>197.0302</text:p>
          </table:table-cell>
          <table:table-cell table:style-name="ce2" office:value-type="float" office:value="3.94" calcext:value-type="float">
            <text:p>3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1:30:00 </text:p>
          </table:table-cell>
          <table:table-cell table:style-name="ce2" office:value-type="float" office:value="20.54" calcext:value-type="float">
            <text:p>20.54</text:p>
          </table:table-cell>
          <table:table-cell table:style-name="ce2" office:value-type="float" office:value="91.09" calcext:value-type="float">
            <text:p>91.09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83.7671" calcext:value-type="float">
            <text:p>183.7671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1:00:00 </text:p>
          </table:table-cell>
          <table:table-cell table:style-name="ce2" office:value-type="float" office:value="15.82" calcext:value-type="float">
            <text:p>15.82</text:p>
          </table:table-cell>
          <table:table-cell table:style-name="ce2" office:value-type="float" office:value="91.28" calcext:value-type="float">
            <text:p>91.28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183.2128" calcext:value-type="float">
            <text:p>183.2128</text:p>
          </table:table-cell>
          <table:table-cell table:style-name="ce2" office:value-type="float" office:value="4.32" calcext:value-type="float">
            <text:p>4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0:30:00 </text:p>
          </table:table-cell>
          <table:table-cell table:style-name="ce2" office:value-type="float" office:value="15.37" calcext:value-type="float">
            <text:p>15.37</text:p>
          </table:table-cell>
          <table:table-cell table:style-name="ce2" office:value-type="float" office:value="90.45" calcext:value-type="float">
            <text:p>90.4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81.3074" calcext:value-type="float">
            <text:p>181.307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10:00:00 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89.82" calcext:value-type="float">
            <text:p>89.82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77.9966" calcext:value-type="float">
            <text:p>177.9966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9:30:00 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90.41" calcext:value-type="float">
            <text:p>90.4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78.4518" calcext:value-type="float">
            <text:p>178.4518</text:p>
          </table:table-cell>
          <table:table-cell table:style-name="ce2" office:value-type="float" office:value="4.27" calcext:value-type="float">
            <text:p>4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9:00:00 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90.14" calcext:value-type="float">
            <text:p>90.14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89.4423" calcext:value-type="float">
            <text:p>189.4423</text:p>
          </table:table-cell>
          <table:table-cell table:style-name="ce2" office:value-type="float" office:value="3.58" calcext:value-type="float">
            <text:p>3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8:30:00 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88.66" calcext:value-type="float">
            <text:p>88.66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93704" calcext:value-type="float">
            <text:p>193704</text:p>
          </table:table-cell>
          <table:table-cell table:style-name="ce2" office:value-type="float" office:value="3.22" calcext:value-type="float">
            <text:p>3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8: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87.22" calcext:value-type="float">
            <text:p>87.2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91.9327" calcext:value-type="float">
            <text:p>191.9327</text:p>
          </table:table-cell>
          <table:table-cell table:style-name="ce2" office:value-type="float" office:value="3.55" calcext:value-type="float">
            <text:p>3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12" calcext:value-type="float">
            <text:p>86.12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90.2281" calcext:value-type="float">
            <text:p>190.2281</text:p>
          </table:table-cell>
          <table:table-cell table:style-name="ce2" office:value-type="float" office:value="3.31" calcext:value-type="float">
            <text:p>3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17" calcext:value-type="float">
            <text:p>84.1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85.2051" calcext:value-type="float">
            <text:p>185.2051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52" calcext:value-type="float">
            <text:p>83.52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77.0185" calcext:value-type="float">
            <text:p>177.0185</text:p>
          </table:table-cell>
          <table:table-cell table:style-name="ce2" office:value-type="float" office:value="3.63" calcext:value-type="float">
            <text:p>3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6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3.55" calcext:value-type="float">
            <text:p>83.5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68.9869" calcext:value-type="float">
            <text:p>168.9869</text:p>
          </table:table-cell>
          <table:table-cell table:style-name="ce2" office:value-type="float" office:value="3.93" calcext:value-type="float">
            <text:p>3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5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71" calcext:value-type="float">
            <text:p>82.71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169.7891" calcext:value-type="float">
            <text:p>169.7891</text:p>
          </table:table-cell>
          <table:table-cell table:style-name="ce2" office:value-type="float" office:value="4.02" calcext:value-type="float">
            <text:p>4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5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17" calcext:value-type="float">
            <text:p>81.17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68.2269" calcext:value-type="float">
            <text:p>168.226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4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0.41" calcext:value-type="float">
            <text:p>80.4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66307" calcext:value-type="float">
            <text:p>166307</text:p>
          </table:table-cell>
          <table:table-cell table:style-name="ce2" office:value-type="float" office:value="3.92" calcext:value-type="float">
            <text:p>3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4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97" calcext:value-type="float">
            <text:p>80.9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68.4583" calcext:value-type="float">
            <text:p>168.4583</text:p>
          </table:table-cell>
          <table:table-cell table:style-name="ce2" office:value-type="float" office:value="4.11" calcext:value-type="float">
            <text:p>4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93" calcext:value-type="float">
            <text:p>80.9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74.8374" calcext:value-type="float">
            <text:p>174.8374</text:p>
          </table:table-cell>
          <table:table-cell table:style-name="ce2" office:value-type="float" office:value="4.21" calcext:value-type="float">
            <text:p>4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75.4493" calcext:value-type="float">
            <text:p>175.4493</text:p>
          </table:table-cell>
          <table:table-cell table:style-name="ce2" office:value-type="float" office:value="3.64" calcext:value-type="float">
            <text:p>3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81.2966" calcext:value-type="float">
            <text:p>181.2966</text:p>
          </table:table-cell>
          <table:table-cell table:style-name="ce2" office:value-type="float" office:value="3.88" calcext:value-type="float">
            <text:p>3.8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2" calcext:value-type="float">
            <text:p>81.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79.8819" calcext:value-type="float">
            <text:p>179.8819</text:p>
          </table:table-cell>
          <table:table-cell table:style-name="ce2" office:value-type="float" office:value="3.94" calcext:value-type="float">
            <text:p>3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73" calcext:value-type="float">
            <text:p>81.73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74.2894" calcext:value-type="float">
            <text:p>174.2894</text:p>
          </table:table-cell>
          <table:table-cell table:style-name="ce2" office:value-type="float" office:value="4.64" calcext:value-type="float">
            <text:p>4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84" calcext:value-type="float">
            <text:p>80.84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74.6663" calcext:value-type="float">
            <text:p>174.6663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57" calcext:value-type="float">
            <text:p>80.57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76.1314" calcext:value-type="float">
            <text:p>176.1314</text:p>
          </table:table-cell>
          <table:table-cell table:style-name="ce2" office:value-type="float" office:value="4.39" calcext:value-type="float">
            <text:p>4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-12-2017 0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66" calcext:value-type="float">
            <text:p>83.6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82.3421" calcext:value-type="float">
            <text:p>182.3421</text:p>
          </table:table-cell>
          <table:table-cell table:style-name="ce2" office:value-type="float" office:value="3.79" calcext:value-type="float">
            <text:p>3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87.7493" calcext:value-type="float">
            <text:p>187.7493</text:p>
          </table:table-cell>
          <table:table-cell table:style-name="ce2" office:value-type="float" office:value="3.77" calcext:value-type="float">
            <text:p>3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18" calcext:value-type="float">
            <text:p>84.18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79.7661" calcext:value-type="float">
            <text:p>179.7661</text:p>
          </table:table-cell>
          <table:table-cell table:style-name="ce2" office:value-type="float" office:value="3.98" calcext:value-type="float">
            <text:p>3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88.5133" calcext:value-type="float">
            <text:p>188.5133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67" calcext:value-type="float">
            <text:p>81.6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91.5181" calcext:value-type="float">
            <text:p>191.5181</text:p>
          </table:table-cell>
          <table:table-cell table:style-name="ce2" office:value-type="float" office:value="2.96" calcext:value-type="float">
            <text:p>2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1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9.77" calcext:value-type="float">
            <text:p>79.7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90042" calcext:value-type="float">
            <text:p>190042</text:p>
          </table:table-cell>
          <table:table-cell table:style-name="ce2" office:value-type="float" office:value="3.24" calcext:value-type="float">
            <text:p>3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8.79" calcext:value-type="float">
            <text:p>78.79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189.5394" calcext:value-type="float">
            <text:p>189.5394</text:p>
          </table:table-cell>
          <table:table-cell table:style-name="ce2" office:value-type="float" office:value="2.37" calcext:value-type="float">
            <text:p>2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7.79" calcext:value-type="float">
            <text:p>77.79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194.2936" calcext:value-type="float">
            <text:p>194.2936</text:p>
          </table:table-cell>
          <table:table-cell table:style-name="ce2" office:value-type="float" office:value="2.37" calcext:value-type="float">
            <text:p>2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2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6.59" calcext:value-type="float">
            <text:p>76.5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97835" calcext:value-type="float">
            <text:p>197835</text:p>
          </table:table-cell>
          <table:table-cell table:style-name="ce2" office:value-type="float" office:value="1.97" calcext:value-type="float">
            <text:p>1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9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28" calcext:value-type="float">
            <text:p>75.28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00.0844" calcext:value-type="float">
            <text:p>200.0844</text:p>
          </table:table-cell>
          <table:table-cell table:style-name="ce2" office:value-type="float" office:value="2.07" calcext:value-type="float">
            <text:p>2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9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4.32" calcext:value-type="float">
            <text:p>74.32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95024" calcext:value-type="float">
            <text:p>195024</text:p>
          </table:table-cell>
          <table:table-cell table:style-name="ce2" office:value-type="float" office:value="1.95" calcext:value-type="float">
            <text:p>1.9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8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29" calcext:value-type="float">
            <text:p>73.2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05.5553" calcext:value-type="float">
            <text:p>205.5553</text:p>
          </table:table-cell>
          <table:table-cell table:style-name="ce2" office:value-type="float" office:value="2.07" calcext:value-type="float">
            <text:p>2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8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09" calcext:value-type="float">
            <text:p>73.09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18.0017" calcext:value-type="float">
            <text:p>218.0017</text:p>
          </table:table-cell>
          <table:table-cell table:style-name="ce2" office:value-type="float" office:value="2.03" calcext:value-type="float">
            <text:p>2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38" calcext:value-type="float">
            <text:p>73.38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226.67" calcext:value-type="float">
            <text:p>226.67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17" calcext:value-type="float">
            <text:p>73.1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24.5018" calcext:value-type="float">
            <text:p>224.5018</text:p>
          </table:table-cell>
          <table:table-cell table:style-name="ce2" office:value-type="float" office:value="2.48" calcext:value-type="float">
            <text:p>2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75" calcext:value-type="float">
            <text:p>73.75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219639" calcext:value-type="float">
            <text:p>219639</text:p>
          </table:table-cell>
          <table:table-cell table:style-name="ce2" office:value-type="float" office:value="2.45" calcext:value-type="float">
            <text:p>2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92" calcext:value-type="float">
            <text:p>73.9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204.2976" calcext:value-type="float">
            <text:p>204.2976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5:30:00 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73.23" calcext:value-type="float">
            <text:p>73.2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94.3493" calcext:value-type="float">
            <text:p>194.3493</text:p>
          </table:table-cell>
          <table:table-cell table:style-name="ce2" office:value-type="float" office:value="1.83" calcext:value-type="float">
            <text:p>1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5:00:00 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71.71" calcext:value-type="float">
            <text:p>71.71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35.8441" calcext:value-type="float">
            <text:p>235.8441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4:30:00 </text:p>
          </table:table-cell>
          <table:table-cell table:style-name="ce2" office:value-type="float" office:value="20.74" calcext:value-type="float">
            <text:p>20.74</text:p>
          </table:table-cell>
          <table:table-cell table:style-name="ce2" office:value-type="float" office:value="72.84" calcext:value-type="float">
            <text:p>72.84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72.4503" calcext:value-type="float">
            <text:p>272.4503</text:p>
          </table:table-cell>
          <table:table-cell table:style-name="ce2" office:value-type="float" office:value="1.43" calcext:value-type="float">
            <text:p>1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4:00:00 </text:p>
          </table:table-cell>
          <table:table-cell table:style-name="ce2" office:value-type="float" office:value="31.19" calcext:value-type="float">
            <text:p>31.1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300.0252" calcext:value-type="float">
            <text:p>300.0252</text:p>
          </table:table-cell>
          <table:table-cell table:style-name="ce2" office:value-type="float" office:value="2.21" calcext:value-type="float">
            <text:p>2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3:30:00 </text:p>
          </table:table-cell>
          <table:table-cell table:style-name="ce2" office:value-type="float" office:value="33.71" calcext:value-type="float">
            <text:p>33.71</text:p>
          </table:table-cell>
          <table:table-cell table:style-name="ce2" office:value-type="float" office:value="76.31" calcext:value-type="float">
            <text:p>76.31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289.6944" calcext:value-type="float">
            <text:p>289.6944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3:00:00 </text:p>
          </table:table-cell>
          <table:table-cell table:style-name="ce2" office:value-type="float" office:value="34.83" calcext:value-type="float">
            <text:p>34.83</text:p>
          </table:table-cell>
          <table:table-cell table:style-name="ce2" office:value-type="float" office:value="79.35" calcext:value-type="float">
            <text:p>79.3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298.5231" calcext:value-type="float">
            <text:p>298.5231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2:30:00 </text:p>
          </table:table-cell>
          <table:table-cell table:style-name="ce2" office:value-type="float" office:value="31.87" calcext:value-type="float">
            <text:p>31.87</text:p>
          </table:table-cell>
          <table:table-cell table:style-name="ce2" office:value-type="float" office:value="80.5" calcext:value-type="float">
            <text:p>80.5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327.8507" calcext:value-type="float">
            <text:p>327.850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2:00:00 </text:p>
          </table:table-cell>
          <table:table-cell table:style-name="ce2" office:value-type="float" office:value="40.04" calcext:value-type="float">
            <text:p>40.04</text:p>
          </table:table-cell>
          <table:table-cell table:style-name="ce2" office:value-type="float" office:value="81.17" calcext:value-type="float">
            <text:p>81.17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324.8358" calcext:value-type="float">
            <text:p>324.835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1:30:00 </text:p>
          </table:table-cell>
          <table:table-cell table:style-name="ce2" office:value-type="float" office:value="35.01" calcext:value-type="float">
            <text:p>35.01</text:p>
          </table:table-cell>
          <table:table-cell table:style-name="ce2" office:value-type="float" office:value="81.15" calcext:value-type="float">
            <text:p>81.15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290.7722" calcext:value-type="float">
            <text:p>290.7722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1:00:00 </text:p>
          </table:table-cell>
          <table:table-cell table:style-name="ce2" office:value-type="float" office:value="34.95" calcext:value-type="float">
            <text:p>34.9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93.1208" calcext:value-type="float">
            <text:p>293.1208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0:30:00 </text:p>
          </table:table-cell>
          <table:table-cell table:style-name="ce2" office:value-type="float" office:value="41.59" calcext:value-type="float">
            <text:p>41.59</text:p>
          </table:table-cell>
          <table:table-cell table:style-name="ce2" office:value-type="float" office:value="81.55" calcext:value-type="float">
            <text:p>81.5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72.5734" calcext:value-type="float">
            <text:p>272.5734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10:00:00 </text:p>
          </table:table-cell>
          <table:table-cell table:style-name="ce2" office:value-type="float" office:value="50.85" calcext:value-type="float">
            <text:p>50.85</text:p>
          </table:table-cell>
          <table:table-cell table:style-name="ce2" office:value-type="float" office:value="84.28" calcext:value-type="float">
            <text:p>84.28</text:p>
          </table:table-cell>
          <table:table-cell table:style-name="ce2" office:value-type="float" office:value="-0.25" calcext:value-type="float">
            <text:p>-0.25</text:p>
          </table:table-cell>
          <table:table-cell table:style-name="ce2" office:value-type="float" office:value="285.4058" calcext:value-type="float">
            <text:p>285.4058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9:30:00 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84.83" calcext:value-type="float">
            <text:p>84.83</text:p>
          </table:table-cell>
          <table:table-cell table:style-name="ce2" office:value-type="float" office:value="-0.55" calcext:value-type="float">
            <text:p>-0.55</text:p>
          </table:table-cell>
          <table:table-cell table:style-name="ce2" office:value-type="float" office:value="333.8228" calcext:value-type="float">
            <text:p>333.8228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9:00:00 </text:p>
          </table:table-cell>
          <table:table-cell table:style-name="ce2" office:value-type="float" office:value="13.68" calcext:value-type="float">
            <text:p>13.68</text:p>
          </table:table-cell>
          <table:table-cell table:style-name="ce2" office:value-type="float" office:value="84.89" calcext:value-type="float">
            <text:p>84.89</text:p>
          </table:table-cell>
          <table:table-cell table:style-name="ce2" office:value-type="float" office:value="-0.56" calcext:value-type="float">
            <text:p>-0.56</text:p>
          </table:table-cell>
          <table:table-cell table:style-name="ce2" office:value-type="float" office:value="323.1543" calcext:value-type="float">
            <text:p>323.1543</text:p>
          </table:table-cell>
          <table:table-cell table:style-name="ce2" office:value-type="float" office:value="2.67" calcext:value-type="float">
            <text:p>2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8:30:00 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85.08" calcext:value-type="float">
            <text:p>85.08</text:p>
          </table:table-cell>
          <table:table-cell table:style-name="ce2" office:value-type="float" office:value="-0.65" calcext:value-type="float">
            <text:p>-0.65</text:p>
          </table:table-cell>
          <table:table-cell table:style-name="ce2" office:value-type="float" office:value="318.6343" calcext:value-type="float">
            <text:p>318.6343</text:p>
          </table:table-cell>
          <table:table-cell table:style-name="ce2" office:value-type="float" office:value="2.58" calcext:value-type="float">
            <text:p>2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8:00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75" calcext:value-type="float">
            <text:p>84.75</text:p>
          </table:table-cell>
          <table:table-cell table:style-name="ce2" office:value-type="float" office:value="-0.84" calcext:value-type="float">
            <text:p>-0.84</text:p>
          </table:table-cell>
          <table:table-cell table:style-name="ce2" office:value-type="float" office:value="309.3878" calcext:value-type="float">
            <text:p>309.3878</text:p>
          </table:table-cell>
          <table:table-cell table:style-name="ce2" office:value-type="float" office:value="2.27" calcext:value-type="float">
            <text:p>2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-0.48" calcext:value-type="float">
            <text:p>-0.48</text:p>
          </table:table-cell>
          <table:table-cell table:style-name="ce2" office:value-type="float" office:value="339.5603" calcext:value-type="float">
            <text:p>339.5603</text:p>
          </table:table-cell>
          <table:table-cell table:style-name="ce2" office:value-type="float" office:value="2.22" calcext:value-type="float">
            <text:p>2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7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2.26" calcext:value-type="float">
            <text:p>82.26</text:p>
          </table:table-cell>
          <table:table-cell table:style-name="ce2" office:value-type="float" office:value="-0.42" calcext:value-type="float">
            <text:p>-0.42</text:p>
          </table:table-cell>
          <table:table-cell table:style-name="ce2" office:value-type="float" office:value="349.3571" calcext:value-type="float">
            <text:p>349.3571</text:p>
          </table:table-cell>
          <table:table-cell table:style-name="ce2" office:value-type="float" office:value="2.91" calcext:value-type="float">
            <text:p>2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87" calcext:value-type="float">
            <text:p>81.87</text:p>
          </table:table-cell>
          <table:table-cell table:style-name="ce2" office:value-type="float" office:value="-0.44" calcext:value-type="float">
            <text:p>-0.44</text:p>
          </table:table-cell>
          <table:table-cell table:style-name="ce2" office:value-type="float" office:value="349.5085" calcext:value-type="float">
            <text:p>349.5085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04" calcext:value-type="float">
            <text:p>82.04</text:p>
          </table:table-cell>
          <table:table-cell table:style-name="ce2" office:value-type="float" office:value="-0.48" calcext:value-type="float">
            <text:p>-0.48</text:p>
          </table:table-cell>
          <table:table-cell table:style-name="ce2" office:value-type="float" office:value="349.3425" calcext:value-type="float">
            <text:p>349.3425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5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2.81" calcext:value-type="float">
            <text:p>82.81</text:p>
          </table:table-cell>
          <table:table-cell table:style-name="ce2" office:value-type="float" office:value="-0.48" calcext:value-type="float">
            <text:p>-0.48</text:p>
          </table:table-cell>
          <table:table-cell table:style-name="ce2" office:value-type="float" office:value="341.0856" calcext:value-type="float">
            <text:p>341.0856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5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54" calcext:value-type="float">
            <text:p>83.54</text:p>
          </table:table-cell>
          <table:table-cell table:style-name="ce2" office:value-type="float" office:value="-0.55" calcext:value-type="float">
            <text:p>-0.55</text:p>
          </table:table-cell>
          <table:table-cell table:style-name="ce2" office:value-type="float" office:value="332.4148" calcext:value-type="float">
            <text:p>332.4148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4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58" calcext:value-type="float">
            <text:p>84.58</text:p>
          </table:table-cell>
          <table:table-cell table:style-name="ce2" office:value-type="float" office:value="-0.27" calcext:value-type="float">
            <text:p>-0.27</text:p>
          </table:table-cell>
          <table:table-cell table:style-name="ce2" office:value-type="float" office:value="330.7719" calcext:value-type="float">
            <text:p>330.7719</text:p>
          </table:table-cell>
          <table:table-cell table:style-name="ce2" office:value-type="float" office:value="4.11" calcext:value-type="float">
            <text:p>4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4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99" calcext:value-type="float">
            <text:p>85.99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330.8759" calcext:value-type="float">
            <text:p>330.8759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72" calcext:value-type="float">
            <text:p>84.72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42.2272" calcext:value-type="float">
            <text:p>342.2272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31" calcext:value-type="float">
            <text:p>83.31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352.9945" calcext:value-type="float">
            <text:p>352.9945</text:p>
          </table:table-cell>
          <table:table-cell table:style-name="ce2" office:value-type="float" office:value="2.86" calcext:value-type="float">
            <text:p>2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2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354.3373" calcext:value-type="float">
            <text:p>354.3373</text:p>
          </table:table-cell>
          <table:table-cell table:style-name="ce2" office:value-type="float" office:value="3.86" calcext:value-type="float">
            <text:p>3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2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7.78" calcext:value-type="float">
            <text:p>87.7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46.7249" calcext:value-type="float">
            <text:p>346.7249</text:p>
          </table:table-cell>
          <table:table-cell table:style-name="ce2" office:value-type="float" office:value="3.39" calcext:value-type="float">
            <text:p>3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92" calcext:value-type="float">
            <text:p>88.9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20.2096" calcext:value-type="float">
            <text:p>320.2096</text:p>
          </table:table-cell>
          <table:table-cell table:style-name="ce2" office:value-type="float" office:value="3.03" calcext:value-type="float">
            <text:p>3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76" calcext:value-type="float">
            <text:p>89.7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94.6191" calcext:value-type="float">
            <text:p>294.6191</text:p>
          </table:table-cell>
          <table:table-cell table:style-name="ce2" office:value-type="float" office:value="2.66" calcext:value-type="float">
            <text:p>2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86.8005" calcext:value-type="float">
            <text:p>286.8005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7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39" calcext:value-type="float">
            <text:p>90.39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72.6574" calcext:value-type="float">
            <text:p>272.6574</text:p>
          </table:table-cell>
          <table:table-cell table:style-name="ce2" office:value-type="float" office:value="2.77" calcext:value-type="float">
            <text:p>2.7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51" calcext:value-type="float">
            <text:p>90.5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252.8798" calcext:value-type="float">
            <text:p>252.8798</text:p>
          </table:table-cell>
          <table:table-cell table:style-name="ce2" office:value-type="float" office:value="3.32" calcext:value-type="float">
            <text:p>3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21" calcext:value-type="float">
            <text:p>88.21</text:p>
          </table:table-cell>
          <table:table-cell table:style-name="ce2" office:value-type="float" office:value="-0.01" calcext:value-type="float">
            <text:p>-0.01</text:p>
          </table:table-cell>
          <table:table-cell table:style-name="ce2" office:value-type="float" office:value="252.0852" calcext:value-type="float">
            <text:p>252.0852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2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45.1675" calcext:value-type="float">
            <text:p>245.1675</text:p>
          </table:table-cell>
          <table:table-cell table:style-name="ce2" office:value-type="float" office:value="3.37" calcext:value-type="float">
            <text:p>3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2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0.01" calcext:value-type="float">
            <text:p>80.0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258.0239" calcext:value-type="float">
            <text:p>258.0239</text:p>
          </table:table-cell>
          <table:table-cell table:style-name="ce2" office:value-type="float" office:value="3.22" calcext:value-type="float">
            <text:p>3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6.82" calcext:value-type="float">
            <text:p>76.82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252.4626" calcext:value-type="float">
            <text:p>252.4626</text:p>
          </table:table-cell>
          <table:table-cell table:style-name="ce2" office:value-type="float" office:value="2.64" calcext:value-type="float">
            <text:p>2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1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5.14" calcext:value-type="float">
            <text:p>75.1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271.5514" calcext:value-type="float">
            <text:p>271.5514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0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2.41" calcext:value-type="float">
            <text:p>72.4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255394" calcext:value-type="float">
            <text:p>255394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2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0.4171" calcext:value-type="float">
            <text:p>250.4171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9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2.93" calcext:value-type="float">
            <text:p>72.9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48.5484" calcext:value-type="float">
            <text:p>248.5484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9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32" calcext:value-type="float">
            <text:p>73.3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244.2783" calcext:value-type="float">
            <text:p>244.278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8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08" calcext:value-type="float">
            <text:p>73.0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40.7512" calcext:value-type="float">
            <text:p>240.7512</text:p>
          </table:table-cell>
          <table:table-cell table:style-name="ce2" office:value-type="float" office:value="3.07" calcext:value-type="float">
            <text:p>3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8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36" calcext:value-type="float">
            <text:p>73.3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239.6592" calcext:value-type="float">
            <text:p>239.659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2.46" calcext:value-type="float">
            <text:p>72.46</text:p>
          </table:table-cell>
          <table:table-cell table:style-name="ce2" office:value-type="float" office:value="0.89" calcext:value-type="float">
            <text:p>0.89</text:p>
          </table:table-cell>
          <table:table-cell table:style-name="ce2" office:value-type="float" office:value="242.7004" calcext:value-type="float">
            <text:p>242.700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35" calcext:value-type="float">
            <text:p>71.3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50.8641" calcext:value-type="float">
            <text:p>250.8641</text:p>
          </table:table-cell>
          <table:table-cell table:style-name="ce2" office:value-type="float" office:value="3.02" calcext:value-type="float">
            <text:p>3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08" calcext:value-type="float">
            <text:p>71.08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48.1551" calcext:value-type="float">
            <text:p>248.1551</text:p>
          </table:table-cell>
          <table:table-cell table:style-name="ce2" office:value-type="float" office:value="3.05" calcext:value-type="float">
            <text:p>3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67.68" calcext:value-type="float">
            <text:p>67.68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47.9351" calcext:value-type="float">
            <text:p>247.9351</text:p>
          </table:table-cell>
          <table:table-cell table:style-name="ce2" office:value-type="float" office:value="2.83" calcext:value-type="float">
            <text:p>2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5:30:00 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65.44" calcext:value-type="float">
            <text:p>65.44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62.5738" calcext:value-type="float">
            <text:p>262.5738</text:p>
          </table:table-cell>
          <table:table-cell table:style-name="ce2" office:value-type="float" office:value="2.57" calcext:value-type="float">
            <text:p>2.5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5:00:00 </text:p>
          </table:table-cell>
          <table:table-cell table:style-name="ce2" office:value-type="float" office:value="14.97" calcext:value-type="float">
            <text:p>14.97</text:p>
          </table:table-cell>
          <table:table-cell table:style-name="ce2" office:value-type="float" office:value="64.49" calcext:value-type="float">
            <text:p>64.49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67.2394" calcext:value-type="float">
            <text:p>267.239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4:30:00 </text:p>
          </table:table-cell>
          <table:table-cell table:style-name="ce2" office:value-type="float" office:value="24.11" calcext:value-type="float">
            <text:p>24.11</text:p>
          </table:table-cell>
          <table:table-cell table:style-name="ce2" office:value-type="float" office:value="66.49" calcext:value-type="float">
            <text:p>66.49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73.9576" calcext:value-type="float">
            <text:p>273.9576</text:p>
          </table:table-cell>
          <table:table-cell table:style-name="ce2" office:value-type="float" office:value="3.27" calcext:value-type="float">
            <text:p>3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4:00:00 </text:p>
          </table:table-cell>
          <table:table-cell table:style-name="ce2" office:value-type="float" office:value="77.33" calcext:value-type="float">
            <text:p>77.33</text:p>
          </table:table-cell>
          <table:table-cell table:style-name="ce2" office:value-type="float" office:value="67.53" calcext:value-type="float">
            <text:p>67.53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73.5605" calcext:value-type="float">
            <text:p>273.5605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3:30:00 </text:p>
          </table:table-cell>
          <table:table-cell table:style-name="ce2" office:value-type="float" office:value="100.42" calcext:value-type="float">
            <text:p>100.42</text:p>
          </table:table-cell>
          <table:table-cell table:style-name="ce2" office:value-type="float" office:value="66.52" calcext:value-type="float">
            <text:p>66.52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70.2422" calcext:value-type="float">
            <text:p>270.2422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3:00:00 </text:p>
          </table:table-cell>
          <table:table-cell table:style-name="ce2" office:value-type="float" office:value="124.38" calcext:value-type="float">
            <text:p>124.38</text:p>
          </table:table-cell>
          <table:table-cell table:style-name="ce2" office:value-type="float" office:value="64.63" calcext:value-type="float">
            <text:p>64.63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80.1543" calcext:value-type="float">
            <text:p>280.1543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2:30:00 </text:p>
          </table:table-cell>
          <table:table-cell table:style-name="ce2" office:value-type="float" office:value="126.84" calcext:value-type="float">
            <text:p>126.84</text:p>
          </table:table-cell>
          <table:table-cell table:style-name="ce2" office:value-type="float" office:value="66.09" calcext:value-type="float">
            <text:p>66.09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89.9181" calcext:value-type="float">
            <text:p>289.918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2:00:00 </text:p>
          </table:table-cell>
          <table:table-cell table:style-name="ce2" office:value-type="float" office:value="168.76" calcext:value-type="float">
            <text:p>168.76</text:p>
          </table:table-cell>
          <table:table-cell table:style-name="ce2" office:value-type="float" office:value="66.75" calcext:value-type="float">
            <text:p>66.75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273.2072" calcext:value-type="float">
            <text:p>273.2072</text:p>
          </table:table-cell>
          <table:table-cell table:style-name="ce2" office:value-type="float" office:value="3.83" calcext:value-type="float">
            <text:p>3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1:30:00 </text:p>
          </table:table-cell>
          <table:table-cell table:style-name="ce2" office:value-type="float" office:value="182.23" calcext:value-type="float">
            <text:p>182.23</text:p>
          </table:table-cell>
          <table:table-cell table:style-name="ce2" office:value-type="float" office:value="73.95" calcext:value-type="float">
            <text:p>73.9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5.5198" calcext:value-type="float">
            <text:p>275.5198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1:00:00 </text:p>
          </table:table-cell>
          <table:table-cell table:style-name="ce2" office:value-type="float" office:value="155.68" calcext:value-type="float">
            <text:p>155.68</text:p>
          </table:table-cell>
          <table:table-cell table:style-name="ce2" office:value-type="float" office:value="80.71" calcext:value-type="float">
            <text:p>80.7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58.7851" calcext:value-type="float">
            <text:p>258.785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0:30:00 </text:p>
          </table:table-cell>
          <table:table-cell table:style-name="ce2" office:value-type="float" office:value="144.9" calcext:value-type="float">
            <text:p>144.9</text:p>
          </table:table-cell>
          <table:table-cell table:style-name="ce2" office:value-type="float" office:value="82.83" calcext:value-type="float">
            <text:p>82.83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64.1713" calcext:value-type="float">
            <text:p>264.1713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10:00:00 </text:p>
          </table:table-cell>
          <table:table-cell table:style-name="ce2" office:value-type="float" office:value="141.46" calcext:value-type="float">
            <text:p>141.46</text:p>
          </table:table-cell>
          <table:table-cell table:style-name="ce2" office:value-type="float" office:value="86.92" calcext:value-type="float">
            <text:p>86.9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58.2269" calcext:value-type="float">
            <text:p>258.2269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9:30:00 </text:p>
          </table:table-cell>
          <table:table-cell table:style-name="ce2" office:value-type="float" office:value="72.11" calcext:value-type="float">
            <text:p>72.11</text:p>
          </table:table-cell>
          <table:table-cell table:style-name="ce2" office:value-type="float" office:value="89.61" calcext:value-type="float">
            <text:p>89.61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57.5741" calcext:value-type="float">
            <text:p>257.5741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9:00:00 </text:p>
          </table:table-cell>
          <table:table-cell table:style-name="ce2" office:value-type="float" office:value="23.54" calcext:value-type="float">
            <text:p>23.54</text:p>
          </table:table-cell>
          <table:table-cell table:style-name="ce2" office:value-type="float" office:value="89.12" calcext:value-type="float">
            <text:p>89.12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275.6391" calcext:value-type="float">
            <text:p>275.6391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8:30:00 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85.13" calcext:value-type="float">
            <text:p>85.13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252.3751" calcext:value-type="float">
            <text:p>252.3751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8: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4.62" calcext:value-type="float">
            <text:p>84.62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265.5738" calcext:value-type="float">
            <text:p>265.5738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7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7.27" calcext:value-type="float">
            <text:p>87.2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265.0405" calcext:value-type="float">
            <text:p>265.040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7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8.01" calcext:value-type="float">
            <text:p>88.0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260.0534" calcext:value-type="float">
            <text:p>260.0534</text:p>
          </table:table-cell>
          <table:table-cell table:style-name="ce2" office:value-type="float" office:value="3.04" calcext:value-type="float">
            <text:p>3.0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7.86" calcext:value-type="float">
            <text:p>87.8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67.7285" calcext:value-type="float">
            <text:p>267.728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6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7.64" calcext:value-type="float">
            <text:p>87.64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52.1286" calcext:value-type="float">
            <text:p>252.1286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77" calcext:value-type="float">
            <text:p>86.7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39.0156" calcext:value-type="float">
            <text:p>239.0156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5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94" calcext:value-type="float">
            <text:p>87.94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47.3892" calcext:value-type="float">
            <text:p>247.3892</text:p>
          </table:table-cell>
          <table:table-cell table:style-name="ce2" office:value-type="float" office:value="3.72" calcext:value-type="float">
            <text:p>3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4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59" calcext:value-type="float">
            <text:p>88.59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236.7717" calcext:value-type="float">
            <text:p>236.7717</text:p>
          </table:table-cell>
          <table:table-cell table:style-name="ce2" office:value-type="float" office:value="3.81" calcext:value-type="float">
            <text:p>3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04" calcext:value-type="float">
            <text:p>89.04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23.0769" calcext:value-type="float">
            <text:p>223.0769</text:p>
          </table:table-cell>
          <table:table-cell table:style-name="ce2" office:value-type="float" office:value="3.86" calcext:value-type="float">
            <text:p>3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3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9.61" calcext:value-type="float">
            <text:p>89.61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12.5713" calcext:value-type="float">
            <text:p>212.571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2.02" calcext:value-type="float">
            <text:p>92.02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19639" calcext:value-type="float">
            <text:p>219639</text:p>
          </table:table-cell>
          <table:table-cell table:style-name="ce2" office:value-type="float" office:value="3.43" calcext:value-type="float">
            <text:p>3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2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2.81" calcext:value-type="float">
            <text:p>92.81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231.9863" calcext:value-type="float">
            <text:p>231.9863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2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2.08" calcext:value-type="float">
            <text:p>92.08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219.1595" calcext:value-type="float">
            <text:p>219.1595</text:p>
          </table:table-cell>
          <table:table-cell table:style-name="ce2" office:value-type="float" office:value="3.64" calcext:value-type="float">
            <text:p>3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02.3004" calcext:value-type="float">
            <text:p>202.3004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2.7" calcext:value-type="float">
            <text:p>92.7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98435" calcext:value-type="float">
            <text:p>198435</text:p>
          </table:table-cell>
          <table:table-cell table:style-name="ce2" office:value-type="float" office:value="2.71" calcext:value-type="float">
            <text:p>2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0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2.85" calcext:value-type="float">
            <text:p>92.85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06565" calcext:value-type="float">
            <text:p>20656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-12-2017 00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3.08" calcext:value-type="float">
            <text:p>93.08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15.8322" calcext:value-type="float">
            <text:p>215.8322</text:p>
          </table:table-cell>
          <table:table-cell table:style-name="ce2" office:value-type="float" office:value="2.64" calcext:value-type="float">
            <text:p>2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3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91.63" calcext:value-type="float">
            <text:p>91.6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224.7446" calcext:value-type="float">
            <text:p>224.7446</text:p>
          </table:table-cell>
          <table:table-cell table:style-name="ce2" office:value-type="float" office:value="3.27" calcext:value-type="float">
            <text:p>3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46" calcext:value-type="float">
            <text:p>90.46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34.6564" calcext:value-type="float">
            <text:p>234.6564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88" calcext:value-type="float">
            <text:p>89.88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33.6955" calcext:value-type="float">
            <text:p>233.6955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61" calcext:value-type="float">
            <text:p>89.61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36.5396" calcext:value-type="float">
            <text:p>236.5396</text:p>
          </table:table-cell>
          <table:table-cell table:style-name="ce2" office:value-type="float" office:value="2.99" calcext:value-type="float">
            <text:p>2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54" calcext:value-type="float">
            <text:p>89.54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29.4502" calcext:value-type="float">
            <text:p>229.4502</text:p>
          </table:table-cell>
          <table:table-cell table:style-name="ce2" office:value-type="float" office:value="2.74" calcext:value-type="float">
            <text:p>2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78" calcext:value-type="float">
            <text:p>89.78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25.5804" calcext:value-type="float">
            <text:p>225.5804</text:p>
          </table:table-cell>
          <table:table-cell table:style-name="ce2" office:value-type="float" office:value="2.73" calcext:value-type="float">
            <text:p>2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36" calcext:value-type="float">
            <text:p>90.3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43.5918" calcext:value-type="float">
            <text:p>243.5918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19" calcext:value-type="float">
            <text:p>89.1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46.7085" calcext:value-type="float">
            <text:p>246.708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24" calcext:value-type="float">
            <text:p>88.24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39.5044" calcext:value-type="float">
            <text:p>239.5044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45" calcext:value-type="float">
            <text:p>87.45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238.9752" calcext:value-type="float">
            <text:p>238.9752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89" calcext:value-type="float">
            <text:p>85.89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39.4807" calcext:value-type="float">
            <text:p>239.4807</text:p>
          </table:table-cell>
          <table:table-cell table:style-name="ce2" office:value-type="float" office:value="2.98" calcext:value-type="float">
            <text:p>2.9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25" calcext:value-type="float">
            <text:p>85.25</text:p>
          </table:table-cell>
          <table:table-cell table:style-name="ce2" office:value-type="float" office:value="2.96" calcext:value-type="float">
            <text:p>2.96</text:p>
          </table:table-cell>
          <table:table-cell table:style-name="ce2" office:value-type="float" office:value="239.5823" calcext:value-type="float">
            <text:p>239.5823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7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82" calcext:value-type="float">
            <text:p>84.8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21.3194" calcext:value-type="float">
            <text:p>221.3194</text:p>
          </table:table-cell>
          <table:table-cell table:style-name="ce2" office:value-type="float" office:value="2.82" calcext:value-type="float">
            <text:p>2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223.6561" calcext:value-type="float">
            <text:p>223.6561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29" calcext:value-type="float">
            <text:p>84.29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40.8499" calcext:value-type="float">
            <text:p>240.8499</text:p>
          </table:table-cell>
          <table:table-cell table:style-name="ce2" office:value-type="float" office:value="2.42" calcext:value-type="float">
            <text:p>2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97" calcext:value-type="float">
            <text:p>85.97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45.9291" calcext:value-type="float">
            <text:p>245.9291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5:30:00 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48658" calcext:value-type="float">
            <text:p>248658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5:00:00 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83.02" calcext:value-type="float">
            <text:p>83.02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249.1822" calcext:value-type="float">
            <text:p>249.1822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4:30:00 </text:p>
          </table:table-cell>
          <table:table-cell table:style-name="ce2" office:value-type="float" office:value="33.36" calcext:value-type="float">
            <text:p>33.36</text:p>
          </table:table-cell>
          <table:table-cell table:style-name="ce2" office:value-type="float" office:value="81.5" calcext:value-type="float">
            <text:p>81.5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49.3339" calcext:value-type="float">
            <text:p>249.3339</text:p>
          </table:table-cell>
          <table:table-cell table:style-name="ce2" office:value-type="float" office:value="3.54" calcext:value-type="float">
            <text:p>3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4:00:00 </text:p>
          </table:table-cell>
          <table:table-cell table:style-name="ce2" office:value-type="float" office:value="52.74" calcext:value-type="float">
            <text:p>52.74</text:p>
          </table:table-cell>
          <table:table-cell table:style-name="ce2" office:value-type="float" office:value="82.27" calcext:value-type="float">
            <text:p>82.2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45.4298" calcext:value-type="float">
            <text:p>245.4298</text:p>
          </table:table-cell>
          <table:table-cell table:style-name="ce2" office:value-type="float" office:value="3.89" calcext:value-type="float">
            <text:p>3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3:30:00 </text:p>
          </table:table-cell>
          <table:table-cell table:style-name="ce2" office:value-type="float" office:value="37.15" calcext:value-type="float">
            <text:p>37.15</text:p>
          </table:table-cell>
          <table:table-cell table:style-name="ce2" office:value-type="float" office:value="82.86" calcext:value-type="float">
            <text:p>82.86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258266" calcext:value-type="float">
            <text:p>258266</text:p>
          </table:table-cell>
          <table:table-cell table:style-name="ce2" office:value-type="float" office:value="2.89" calcext:value-type="float">
            <text:p>2.8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3:00:00 </text:p>
          </table:table-cell>
          <table:table-cell table:style-name="ce2" office:value-type="float" office:value="23.56" calcext:value-type="float">
            <text:p>23.56</text:p>
          </table:table-cell>
          <table:table-cell table:style-name="ce2" office:value-type="float" office:value="82.47" calcext:value-type="float">
            <text:p>82.4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60.7153" calcext:value-type="float">
            <text:p>260.7153</text:p>
          </table:table-cell>
          <table:table-cell table:style-name="ce2" office:value-type="float" office:value="4.55" calcext:value-type="float">
            <text:p>4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2:30:00 </text:p>
          </table:table-cell>
          <table:table-cell table:style-name="ce2" office:value-type="float" office:value="41.5" calcext:value-type="float">
            <text:p>41.5</text:p>
          </table:table-cell>
          <table:table-cell table:style-name="ce2" office:value-type="float" office:value="81.29" calcext:value-type="float">
            <text:p>81.29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258006" calcext:value-type="float">
            <text:p>258006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2:00:00 </text:p>
          </table:table-cell>
          <table:table-cell table:style-name="ce2" office:value-type="float" office:value="44.65" calcext:value-type="float">
            <text:p>44.65</text:p>
          </table:table-cell>
          <table:table-cell table:style-name="ce2" office:value-type="float" office:value="78.92" calcext:value-type="float">
            <text:p>78.92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254.8076" calcext:value-type="float">
            <text:p>254.8076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1:30:00 </text:p>
          </table:table-cell>
          <table:table-cell table:style-name="ce2" office:value-type="float" office:value="60.76" calcext:value-type="float">
            <text:p>60.76</text:p>
          </table:table-cell>
          <table:table-cell table:style-name="ce2" office:value-type="float" office:value="78.4" calcext:value-type="float">
            <text:p>78.4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243.7512" calcext:value-type="float">
            <text:p>243.7512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1:00:00 </text:p>
          </table:table-cell>
          <table:table-cell table:style-name="ce2" office:value-type="float" office:value="53.96" calcext:value-type="float">
            <text:p>53.96</text:p>
          </table:table-cell>
          <table:table-cell table:style-name="ce2" office:value-type="float" office:value="79.62" calcext:value-type="float">
            <text:p>79.62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232.6733" calcext:value-type="float">
            <text:p>232.6733</text:p>
          </table:table-cell>
          <table:table-cell table:style-name="ce2" office:value-type="float" office:value="3.72" calcext:value-type="float">
            <text:p>3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0:30:00 </text:p>
          </table:table-cell>
          <table:table-cell table:style-name="ce2" office:value-type="float" office:value="38.33" calcext:value-type="float">
            <text:p>38.33</text:p>
          </table:table-cell>
          <table:table-cell table:style-name="ce2" office:value-type="float" office:value="81.58" calcext:value-type="float">
            <text:p>81.5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233.3708" calcext:value-type="float">
            <text:p>233.3708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10:00:00 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234.0701" calcext:value-type="float">
            <text:p>234.070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9:30:00 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86.52" calcext:value-type="float">
            <text:p>86.5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227.7344" calcext:value-type="float">
            <text:p>227.7344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9:00:00 </text:p>
          </table:table-cell>
          <table:table-cell table:style-name="ce2" office:value-type="float" office:value="9.23" calcext:value-type="float">
            <text:p>9.23</text:p>
          </table:table-cell>
          <table:table-cell table:style-name="ce2" office:value-type="float" office:value="85.9" calcext:value-type="float">
            <text:p>85.9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229.3987" calcext:value-type="float">
            <text:p>229.3987</text:p>
          </table:table-cell>
          <table:table-cell table:style-name="ce2" office:value-type="float" office:value="3.76" calcext:value-type="float">
            <text:p>3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8:30:00 </text:p>
          </table:table-cell>
          <table:table-cell table:style-name="ce2" office:value-type="float" office:value="5.61" calcext:value-type="float">
            <text:p>5.61</text:p>
          </table:table-cell>
          <table:table-cell table:style-name="ce2" office:value-type="float" office:value="84.97" calcext:value-type="float">
            <text:p>84.97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219.9723" calcext:value-type="float">
            <text:p>219.9723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8: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84.32" calcext:value-type="float">
            <text:p>84.32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225.6662" calcext:value-type="float">
            <text:p>225.6662</text:p>
          </table:table-cell>
          <table:table-cell table:style-name="ce2" office:value-type="float" office:value="3.93" calcext:value-type="float">
            <text:p>3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7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02" calcext:value-type="float">
            <text:p>84.02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224831" calcext:value-type="float">
            <text:p>224831</text:p>
          </table:table-cell>
          <table:table-cell table:style-name="ce2" office:value-type="float" office:value="4.02" calcext:value-type="float">
            <text:p>4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7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4.23" calcext:value-type="float">
            <text:p>84.2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29.4379" calcext:value-type="float">
            <text:p>229.4379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82" calcext:value-type="float">
            <text:p>84.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6.1066" calcext:value-type="float">
            <text:p>226.1066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09" calcext:value-type="float">
            <text:p>85.09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221.3301" calcext:value-type="float">
            <text:p>221.3301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5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4.82" calcext:value-type="float">
            <text:p>84.82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23.5825" calcext:value-type="float">
            <text:p>223.5825</text:p>
          </table:table-cell>
          <table:table-cell table:style-name="ce2" office:value-type="float" office:value="4.43" calcext:value-type="float">
            <text:p>4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5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74" calcext:value-type="float">
            <text:p>84.74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222.8039" calcext:value-type="float">
            <text:p>222.8039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4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4.17" calcext:value-type="float">
            <text:p>84.17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20.1532" calcext:value-type="float">
            <text:p>220.1532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4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3.79" calcext:value-type="float">
            <text:p>83.79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224.0636" calcext:value-type="float">
            <text:p>224.0636</text:p>
          </table:table-cell>
          <table:table-cell table:style-name="ce2" office:value-type="float" office:value="4.37" calcext:value-type="float">
            <text:p>4.3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27" calcext:value-type="float">
            <text:p>84.27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225.7639" calcext:value-type="float">
            <text:p>225.763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3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81" calcext:value-type="float">
            <text:p>84.81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220.4095" calcext:value-type="float">
            <text:p>220.4095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95" calcext:value-type="float">
            <text:p>84.95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20.6142" calcext:value-type="float">
            <text:p>220.6142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58" calcext:value-type="float">
            <text:p>85.58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16.1399" calcext:value-type="float">
            <text:p>216.1399</text:p>
          </table:table-cell>
          <table:table-cell table:style-name="ce2" office:value-type="float" office:value="5.31" calcext:value-type="float">
            <text:p>5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15.0984" calcext:value-type="float">
            <text:p>215.0984</text:p>
          </table:table-cell>
          <table:table-cell table:style-name="ce2" office:value-type="float" office:value="5.71" calcext:value-type="float">
            <text:p>5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25" calcext:value-type="float">
            <text:p>87.25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16.6784" calcext:value-type="float">
            <text:p>216.6784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0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7.81" calcext:value-type="float">
            <text:p>87.8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15.7343" calcext:value-type="float">
            <text:p>215.7343</text:p>
          </table:table-cell>
          <table:table-cell table:style-name="ce2" office:value-type="float" office:value="4.86" calcext:value-type="float">
            <text:p>4.8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5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55" calcext:value-type="float">
            <text:p>87.55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19.4073" calcext:value-type="float">
            <text:p>219.4073</text:p>
          </table:table-cell>
          <table:table-cell table:style-name="ce2" office:value-type="float" office:value="5.06" calcext:value-type="float">
            <text:p>5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15.1949" calcext:value-type="float">
            <text:p>215.1949</text:p>
          </table:table-cell>
          <table:table-cell table:style-name="ce2" office:value-type="float" office:value="4.96" calcext:value-type="float">
            <text:p>4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3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78" calcext:value-type="float">
            <text:p>87.7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15.3153" calcext:value-type="float">
            <text:p>215.3153</text:p>
          </table:table-cell>
          <table:table-cell table:style-name="ce2" office:value-type="float" office:value="5.51" calcext:value-type="float">
            <text:p>5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98" calcext:value-type="float">
            <text:p>86.9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14.5146" calcext:value-type="float">
            <text:p>214.5146</text:p>
          </table:table-cell>
          <table:table-cell table:style-name="ce2" office:value-type="float" office:value="5.47" calcext:value-type="float">
            <text:p>5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94" calcext:value-type="float">
            <text:p>86.94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15.8376" calcext:value-type="float">
            <text:p>215.8376</text:p>
          </table:table-cell>
          <table:table-cell table:style-name="ce2" office:value-type="float" office:value="5.28" calcext:value-type="float">
            <text:p>5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2.51" calcext:value-type="float">
            <text:p>2.51</text:p>
          </table:table-cell>
          <table:table-cell table:style-name="ce2" office:value-type="float" office:value="215524" calcext:value-type="float">
            <text:p>215524</text:p>
          </table:table-cell>
          <table:table-cell table:style-name="ce2" office:value-type="float" office:value="5.54" calcext:value-type="float">
            <text:p>5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1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6.47" calcext:value-type="float">
            <text:p>86.47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16.6804" calcext:value-type="float">
            <text:p>216.6804</text:p>
          </table:table-cell>
          <table:table-cell table:style-name="ce2" office:value-type="float" office:value="5.58" calcext:value-type="float">
            <text:p>5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02" calcext:value-type="float">
            <text:p>86.02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15.5927" calcext:value-type="float">
            <text:p>215.5927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89" calcext:value-type="float">
            <text:p>84.8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12334" calcext:value-type="float">
            <text:p>212334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16" calcext:value-type="float">
            <text:p>84.16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11373" calcext:value-type="float">
            <text:p>211373</text:p>
          </table:table-cell>
          <table:table-cell table:style-name="ce2" office:value-type="float" office:value="5.46" calcext:value-type="float">
            <text:p>5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9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57" calcext:value-type="float">
            <text:p>83.57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219.7751" calcext:value-type="float">
            <text:p>219.7751</text:p>
          </table:table-cell>
          <table:table-cell table:style-name="ce2" office:value-type="float" office:value="5.35" calcext:value-type="float">
            <text:p>5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78" calcext:value-type="float">
            <text:p>84.7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21.0519" calcext:value-type="float">
            <text:p>221.0519</text:p>
          </table:table-cell>
          <table:table-cell table:style-name="ce2" office:value-type="float" office:value="5.64" calcext:value-type="float">
            <text:p>5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24" calcext:value-type="float">
            <text:p>84.24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16.9409" calcext:value-type="float">
            <text:p>216.9409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21" calcext:value-type="float">
            <text:p>83.21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220.0961" calcext:value-type="float">
            <text:p>220.0961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32" calcext:value-type="float">
            <text:p>82.32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21.3764" calcext:value-type="float">
            <text:p>221.3764</text:p>
          </table:table-cell>
          <table:table-cell table:style-name="ce2" office:value-type="float" office:value="6.19" calcext:value-type="float">
            <text:p>6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83" calcext:value-type="float">
            <text:p>81.83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218.9559" calcext:value-type="float">
            <text:p>218.9559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6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34" calcext:value-type="float">
            <text:p>81.34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218.4021" calcext:value-type="float">
            <text:p>218.4021</text:p>
          </table:table-cell>
          <table:table-cell table:style-name="ce2" office:value-type="float" office:value="5.87" calcext:value-type="float">
            <text:p>5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5:30:00 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80.22" calcext:value-type="float">
            <text:p>80.22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217.2767" calcext:value-type="float">
            <text:p>217.2767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5:00:00 </text:p>
          </table:table-cell>
          <table:table-cell table:style-name="ce2" office:value-type="float" office:value="19.38" calcext:value-type="float">
            <text:p>19.38</text:p>
          </table:table-cell>
          <table:table-cell table:style-name="ce2" office:value-type="float" office:value="77.75" calcext:value-type="float">
            <text:p>77.75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228507" calcext:value-type="float">
            <text:p>228507</text:p>
          </table:table-cell>
          <table:table-cell table:style-name="ce2" office:value-type="float" office:value="6.54" calcext:value-type="float">
            <text:p>6.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4:30:00 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77.37" calcext:value-type="float">
            <text:p>77.37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232.3798" calcext:value-type="float">
            <text:p>232.3798</text:p>
          </table:table-cell>
          <table:table-cell table:style-name="ce2" office:value-type="float" office:value="6.96" calcext:value-type="float">
            <text:p>6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4:00:00 </text:p>
          </table:table-cell>
          <table:table-cell table:style-name="ce2" office:value-type="float" office:value="65.22" calcext:value-type="float">
            <text:p>65.22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43.1709" calcext:value-type="float">
            <text:p>243.1709</text:p>
          </table:table-cell>
          <table:table-cell table:style-name="ce2" office:value-type="float" office:value="7.56" calcext:value-type="float">
            <text:p>7.5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3:30:00 </text:p>
          </table:table-cell>
          <table:table-cell table:style-name="ce2" office:value-type="float" office:value="57.7" calcext:value-type="float">
            <text:p>57.7</text:p>
          </table:table-cell>
          <table:table-cell table:style-name="ce2" office:value-type="float" office:value="78.39" calcext:value-type="float">
            <text:p>78.39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242.1701" calcext:value-type="float">
            <text:p>242.1701</text:p>
          </table:table-cell>
          <table:table-cell table:style-name="ce2" office:value-type="float" office:value="8.17" calcext:value-type="float">
            <text:p>8.1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3:00:00 </text:p>
          </table:table-cell>
          <table:table-cell table:style-name="ce2" office:value-type="float" office:value="66.42" calcext:value-type="float">
            <text:p>66.42</text:p>
          </table:table-cell>
          <table:table-cell table:style-name="ce2" office:value-type="float" office:value="79.72" calcext:value-type="float">
            <text:p>79.72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238689" calcext:value-type="float">
            <text:p>238689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2:30:00 </text:p>
          </table:table-cell>
          <table:table-cell table:style-name="ce2" office:value-type="float" office:value="103.12" calcext:value-type="float">
            <text:p>103.12</text:p>
          </table:table-cell>
          <table:table-cell table:style-name="ce2" office:value-type="float" office:value="83.86" calcext:value-type="float">
            <text:p>83.86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36.3766" calcext:value-type="float">
            <text:p>236.3766</text:p>
          </table:table-cell>
          <table:table-cell table:style-name="ce2" office:value-type="float" office:value="8.05" calcext:value-type="float">
            <text:p>8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2:00:00 </text:p>
          </table:table-cell>
          <table:table-cell table:style-name="ce2" office:value-type="float" office:value="73.66" calcext:value-type="float">
            <text:p>73.66</text:p>
          </table:table-cell>
          <table:table-cell table:style-name="ce2" office:value-type="float" office:value="84.94" calcext:value-type="float">
            <text:p>84.9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38.2357" calcext:value-type="float">
            <text:p>238.2357</text:p>
          </table:table-cell>
          <table:table-cell table:style-name="ce2" office:value-type="float" office:value="8.43" calcext:value-type="float">
            <text:p>8.4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1:30:00 </text:p>
          </table:table-cell>
          <table:table-cell table:style-name="ce2" office:value-type="float" office:value="31.79" calcext:value-type="float">
            <text:p>31.79</text:p>
          </table:table-cell>
          <table:table-cell table:style-name="ce2" office:value-type="float" office:value="87.44" calcext:value-type="float">
            <text:p>87.44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34.5036" calcext:value-type="float">
            <text:p>234.5036</text:p>
          </table:table-cell>
          <table:table-cell table:style-name="ce2" office:value-type="float" office:value="7.64" calcext:value-type="float">
            <text:p>7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1:00:00 </text:p>
          </table:table-cell>
          <table:table-cell table:style-name="ce2" office:value-type="float" office:value="29.43" calcext:value-type="float">
            <text:p>29.43</text:p>
          </table:table-cell>
          <table:table-cell table:style-name="ce2" office:value-type="float" office:value="89.78" calcext:value-type="float">
            <text:p>89.78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31.3958" calcext:value-type="float">
            <text:p>231.3958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0:30:00 </text:p>
          </table:table-cell>
          <table:table-cell table:style-name="ce2" office:value-type="float" office:value="21.84" calcext:value-type="float">
            <text:p>21.84</text:p>
          </table:table-cell>
          <table:table-cell table:style-name="ce2" office:value-type="float" office:value="90.77" calcext:value-type="float">
            <text:p>90.7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20.1105" calcext:value-type="float">
            <text:p>220.1105</text:p>
          </table:table-cell>
          <table:table-cell table:style-name="ce2" office:value-type="float" office:value="4.84" calcext:value-type="float">
            <text:p>4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10:00:00 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float" office:value="90.83" calcext:value-type="float">
            <text:p>90.8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23.1249" calcext:value-type="float">
            <text:p>223.1249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9:30:00 </text:p>
          </table:table-cell>
          <table:table-cell table:style-name="ce2" office:value-type="float" office:value="11.92" calcext:value-type="float">
            <text:p>11.92</text:p>
          </table:table-cell>
          <table:table-cell table:style-name="ce2" office:value-type="float" office:value="91.37" calcext:value-type="float">
            <text:p>91.37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98.1641" calcext:value-type="float">
            <text:p>198.1641</text:p>
          </table:table-cell>
          <table:table-cell table:style-name="ce2" office:value-type="float" office:value="2.51" calcext:value-type="float">
            <text:p>2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9:00:00 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90.09" calcext:value-type="float">
            <text:p>90.0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15.8002" calcext:value-type="float">
            <text:p>215.8002</text:p>
          </table:table-cell>
          <table:table-cell table:style-name="ce2" office:value-type="float" office:value="2.67" calcext:value-type="float">
            <text:p>2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8:30: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.63" calcext:value-type="float">
            <text:p>89.63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212.8578" calcext:value-type="float">
            <text:p>212.8578</text:p>
          </table:table-cell>
          <table:table-cell table:style-name="ce2" office:value-type="float" office:value="2.92" calcext:value-type="float">
            <text:p>2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8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9.75" calcext:value-type="float">
            <text:p>89.75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181.5579" calcext:value-type="float">
            <text:p>181.5579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64" calcext:value-type="float">
            <text:p>89.6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62.8973" calcext:value-type="float">
            <text:p>162.8973</text:p>
          </table:table-cell>
          <table:table-cell table:style-name="ce2" office:value-type="float" office:value="3.06" calcext:value-type="float">
            <text:p>3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84" calcext:value-type="float">
            <text:p>89.84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154.0369" calcext:value-type="float">
            <text:p>154.0369</text:p>
          </table:table-cell>
          <table:table-cell table:style-name="ce2" office:value-type="float" office:value="3.22" calcext:value-type="float">
            <text:p>3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9.53" calcext:value-type="float">
            <text:p>89.53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150.3148" calcext:value-type="float">
            <text:p>150.3148</text:p>
          </table:table-cell>
          <table:table-cell table:style-name="ce2" office:value-type="float" office:value="4.72" calcext:value-type="float">
            <text:p>4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71" calcext:value-type="float">
            <text:p>88.71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148.6445" calcext:value-type="float">
            <text:p>148.6445</text:p>
          </table:table-cell>
          <table:table-cell table:style-name="ce2" office:value-type="float" office:value="5.32" calcext:value-type="float">
            <text:p>5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6" calcext:value-type="float">
            <text:p>87.16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154.8179" calcext:value-type="float">
            <text:p>154.8179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5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05" calcext:value-type="float">
            <text:p>85.05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148.9948" calcext:value-type="float">
            <text:p>148.9948</text:p>
          </table:table-cell>
          <table:table-cell table:style-name="ce2" office:value-type="float" office:value="5.06" calcext:value-type="float">
            <text:p>5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4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156.0375" calcext:value-type="float">
            <text:p>156.0375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4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5.59" calcext:value-type="float">
            <text:p>85.59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163.2664" calcext:value-type="float">
            <text:p>163.266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3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5.78" calcext:value-type="float">
            <text:p>85.78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63.7589" calcext:value-type="float">
            <text:p>163.758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3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8.81" calcext:value-type="float">
            <text:p>88.81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170.2458" calcext:value-type="float">
            <text:p>170.2458</text:p>
          </table:table-cell>
          <table:table-cell table:style-name="ce2" office:value-type="float" office:value="4.64" calcext:value-type="float">
            <text:p>4.6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0.72" calcext:value-type="float">
            <text:p>90.72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75.2852" calcext:value-type="float">
            <text:p>175.2852</text:p>
          </table:table-cell>
          <table:table-cell table:style-name="ce2" office:value-type="float" office:value="5.23" calcext:value-type="float">
            <text:p>5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38" calcext:value-type="float">
            <text:p>87.38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76.3277" calcext:value-type="float">
            <text:p>176.3277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41" calcext:value-type="float">
            <text:p>86.41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179.5255" calcext:value-type="float">
            <text:p>179.5255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1" calcext:value-type="float">
            <text:p>86.1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82381" calcext:value-type="float">
            <text:p>182381</text:p>
          </table:table-cell>
          <table:table-cell table:style-name="ce2" office:value-type="float" office:value="4.61" calcext:value-type="float">
            <text:p>4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0:3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84.52" calcext:value-type="float">
            <text:p>84.52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178.8139" calcext:value-type="float">
            <text:p>178.8139</text:p>
          </table:table-cell>
          <table:table-cell table:style-name="ce2" office:value-type="float" office:value="5.28" calcext:value-type="float">
            <text:p>5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-12-2017 00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80.9509" calcext:value-type="float">
            <text:p>180.9509</text:p>
          </table:table-cell>
          <table:table-cell table:style-name="ce2" office:value-type="float" office:value="6.63" calcext:value-type="float">
            <text:p>6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3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49" calcext:value-type="float">
            <text:p>84.49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176.9187" calcext:value-type="float">
            <text:p>176.9187</text:p>
          </table:table-cell>
          <table:table-cell table:style-name="ce2" office:value-type="float" office:value="7.03" calcext:value-type="float">
            <text:p>7.0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3:00:00 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84.89" calcext:value-type="float">
            <text:p>84.89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75.4026" calcext:value-type="float">
            <text:p>175.4026</text:p>
          </table:table-cell>
          <table:table-cell table:style-name="ce2" office:value-type="float" office:value="7.39" calcext:value-type="float">
            <text:p>7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2:30:00 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84.68" calcext:value-type="float">
            <text:p>84.68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177.9966" calcext:value-type="float">
            <text:p>177.9966</text:p>
          </table:table-cell>
          <table:table-cell table:style-name="ce2" office:value-type="float" office:value="7.18" calcext:value-type="float">
            <text:p>7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2:0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5.23" calcext:value-type="float">
            <text:p>85.23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175.0506" calcext:value-type="float">
            <text:p>175.0506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1:30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85.45" calcext:value-type="float">
            <text:p>85.45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173.5434" calcext:value-type="float">
            <text:p>173.5434</text:p>
          </table:table-cell>
          <table:table-cell table:style-name="ce2" office:value-type="float" office:value="8.18" calcext:value-type="float">
            <text:p>8.1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" calcext:value-type="float">
            <text:p>87.1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73.8928" calcext:value-type="float">
            <text:p>173.8928</text:p>
          </table:table-cell>
          <table:table-cell table:style-name="ce2" office:value-type="float" office:value="8.15" calcext:value-type="float">
            <text:p>8.1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19" calcext:value-type="float">
            <text:p>88.19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72.3511" calcext:value-type="float">
            <text:p>172.351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67" calcext:value-type="float">
            <text:p>88.67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174.2191" calcext:value-type="float">
            <text:p>174.2191</text:p>
          </table:table-cell>
          <table:table-cell table:style-name="ce2" office:value-type="float" office:value="8.45" calcext:value-type="float">
            <text:p>8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9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8.36" calcext:value-type="float">
            <text:p>88.36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73.4902" calcext:value-type="float">
            <text:p>173.4902</text:p>
          </table:table-cell>
          <table:table-cell table:style-name="ce2" office:value-type="float" office:value="8.47" calcext:value-type="float">
            <text:p>8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9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174.2776" calcext:value-type="float">
            <text:p>174.2776</text:p>
          </table:table-cell>
          <table:table-cell table:style-name="ce2" office:value-type="float" office:value="8.25" calcext:value-type="float">
            <text:p>8.2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8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7.9" calcext:value-type="float">
            <text:p>87.9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69.9298" calcext:value-type="float">
            <text:p>169.9298</text:p>
          </table:table-cell>
          <table:table-cell table:style-name="ce2" office:value-type="float" office:value="7.63" calcext:value-type="float">
            <text:p>7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7.19" calcext:value-type="float">
            <text:p>87.19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69.9507" calcext:value-type="float">
            <text:p>169.9507</text:p>
          </table:table-cell>
          <table:table-cell table:style-name="ce2" office:value-type="float" office:value="7.82" calcext:value-type="float">
            <text:p>7.8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39" calcext:value-type="float">
            <text:p>85.39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169.4608" calcext:value-type="float">
            <text:p>169.4608</text:p>
          </table:table-cell>
          <table:table-cell table:style-name="ce2" office:value-type="float" office:value="7.66" calcext:value-type="float">
            <text:p>7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7:0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6.07" calcext:value-type="float">
            <text:p>86.07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70.1088" calcext:value-type="float">
            <text:p>170.1088</text:p>
          </table:table-cell>
          <table:table-cell table:style-name="ce2" office:value-type="float" office:value="8.33" calcext:value-type="float">
            <text:p>8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6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172.1025" calcext:value-type="float">
            <text:p>172.1025</text:p>
          </table:table-cell>
          <table:table-cell table:style-name="ce2" office:value-type="float" office:value="9.22" calcext:value-type="float">
            <text:p>9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57" calcext:value-type="float">
            <text:p>81.57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72.7002" calcext:value-type="float">
            <text:p>172.700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5:3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77.45" calcext:value-type="float">
            <text:p>77.45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73.3243" calcext:value-type="float">
            <text:p>173.3243</text:p>
          </table:table-cell>
          <table:table-cell table:style-name="ce2" office:value-type="float" office:value="9.83" calcext:value-type="float">
            <text:p>9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5:00:00 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77.01" calcext:value-type="float">
            <text:p>77.01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172304" calcext:value-type="float">
            <text:p>172304</text:p>
          </table:table-cell>
          <table:table-cell table:style-name="ce2" office:value-type="float" office:value="9.84" calcext:value-type="float">
            <text:p>9.8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4:30:00 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77.11" calcext:value-type="float">
            <text:p>77.11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172.8603" calcext:value-type="float">
            <text:p>172.8603</text:p>
          </table:table-cell>
          <table:table-cell table:style-name="ce2" office:value-type="float" office:value="9.92" calcext:value-type="float">
            <text:p>9.9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4:00:00 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77.04" calcext:value-type="float">
            <text:p>77.04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75.9734" calcext:value-type="float">
            <text:p>175.9734</text:p>
          </table:table-cell>
          <table:table-cell table:style-name="ce2" office:value-type="float" office:value="8.75" calcext:value-type="float">
            <text:p>8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3:30:00 </text:p>
          </table:table-cell>
          <table:table-cell table:style-name="ce2" office:value-type="float" office:value="14.53" calcext:value-type="float">
            <text:p>14.53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73.5169" calcext:value-type="float">
            <text:p>173.5169</text:p>
          </table:table-cell>
          <table:table-cell table:style-name="ce2" office:value-type="float" office:value="9.72" calcext:value-type="float">
            <text:p>9.7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3:00:00 </text:p>
          </table:table-cell>
          <table:table-cell table:style-name="ce2" office:value-type="float" office:value="24.51" calcext:value-type="float">
            <text:p>24.51</text:p>
          </table:table-cell>
          <table:table-cell table:style-name="ce2" office:value-type="float" office:value="76.65" calcext:value-type="float">
            <text:p>76.65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75.8724" calcext:value-type="float">
            <text:p>175.8724</text:p>
          </table:table-cell>
          <table:table-cell table:style-name="ce2" office:value-type="float" office:value="9.29" calcext:value-type="float">
            <text:p>9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2:30:00 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77.23" calcext:value-type="float">
            <text:p>77.23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176.5711" calcext:value-type="float">
            <text:p>176.5711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2:00:00 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77.29" calcext:value-type="float">
            <text:p>77.29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175.4922" calcext:value-type="float">
            <text:p>175.4922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1:30:00 </text:p>
          </table:table-cell>
          <table:table-cell table:style-name="ce2" office:value-type="float" office:value="69.53" calcext:value-type="float">
            <text:p>69.53</text:p>
          </table:table-cell>
          <table:table-cell table:style-name="ce2" office:value-type="float" office:value="78.39" calcext:value-type="float">
            <text:p>78.39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174.5708" calcext:value-type="float">
            <text:p>174.5708</text:p>
          </table:table-cell>
          <table:table-cell table:style-name="ce2" office:value-type="float" office:value="8.35" calcext:value-type="float">
            <text:p>8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1:00:00 </text:p>
          </table:table-cell>
          <table:table-cell table:style-name="ce2" office:value-type="float" office:value="62.02" calcext:value-type="float">
            <text:p>62.02</text:p>
          </table:table-cell>
          <table:table-cell table:style-name="ce2" office:value-type="float" office:value="77.76" calcext:value-type="float">
            <text:p>77.76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183.3315" calcext:value-type="float">
            <text:p>183.3315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0:30:00 </text:p>
          </table:table-cell>
          <table:table-cell table:style-name="ce2" office:value-type="float" office:value="57.03" calcext:value-type="float">
            <text:p>57.0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180.5919" calcext:value-type="float">
            <text:p>180.5919</text:p>
          </table:table-cell>
          <table:table-cell table:style-name="ce2" office:value-type="float" office:value="8.27" calcext:value-type="float">
            <text:p>8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10:00:00 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78.98" calcext:value-type="float">
            <text:p>78.98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82.8624" calcext:value-type="float">
            <text:p>182.8624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9:30:00 </text:p>
          </table:table-cell>
          <table:table-cell table:style-name="ce2" office:value-type="float" office:value="38.31" calcext:value-type="float">
            <text:p>38.31</text:p>
          </table:table-cell>
          <table:table-cell table:style-name="ce2" office:value-type="float" office:value="78.81" calcext:value-type="float">
            <text:p>78.8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184.4078" calcext:value-type="float">
            <text:p>184.4078</text:p>
          </table:table-cell>
          <table:table-cell table:style-name="ce2" office:value-type="float" office:value="7.63" calcext:value-type="float">
            <text:p>7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9:00:00 </text:p>
          </table:table-cell>
          <table:table-cell table:style-name="ce2" office:value-type="float" office:value="25.49" calcext:value-type="float">
            <text:p>25.49</text:p>
          </table:table-cell>
          <table:table-cell table:style-name="ce2" office:value-type="float" office:value="78.81" calcext:value-type="float">
            <text:p>78.81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84.2364" calcext:value-type="float">
            <text:p>184.2364</text:p>
          </table:table-cell>
          <table:table-cell table:style-name="ce2" office:value-type="float" office:value="8.09" calcext:value-type="float">
            <text:p>8.0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8:30:00 </text:p>
          </table:table-cell>
          <table:table-cell table:style-name="ce2" office:value-type="float" office:value="9.71" calcext:value-type="float">
            <text:p>9.71</text:p>
          </table:table-cell>
          <table:table-cell table:style-name="ce2" office:value-type="float" office:value="79.68" calcext:value-type="float">
            <text:p>79.68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86.0152" calcext:value-type="float">
            <text:p>186.0152</text:p>
          </table:table-cell>
          <table:table-cell table:style-name="ce2" office:value-type="float" office:value="7.66" calcext:value-type="float">
            <text:p>7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8:00:00 </text:p>
          </table:table-cell>
          <table:table-cell table:style-name="ce2" office:value-type="float" office:value="3.26" calcext:value-type="float">
            <text:p>3.26</text:p>
          </table:table-cell>
          <table:table-cell table:style-name="ce2" office:value-type="float" office:value="78.46" calcext:value-type="float">
            <text:p>78.46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188.5248" calcext:value-type="float">
            <text:p>188.524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192.9492" calcext:value-type="float">
            <text:p>192.9492</text:p>
          </table:table-cell>
          <table:table-cell table:style-name="ce2" office:value-type="float" office:value="6.78" calcext:value-type="float">
            <text:p>6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7:0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95.2657" calcext:value-type="float">
            <text:p>195.2657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6:30:00 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79.98" calcext:value-type="float">
            <text:p>79.9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00.3699" calcext:value-type="float">
            <text:p>200.3699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8.54" calcext:value-type="float">
            <text:p>78.54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14.0295" calcext:value-type="float">
            <text:p>214.0295</text:p>
          </table:table-cell>
          <table:table-cell table:style-name="ce2" office:value-type="float" office:value="7.26" calcext:value-type="float">
            <text:p>7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35" calcext:value-type="float">
            <text:p>80.3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07.2223" calcext:value-type="float">
            <text:p>207.2223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5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36" calcext:value-type="float">
            <text:p>79.36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14.0919" calcext:value-type="float">
            <text:p>214.0919</text:p>
          </table:table-cell>
          <table:table-cell table:style-name="ce2" office:value-type="float" office:value="5.97" calcext:value-type="float">
            <text:p>5.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23" calcext:value-type="float">
            <text:p>81.23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10002" calcext:value-type="float">
            <text:p>210002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16.7256" calcext:value-type="float">
            <text:p>216.7256</text:p>
          </table:table-cell>
          <table:table-cell table:style-name="ce2" office:value-type="float" office:value="5.58" calcext:value-type="float">
            <text:p>5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3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5.79" calcext:value-type="float">
            <text:p>85.79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15.9662" calcext:value-type="float">
            <text:p>215.9662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6.12" calcext:value-type="float">
            <text:p>86.12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13.7901" calcext:value-type="float">
            <text:p>213.7901</text:p>
          </table:table-cell>
          <table:table-cell table:style-name="ce2" office:value-type="float" office:value="4.74" calcext:value-type="float">
            <text:p>4.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2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22" calcext:value-type="float">
            <text:p>86.22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17.3493" calcext:value-type="float">
            <text:p>217.3493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225.7594" calcext:value-type="float">
            <text:p>225.7594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6.33" calcext:value-type="float">
            <text:p>86.33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25339" calcext:value-type="float">
            <text:p>225339</text:p>
          </table:table-cell>
          <table:table-cell table:style-name="ce2" office:value-type="float" office:value="4.83" calcext:value-type="float">
            <text:p>4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1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5.44" calcext:value-type="float">
            <text:p>85.44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15.1378" calcext:value-type="float">
            <text:p>215.1378</text:p>
          </table:table-cell>
          <table:table-cell table:style-name="ce2" office:value-type="float" office:value="5.48" calcext:value-type="float">
            <text:p>5.4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0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4.3" calcext:value-type="float">
            <text:p>84.3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07372" calcext:value-type="float">
            <text:p>207372</text:p>
          </table:table-cell>
          <table:table-cell table:style-name="ce2" office:value-type="float" office:value="5.26" calcext:value-type="float">
            <text:p>5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-12-2017 00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2.23" calcext:value-type="float">
            <text:p>82.2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03.9134" calcext:value-type="float">
            <text:p>203.9134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1.69" calcext:value-type="float">
            <text:p>81.6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08.3817" calcext:value-type="float">
            <text:p>208.3817</text:p>
          </table:table-cell>
          <table:table-cell table:style-name="ce2" office:value-type="float" office:value="4.41" calcext:value-type="float">
            <text:p>4.4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3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1.14" calcext:value-type="float">
            <text:p>81.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5.5514" calcext:value-type="float">
            <text:p>215.551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95" calcext:value-type="float">
            <text:p>80.9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23.0021" calcext:value-type="float">
            <text:p>223.0021</text:p>
          </table:table-cell>
          <table:table-cell table:style-name="ce2" office:value-type="float" office:value="5.33" calcext:value-type="float">
            <text:p>5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17" calcext:value-type="float">
            <text:p>81.17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220.6525" calcext:value-type="float">
            <text:p>220.6525</text:p>
          </table:table-cell>
          <table:table-cell table:style-name="ce2" office:value-type="float" office:value="4.71" calcext:value-type="float">
            <text:p>4.7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8.51" calcext:value-type="float">
            <text:p>78.5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16.3045" calcext:value-type="float">
            <text:p>216.3045</text:p>
          </table:table-cell>
          <table:table-cell table:style-name="ce2" office:value-type="float" office:value="4.11" calcext:value-type="float">
            <text:p>4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1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7.08" calcext:value-type="float">
            <text:p>77.08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232.3953" calcext:value-type="float">
            <text:p>232.3953</text:p>
          </table:table-cell>
          <table:table-cell table:style-name="ce2" office:value-type="float" office:value="4.19" calcext:value-type="float">
            <text:p>4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5.25" calcext:value-type="float">
            <text:p>75.25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241.8997" calcext:value-type="float">
            <text:p>241.8997</text:p>
          </table:table-cell>
          <table:table-cell table:style-name="ce2" office:value-type="float" office:value="4.21" calcext:value-type="float">
            <text:p>4.2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2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3.14" calcext:value-type="float">
            <text:p>73.14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56.8469" calcext:value-type="float">
            <text:p>256.8469</text:p>
          </table:table-cell>
          <table:table-cell table:style-name="ce2" office:value-type="float" office:value="4.51" calcext:value-type="float">
            <text:p>4.5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9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2.66" calcext:value-type="float">
            <text:p>72.6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258.9198" calcext:value-type="float">
            <text:p>258.919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9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71.63" calcext:value-type="float">
            <text:p>71.63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264.4076" calcext:value-type="float">
            <text:p>264.4076</text:p>
          </table:table-cell>
          <table:table-cell table:style-name="ce2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8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1.61" calcext:value-type="float">
            <text:p>71.6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77.7438" calcext:value-type="float">
            <text:p>277.7438</text:p>
          </table:table-cell>
          <table:table-cell table:style-name="ce2" office:value-type="float" office:value="4.75" calcext:value-type="float">
            <text:p>4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8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93" calcext:value-type="float">
            <text:p>83.9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86.0112" calcext:value-type="float">
            <text:p>286.0112</text:p>
          </table:table-cell>
          <table:table-cell table:style-name="ce2" office:value-type="float" office:value="3.46" calcext:value-type="float">
            <text:p>3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5.73" calcext:value-type="float">
            <text:p>85.7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298.3168" calcext:value-type="float">
            <text:p>298.316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7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73.82" calcext:value-type="float">
            <text:p>73.82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278663" calcext:value-type="float">
            <text:p>278663</text:p>
          </table:table-cell>
          <table:table-cell table:style-name="ce2" office:value-type="float" office:value="4.31" calcext:value-type="float">
            <text:p>4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4.12" calcext:value-type="float">
            <text:p>74.12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305.5652" calcext:value-type="float">
            <text:p>305.565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6:00:00 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76.82" calcext:value-type="float">
            <text:p>76.82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295.56" calcext:value-type="float">
            <text:p>295.56</text:p>
          </table:table-cell>
          <table:table-cell table:style-name="ce2" office:value-type="float" office:value="5.75" calcext:value-type="float">
            <text:p>5.7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5:30:00 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77.2" calcext:value-type="float">
            <text:p>77.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303.8884" calcext:value-type="float">
            <text:p>303.8884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5:00:00 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77.35" calcext:value-type="float">
            <text:p>77.3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295.2451" calcext:value-type="float">
            <text:p>295.2451</text:p>
          </table:table-cell>
          <table:table-cell table:style-name="ce2" office:value-type="float" office:value="4.23" calcext:value-type="float">
            <text:p>4.2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4:30:00 </text:p>
          </table:table-cell>
          <table:table-cell table:style-name="ce2" office:value-type="float" office:value="19.69" calcext:value-type="float">
            <text:p>19.69</text:p>
          </table:table-cell>
          <table:table-cell table:style-name="ce2" office:value-type="float" office:value="78.2" calcext:value-type="float">
            <text:p>78.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04.6801" calcext:value-type="float">
            <text:p>304.6801</text:p>
          </table:table-cell>
          <table:table-cell table:style-name="ce2" office:value-type="float" office:value="4.78" calcext:value-type="float">
            <text:p>4.7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4:00:00 </text:p>
          </table:table-cell>
          <table:table-cell table:style-name="ce2" office:value-type="float" office:value="21.37" calcext:value-type="float">
            <text:p>21.37</text:p>
          </table:table-cell>
          <table:table-cell table:style-name="ce2" office:value-type="float" office:value="84.08" calcext:value-type="float">
            <text:p>84.0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08211" calcext:value-type="float">
            <text:p>308211</text:p>
          </table:table-cell>
          <table:table-cell table:style-name="ce2" office:value-type="float" office:value="4.52" calcext:value-type="float">
            <text:p>4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3:30:00 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82.02" calcext:value-type="float">
            <text:p>82.0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98.7739" calcext:value-type="float">
            <text:p>298.7739</text:p>
          </table:table-cell>
          <table:table-cell table:style-name="ce2" office:value-type="float" office:value="4.28" calcext:value-type="float">
            <text:p>4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1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9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9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8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8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7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7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6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6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5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5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4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4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-12-2017 0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2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9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9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8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8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7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7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6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6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5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5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4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4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1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9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9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8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8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7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7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6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6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5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5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4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4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-12-2017 0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2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9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9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8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8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7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7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6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6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5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5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4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4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3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3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2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2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1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1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0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10:0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9:30:00 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kendt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9:00:00 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85.78" calcext:value-type="float">
            <text:p>85.78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91.8077" calcext:value-type="float">
            <text:p>191.8077</text:p>
          </table:table-cell>
          <table:table-cell table:style-name="ce2" office:value-type="float" office:value="4.83" calcext:value-type="float">
            <text:p>4.8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8:30:00 </text:p>
          </table:table-cell>
          <table:table-cell table:style-name="ce2" office:value-type="float" office:value="4.93" calcext:value-type="float">
            <text:p>4.93</text:p>
          </table:table-cell>
          <table:table-cell table:style-name="ce2" office:value-type="float" office:value="85.91" calcext:value-type="float">
            <text:p>85.91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04.8772" calcext:value-type="float">
            <text:p>204.8772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8:00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4.89" calcext:value-type="float">
            <text:p>84.89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213.8231" calcext:value-type="float">
            <text:p>213.8231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46" calcext:value-type="float">
            <text:p>83.46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202.2336" calcext:value-type="float">
            <text:p>202.2336</text:p>
          </table:table-cell>
          <table:table-cell table:style-name="ce2" office:value-type="float" office:value="4.42" calcext:value-type="float">
            <text:p>4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7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3.79" calcext:value-type="float">
            <text:p>83.7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202.6756" calcext:value-type="float">
            <text:p>202.6756</text:p>
          </table:table-cell>
          <table:table-cell table:style-name="ce2" office:value-type="float" office:value="3.96" calcext:value-type="float">
            <text:p>3.9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6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208.4956" calcext:value-type="float">
            <text:p>208.4956</text:p>
          </table:table-cell>
          <table:table-cell table:style-name="ce2" office:value-type="float" office:value="3.19" calcext:value-type="float">
            <text:p>3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6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4.12" calcext:value-type="float">
            <text:p>84.1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07483" calcext:value-type="float">
            <text:p>207483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98" calcext:value-type="float">
            <text:p>82.98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18.6042" calcext:value-type="float">
            <text:p>218.6042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5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2.48" calcext:value-type="float">
            <text:p>82.48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203.6154" calcext:value-type="float">
            <text:p>203.6154</text:p>
          </table:table-cell>
          <table:table-cell table:style-name="ce2" office:value-type="float" office:value="4.27" calcext:value-type="float">
            <text:p>4.2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4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3.85" calcext:value-type="float">
            <text:p>83.8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15.1305" calcext:value-type="float">
            <text:p>215.1305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4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3.92" calcext:value-type="float">
            <text:p>83.9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214.4474" calcext:value-type="float">
            <text:p>214.4474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3:3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3.46" calcext:value-type="float">
            <text:p>83.46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209.7148" calcext:value-type="float">
            <text:p>209.7148</text:p>
          </table:table-cell>
          <table:table-cell table:style-name="ce2" office:value-type="float" office:value="5.05" calcext:value-type="float">
            <text:p>5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25" calcext:value-type="float">
            <text:p>84.25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211.5997" calcext:value-type="float">
            <text:p>211.5997</text:p>
          </table:table-cell>
          <table:table-cell table:style-name="ce2" office:value-type="float" office:value="5.13" calcext:value-type="float">
            <text:p>5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4.88" calcext:value-type="float">
            <text:p>84.8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04.7494" calcext:value-type="float">
            <text:p>204.7494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2:00:00 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83.73" calcext:value-type="float">
            <text:p>83.73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213.6229" calcext:value-type="float">
            <text:p>213.6229</text:p>
          </table:table-cell>
          <table:table-cell table:style-name="ce2" office:value-type="float" office:value="4.87" calcext:value-type="float">
            <text:p>4.8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1:3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3.98" calcext:value-type="float">
            <text:p>83.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5.1664" calcext:value-type="float">
            <text:p>215.1664</text:p>
          </table:table-cell>
          <table:table-cell table:style-name="ce2" office:value-type="float" office:value="5.36" calcext:value-type="float">
            <text:p>5.3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3.39" calcext:value-type="float">
            <text:p>83.39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09834" calcext:value-type="float">
            <text:p>209834</text:p>
          </table:table-cell>
          <table:table-cell table:style-name="ce2" office:value-type="float" office:value="4.14" calcext:value-type="float">
            <text:p>4.1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93" calcext:value-type="float">
            <text:p>82.93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212.0432" calcext:value-type="float">
            <text:p>212.0432</text:p>
          </table:table-cell>
          <table:table-cell table:style-name="ce2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0-12-2017 0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2.34" calcext:value-type="float">
            <text:p>82.3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215.7308" calcext:value-type="float">
            <text:p>215.7308</text:p>
          </table:table-cell>
          <table:table-cell table:style-name="ce2" office:value-type="float" office:value="5.33" calcext:value-type="float">
            <text:p>5.3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3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95" calcext:value-type="float">
            <text:p>81.95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16.2986" calcext:value-type="float">
            <text:p>216.2986</text:p>
          </table:table-cell>
          <table:table-cell table:style-name="ce2" office:value-type="float" office:value="4.58" calcext:value-type="float">
            <text:p>4.5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3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1.66" calcext:value-type="float">
            <text:p>81.66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12.3881" calcext:value-type="float">
            <text:p>212.3881</text:p>
          </table:table-cell>
          <table:table-cell table:style-name="ce2" office:value-type="float" office:value="4.99" calcext:value-type="float">
            <text:p>4.9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2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80.18" calcext:value-type="float">
            <text:p>80.18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14.8076" calcext:value-type="float">
            <text:p>214.8076</text:p>
          </table:table-cell>
          <table:table-cell table:style-name="ce2" office:value-type="float" office:value="4.55" calcext:value-type="float">
            <text:p>4.5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2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44" calcext:value-type="float">
            <text:p>79.44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18.4021" calcext:value-type="float">
            <text:p>218.4021</text:p>
          </table:table-cell>
          <table:table-cell table:style-name="ce2" office:value-type="float" office:value="5.05" calcext:value-type="float">
            <text:p>5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1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9.05" calcext:value-type="float">
            <text:p>79.05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20.3554" calcext:value-type="float">
            <text:p>220.3554</text:p>
          </table:table-cell>
          <table:table-cell table:style-name="ce2" office:value-type="float" office:value="4.94" calcext:value-type="float">
            <text:p>4.9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1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8.56" calcext:value-type="float">
            <text:p>78.56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226.0936" calcext:value-type="float">
            <text:p>226.093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0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7.4" calcext:value-type="float">
            <text:p>77.4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223.6521" calcext:value-type="float">
            <text:p>223.6521</text:p>
          </table:table-cell>
          <table:table-cell table:style-name="ce2" office:value-type="float" office:value="4.93" calcext:value-type="float">
            <text:p>4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20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5.45" calcext:value-type="float">
            <text:p>75.45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23.1524" calcext:value-type="float">
            <text:p>223.1524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9:3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18" calcext:value-type="float">
            <text:p>73.18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23.9096" calcext:value-type="float">
            <text:p>223.9096</text:p>
          </table:table-cell>
          <table:table-cell table:style-name="ce2" office:value-type="float" office:value="5.22" calcext:value-type="float">
            <text:p>5.2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9:00:00 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73.42" calcext:value-type="float">
            <text:p>73.42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26.6028" calcext:value-type="float">
            <text:p>226.6028</text:p>
          </table:table-cell>
          <table:table-cell table:style-name="ce2" office:value-type="float" office:value="5.07" calcext:value-type="float">
            <text:p>5.0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8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2.98" calcext:value-type="float">
            <text:p>72.98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25.6721" calcext:value-type="float">
            <text:p>225.6721</text:p>
          </table:table-cell>
          <table:table-cell table:style-name="ce2" office:value-type="float" office:value="5.06" calcext:value-type="float">
            <text:p>5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8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0.95" calcext:value-type="float">
            <text:p>70.95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33106" calcext:value-type="float">
            <text:p>233106</text:p>
          </table:table-cell>
          <table:table-cell table:style-name="ce2" office:value-type="float" office:value="4.91" calcext:value-type="float">
            <text:p>4.9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67.65" calcext:value-type="float">
            <text:p>67.65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41014" calcext:value-type="float">
            <text:p>241014</text:p>
          </table:table-cell>
          <table:table-cell table:style-name="ce2" office:value-type="float" office:value="5.67" calcext:value-type="float">
            <text:p>5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64.69" calcext:value-type="float">
            <text:p>64.69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43.6456" calcext:value-type="float">
            <text:p>243.6456</text:p>
          </table:table-cell>
          <table:table-cell table:style-name="ce2" office:value-type="float" office:value="5.66" calcext:value-type="float">
            <text:p>5.6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65.74" calcext:value-type="float">
            <text:p>65.74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244.9051" calcext:value-type="float">
            <text:p>244.9051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66.53" calcext:value-type="float">
            <text:p>66.53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45.3318" calcext:value-type="float">
            <text:p>245.3318</text:p>
          </table:table-cell>
          <table:table-cell table:style-name="ce2" office:value-type="float" office:value="6.85" calcext:value-type="float">
            <text:p>6.8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5:30:00 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65.05" calcext:value-type="float">
            <text:p>65.05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250.5207" calcext:value-type="float">
            <text:p>250.5207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5:00:00 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5.51" calcext:value-type="float">
            <text:p>65.51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50.2904" calcext:value-type="float">
            <text:p>250.2904</text:p>
          </table:table-cell>
          <table:table-cell table:style-name="ce2" office:value-type="float" office:value="7.52" calcext:value-type="float">
            <text:p>7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4:30:00 </text:p>
          </table:table-cell>
          <table:table-cell table:style-name="ce2" office:value-type="float" office:value="62.83" calcext:value-type="float">
            <text:p>62.83</text:p>
          </table:table-cell>
          <table:table-cell table:style-name="ce2" office:value-type="float" office:value="65.71" calcext:value-type="float">
            <text:p>65.7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253.1173" calcext:value-type="float">
            <text:p>253.1173</text:p>
          </table:table-cell>
          <table:table-cell table:style-name="ce2" office:value-type="float" office:value="8.13" calcext:value-type="float">
            <text:p>8.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4:00:00 </text:p>
          </table:table-cell>
          <table:table-cell table:style-name="ce2" office:value-type="float" office:value="83.54" calcext:value-type="float">
            <text:p>83.54</text:p>
          </table:table-cell>
          <table:table-cell table:style-name="ce2" office:value-type="float" office:value="66.71" calcext:value-type="float">
            <text:p>66.71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249.0656" calcext:value-type="float">
            <text:p>249.0656</text:p>
          </table:table-cell>
          <table:table-cell table:style-name="ce2" office:value-type="float" office:value="7.12" calcext:value-type="float">
            <text:p>7.1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3:30:00 </text:p>
          </table:table-cell>
          <table:table-cell table:style-name="ce2" office:value-type="float" office:value="67.29" calcext:value-type="float">
            <text:p>67.29</text:p>
          </table:table-cell>
          <table:table-cell table:style-name="ce2" office:value-type="float" office:value="68.55" calcext:value-type="float">
            <text:p>68.55</text:p>
          </table:table-cell>
          <table:table-cell table:style-name="ce2" office:value-type="float" office:value="4.43" calcext:value-type="float">
            <text:p>4.43</text:p>
          </table:table-cell>
          <table:table-cell table:style-name="ce2" office:value-type="float" office:value="251.0367" calcext:value-type="float">
            <text:p>251.0367</text:p>
          </table:table-cell>
          <table:table-cell table:style-name="ce2" office:value-type="float" office:value="7.06" calcext:value-type="float">
            <text:p>7.0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3:00:00 </text:p>
          </table:table-cell>
          <table:table-cell table:style-name="ce2" office:value-type="float" office:value="103.05" calcext:value-type="float">
            <text:p>103.05</text:p>
          </table:table-cell>
          <table:table-cell table:style-name="ce2" office:value-type="float" office:value="69.24" calcext:value-type="float">
            <text:p>69.24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255.4741" calcext:value-type="float">
            <text:p>255.4741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2:30:00 </text:p>
          </table:table-cell>
          <table:table-cell table:style-name="ce2" office:value-type="float" office:value="105.75" calcext:value-type="float">
            <text:p>105.75</text:p>
          </table:table-cell>
          <table:table-cell table:style-name="ce2" office:value-type="float" office:value="70.83" calcext:value-type="float">
            <text:p>70.83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254.6611" calcext:value-type="float">
            <text:p>254.661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2:00:00 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71.99" calcext:value-type="float">
            <text:p>71.99</text:p>
          </table:table-cell>
          <table:table-cell table:style-name="ce2" office:value-type="float" office:value="4.53" calcext:value-type="float">
            <text:p>4.53</text:p>
          </table:table-cell>
          <table:table-cell table:style-name="ce2" office:value-type="float" office:value="256.3695" calcext:value-type="float">
            <text:p>256.3695</text:p>
          </table:table-cell>
          <table:table-cell table:style-name="ce2" office:value-type="float" office:value="8.31" calcext:value-type="float">
            <text:p>8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1:30:00 </text:p>
          </table:table-cell>
          <table:table-cell table:style-name="ce2" office:value-type="float" office:value="123.4" calcext:value-type="float">
            <text:p>123.4</text:p>
          </table:table-cell>
          <table:table-cell table:style-name="ce2" office:value-type="float" office:value="73.15" calcext:value-type="float">
            <text:p>73.15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246.8326" calcext:value-type="float">
            <text:p>246.8326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1:00:00 </text:p>
          </table:table-cell>
          <table:table-cell table:style-name="ce2" office:value-type="float" office:value="55.39" calcext:value-type="float">
            <text:p>55.39</text:p>
          </table:table-cell>
          <table:table-cell table:style-name="ce2" office:value-type="float" office:value="74.38" calcext:value-type="float">
            <text:p>74.38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246.2763" calcext:value-type="float">
            <text:p>246.2763</text:p>
          </table:table-cell>
          <table:table-cell table:style-name="ce2" office:value-type="float" office:value="7.53" calcext:value-type="float">
            <text:p>7.5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0:30:00 </text:p>
          </table:table-cell>
          <table:table-cell table:style-name="ce2" office:value-type="float" office:value="90.45" calcext:value-type="float">
            <text:p>90.45</text:p>
          </table:table-cell>
          <table:table-cell table:style-name="ce2" office:value-type="float" office:value="74.42" calcext:value-type="float">
            <text:p>74.42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242.5298" calcext:value-type="float">
            <text:p>242.5298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10:00:00 </text:p>
          </table:table-cell>
          <table:table-cell table:style-name="ce2" office:value-type="float" office:value="70.39" calcext:value-type="float">
            <text:p>70.39</text:p>
          </table:table-cell>
          <table:table-cell table:style-name="ce2" office:value-type="float" office:value="77.12" calcext:value-type="float">
            <text:p>77.12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234.7537" calcext:value-type="float">
            <text:p>234.7537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9:30:00 </text:p>
          </table:table-cell>
          <table:table-cell table:style-name="ce2" office:value-type="float" office:value="62.19" calcext:value-type="float">
            <text:p>62.19</text:p>
          </table:table-cell>
          <table:table-cell table:style-name="ce2" office:value-type="float" office:value="78.88" calcext:value-type="float">
            <text:p>78.88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236.6779" calcext:value-type="float">
            <text:p>236.6779</text:p>
          </table:table-cell>
          <table:table-cell table:style-name="ce2" office:value-type="float" office:value="5.45" calcext:value-type="float">
            <text:p>5.4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9:00:00 </text:p>
          </table:table-cell>
          <table:table-cell table:style-name="ce2" office:value-type="float" office:value="40.18" calcext:value-type="float">
            <text:p>40.18</text:p>
          </table:table-cell>
          <table:table-cell table:style-name="ce2" office:value-type="float" office:value="79.29" calcext:value-type="float">
            <text:p>79.29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232.5333" calcext:value-type="float">
            <text:p>232.5333</text:p>
          </table:table-cell>
          <table:table-cell table:style-name="ce2" office:value-type="float" office:value="5.52" calcext:value-type="float">
            <text:p>5.5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8:30:00 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30.7953" calcext:value-type="float">
            <text:p>230.7953</text:p>
          </table:table-cell>
          <table:table-cell table:style-name="ce2" office:value-type="float" office:value="5.61" calcext:value-type="float">
            <text:p>5.6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8:00:00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9.47" calcext:value-type="float">
            <text:p>79.47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227.5336" calcext:value-type="float">
            <text:p>227.5336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7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77" calcext:value-type="float">
            <text:p>80.77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226.1001" calcext:value-type="float">
            <text:p>226.1001</text:p>
          </table:table-cell>
          <table:table-cell table:style-name="ce2" office:value-type="float" office:value="6.34" calcext:value-type="float">
            <text:p>6.3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7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36" calcext:value-type="float">
            <text:p>82.36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219.0479" calcext:value-type="float">
            <text:p>219.0479</text:p>
          </table:table-cell>
          <table:table-cell table:style-name="ce2" office:value-type="float" office:value="6.05" calcext:value-type="float">
            <text:p>6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6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19" calcext:value-type="float">
            <text:p>83.19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219.3147" calcext:value-type="float">
            <text:p>219.3147</text:p>
          </table:table-cell>
          <table:table-cell table:style-name="ce2" office:value-type="float" office:value="5.93" calcext:value-type="float">
            <text:p>5.9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6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05" calcext:value-type="float">
            <text:p>83.05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216.7991" calcext:value-type="float">
            <text:p>216.7991</text:p>
          </table:table-cell>
          <table:table-cell table:style-name="ce2" office:value-type="float" office:value="6.42" calcext:value-type="float">
            <text:p>6.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5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62" calcext:value-type="float">
            <text:p>83.62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222.0579" calcext:value-type="float">
            <text:p>222.0579</text:p>
          </table:table-cell>
          <table:table-cell table:style-name="ce2" office:value-type="float" office:value="6.28" calcext:value-type="float">
            <text:p>6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5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59" calcext:value-type="float">
            <text:p>83.59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15.6914" calcext:value-type="float">
            <text:p>215.6914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4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3.86" calcext:value-type="float">
            <text:p>83.86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14.8371" calcext:value-type="float">
            <text:p>214.8371</text:p>
          </table:table-cell>
          <table:table-cell table:style-name="ce2" office:value-type="float" office:value="7.28" calcext:value-type="float">
            <text:p>7.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4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4.01" calcext:value-type="float">
            <text:p>84.01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08.0297" calcext:value-type="float">
            <text:p>208.0297</text:p>
          </table:table-cell>
          <table:table-cell table:style-name="ce2" office:value-type="float" office:value="7.11" calcext:value-type="float">
            <text:p>7.1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3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2.53" calcext:value-type="float">
            <text:p>82.53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13.1632" calcext:value-type="float">
            <text:p>213.1632</text:p>
          </table:table-cell>
          <table:table-cell table:style-name="ce2" office:value-type="float" office:value="7.26" calcext:value-type="float">
            <text:p>7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3:00:00 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80.54" calcext:value-type="float">
            <text:p>80.5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11.0063" calcext:value-type="float">
            <text:p>211.0063</text:p>
          </table:table-cell>
          <table:table-cell table:style-name="ce2" office:value-type="float" office:value="6.67" calcext:value-type="float">
            <text:p>6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2:30:00 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79.36" calcext:value-type="float">
            <text:p>79.3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07.2651" calcext:value-type="float">
            <text:p>207.2651</text:p>
          </table:table-cell>
          <table:table-cell table:style-name="ce2" office:value-type="float" office:value="6.67" calcext:value-type="float">
            <text:p>6.6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2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8.21" calcext:value-type="float">
            <text:p>78.21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08094" calcext:value-type="float">
            <text:p>208094</text:p>
          </table:table-cell>
          <table:table-cell table:style-name="ce2" office:value-type="float" office:value="6.32" calcext:value-type="float">
            <text:p>6.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1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7.93" calcext:value-type="float">
            <text:p>77.9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13.1939" calcext:value-type="float">
            <text:p>213.1939</text:p>
          </table:table-cell>
          <table:table-cell table:style-name="ce2" office:value-type="float" office:value="7.24" calcext:value-type="float">
            <text:p>7.2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1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79.37" calcext:value-type="float">
            <text:p>79.3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15.9662" calcext:value-type="float">
            <text:p>215.9662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0:3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47" calcext:value-type="float">
            <text:p>80.4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15.5652" calcext:value-type="float">
            <text:p>215.5652</text:p>
          </table:table-cell>
          <table:table-cell table:style-name="ce2" office:value-type="float" office:value="7.62" calcext:value-type="float">
            <text:p>7.6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9-12-2017 00:00:00 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80.47" calcext:value-type="float">
            <text:p>80.47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14.1843" calcext:value-type="float">
            <text:p>214.1843</text:p>
          </table:table-cell>
          <table:table-cell table:style-name="ce2" office:value-type="float" office:value="6.53" calcext:value-type="float">
            <text:p>6.53</text:p>
          </table:table-cell>
          <table:table-cell table:number-columns-repeated="1018"/>
        </table:table-row>
        <table:table-row table:style-name="ro3" table:number-rows-repeated="10470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0:48:25.619000000</dc:date>
    <meta:generator>LibreOffice/5.4.3.2$Windows_X86_64 LibreOffice_project/92a7159f7e4af62137622921e809f8546db437e5</meta:generator>
    <meta:editing-duration>PT1M34S</meta:editing-duration>
    <meta:editing-cycles>2</meta:editing-cycles>
    <meta:document-statistic meta:table-count="1" meta:cell-count="90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